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1895cd"/>
    </style:style>
    <style:style style:name="P3"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officeooo:rsid="001895cd"/>
    </style:style>
    <style:style style:name="T3" style:family="text">
      <style:text-properties officeooo:rsid="0018a5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ante el último año de su Vida, Pier Paolo Pasolini desarrolló una penetrante requisitoria contra los rasgos que había adquirido la sociedad italiana, a la que veía tan destruida como en 1945. Cartas luteranas contiene así los últimos trabajos del autor en materia de crítica social.</text:p>
      <text:p text:style-name="Standard"/>
      <text:p text:style-name="Standard">Pasolini parte de las mutaciones culturales que el desarrollo de la producción masiva y las nuevas tecnologías de la comunicación han suscitado en Italia para revelar los signos de la degradación de la sociedad y de la cultura. Y, aunque circunscribe su análisis al concreto caso italiano, halla categorías metafóricas fundamentales para una crítica de izquierda a la modernidad y alas insuficiencias de la razón progresista.</text:p>
      <text:p text:style-name="Standard"/>
      <text:p text:style-name="Standard">No es cierto que la pobreza sea el peor de los males.</text:p>
      <text:p text:style-name="Standard">No es cierto que la historia vaya siempre hacia adelante: hay períodos en que se producen súbitas involuciones y se desvanecen en el aire conquistas históricas de la humanidad.</text:p>
      <text:p text:style-name="Standard"/>
      <text:p text:style-name="Standard">Por si fuera poco, Cartas luteranas incluye uno de los textos más bellos de Pasolini: «Gennariello», un tratadillo pedagógico (inconcluso) que, además de ser una obra maestra literaria, resulta único en el género. </text:p>
      <text:p text:style-name="Standard">Al poner al descubierto piezas del sistema socializador real (como el «lenguaje pedagógico de las cosas»), resulta imprescindible para comprender las raíces del Conformismo contemporáneo.</text:p>
      <text:p text:style-name="Standard"/>
      <text:p text:style-name="Standard"><text:s/></text:p>
      <text:p text:style-name="Standard"/>
      <text:p text:style-name="Standard">Pier Paolo Pasolini (Bolonia, 1922 - Roma, 1975)</text:p>
      <text:p text:style-name="Standard"/>
      <text:p text:style-name="Standard">Es uno de los intelectuales italianos más interesantes de este siglo en la estela de Antonio Gramsci. Poeta magnífico (Las cenizas de Gramsci, Poesía en forma de rosa...), narrador (Chicos de la calle, Una vida violenta... ), crítico literario (Descripciones de descripciones, Pasión e ideología...) y director de cine (de Ascatone a Pajarracos y pajaritos, de la Trilogía de la vida a Saló), con libros como Las bellas banderas y El Caos, ya publicados en lengua castellana, Pasolini mostró ser</text:p>
      <text:p text:style-name="Standard">además un finísimo, inteligente y nada académico analista y crítico social.</text:p>
      <text:p text:style-name="Standard"/>
      <text:p text:style-name="Standard">En Escritos corsaríos y, sobre todo, en estas Cartas luteranas Pier Paolo Pasolini estableció con rigor y veracidad un conjunto de conceptos y metáforas sobre el mundo contemporáneo muy fecundo en capacidad explicativa y rico en implicaciones. Eso justifica que el interés por Pasolini y la atención prestada a su obra no hayan dejado de crecer, pese a que esa obra quedó truncada precisamente cuando daba los mayores signos de vitalidad.</text:p>
      <text:p text:style-name="Standard"/>
      <text:p text:style-name="Standard">En opinión de Pasolini, la burguesía, más que una clase social, es una terrible enfermedad contagiosa. El autor de Cartas luteranas siempre supo mantenerse al margen de cualquier complicidad con el poder.</text:p>
      <text:p text:style-name="Standard"/>
      <text:p text:style-name="Standard"><text:s/></text:p>
      <text:p text:style-name="Standard"/>
      <text:p text:style-name="Standard">Cartas luteranas</text:p>
      <text:p text:style-name="Standard"/>
      <text:p text:style-name="Standard">Pier Paolo Pasolini</text:p>
      <text:p text:style-name="Standard"/>
      <text:p text:style-name="Standard">Traducción de Josep Torrell, Antonio Giménez Merino y Juan Ramón Capella</text:p>
      <text:p text:style-name="Standard"/>
      <text:p text:style-name="Standard">EDITORIAL TROTTA</text:p>
      <text:p text:style-name="Standard"/>
      <text:p text:style-name="Standard">Título original: lettere luterane </text:p>
      <text:p text:style-name="Standard"><text:soft-page-break/></text:p>
      <text:p text:style-name="Standard"><text:s/></text:p>
      <text:p text:style-name="Standard"><text:s/></text:p>
      <text:p text:style-name="Standard"><text:s text:c="2"/></text:p>
      <text:p text:style-name="Standard"/>
      <text:p text:style-name="Standard">LOS JÓVENES INFELICES</text:p>
      <text:p text:style-name="Standard"/>
      <text:p text:style-name="Standard"/>
      <text:p text:style-name="Standard"/>
      <text:p text:style-name="Standard">Uno de los temas más misteriosos del teatro griego clásico es que los hijos estén predestinados a pagar las culpas de los padres.</text:p>
      <text:p text:style-name="Standard"/>
      <text:p text:style-name="Standard">No importa que los hijos sean buenos, inocentes y piadosos: si sus padres han pecado deben ser castigados.</text:p>
      <text:p text:style-name="Standard"/>
      <text:p text:style-name="Standard">Quien se declara depositario de esta verdad es el coro - un coro democrático- ; y la enuncia sin preámbulos ni ilustraciones, de natural que le parece.</text:p>
      <text:p text:style-name="Standard"/>
      <text:p text:style-name="Standard">Confieso que yo siempre había considerado este tema del teatro griego como algo extraño a mi saber: como algo «de otro lugar» y «de otro tiempo». No sin cierta ingenuidad escolar, el tema siempre me había parecido absurdo y, a la vez, ingenuo, «antropológicamente» ingenuo.</text:p>
      <text:p text:style-name="Standard"/>
      <text:p text:style-name="Standard">Pero finalmente ha llegado un momento de mi vida en que he tenido que admitir que pertenezco, sin escapatoria posible, a la generación de los padres. Sin escapatoria porque los hijos no sólo han</text:p>
      <text:p text:style-name="Standard">nacido y han crecido, sino que han alcanzado la edad de 1a razón y, por tanto, su destino empieza a ser, inevitablemente, el que debe ser, convirtiéndoles en adultos.</text:p>
      <text:p text:style-name="Standard"/>
      <text:p text:style-name="Standard">Durante estos últimos años he observado largamente a estos hijos. Al final, mi juicio, pese a que incluso a mí mismo me parezca injusto y despiadado, es condenatoria. He procurado seriamente</text:p>
      <text:p text:style-name="Standard">comprender, fingir no comprender, tener en cuenta las excepciones, esperar algún cambio, considerar históricamente, o sea, al margen de los juicios subjetivos de bien y de mal, su realidad. Pero ha sido inútil. Mi sentimiento es de condena. Y no es posible cambiar los sentimientos. Son históricos. Lo que se siente es real (pese a todas las insinceridades que podamos tener con nosotros mismos). Finalmente —o sea hoy, a primeros del año 1975— mi sentimiento, repito, es de condena. Pero dado que tal vez condena sea una palabra equivocada (quizá dictada por la referencia inicial al contexto lingüístico del teatro griego) tendré que precisarla: más que de condena, mi sentimiento es en realidad de «cese de amor»; un cese de amor que, justamente, no da lugar a «odio», sino a «condena».</text:p>
      <text:p text:style-name="Standard"/>
      <text:p text:style-name="Standard">Lo que tengo que reprocharles a los hijos es algo general, inmenso, oscuro. Algo que se queda más acá de lo verbal; que se manifiesta irracionalmente en el existir, en el «experimentar sentimientos». Ahora bien: puesto que yo —padre ideal, padre histórico— condeno a los hijos, es natural que en consecuencia acepte de algún modo la idea de que hay que castigarles.</text:p>
      <text:p text:style-name="Standard"/>
      <text:p text:style-name="Standard">Por primera vez en mi vida consigo así liberar en mi consciencia, a través de un mecanismo íntimo y personal, esa fatalidad abstracta y terrible del coro ateniense que considera natural el «castigo de los hijos».</text:p>
      <text:p text:style-name="Standard"/>
      <text:p text:style-name="Standard">Sólo que el coro, dotado de una sabiduría inmemorial y profunda, añadía que aquello por lo que eran castigados los hijos era «la culpa de los padres».</text:p>
      <text:p text:style-name="Standard"/>
      <text:p text:style-name="Standard">Pues bien: no vacilo ni un momento en admitirlo. Esto es: no dudo en aceptar personalmente esa <text:soft-page-break/>culpa. Aunque condeno a los hijos (a causa de un cese del amor hacia ellos) y por tanto presupongo su castigo, no me cabe la menor duda de que todo es por culpa mía. En tanto que padre. En tanto que uno de los padres. Uno de los padres que se han hecho responsables, primero, del fascismo; después, de un régimen clerical-fascista fingidamente democrático; y que, por último, han aceptado la nueva forma del poder, el poder del consumismo, la última de las ruinas, la ruina de las ruinas.</text:p>
      <text:p text:style-name="Standard"/>
      <text:p text:style-name="Standard">La culpa de los padres que deben pagar los hijos ¿es pues el «fascismo», ya en sus formas arcaicas o en sus formas absolutamente nuevas, nuevas sin equivalente posible en el pasado?</text:p>
      <text:p text:style-name="Standard"/>
      <text:p text:style-name="Standard">Me resulta difícil admitir que la «culpa» sea ésta. Quizá también por razones privadas y subjetivas. Yo, personalmente, siempre he sido antifascista; y tampoco he aceptado jamás el nuevo poder, del</text:p>
      <text:p text:style-name="Standard">que en realidad Marx hablaba proféticamente en el Manifiesto cuando creía hablar del capitalismo de su tiempo. Me parece que al identificar así la culpa se es algo conformista y excesivamente lógico, o sea, no histórico,</text:p>
      <text:p text:style-name="Standard"/>
      <text:p text:style-name="Standard">Ya siento a mi alrededor el «escándalo de los pedantes» ——seguido de su chantaje—- a propósito de lo que voy a decir. Ya oigo sus argumentos: es un retrógrado, un reaccionario, un enemigo del pueblo quien no sabe comprender los elementos de novedad, por dramáticos que sean, que hay en los hijos; quien no sabe comprender que comoquiera que sea ellos son la vida. Pues bien: yo pienso, en cambio, que también yo tengo derecho a la vida, porque pese a ser padre no por esto dejo de ser hijo. Además para mí la vida se puede manifestar de modo insigne, por ejemplo, en el valor de revelar a los nuevos hijos lo que yo siento realmente por ellos. La vida consiste ante todo en el ejercicio imperturbable de la razón; no, ciertamente, en el prejuicio, y menos aun en los prejuicios de la vida, que es qualunquismo<text:note text:id="ftn1" text:note-class="footnote"><text:note-citation>1</text:note-citation><text:note-body><text:p text:style-name="Footnote">Expresiones que provienen del nombre de un partido político populista de los años cincuenta.L'uomo qualunque, literalmente El hombre cualquiera que propugnaba una crítica del sistema político liberal democrático desde un pretendido apoliticismo de extrema derecha [N. del T]</text:p></text:note-body></text:note> puro. Mejor ser enemigos del pueblo que enemigos de la realidad.</text:p>
      <text:p text:style-name="Standard"/>
      <text:p text:style-name="Standard">Los hijos que nos rodean, en especial los más jóvenes, los adolescentes, son casi todos unos monstruos. Su aspecto físico casi es terrorífico, y cuando no es aterrador resulta lastimosamente infeliz. Melenas horribles, peinados caricaturescos, semblantes pálidos y ojos apagados. Son máscaras de algún rito iniciático bárbaro, miserablemente bárbaro. O bien máscaras de una integración diligente e inconsciente, que no suscita la menor piedad.</text:p>
      <text:p text:style-name="Standard"/>
      <text:p text:style-name="Standard">Tras haber alzado contra los padres barreras tendentes a encerrarlos en un gueto, han acabado encontrándose ellos mismos en el gueto contrario. En los casos mejores se mantienen agarrados a los alambres de espino de ese gueto, mirando hacia nosotros, que todavía somos hombres, como mendigos desesperados, que piden algo sólo con la mirada porque carecen del valor y acaso de la capacidad de hablar. En los casos que no son ni los mejores ni los peores (hay millones) carecen de expresión: son la ambigüedad hecha carne. Su mirada huye; sus pensamientos están perpetuamente en otra parte; tienen demasiado respeto o demasiado desprecio a la vez, demasiada paciencia o demasiada impaciencia. En comparación con sus coetáneos de hace diez o veinte años han aprendido algo más, pero no lo bastante. La integración ya no es un problema moral y la revuelta ha sido codificada. En los casos peores son auténticos criminales. ¿Cuántos de éstos hay? En realidad casi todos podrían serlo. No se encuentra por la calle un grupo de muchachos que no pueda ser un grupo de criminales. No hay el menor destello en sus ojos; sus facciones imitan las facciones de los autómatas sin que les caracterice desde dentro nada personal. El estereotipo hace que no sean de fiar. Su silencio puede preludiar una temerosa petición de ayuda (¿qué ayuda?) o un navajazo. Ya han perdido el dominio de sus actos y se diría que hasta el de sus músculos. No saben bien qué</text:p>
      <text:p text:style-name="Standard">distancia media entre causa y efecto. Han retrocedido —bajo el aspecto externo de una mayor educación escolar y de mejores condiciones de vida— a una barbarie primitiva. Aunque por una parte hablan mejor —es decir, han asimilado el degradante italiano medio-, por otra son casi <text:soft-page-break/>afásicos: hablan viejos dialectos incomprensibles, o incluso callan, soltando de vez en cuando aullidos guturales e interjecciones de carácter siempre obsceno. No saben sonreir ni reir. Sólo saben soltar risotadas y pullas. En esta masa enorme (típica sobre todo ¡una vez más! del inerme Centro—Sur) hay élites nobles, a las que naturalmente pertenecen los hijos de mis lectores. Pero estos lectores míos no pretenderán sostener que sus hijos son muchachos felices (desinhibidos e independientes, como creen y repiten ciertos periodistas imbéciles, que se comportan como comisionados fascistas en un campo de concentración). La falsa tolerancia ha vuelto significativas, en medio de la masa de los machos, también a las muchachas. Estas, por lo general, son mejores como personas; en realidad viven un momento de tensión, de liberación, de conquista (aunque sea de un modo ilusorio). Pero en el cuadro general su función acaba siendo regresiva. Pues una libertad «regalada» no puede hacerlas superar, como es natural, la adaptación secular a las codificaciones.</text:p>
      <text:p text:style-name="Standard"/>
      <text:p text:style-name="Standard">Ciertamente, los grupos de jóvenes cultos (desde hace algún tiempo bastante más numerosos, por lo demás) son adorables porque resultan conmovedores. A causa de circunstancias que para las grandes masas por el momento son sólo negativas, e incluso atrozmente negativas, éstos son más avanzados, refinados e informados que los grupos análogos de hace diez o veinte años. Pero ¿qué pueden hacer con su finura y con su cultura?</text:p>
      <text:p text:style-name="Standard"/>
      <text:p text:style-name="Standard">Por consiguiente, los hijos que vemos a nuestro alrededor son hijos «castigados»: «castigados», de momento, con su infeliciclad, y, más adelante, en el futuro, quién sabe cómo, quién sabe con que’</text:p>
      <text:p text:style-name="Standard">Catástrofes (tal es nuestro ineliminable sentimiento). </text:p>
      <text:p text:style-name="Standard"/>
      <text:p text:style-name="Standard">Pero son hijos «castigados» por nuestras culpas, esto es, por las culpas de los padres. ¿Es esto justo? En realidad ésta era, para un lector moderno, la pregunta, sin respuesta, del tema dominante del teatro griego.</text:p>
      <text:p text:style-name="Standard"/>
      <text:p text:style-name="Standard">Pues bien: sí; es justo. El lector moderno ha vivido efectivamente una experiencia que le vuelve, final y trágicamente, capaz de comprender la afirmación que parecía tan ciegamente irracional</text:p>
      <text:p text:style-name="Standard">y cruel— del coro democrático de la antigua Atenas: que los hijos deben pagar las culpas de los padres. Pues los hijos que no se liberan de las culpas de los padres son infelices, y no hay signo más</text:p>
      <text:p text:style-name="Standard">decisivo e imperdonable de la culpa que la infelicidad. Sería demasiado fácil, e inmoral en sentido histórico y político, que los hijos quedaran justificados —en lo que hay en ellos de sucio, de repugnante y de inhumano— por el hecho de que sus padres se hayan equivocado. Una mitad de cada uno de ellos puede estar justificada por la negativa herencia paterna, pero de la otra mitad son responsables ellos mismos. No hay hijos inocentes. Tiestes es culpable, pero sus hijos también lo son. Y es justo que se les castigue por esa mitad de culpa ajena de la que no han sido capaces de liberarse.</text:p>
      <text:p text:style-name="Standard"/>
      <text:p text:style-name="Standard">Queda aún en pie el problema de cuál es, en realidad, esa «culpa» de los padres.</text:p>
      <text:p text:style-name="Standard"/>
      <text:p text:style-name="P2">A fin de cuentas, lo que aquí importa substancialmente es esto. </text:p>
      <text:p text:style-name="P2">E importa tanto más cuanto que, al haber provocado en los hijos una condición tan atroz, y por consiguiente un castigo tan atroz, debe de tratarse de una culpa gravísima. Acaso la culpa más grave</text:p>
      <text:p text:style-name="Standard">cometida por los padres en toda la historia humana. Y estos padres somos nosotros. Lo cual nos parece increíble.</text:p>
      <text:p text:style-name="Standard"/>
      <text:p text:style-name="Standard">Como he apuntado ya, entre tanto, debemos librarnos de la idea de que esa culpa se identifica con el viejo o nuevo fascismo, esto es, con el efectivo poder del capitalismo. Los hijos que son tan cruelmente castigados en su modo de ser (y, en el futuro, con algo mas objetivo y más terrible) son también hijos de antifascistas y de comunistas. </text:p>
      <text:p text:style-name="Standard"/>
      <text:p text:style-name="Standard">Por consiguiente fascistas y antifascistas, patrones y revolucionarios, tienen una culpa en común. <text:soft-page-break/>Pues todos nosotros, hasta hoy, con inconsciente racismo, cuando hemos hablado específicamente</text:p>
      <text:p text:style-name="Standard">de padres y de hijos siempre hemos dado por supuesto que hablábamos de padres e hijos burgueses.</text:p>
      <text:p text:style-name="Standard"/>
      <text:p text:style-name="Standard">La historia era su historia.</text:p>
      <text:p text:style-name="Standard"/>
      <text:p text:style-name="Standard">Para nosotros, el pueblo tenía su propia historia aparte; una historia arcaica, en la que los hijos, simplemente, como enseña la antropología acerca de las viejas culturas, reencarnaban y repetían a</text:p>
      <text:p text:style-name="Standard">sus padres.</text:p>
      <text:p text:style-name="Standard"/>
      <text:p text:style-name="Standard">Hoy todo ha cambiado: cuando hablamos de padres y de hijos, aunque por padres sigamos entendiendo siempre padres burgueses, por hijos entendemos tanto hijos burgueses como hijos proletarios. El cuadro apocalíptico, relativo a los hijos, que he esbozado anteriormente, incluye a la burguesía y al pueblo llano.</text:p>
      <text:p text:style-name="Standard"/>
      <text:p text:style-name="Standard">Las dos historias, pues, se han unido; y es la primera vez que esto sucede en la historia del hombre.</text:p>
      <text:p text:style-name="Standard"/>
      <text:p text:style-name="Standard">Esta unificación se ha producido bajo el signo y por la voluntad de la civilización del consumo, del «desarrollo». No se puede decir que los antifascistas en general y los comunistas en particular se hayan opuesto realmente a una unificación asi, cuya naturaleza es totalitaria —por vez primera auténticamente tótalitaria—— aunque su carácter represivo no sea arcaicamente policiaco (y aunque recurra incluso a una falsa permisividad).</text:p>
      <text:p text:style-name="Standard"/>
      <text:p text:style-name="Standard">La culpa de los padres, por tanto, no es sólo la violencia del poder; no es sólo el fascismo. Pues es también: en primer lugar, la eliminación de la consciencia, por nuestra parte, por parte de los</text:p>
      <text:p text:style-name="Standard">antifascistas, del viejo fascismo; el habernos liberado cómodamente de nuestra profunda intimidad (Panella) con él (el haber consideado a los fascistas nuestros hermanos estúpidos, (como dice una frase de Sforza recordada por Fortini); en segundo lugar, y sobre todo, es la aceptación —tanto más culpable cuanto más inconsciente- de la violencia degradante y de los auténticos e inmensos genocidios del nuevo fascismo.</text:p>
      <text:p text:style-name="Standard"/>
      <text:p text:style-name="Standard">¿Por qué esa complicidad con el viejo fascismo, y por qué esa aceptación del fascismo nuevo?</text:p>
      <text:p text:style-name="Standard"/>
      <text:p text:style-name="Standard">Porque hay —y ésta es la cuestión—— una idea conductora sincera o insinceramente común a todos: la idea de que el peor de los males del mundo es la pobreza, y que por tanto la cultura de las</text:p>
      <text:p text:style-name="Standard">clases pobres debe ser sustituida por la cultura de las clases dominantes.</text:p>
      <text:p text:style-name="Standard"/>
      <text:p text:style-name="Standard">En otras palabras: nuestra culpa de padres consiste <text:span text:style-name="T1">en creer que la historia no es ni puede ser más que la historia burguesa.</text:span></text:p>
      <text:p text:style-name="Standard"/>
      <text:p text:style-name="Standard"/>
      <text:p text:style-name="P1">GENNARIELLO</text:p>
      <text:p text:style-name="Standard"/>
      <text:p text:style-name="Standard">PARÁGRAFO PRIMERO: CÓMO TE IMAGINO</text:p>
      <text:p text:style-name="Standard"/>
      <text:p text:style-name="Standard">Puesto que eres el destinatario de este tratadito pedagógico mío, que va apareciendo por entregas aquí naturalmente, con el riesgo de sacriﬁcarla actualidad a la realización progresiva del pr<text:span text:style-name="T2">o</text:span>yect<text:span text:style-name="T2">o</text:span>,</text:p>
      <text:p text:style-name="Standard">bueno es que te describa ante todo cómo te imagino yo.</text:p>
      <text:p text:style-name="Standard"/>
      <text:p text:style-name="Standard">Eso es muy importante, porque siempre hay que hablar y actuar en concreto.</text:p>
      <text:p text:style-name="Standard"/>
      <text:p text:style-name="Standard">Como sugiere de inmediato tu nombre, eres napolitano. Por consiguiente, antes de proseguir tu descripción, y puesto que se plantea imperiosamente la pregunta, habré de explicarte en pocas palabras por qué he querido que seas napolitano.</text:p>
      <text:p text:style-name="Standard"/>
      <text:p text:style-name="Standard">Estoy escribiendo en los primeros meses de 1975; y, en este período, aunque hace ya algún tiempo que no voy por Nápoles, los napolitanos representan para mí una categoría de personas que justamente me son simpáticas en concreto y además ideológicamente. De hecho, en estos últimos años —p<text:span text:style-name="T2">o</text:span>r precisar: en esta década—no han cambiado mucho. Siguen siendo los mismos napolitanos de siempre. Y esto es muy importante para mí pese a saber que por ello mismo puedo resultar sospechoso de las cosas más terribles, llegando a aparecer incluso como un traidor, como un pájaro de cuenta o como un réprobo. Pero ¡qué le vamos a hacer! Prefiero la pobreza de los napolitanos al bienestar de la república italiana; prefiero la ignorancia de los napolitanos a las escuelas de la república italiana; prefiero las escenitas hasta en demasía naturalistas que todavía es dado contemplar en los bajos de Nápoles a las <text:span text:style-name="T2">e</text:span>scenitas de la televisión de la república italiana. Con los napolitanos m<text:span text:style-name="T2">e</text:span> siento completamente a gusto porque estamos destinados a <text:span text:style-name="T3">comprendernos mutuamente</text:span>. Con los napolitanos no guardo contención <text:span text:style-name="T3">física porque ellos, inocentemente, tam</text:span>poco la guardan <text:span text:style-name="T3">conmigo. Con los napolitanos </text:span>puedo presumir <text:span text:style-name="T3">d</text:span>e <text:span text:style-name="T3">pod</text:span>er enseñar cualquier cosa porque ellos saben que al presta<text:span text:style-name="T3">rm</text:span>e atención me hacen un favor. El intercambio de saber es, pues, absolutamente natural. Con un napolitano yo puedo decir simplemente lo que sé, porque tengo una idea de su saber llena de respeto casi mítico y este respeto está lleno de alegría y de afecto natural. Además, considero el enredo como un intercambio de saber. Una vez me di cuenta de que un napolitano, durante una efusión de afecto, me estaba soplando la cartera; se lo hice notar y nuestro mutuo afecto aumentó.</text:p>
      <text:p text:style-name="Standard"/>
      <text:p text:style-name="Standard">Podría seguir así páginas y páginas, e incluso transformar todo mi tratadito pedagógico en un tratadillo sobre las relaciones entre un burgués del norte y los napolitanos. Pero de momento me contengo y vuelvo a ti.</text:p>
      <text:p text:style-name="Standard"/>
      <text:p text:style-name="Standard">Sobre todo eres, y debes ser, muy guapo. Pero tal vez no en el sentido convencional. También puedes ser un poco menudo e incluso algo esmirriado; y puedes tener ya en las facciones el rasgo que, con los años, te convertirá inevitablemente en una máscara. Pero tus ojos deben ser negros y brillantes, tu boca un poco gruesa y tu rostro bastante regular; tus cabellos deben ser cortos en la nuca y por detrás de las orejas, aunque no me cuesta nada concederte un buen mechón, largo, peleón y tal vez hasta un poco exagerado y gracioso cayendo sobre tu frente. No me disgustaría que fueras también un poco deportista, y que por tanto seas algo estrecho de caderas y de piernas sólidas (en cuanto al deporte, preferiría que te gustara jugar a la pelota, y así podríamos echar algún partidillo juntos de vez en cuando). Y todo esto —todo lo referente a tu cuerpo, que quede clar<text:span text:style-name="T3">o</text:span>— no tiene, en tu caso, ninguna finalidad práctica e interesada: es una pura exigencia estética, un plus que me hace sentir más a gusto. Entendámonos bien: si tú fueras feúcho, lisa y llanamente</text:p>
      <text:p text:style-name="Standard">feúcho, daría lo mismo, siempre que fueras simpático y normalmente inteligente y afectuoso como eres. En tal caso bastaría con que tus ojos fueran risueños. Y también daría lo mismo si en vez de ser un Gennariello fueras una Concettina.</text:p>
      <text:p text:style-name="Standard"><text:soft-page-break/></text:p>
      <text:p text:style-name="Standard">Alguien podría pensar que un muchacho como el que estoy describiendo es un milagro. De hecho sólo puedes ser un burgués, o sea, un estudiante de bachillerato. Estaría dispuesto a admitir el</text:p>
      <text:p text:style-name="Standard">carácter milagroso del caso si fueras milanés o florentino, o incluso un romano. Pero el hecho de que seas napolitano excluye que pese a ser un burgués no puedas ser interiormente bello. Nápoles es</text:p>
      <text:p text:style-name="Standard">todavia la última metrópoli plebeya, Ia última gran aldea (y además con tradiciones culturales no estrictamente italianas): este hecho general e histórico iguala física e intelectualmente alas clases sociales. La vitalidad siempre es una fuente de afecto y de ingenuidad. Y en Nápoles tanto el chico pobre como el chico burgués están llenos de vitalidad.</text:p>
      <text:p text:style-name="Standard"/>
      <text:p text:style-name="Standard">Por consiguiente, de la misma manera que yo te he elegido <text:span text:style-name="T3">a </text:span>ti, tú me has elegido a mí. Estamos en paz. Estamos intercambiándonos favores. Naturalmente, leído por otros, este texto pedagógico mío</text:p>
      <text:p text:style-name="Standard">es mentiroso, porque faltas tú: tu diálogo, tu voz, tu sonrisa. Si los lectores no saben imaginarte peor para ellos. Aunque no eres un milagro eres, eso SÍ, una excepción. Tal vez incluso una excepción</text:p>
      <text:p text:style-name="Standard">en Nápoles, donde tantos coetáneos tuyos son unos fascistas asquerosos. Pero ¿podía encontrar algo mejor para hacer al menos literalmente excepcional este texto mío?</text:p>
      <text:p text:style-name="Standard"/>
      <text:p text:style-name="Standard">6 de marzo de 1975.</text:p>
      <text:p text:style-name="Standard"/>
      <text:p text:style-name="Standard"><text:s/></text:p>
      <text:p text:style-name="Standard"/>
      <text:p text:style-name="Standard"><text:s/></text:p>
      <text:p text:style-name="Standard"/>
      <text:p text:style-name="Standard"/>
      <text:p text:style-name="P1">PARÁGRAFO SEGUNDO: CÓMO DEBES IMAGINARME</text:p>
      <text:p text:style-name="Standard"/>
      <text:p text:style-name="Standard">Podría decirte tantas cosas que tú, Gennariello, deberías saber acer-</text:p>
      <text:p text:style-name="Standard">ca de tu pedagogo...</text:p>
      <text:p text:style-name="Standard"/>
      <text:p text:style-name="Standard">‘No quiero hacer una lista de detalles, que ciertamente irán apa-</text:p>
      <text:p text:style-name="Standard">reciendo poco a poco, cuando los requiera la ocasión (en realidad</text:p>
      <text:p text:style-name="Standard">nuestro razonamiento pedagogico estara lleno de divagaciones y</text:p>
      <text:p text:style-name="Standard">parentesis: tan pronto como algo actual sea tan urgente y significa-</text:p>
      <text:p text:style-name="Standard">tivo que hayaque interrumpir el razonamiento, pues lo interrumpi-</text:p>
      <text:p text:style-name="Standard">remos tranquilamente).</text:p>
      <text:p text:style-name="Standard"/>
      <text:p text:style-name="Standard">Quiero seleccionar una sola cuestión: lo que la gente dice de mí,</text:p>
      <text:p text:style-name="Standard">eso por lo cualptu me has conocido hasta ahora (supuesto que sepas</text:p>
      <text:p text:style-name="Standard">de mi existencia). L0 que has sabido de mí a través de la gente se</text:p>
      <text:p text:style-name="Standard">resume eufemísvticamente en pocas palabras: un escritor y director</text:p>
      <text:p text:style-name="Standard">de cine, muy «discutido y discutible», un comunista «poco ortodoxo</text:p>
      <text:p text:style-name="Standard">y que gana mucho dinero con el cine», un hombre que «no es trigo</text:p>
      <text:p text:style-name="Standard">limpio, parecido a D’Annunzio».</text:p>
      <text:p text:style-name="Standard"/>
      <text:p text:style-name="Standard">No polemizare’ con estas informaciones, conmovedoramente</text:p>
      <text:p text:style-name="Standard">concordes, que has recibido de una señora fascista y de un joven</text:p>
      <text:p text:style-name="Standard">extraparlamentario, de un intelectual de izquierdas y de un</text:p>
      <text:p text:style-name="Standard">putanero.</text:p>
      <text:p text:style-name="Standard"/>
      <text:p text:style-name="Standard">Esta lista es un poco qualunquista: lo sé. Pero recuerda- no hay</text:p>
      <text:p text:style-name="Standard">que tenerle miedo a nada, y sobre todo no hay que tenerles miedo a</text:p>
      <text:p text:style-name="Standard">esas calificaciones negativas que se pueden retorcer hasta el infinito.</text:p>
      <text:p text:style-name="Standard"/>
      <text:p text:style-name="Standard">En realidad todos los italianos se pueden llamar «fascistas» los</text:p>
      <text:p text:style-name="Standard">unos a los otros porque en todos hay algún rasgo fascista (que, como</text:p>
      <text:p text:style-name="Standard">veremos, se explica historicamente por la fallida revolución liberal o</text:p>
      <text:p text:style-name="Standard">burguesa); todos los italianos, por razones más obvias, se pueden</text:p>
      <text:p text:style-name="Standard">llamar los unos a los otros «católicos» o «clericales». Todos 105 ita.</text:p>
      <text:p text:style-name="Standard">lianos, por último, se pueden llamar qualunquista unos a (itros. Y</text:p>
      <text:p text:style-name="Standard">esto es Justamente lo que te atane cn este nwnicnto. No porque ui y</text:p>
      <text:p text:style-name="Standard"/>
      <text:p text:style-name="Standard">22</text:p>
      <text:p text:style-name="Standard"/>
      <text:p text:style-name="Standard">PARÁGRAFO SEGUNDO: CÓMO DEBES IMAGINARME</text:p>
      <text:p text:style-name="Standard"/>
      <text:p text:style-name="Standard">yo hayamos roto lo que ya debería ser el pacto tácito entre personas</text:p>
      <text:p text:style-name="Standard">civilizadas, consistente en no llamarse nunca «fascista», «clerical» o</text:p>
      <text:p text:style-name="Standard">qualunquísta los unos a los otros, sino porque soy yo mismo quien</text:p>
      <text:p text:style-name="Standard">me acuso, aquí, de ser un poco qualunquista.</text:p>
      <text:p text:style-name="Standard"/>
      <text:p text:style-name="Standard">Pues ¿como puedo yo juntar (qualunqutïsticamente) «una señora</text:p>
      <text:p text:style-name="Standard">fascista y un extraparlamentario, un intelectual de izquierdas y un</text:p>
      <text:p text:style-name="Standard">putañero»? Por una terrible e invencible sed de conformismo.</text:p>
      <text:p text:style-name="Standard"/>
      <text:p text:style-name="Standard">Ocurre a menudo, en esta sociedad nuestra, que un hombre (bur-</text:p>
      <text:p text:style-name="Standard">gués, católico, tal vez tendencialmente fascista), al advertir cons-</text:p>
      <text:p text:style-name="Standard"><text:soft-page-break/>ciente e inconscientemente esa sed de conformismo suya, hace una</text:p>
      <text:p text:style-name="Standard">elección decisiva y se convierte en un progresista, en un revolucio-</text:p>
      <text:p text:style-name="Standard">nario, en un comunista. Pero (muy a menudo) ¿con que finalidad?</text:p>
      <text:p text:style-name="Standard">Con la de poder vivir en paz, por fin, su sed de conformismo. El no</text:p>
      <text:p text:style-name="Standard">lo sabe, pero el haberse pasado con valentía al bando de la razón</text:p>
      <text:p text:style-name="Standard">(aquí empleo la palabra razón al mismo tiempo en sentido corriente</text:p>
      <text:p text:style-name="Standard">y en sentido filosófico) le permite apañárselas con las viejas costum-</text:p>
      <text:p text:style-name="Standard">bres, que cree regeneradas, neutralizadas. Pero que no son otra cosa,</text:p>
      <text:p text:style-name="Standard">justamente, que Ia antigua sed de conformismo.</text:p>
      <text:p text:style-name="Standard"/>
      <text:p text:style-name="Standard">Esto, durante estos treinta años postfascistas aunque no antifas-</text:p>
      <text:p text:style-name="Standard">cistas, ha ocurrido siempre. Sin embargo a partir de 1968 las cosas se</text:p>
      <text:p text:style-name="Standard">han agravado. Porque por una parte el conformismo digamos oficial,</text:p>
      <text:p text:style-name="Standard">nacional, el del «sistema», se ha vuelto infinitamente más conformis-</text:p>
      <text:p text:style-name="Standard">ta a partir del momento en que el poder se ha convertido en un poder</text:p>
      <text:p text:style-name="Standard">consumista, y, por tanto, en un poder infinitamente más eficaz —para</text:p>
      <text:p text:style-name="Standard">imponer su propia voluntad— que cualquier otro anterior en el</text:p>
      <text:p text:style-name="Standard">mundo. Que se nos persuada para seguir una concepción «hedonis-</text:p>
      <text:p text:style-name="Standard">ta» de la vida (y por tanto para ser buenos consumidores) ridiculiza</text:p>
      <text:p text:style-name="Standard">cualquier esfuerzo de persuasión autoritario anterior: por ejemplo,</text:p>
      <text:p text:style-name="Standard">el de seguir una concepción de la vida religiosa o moralista.</text:p>
      <text:p text:style-name="Standard"/>
      <text:p text:style-name="Standard">Por otra parte las grandes masas de obreros y las élites progresis-</text:p>
      <text:p text:style-name="Standard">tas se han quedado aisladas en este nuevo mundo del poder: un</text:p>
      <text:p text:style-name="Standard">aislamiento que aunque por una parte ha preservado cierta claridad</text:p>
      <text:p text:style-name="Standard">y limpieza mental y moral suyas también las ha vuelto conservado-</text:p>
      <text:p text:style-name="Standard">ras. Es el destino de todas las «islas» (y de las «áreas marginales»).</text:p>
      <text:p text:style-name="Standard">Por tanto el conformismo de izquierdas —que había existido siem-</text:p>
      <text:p text:style-name="Standard">pre- se ha fosilizado durante estos últimos años.</text:p>
      <text:p text:style-name="Standard"/>
      <text:p text:style-name="Standard">Pues bien: uno de los tópicos más típicos de los intelectuales de</text:p>
      <text:p text:style-name="Standard">izquierda es su voluntad de desacralizar y (hay que inventar la pala-</text:p>
      <text:p text:style-name="Standard">bm) des-sentimentalízar la vida. Eso se explica, en los viejos intelec-</text:p>
      <text:p text:style-name="Standard">iunlcs progresistas, porque habían sido educados en una sociedad</text:p>
      <text:p text:style-name="Standard">clcricul-fnscism que predicaba falsas sacralidades y falsos sentimien-</text:p>
      <text:p text:style-name="Standard">tos. Y por ¡anto ln reacción cm justa. Pero el nuevo poder ya no</text:p>
      <text:p text:style-name="Standard">impune hoy ¿"su falsa snrrnlidncl y esos falsos sentimientos. Más bien</text:p>
      <text:p text:style-name="Standard">¿"l mismo c.» cl prinwro, repito, que quiere librarse dc ellos, con to-</text:p>
      <text:p text:style-name="Standard">¡Inn nun iimliliiriiiiirn (pongniiius cl liiérrilo y lu lglusin). Por tanto, ln</text:p>
      <text:p text:style-name="Standard"/>
      <text:p text:style-name="Standard">23</text:p>
      <text:p text:style-name="Standard"/>
      <text:p text:style-name="Standard"><text:s/></text:p>
      <text:p text:style-name="Standard"/>
      <text:p text:style-name="Standard">GENNARIELLO</text:p>
      <text:p text:style-name="Standard"/>
      <text:p text:style-name="Standard">polémica contra la sacralidad y contra los sentimientos, por parte de</text:p>
      <text:p text:style-name="Standard">los intelectuales progresistas, que siguen masticando la vieja ilustra-</text:p>
      <text:p text:style-name="Standard">cion como Sl hubiera pasado mecánicamente a las ciencias humanas,</text:p>
      <text:p text:style-name="Standard">es inútil. O tal vez le es útil al poder.</text:p>
      <text:p text:style-name="Standard"/>
      <text:p text:style-name="Standard">Por estas razones has de saber que en las enseñanzas que te ím-</text:p>
      <text:p text:style-name="Standard"><text:soft-page-break/>parrire,.sin_ el menor atisbo de duda, te empujaré a todas las</text:p>
      <text:p text:style-name="Standard">desacralizaciones posibles, a faltarle enteramente al respeto a cual-</text:p>
      <text:p text:style-name="Standard">quier sentimiento establecido. No obstante, el fondo de mi enseñan-</text:p>
      <text:p text:style-name="Standard">za consistirá en convencerte de que no le tengas miedo a lo sagrado</text:p>
      <text:p text:style-name="Standard">y a los sentimientos, de los cuales el laicismo consumista ha privado</text:p>
      <text:p text:style-name="Standard">a los hombres transformándolos en brutos y estúpidos autómatas</text:p>
      <text:p text:style-name="Standard">adoradores de fetiches.</text:p>
      <text:p text:style-name="Standard"/>
      <text:p text:style-name="Standard">13 de marzo de 1975.</text:p>
      <text:p text:style-name="Standard"/>
      <text:p text:style-name="Standard">24</text:p>
      <text:p text:style-name="Standard"/>
      <text:p text:style-name="Standard">PARÁGRAFO TERCERO: MÁS SOBRE TU PEDAGOGO</text:p>
      <text:p text:style-name="Standard"/>
      <text:p text:style-name="Standard">Quisiera añadir todavía algo a lo que te he dicho en el parágrafo</text:p>
      <text:p text:style-name="Standard">titulado «Cómo debes imaginarme».</text:p>
      <text:p text:style-name="Standard"/>
      <text:p text:style-name="Standard">Nos detendremos largamente en el sexo; será uno de los temas</text:p>
      <text:p text:style-name="Standard">más importantes de nuestro razonamiento, y ciertamente no dejaré</text:p>
      <text:p text:style-name="Standard">escapar la ocasión de decirte, al respecto, verdades que, aunque sen-</text:p>
      <text:p text:style-name="Standard">cillas, sin embargo escandalizarán mucho, como suele ocurrir, a los</text:p>
      <text:p text:style-name="Standard">lectores italianos, siempre tan dispuestos a negar el saludo al répro-</text:p>
      <text:p text:style-name="Standard">bo y a volverle la espalda. r " —</text:p>
      <text:p text:style-name="Standard"/>
      <text:p text:style-name="Standard">Pues bien: en este sentido yo soy como un negro en una socie-</text:p>
      <text:p text:style-name="Standard">dad racista que ha querido adornarse con un espíritu tolerante. Soy</text:p>
      <text:p text:style-name="Standard">un «tolerado».</text:p>
      <text:p text:style-name="Standard"/>
      <text:p text:style-name="Standard">La tolerancia, entérate bien, es sólo y siempre puramente nomi-</text:p>
      <text:p text:style-name="Standard">nal. No conozco un solo ejemplo o un solo caso de tolerancia real.</text:p>
      <text:p text:style-name="Standard">Y esto porque una «tolerancia real» sería una contradicción en sus</text:p>
      <text:p text:style-name="Standard">propios términos. El hecho de «tolerar» a alguien es lo mismo que</text:p>
      <text:p text:style-name="Standard">«condenarle». La tolerancia es incluso una forma más reﬁnada de</text:p>
      <text:p text:style-name="Standard">condena. En realidad al «tolerado» —-digamos que al negro que</text:p>
      <text:p text:style-name="Standard">habíamos tomado como ejemplo- se le dice que haga lo que quie-</text:p>
      <text:p text:style-name="Standard">ra, que tiene todo el derecho del mundo a seguir su propia natura-</text:p>
      <text:p text:style-name="Standard">leza, que su pertenencia a una minoría no significa para nada infe-</text:p>
      <text:p text:style-name="Standard">rioridad, etcétera. Pero su «diversidad» —o mejor, su «culpa de ser</text:p>
      <text:p text:style-name="Standard">clifcrentc»— sigue siendo la misma tanto ante quien ha decidido</text:p>
      <text:p text:style-name="Standard">Inlernrla como ante quien ha decidido condenarla. Ninguna mayo»</text:p>
      <text:p text:style-name="Standard">rin podrá eliminar jamás de su consciencia el sentimiento de la</text:p>
      <text:p text:style-name="Standard">«alive: idsul» de las minorías. La tendrá siempre presente eterna y</text:p>
      <text:p text:style-name="Standard">lumllncnle. Pur consiguiente ——cs cierto—, el negro podrá ser ne-</text:p>
      <text:p text:style-name="Standard">mu. es decir, ¡unirá vivir libremente su propia diferencia, incluso</text:p>
      <text:p text:style-name="Standard">lnrru en cicrlu —— del «gnc-to» físico, mntttrinl, que en tiempos de</text:p>
      <text:p text:style-name="Standard">rc-¡vrc-ulóil lr lmhíu nido nuiunmlnr.</text:p>
      <text:p text:style-name="Standard"/>
      <text:p text:style-name="Standard">25</text:p>
      <text:p text:style-name="Standard"/>
      <text:p text:style-name="Standard">GENNARIELLO</text:p>
      <text:p text:style-name="Standard"/>
      <text:p text:style-name="Standard">No obstante la figura mental del gueto sobrevive inevitablemen-</text:p>
      <text:p text:style-name="Standard"><text:soft-page-break/>te. El negro será libre, podrá vivir nominalmente sin trabas su dife-</text:p>
      <text:p text:style-name="Standard">rencia, etcétera; pero siempre estará dentro de un «gueto mental», y</text:p>
      <text:p text:style-name="Standard">ojo con salir de ahí.</text:p>
      <text:p text:style-name="Standard"/>
      <text:p text:style-name="Standard">Sólo puede salir de ahí si adopta la perspectiva y la mentalidad</text:p>
      <text:p text:style-name="Standard">de quien vive fuera del gueto, 0 sea de la mayoría.</text:p>
      <text:p text:style-name="Standard"/>
      <text:p text:style-name="Standard">Ningún sentimiento suyo, ningún gesto, ninguna palabra suya</text:p>
      <text:p text:style-name="Standard">puede estar «teñida» de la experiencia particular que vive quien está</text:p>
      <text:p text:style-name="Standard">encerrado idealmente dentro de los límites asignados a una minoría</text:p>
      <text:p text:style-name="Standard">(el gueto mental). Debe renegar enteramente de sí, y fingir que la</text:p>
      <text:p text:style-name="Standard">experiencia que lleva a sus espaldas es una experiencia normal, 0</text:p>
      <text:p text:style-name="Standard">sea, la mayoritaria.</text:p>
      <text:p text:style-name="Standard"/>
      <text:p text:style-name="Standard">Puesto que hemos partido de nuestra relación pedagógica (o sea,</text:p>
      <text:p text:style-name="Standard">en particular, de «lo que yo soy para ti»), ejemplificaré lo que te he</text:p>
      <text:p text:style-name="Standard">dicho más bien aforísticamente por medio de un caso que me con-</text:p>
      <text:p text:style-name="Standard">cierne.</text:p>
      <text:p text:style-name="Standard"/>
      <text:p text:style-name="Standard">Estas últimas semanas he tenido ocasión de pronuncian-ne pú-</text:p>
      <text:p text:style-name="Standard">blicamente sobre dos cuestiones: sobre el aborto y sobre la respon-</text:p>
      <text:p text:style-name="Standard">sabilidad política de los que están en el poder.</text:p>
      <text:p text:style-name="Standard"/>
      <text:p text:style-name="Standard">¿Quién está a favor del aborto? Evidentemente nadie. Habría</text:p>
      <text:p text:style-name="Standard">que estar locos para estar a favor del aborto. El problema no es estar</text:p>
      <text:p text:style-name="Standard">a favor o en contra del aborto sino a favor o en contra de su legali-</text:p>
      <text:p text:style-name="Standard">zación. Pues bien: yo me he pronunciado en contra del aborto y a</text:p>
      <text:p text:style-name="Standard">favor de su legalización. Naturalmente, al estar en contra del aborto</text:p>
      <text:p text:style-name="Standard">no puedo pronunciarme por una legalización indiscriminada, total,</text:p>
      <text:p text:style-name="Standard">fanática y retórica. Como si legalizar el aborto fuera una victoria</text:p>
      <text:p text:style-name="Standard">alegre y apaciguadora. Estoy a favor de una legalización prudente y</text:p>
      <text:p text:style-name="Standard">dolorosa. Es decir, en términos de práctica política, esta vez com-</text:p>
      <text:p text:style-name="Standard">parto más bien la posición de los comunistas que la de los radicales.</text:p>
      <text:p text:style-name="Standard"/>
      <text:p text:style-name="Standard">¿Por qué siento con especial angustia la culpabilidad del aborto?</text:p>
      <text:p text:style-name="Standard">También lo he explicado claramente. Porque el aborto es un proble-</text:p>
      <text:p text:style-name="Standard">ma de la enorme mayoría, que considera su causa, o sea el coito, de</text:p>
      <text:p text:style-name="Standard">un modo tan ontológico que lo vuelve mecánico, trivial, irrelevante</text:p>
      <text:p text:style-name="Standard">por exceso de naturaleza. Y en esto hay algo que oscuramente me</text:p>
      <text:p text:style-name="Standard">ofende. Me coloca ante una realidad aterradora (yo he nacido y</text:p>
      <text:p text:style-name="Standard">vivido en un mundo represivo, clerical-fascista).</text:p>
      <text:p text:style-name="Standard"/>
      <text:p text:style-name="Standard">Todo esto ha dado a mi razonamiento sobre el aborto un cierto</text:p>
      <text:p text:style-name="Standard">«tinte»: un «tinte» que procede de una experiencia mía, particular y</text:p>
      <text:p text:style-name="Standard">diferente, de la vida y de la vida sexual.</text:p>
      <text:p text:style-name="Standard"/>
      <text:p text:style-name="Standard">Como perros rabiosos, se me han echado encima todos no a</text:p>
      <text:p text:style-name="Standard">causa de lo que decía (que como es natural era enteramente razona-</text:p>
      <text:p text:style-name="Standard">ble) sino a causa de ese «tinte». Perros rabiosos, estúpidos, ciegos.</text:p>
      <text:p text:style-name="Standard">Tanto más rabiosos, estúpidos y ciegos cuanto más pedía yo (era</text:p>
      <text:p text:style-name="Standard">evidente) su solidaridad y su comprunsitﬁii. Porque no hnlvli) de ¡"ns-</text:p>
      <text:p text:style-name="Standard">cisrus. l lnlili) ¿lo «iliistraulns», ¿lo «pnrgrctsislns». l Inbln ¿Iv personals</text:p>
      <text:p text:style-name="Standard"><text:soft-page-break/></text:p>
      <text:p text:style-name="Standard">¿li</text:p>
      <text:p text:style-name="Standard"/>
      <text:p text:style-name="Standard">PARÁGRAFO TERCERO: MÁS sosa; ‘ru PEDAGOGO</text:p>
      <text:p text:style-name="Standard"/>
      <text:p text:style-name="Standard">«tolerantes». Queda aquí probado, pues, lo que te decía: mientras el</text:p>
      <text:p text:style-name="Standard">«diferente» viva su «diferencia» en silencio, encerrado en el gueto</text:p>
      <text:p text:style-name="Standard">mental que le ha sido asignado, todo va bien y todos se congratulan</text:p>
      <text:p text:style-name="Standard">de la tolerancia que le conceden. Pero tan pronto como dice una</text:p>
      <text:p text:style-name="Standard">palabra sobre su propia experiencia de «diferente», o simplemente</text:p>
      <text:p text:style-name="Standard">se atreve a pronunciar palabras «tenidas» del sentimiento de su ex-</text:p>
      <text:p text:style-name="Standard">periencia de «diferente», se desencadena el linchamiento, como en</text:p>
      <text:p text:style-name="Standard">las épocas clerical-fascistas más tenebrosas. La mofa mas vulgar, el</text:p>
      <text:p text:style-name="Standard">gesto más obsceno y la más feroz de las incomprensiones le hunden</text:p>
      <text:p text:style-name="Standard">en la humillación y en la vergüenza. . _</text:p>
      <text:p text:style-name="Standard"/>
      <text:p text:style-name="Standard">Pues bien, querido Gennariello: a la algarada originadapor la</text:p>
      <text:p text:style-name="Standard">cuestión del aborto le ha correspondido el más absoluto silencio</text:p>
      <text:p text:style-name="Standard">sobre la cuestión de los democristiarios en el poder: Y, a proposito</text:p>
      <text:p text:style-name="Standard">(quede bien claro): ciertamente no hice un razonamiento de comun</text:p>
      <text:p text:style-name="Standard">administración, el razonamiento de costumbre... Pero hablaremos</text:p>
      <text:p text:style-name="Standard">sobre esto en el siguiente parágrafo, cuyo tema será el lenguaye.</text:p>
      <text:p text:style-name="Standard"/>
      <text:p text:style-name="Standard">20 de marzo de 1975.</text:p>
      <text:p text:style-name="Standard"/>
      <text:p text:style-name="Standard"><text:s/></text:p>
      <text:p text:style-name="Standard"/>
      <text:p text:style-name="Standard"><text:s/></text:p>
      <text:p text:style-name="Standard"/>
      <text:p text:style-name="Standard">PARÁGRAFO CUARTO: CÓMO VAMOS A HABLAR</text:p>
      <text:p text:style-name="Standard"/>
      <text:p text:style-name="Standard">(lïcïcizïtjmos pues el ptro dia que mientras a propósito de la cuestión</text:p>
      <text:p text:style-name="Standard">_ e 21.0130 se ariïip un gran alboroto, respecto de la cuestión de la</text:p>
      <text:p text:style-name="Standard">ineptitu’ .—en e imite de lo criminal— de los hombres de poder</text:p>
      <text:p text:style-name="Standard">democristianos hubo un silencio sepulcral. O incluso se llegó a con-</text:p>
      <text:p text:style-name="Standard">vlertirlmi Éazonamiento en una reflexión corriente y aburrida sobre</text:p>
      <text:p text:style-name="Standard">6 ‘ma go ierlno y el infragobierno, tal vez con una oscura alusión a</text:p>
      <text:p text:style-name="Standard">la intervencion de loscomunistas, esto es, a ese «compromiso histó-</text:p>
      <text:p text:style-name="Standard">rico» que no haria mas que codificar una situación de hecho.</text:p>
      <text:p text:style-name="Standard"/>
      <text:p text:style-name="Standard">Ya ves, Qennariello: la mayoría de los intelectuales laicos y de-</text:p>
      <text:p text:style-name="Standard">mocraticos italianos se dan muchos humos porque se sienten</text:p>
      <text:p text:style-name="Standard">VÏFÍÏÍÜCHÍC, «dentro» de la historia: aceptan con realismo que la his:</text:p>
      <text:p text:style-name="Standard">toria transforme las realidades y a los hombres, enteramente conven-</text:p>
      <text:p text:style-name="Standard">CIClOS de que esta «aceptación realista» es fruto del uso de la razón</text:p>
      <text:p text:style-name="Standard"/>
      <text:p text:style-name="Standard">Yo en cambio, Gennariello, no. Has de recordar que yo, tu maes-</text:p>
      <text:p text:style-name="Standard">tro, no creo en esta historia ni en este progreso. No es cierto que a</text:p>
      <text:p text:style-name="Standard">175541’ de todo se vaya hacia adelante. Muy a menudo tanto el indivi-</text:p>
      <text:p text:style-name="Standard">Íluo cfomo la sociedad van hacia atras o empeoran. Y en este caso la</text:p>
      <text:p text:style-name="Standard"/>
      <text:p text:style-name="Standard">rarlisioámacion no debe ser aceptada; la «aceptacion realista» es en</text:p>
      <text:p text:style-name="Standard"><text:soft-page-break/>rea i a una nC-iapiobra culpable para tranquilizar la propia concien-</text:p>
      <text:p text:style-name="Standard">cia y seguir a e ante. <text:s/>sea: ‘es lo contrario de un razonamiento,</text:p>
      <text:p text:style-name="Standard">pese a que a menudo, linguisticamente, tenga el aire de serlo.</text:p>
      <text:p text:style-name="Standard"/>
      <text:p text:style-name="Standard">La FCSÏÉSIQH Y Él, empeoramiento no se aceptan. Se viven, a lo</text:p>
      <text:p text:style-name="Standard">sumo, con indignacion o con rabia; indignación y rabia que en este</text:p>
      <text:p text:style-name="Standard">caso concreto son, contra lo que parece, profundamente racionales.</text:p>
      <text:p text:style-name="Standard">I-‘Iay que tener la fuerza de la critica total, del rechazo, de la denun-</text:p>
      <text:p text:style-name="Standard">cia desesperada e inútil.</text:p>
      <text:p text:style-name="Standard"/>
      <text:p text:style-name="Standard">Quien aceptacon realismo una transformación que es regresión</text:p>
      <text:p text:style-name="Standard">y degradaclon quiere decir que no ama a quien sufre tal regresión y</text:p>
      <text:p text:style-name="Standard">degradacion, o sea a las personas de carne y hueso que le rodean. En</text:p>
      <text:p text:style-name="Standard"/>
      <text:p text:style-name="Standard">28</text:p>
      <text:p text:style-name="Standard"/>
      <text:p text:style-name="Standard">rAnAnrlAi-iu IHAHÍU‘ «ÚHU VAMUI A IIAIHAn</text:p>
      <text:p text:style-name="Standard"/>
      <text:p text:style-name="Standard">coimlviti, quien ¡arorcutn cun (mln Hll fuerza, Incluso la sentimental,</text:p>
      <text:p text:style-name="Standard">cmnrsn lu regresión y ln tlcgrntlaición quicrc decir que ama a esas</text:p>
      <text:p text:style-name="Standard">¡vernomiu de carne y hueso. Un amor que yo tengo la desgracia de</text:p>
      <text:p text:style-name="Standard">sentir, y que espero comunicarte también a ti.</text:p>
      <text:p text:style-name="Standard"/>
      <text:p text:style-name="Standard">Los más culpables de no amar a esas gentes degradadas por el</text:p>
      <text:p text:style-name="Standard">falso progreso de la historia son, precisamente, los hombres de po-</text:p>
      <text:p text:style-name="Standard">der democristianos.</text:p>
      <text:p text:style-name="Standard"/>
      <text:p text:style-name="Standard">Dejemos de lado la primera fase de su régimen, que fue decidi-</text:p>
      <text:p text:style-name="Standard">damente la continuación del régimen fascista, y pasemos en seguida</text:p>
      <text:p text:style-name="Standard">a la segunda fase, ésa en la cual han seguido existiendo y actuando</text:p>
      <text:p text:style-name="Standard">del mismo modo que antes aunque el poder al que servían no fuera</text:p>
      <text:p text:style-name="Standard">ya el poder paleocapitalista (clerical-fascista) sino un poder nuevo:</text:p>
      <text:p text:style-name="Standard">el poder consumista (con su supuesta tolerancia). En esta segunda</text:p>
      <text:p text:style-name="Standard">fase se ha producido una serie atroz cle atentados y de crímenes</text:p>
      <text:p text:style-name="Standard">políticos. De ellos, específicamente, son también culpables formal-</text:p>
      <text:p text:style-name="Standard">mente los hombres de poder democristianos. Pues sólo puede haber</text:p>
      <text:p text:style-name="Standard">tres casos:</text:p>
      <text:p text:style-name="Standard"/>
      <text:p text:style-name="Standard">Primero: los hombres de poder democristianos (o un grupo de</text:p>
      <text:p text:style-name="Standard">ellos) son los responsables directos, o los mandantes, de la «estrate-</text:p>
      <text:p text:style-name="Standard">gia de la tensión» y de las bombas: el escándalo del SID‘ serviría</text:p>
      <text:p text:style-name="Standard">para demostrar inequívocamente la validez de una hipótesis así. Por</text:p>
      <text:p text:style-name="Standard">lo demás, también puede leerse entre líneas esta hipótesis en las</text:p>
      <text:p text:style-name="Standard">recientes —aunque explícitas en otro sentido— acusaciones de De</text:p>
      <text:p text:style-name="Standard">Martinoz.</text:p>
      <text:p text:style-name="Standard"/>
      <text:p text:style-name="Standard">Segundo: si los hombres de poder democristianos no lo supie-</text:p>
      <text:p text:style-name="Standard">ran todo, o casi todo, o mucho, o a1 menos un poco, sobre los aten-</text:p>
      <text:p text:style-name="Standard">tados, serían unos incapaces que no se dan cuenta de lo que pasa</text:p>
      <text:p text:style-name="Standard">delante de sus narices.</text:p>
      <text:p text:style-name="Standard"/>
      <text:p text:style-name="Standard">Tercero: los hombres de poder democristianos lo saben todo</text:p>
      <text:p text:style-name="Standard"><text:soft-page-break/>sobre los atentados, o casi todo, o mucho, o al menos un poco, pero</text:p>
      <text:p text:style-name="Standard">fingen no saberlo y callan.</text:p>
      <text:p text:style-name="Standard"/>
      <text:p text:style-name="Standard">En los tres casos, los democristianos que en estos años han</text:p>
      <text:p text:style-name="Standard">detentado el poder deberían irse, desaparecer, por no decir algo peor.</text:p>
      <text:p text:style-name="Standard"/>
      <text:p text:style-name="Standard">En cambio no solamente siguen en el poder, sino que hablan.</text:p>
      <text:p text:style-name="Standard">Ahora lo que se constituye en piedra de escándalo es su lengua. Pues</text:p>
      <text:p text:style-name="Standard">cada vez que abren la boca, por insinceridad, por culpabilidad, por</text:p>
      <text:p text:style-name="Standard">miedo o por astucia, no hacen otm cosa que mentir. Su lengua es la</text:p>
      <text:p text:style-name="Standard">lengua de la mentira. Y puesto que su cultura es una putrefacta cul-</text:p>
      <text:p text:style-name="Standard">tura forense y académica, monstruosamente mezclada con la cultura</text:p>
      <text:p text:style-name="Standard"/>
      <text:p text:style-name="Standard">1. Las siglas SID corresponden a los servicios secretos italianos; el escándalo aludido es</text:p>
      <text:p text:style-name="Standard">el descubrimiento de la implicación de estos servicios eii la realización de atentados terroristas, y</text:p>
      <text:p text:style-name="Standard">su colusión con la CIA, los servicios secretos norteamericanos [N,d.T.],</text:p>
      <text:p text:style-name="Standard"/>
      <text:p text:style-name="Standard">2. De Martino era el ministro del interior socialista (anterior a B. Craxi y luego desban-</text:p>
      <text:p text:style-name="Standard">cado en su partido por éste). De Martino trató de establecer relaciones ¡initarias con los comunis-</text:p>
      <text:p text:style-name="Standard"/>
      <text:p text:style-name="Standard">tas. Posteriormente senador vitalicio [N.d,T.].</text:p>
      <text:p text:style-name="Standard"/>
      <text:p text:style-name="Standard">29</text:p>
      <text:p text:style-name="Standard"/>
      <text:p text:style-name="Standard">UFNNAHIRIIU</text:p>
      <text:p text:style-name="Standard"/>
      <text:p text:style-name="Standard">tecﬂglóíïica» Sl! lengua es, cn concreto, pum lcrzuuluuín. No nc lu</text:p>
      <text:p text:style-name="Standard">pue e mr. Hay que taparse las orejas.</text:p>
      <text:p text:style-name="Standard">en eﬁsgimeï deber de los intelectuales, hoy, tendría que consistir</text:p>
      <text:p text:style-name="Standard">d l h ar: a gente a no escuchar las monstruosidades lingüísticas</text:p>
      <text:p text:style-name="Standard"/>
      <text:p text:style-name="Standard">e os om res de poder democristianos; en gritar, a cada palabra</text:p>
      <text:p text:style-name="Standard">‘suya, de horror y de condena. En otras palabras: el deber de los</text:p>
      <text:p text:style-name="Standard">mtelectuales habría de consistir en desnudar todas las mentiras que</text:p>
      <text:p text:style-name="Standard">a través de la prensa y sobre todo de la televisión inundan y ahogan</text:p>
      <text:p text:style-name="Standard">CSC Cuerpo por lo demás inerte que es Italia.</text:p>
      <text:p text:style-name="Standard"/>
      <text:p text:style-name="Standard">En cambio, casi todos los intelectuales de la oposición aceptan</text:p>
      <text:p text:style-name="Standard">substancialmente lo que aceptan los hombres de poder</text:p>
      <text:p text:style-name="Standard">democristianos. No se escandalizan para nada de la monstruosidad</text:p>
      <text:p text:style-name="Standard">de la lengua de los hombres de poder democrístianos.</text:p>
      <text:p text:style-name="Standard"/>
      <text:p text:style-name="Standard">Mlvsueno, en nuestra relación pedagógica, querido Gennariello,</text:p>
      <text:p text:style-name="Standard">consistiria en hablar napolitano. Por desgracia no sé hacerlo Me</text:p>
      <text:p text:style-name="Standard">contlelntare pues con un italiano que no tenga nada que ver con e]</text:p>
      <text:p text:style-name="Standard">qu‘? ablan los hombres de poder y sus igualmente poderosos opo-</text:p>
      <text:p text:style-name="Standard">nentes. El italiano de una tradición culta y humanista- sin temor a</text:p>
      <text:p text:style-name="Standard">Cierto «manierismo», que resulta inevitable en una relación como la</text:p>
      <text:p text:style-name="Standard">nuestra.</text:p>
      <text:p text:style-name="Standard"/>
      <text:p text:style-name="Standard">_ ,Los preambulos, pues, han terminado. La próxima vez te dibu-</text:p>
      <text:p text:style-name="Standard">Jare sumariamente un esbozo del plan de nuestros trabajos —una</text:p>
      <text:p text:style-name="Standard"><text:soft-page-break/>espec” de ‘ndlce- Y 111580; ﬁnalmente, empezaremos las lecciones.</text:p>
      <text:p text:style-name="Standard"/>
      <text:p text:style-name="Standard">27 de marzo de 1975.</text:p>
      <text:p text:style-name="Standard"/>
      <text:p text:style-name="Standard">30</text:p>
      <text:p text:style-name="Standard"/>
      <text:p text:style-name="Standard"><text:s/></text:p>
      <text:p text:style-name="Standard"/>
      <text:p text:style-name="Standard">PLAN DE LA OBRA</text:p>
      <text:p text:style-name="Standard"/>
      <text:p text:style-name="Standard">Éste, más o menos —con mil interrupciones y paréntesis debidos a</text:p>
      <text:p text:style-name="Standard">la prepotencia de la actualidad, que tú te sentirás con derecho a</text:p>
      <text:p text:style-name="Standard">privilegiar aprovechándote de mi debilidad—, es el plan de la obra.</text:p>
      <text:p text:style-name="Standard"/>
      <text:p text:style-name="Standard">Una primera serie de capítulos estará dedicada a tus «fuentes</text:p>
      <text:p text:style-name="Standard">educativas» más próximas. Tú pensarás en seguida en tu padre, en tu</text:p>
      <text:p text:style-name="Standard">madre, en la escuela y en la televisión. Pero resulta que no es esto. Tus</text:p>
      <text:p text:style-name="Standard">fuentes educativas más inmediatas son mudas, materiales, objetuales,</text:p>
      <text:p text:style-name="Standard">inertes, meramente presentes. Hablo de los objetos, de las cosas, de</text:p>
      <text:p text:style-name="Standard">las realidades físicas que te rodean. Tendré que hacer sobre esto</text:p>
      <text:p text:style-name="Standard">observaciones que, contrariamente a lo que esperas, escocerán. Te</text:p>
      <text:p text:style-name="Standard">aseguro que el lenguaje de las cosas, del que has recibido la primera</text:p>
      <text:p text:style-name="Standard">educación, no es tan sencillo como cascar huevos. (Disculpa si hago</text:p>
      <text:p text:style-name="Standard">un poco de «manierismo», al mimar e] «habla para niños»).</text:p>
      <text:p text:style-name="Standard"/>
      <text:p text:style-name="Standard">Tras la serie de capítulos dedicados al lenguaje pedagógico de las</text:p>
      <text:p text:style-name="Standard">cosas (o mercancías, o bienes de consumo), dedicaré unalarga sección</text:p>
      <text:p text:style-name="Standard">del libro a hablarte de tus compañeros, que son, quede claro, tus</text:p>
      <text:p text:style-name="Standard">verdaderos educadores. Tus compañeros son portadores, inconscien-</text:p>
      <text:p text:style-name="Standard">tes y por ello altamente prepotentes, de valores absolutamente nue-</text:p>
      <text:p text:style-name="Standard">vos, que solamente ellos y tú vivís. Nosotros —vuestros padres—</text:p>
      <text:p text:style-name="Standard">quedamos excluidos. Esos valores, además, son intraducibles a nues-</text:p>
      <text:p text:style-name="Standard">tro lenguaje. A pesar de todo, sin embargo, trataré de hablarte de ellos</text:p>
      <text:p text:style-name="Standard">con un lenguaje paterno. Y aquí necesitaré de una cierta comprensión</text:p>
      <text:p text:style-name="Standard">o curiosidad tuyas que de algún modo son, precisamente, paternas...</text:p>
      <text:p text:style-name="Standard"/>
      <text:p text:style-name="Standard">La tercera parte de nuestro tratado serán tu padre y tu madre,</text:p>
      <text:p text:style-name="Standard">que son tus educadores oﬁciales, o incluso tus deseducadores. No</text:p>
      <text:p text:style-name="Standard">obstante, como veremos, entre su intención pedagógica a tu respec-</text:p>
      <text:p text:style-name="Standard">to y la realización de esa intención hay un diafragma cuyo espesor es</text:p>
      <text:p text:style-name="Standard">inmenso: se trata de tu relación de amor y de odio con ellos. Te</text:p>
      <text:p text:style-name="Standard">explicaré, en suma, lo que sucede en tu familia.</text:p>
      <text:p text:style-name="Standard"/>
      <text:p text:style-name="Standard">31</text:p>
      <text:p text:style-name="Standard"/>
      <text:p text:style-name="Standard"><text:s/></text:p>
      <text:p text:style-name="Standard"/>
      <text:p text:style-name="Standard"><text:s/></text:p>
      <text:p text:style-name="Standard"/>
      <text:p text:style-name="Standard">(IFNNAHIEIIU</text:p>
      <text:p text:style-name="Standard"/>
      <text:p text:style-name="Standard">Luego pasaremos a la escuela, o sea, a esc conjunto oruunlzsnivc)</text:p>
      <text:p text:style-name="Standard"><text:soft-page-break/>y cultural que te ha deseducado por completo y que lc culticn ¡mlc mf</text:p>
      <text:p text:style-name="Standard">como un pobre idiota, humillado, degradado incluso, incapaz de</text:p>
      <text:p text:style-name="Standard">comprender, atrapado en un cepo de mezquindad mental que entre</text:p>
      <text:p text:style-name="Standard">otras cosas te angustia. La antiescuela (o seala polémica política contra</text:p>
      <text:p text:style-name="Standard">la escuela, que tú has recibido y asimilado a través de un movimiento</text:p>
      <text:p text:style-name="Standard">de cuestionamiento en estos años ya completamente depauperado y</text:p>
      <text:p text:style-name="Standard">desautorizado) no es menos deseducativa. Te impone un conformis-</text:p>
      <text:p text:style-name="Standard">mo no menos degradante y angustiante que el de la escuela.</text:p>
      <text:p text:style-name="Standard"/>
      <text:p text:style-name="Standard">Te hablaré primero de tus maestros de primaria y luego de tus</text:p>
      <text:p text:style-name="Standard">profesores, esos duplicados de los padres y las madres, autores de tu</text:p>
      <text:p text:style-name="Standard">deseducación. (Si en cambio te ha educado alguien, sólo puede ha-</text:p>
      <text:p text:style-name="Standard">berlo hecho con su ser; no con su habla. O sea: con su amor y con su</text:p>
      <text:p text:style-name="Standard">posibilidad de amor; no es imposible que, en algún caso, el más</text:p>
      <text:p text:style-name="Standard">humilde de tus enseñantes pueda ser un hombre que no pertenezca</text:p>
      <text:p text:style-name="Standard">a la subcultura sino ala cultura.).</text:p>
      <text:p text:style-name="Standard"/>
      <text:p text:style-name="Standard">La quinta parte del tratado se dedicará a la prensa y a la televi-</text:p>
      <text:p text:style-name="Standard">sión, esos espantosos órganos pedagógicos desprovistos de cualquier</text:p>
      <text:p text:style-name="Standard">alternativa. Al respecto nada detendrá mi furor de persona por otra</text:p>
      <text:p text:style-name="Standard">parte bondadosa, como puedes ver. En resumen: hasta esa quinta</text:p>
      <text:p text:style-name="Standard">parte el objeto de nuestra serie de instrucciones pedagógicas es en</text:p>
      <text:p text:style-name="Standard">substancia la pedagogía misma. Y de esta prolongada mirada hacia</text:p>
      <text:p text:style-name="Standard">dentro cobrarán sentido las ojeadas rápidas y continuas hacia el ex-</text:p>
      <text:p text:style-name="Standard">terior. Por otra parte, como dice Barthes en uno de los aforismos de</text:p>
      <text:p text:style-name="Standard">su último y bellísimo libro (El placer del texto), probablemente «so-</text:p>
      <text:p text:style-name="Standard">mos científicos por falta de sutileza». Trataré de no ser cientifico,</text:p>
      <text:p text:style-name="Standard">aunque no pueda permitirme ser lo bastante «sutil» al tratar los dis-</text:p>
      <text:p text:style-name="Standard">tintos temas.</text:p>
      <text:p text:style-name="Standard"/>
      <text:p text:style-name="Standard">Una vez acabadas estas cinco primeras secciones empezaremos</text:p>
      <text:p text:style-name="Standard">las cinco secciones más importantes, en las cuales me extenderá sin</text:p>
      <text:p text:style-name="Standard">límite preconcebido alguno con toda la libertad de la improvisación.</text:p>
      <text:p text:style-name="Standard"/>
      <text:p text:style-name="Standard">Trataremos: primero, del sexo; segundo, del comportamiento;</text:p>
      <text:p text:style-name="Standard">tercero, de la religión; cuarto, de la política, y quinto, del arte. En</text:p>
      <text:p text:style-name="Standard">todo esto prevalecerá una actitud pragmática. O sea: te daré conse-</text:p>
      <text:p text:style-name="Standard">jos. Además doy por descontado que te divertiré. Para concluir este</text:p>
      <text:p text:style-name="Standard">«índice»: ahora caigo en que esto es en realidad un secreto entre</text:p>
      <text:p text:style-name="Standard">nosotros dos. ¡Estupendo! Ciertamente, no creo que haya nadie ——al</text:p>
      <text:p text:style-name="Standard">menos en mi mundo, en el mundo de la llamada cultura— capaz de</text:p>
      <text:p text:style-name="Standard">apreciar mínimamente la idea de compilar un tratado pedagógico</text:p>
      <text:p text:style-name="Standard">para un muchacho. Una tremenda Vulgaridad hace concebir y tomar</text:p>
      <text:p text:style-name="Standard">un tratado así como una charla total y perfectamente «legible». Pues</text:p>
      <text:p text:style-name="Standard">muy bien: en vez de dedícárselo a la sombra monstruosa de Rous-</text:p>
      <text:p text:style-name="Standard">seau, se lo dedicaremos a la desdeñosa sombra de Sade.</text:p>
      <text:p text:style-name="Standard"/>
      <text:p text:style-name="Standard">3 de abril de 1975.</text:p>
      <text:p text:style-name="Standard"/>
      <text:p text:style-name="Standard">32</text:p>
      <text:p text:style-name="Standard"/>
      <text:p text:style-name="Standard"><text:s/></text:p>
      <text:p text:style-name="Standard"><text:soft-page-break/></text:p>
      <text:p text:style-name="Standard">l,A l’l(lMl’.R/\ |,l&lt;l(1(JlÓN ME LA DIO UNA CORTINA</text:p>
      <text:p text:style-name="Standard"/>
      <text:p text:style-name="Standard">Los primeros recuerdos de la vida son visuales. La vida, en el recuer-</text:p>
      <text:p text:style-name="Standard">do, se convierte en una película muda. Todos nosotros tenemos en</text:p>
      <text:p text:style-name="Standard">la mente una imagen que es la primera o una de las primeras de</text:p>
      <text:p text:style-name="Standard">nuestra vida. Esa imagen es un signo, y, por precisar, un signo lin-</text:p>
      <text:p text:style-name="Standard">güístico. Consiguientemente, si es un signo lingüístico, comunica o</text:p>
      <text:p text:style-name="Standard">expresa algo. Te pondré un ejemplo, Gennariello, que a un</text:p>
      <text:p text:style-name="Standard">napolitano como tú le parecerá exótico. La primera imagen de mi</text:p>
      <text:p text:style-name="Standard">vida es una cortina, blanca, transparente, que cuelga creo que inmó-</text:p>
      <text:p text:style-name="Standard">vil ante una ventana que da a una Calleja más bien triste y oscura. Esa</text:p>
      <text:p text:style-name="Standard">cortina me aterroriza y me angustia; pero no como algo amenaza-</text:p>
      <text:p text:style-name="Standard">dor o desagradable, sino como algo cósmico. En aquella cortina se</text:p>
      <text:p text:style-name="Standard">compendia y toma cuerpo todo el espíritu de la casa en que nací. Era</text:p>
      <text:p text:style-name="Standard">una casa burguesa, en Bolonia. En realidad las imágenes que compi-</text:p>
      <text:p text:style-name="Standard">ten con la cortina por la primacía cronológica son: una habitación</text:p>
      <text:p text:style-name="Standard">con alcoba (donde dormía mi abuela); unos pesados muebles como</text:p>
      <text:p text:style-name="Standard">es debido; una carroza, en la calle, a la que quería subir. Estas imá-</text:p>
      <text:p text:style-name="Standard">genes son menos dolorosas que la de la cortina; no obstante, tam-</text:p>
      <text:p text:style-name="Standard">bién en ellas está representado algo cósmico en lo que reside el espí-</text:p>
      <text:p text:style-name="Standard">ritu pequeño-burgués del mundo en que nací. Pero si en los objetos</text:p>
      <text:p text:style-name="Standard">y las cosas cuyas imágenes me han quedado fijadas en el recuerdo</text:p>
      <text:p text:style-name="Standard">—como las de un sueño indeleble— se precipita y se concentra todo</text:p>
      <text:p text:style-name="Standard">un mundo de «recuerdos» que tales imágenes evocan en un solo</text:p>
      <text:p text:style-name="Standard">instante, o sea, si aquellos objetos y aquellas cosas son contenedores</text:p>
      <text:p text:style-name="Standard">dentro de los cuales se reúne un universo que yo puedo sacar de</text:p>
      <text:p text:style-name="Standard">ellos y observar, entonces al mismo tiempo tales objetos y tales cosas</text:p>
      <text:p text:style-name="Standard">son también algo distinto de un contenedor.</text:p>
      <text:p text:style-name="Standard"/>
      <text:p text:style-name="Standard">Son, justamente, signos lingüísticos, que si a mí personalmente</text:p>
      <text:p text:style-name="Standard">me evocan el mundo de la infancia burguesa, no obstante, en aque-</text:p>
      <text:p text:style-name="Standard">llos primeros momentos me hablaban objetivamente, haciéndose</text:p>
      <text:p text:style-name="Standard"/>
      <text:p text:style-name="Standard">33</text:p>
      <text:p text:style-name="Standard"/>
      <text:p text:style-name="Standard">hllslflAllllllll</text:p>
      <text:p text:style-name="Standard"/>
      <text:p text:style-name="Standard">descifrar como nuevos y LlCSCOHOCÍLlUS. Puma‘ nn m- lun PIII||(‘I‘||UHÍLI el</text:p>
      <text:p text:style-name="Standard">contenido de mis recuerdos: su contenido em HUlLIIIIUIIIC suyo. Y</text:p>
      <text:p text:style-name="Standard">ellos me lo comunicaban. Su comunicación ern pum-s (‘SUllClLlllllUIllC</text:p>
      <text:p text:style-name="Standard">pedagógica. Me enseñaban dónde había nacido, en qué mundo vivía</text:p>
      <text:p text:style-name="Standard">y, sobre todo, cómo debía concebir mi nacimiento y mi vida. Al</text:p>
      <text:p text:style-name="Standard">tratarse de un discurso pedagógico inarticulado, fijo, indiscutible,</text:p>
      <text:p text:style-name="Standard">sólo podía ser, como se dice hoy, autoritario y represivo. Lo que me</text:p>
      <text:p text:style-name="Standard">dijo y lo que me enseñó aquella cortina no admitia (ni admite) répli-</text:p>
      <text:p text:style-name="Standard">cas. Con ella no era posible ni admisible ningún diálogo ni acto</text:p>
      <text:p text:style-name="Standard">autoeducativo alguno. He aquí por qué he creído que todo el mun-</text:p>
      <text:p text:style-name="Standard">do era el mundo que me enseñaba aquella cortina: he creído por</text:p>
      <text:p text:style-name="Standard">tanto que todo el mundo era bienpensante, idealista, triste y escép-</text:p>
      <text:p text:style-name="Standard">tico, un poco vulgar; en una palabra: pequeño-burgués.</text:p>
      <text:p text:style-name="Standard"/>
      <text:p text:style-name="Standard"><text:soft-page-break/>Otras «lecciones de cosas» aparecieron poco después, y luego</text:p>
      <text:p text:style-name="Standard">durante toda la infancia y la juventud. A menudo tales «lecciones de</text:p>
      <text:p text:style-name="Standard">cosas» nuevas (en especial tras la primerísima infancia) estaban en</text:p>
      <text:p text:style-name="Standard">contradicción con las iniciales. He visto objetos rústicos en patios de</text:p>
      <text:p text:style-name="Standard">casas pobres; he visto utensilios y muebles proletarios y subproleta-</text:p>
      <text:p text:style-name="Standard">rios; he Visto paisajes ya no urbanos sino suburbiales o míseramente</text:p>
      <text:p text:style-name="Standard">campestres, etcétera. Pero ¡cuánto ha tenido que pasar, querido</text:p>
      <text:p text:style-name="Standard">Gennariello, para que aquellas primeras lecciones fueran puestas en</text:p>
      <text:p text:style-name="Standard">duda y cuestionadas explícitamente por las siguientes! Su represivi-</text:p>
      <text:p text:style-name="Standard">dad y su espíritu autoritario fueron invencibles durante muchos</text:p>
      <text:p text:style-name="Standard">años; comprendí en seguida, es cierto, que además de mi mundo,</text:p>
      <text:p text:style-name="Standard">pequeño-burgués, tan cómicamente absoluto, había también otro</text:p>
      <text:p text:style-name="Standard">mundo, e incluso que había otros mundos. Pero durante mucho</text:p>
      <text:p text:style-name="Standard">tiempo siempre me pareció que el único mundo verdadero, valede-</text:p>
      <text:p text:style-name="Standard">ro, que me había sido enseñado por los objetos, por la realidad físi-</text:p>
      <text:p text:style-name="Standard">ca, era el mío; mientras que los demás me parecían extraños, dife-</text:p>
      <text:p text:style-name="Standard">rentes, anómalos, inquietantes y faltos de verdad.</text:p>
      <text:p text:style-name="Standard"/>
      <text:p text:style-name="Standard">La educación que a un muchacho le dan los objetos, las cosas, la</text:p>
      <text:p text:style-name="Standard">realidad física —en otras palabras: los fenómenos materiales de su</text:p>
      <text:p text:style-name="Standard">condición social— convierte a ese muchacho al mismo tiempo en lo</text:p>
      <text:p text:style-name="Standard">que es y en lo que será durante toda su vida. Es su carne la que es</text:p>
      <text:p text:style-name="Standard">educada como forma de su espíritu.</text:p>
      <text:p text:style-name="Standard"/>
      <text:p text:style-name="Standard">La condición social se reconoce en la carne de un individuo (al</text:p>
      <text:p text:style-name="Standard">menos en mi experiencia histórica). Porque ha sido plasmado física-</text:p>
      <text:p text:style-name="Standard">mente por la educación precisamente física de la materia de que está</text:p>
      <text:p text:style-name="Standard">hecho su mundo.</text:p>
      <text:p text:style-name="Standard"/>
      <text:p text:style-name="Standard">Las palabras de los padres, de los maestros y por último de los</text:p>
      <text:p text:style-name="Standard">profesores se superponen a lo que las cosas y los actos le han enseña-</text:p>
      <text:p text:style-name="Standard">do a un muchacho cristalizándolo. Sólo la educación recibida de sus</text:p>
      <text:p text:style-name="Standard">compañeros será muy semejante a la que le han impartido las cosas</text:p>
      <text:p text:style-name="Standard">y los actos; o sea: será también puramente pragmática, en el sentido</text:p>
      <text:p text:style-name="Standard">absoluto y primario de la palabra.</text:p>
      <text:p text:style-name="Standard"/>
      <text:p text:style-name="Standard">34</text:p>
      <text:p text:style-name="Standard"/>
      <text:p text:style-name="Standard"><text:s/></text:p>
      <text:p text:style-name="Standard"/>
      <text:p text:style-name="Standard">IA PIHMFMA IF! l II'IN Mi? IA llln UNA KHIlIIN/s</text:p>
      <text:p text:style-name="Standard"/>
      <text:p text:style-name="Standard">Aslciusïn. ¡Inlicipn rn urgniilil que In impnrmneial clc ln enseñanza</text:p>
      <text:p text:style-name="Standard">¡lv ln lcleviuión vu vnurmc, ¡unes lalmbión elln no hace más que ofre-</text:p>
      <text:p text:style-name="Standard">cer uuu serio ¡le -&lt;L'jeI||p|os-&gt; de modo de ser y de comportamiento.</text:p>
      <text:p text:style-name="Standard">Pesar u que los nnnnciamtes, presentadores y demás morralla de este</text:p>
      <text:p text:style-name="Standard">lipo lhlhlcll (y llllblkll) de un modo horrendo), en realidad el verda-</text:p>
      <text:p text:style-name="Standard">LlCH) lenguaje de ln televisión es similar al lenguaje de las cosas: es</text:p>
      <text:p text:style-name="Standard">eomplctninente pragmático y no admite réplicas, alternativas, resis-</text:p>
      <text:p text:style-name="Standard">lcncin.</text:p>
      <text:p text:style-name="Standard"/>
      <text:p text:style-name="Standard">Perdóname este anticipo; pero puedo permitírmelo porque du-</text:p>
      <text:p text:style-name="Standard"><text:soft-page-break/>rainte algunas «clases» hemos de dedicamos aún al «lenguaje de las</text:p>
      <text:p text:style-name="Standard">cosas», visto que lo que realmente importa es la enseñanza que las</text:p>
      <text:p text:style-name="Standard">cosas te han impartido; yo me he referido a mi experiencia personal</text:p>
      <text:p text:style-name="Standard">sólo para llegar a experiencias actuales, justamente como la tuya,</text:p>
      <text:p text:style-name="Standard">estableciendo aunque sea blanda y un poco idílicamente los datos de</text:p>
      <text:p text:style-name="Standard">uno de los saltos entre generaciones más terribles que registra la</text:p>
      <text:p text:style-name="Standard">historia.</text:p>
      <text:p text:style-name="Standard"/>
      <text:p text:style-name="Standard">10 de abril de 1975.</text:p>
      <text:p text:style-name="Standard"/>
      <text:p text:style-name="Standard">35</text:p>
      <text:p text:style-name="Standard"/>
      <text:p text:style-name="Standard">PARÁGRAFO SEXTOJMPOTENCIA</text:p>
      <text:p text:style-name="Standard">ANTE EL LENGUAJE PEDAGOGICO DE LAS COSAS</text:p>
      <text:p text:style-name="Standard"/>
      <text:p text:style-name="Standard">No hay nada que obligue tanto a mirar las cosas como hacer una</text:p>
      <text:p text:style-name="Standard">película. La mirada de un literato sobre un paisaje rural o urbano</text:p>
      <text:p text:style-name="Standard">puede excluir una infinidad de cosas, recortando del conjunto sólo</text:p>
      <text:p text:style-name="Standard">las que le ernocionan o le son útiles. La mirada de un realizador</text:p>
      <text:p text:style-name="Standard">cinematográfico sobre ese mismo paisaje, en cambio, no puede dejar</text:p>
      <text:p text:style-name="Standard">de tomar consciencia de todas las cosas que hay en él, casi inventa-</text:p>
      <text:p text:style-name="Standard">riándolas. En realidad, mientras que para un literato las cosas están</text:p>
      <text:p text:style-name="Standard">destinadas a convertirse en palabras, o sea en símbolos, en la expre-</text:p>
      <text:p text:style-name="Standard">sión de un realizador cinematográfico las cosas siguen siendo cosas;</text:p>
      <text:p text:style-name="Standard">pues los «signos» del sistema verbal son simbólicos y convenciona-</text:p>
      <text:p text:style-name="Standard">les, mientras que los «signos» del sistema cinematográfico son preci-</text:p>
      <text:p text:style-name="Standard">samente las cosas mismas, en su materialidad y en su realidad. Se</text:p>
      <text:p text:style-name="Standard">convierten, ciertamente, en «signos», pero son «signos» vivientes de</text:p>
      <text:p text:style-name="Standard">sí mismas, por decirlo así. Todo esto forma parte de una ciencia, la</text:p>
      <text:p text:style-name="Standard">semiótica, que tú, Gennariello, debes conocer al menos de nombre y</text:p>
      <text:p text:style-name="Standard">en su significado de divulgación si quieres seguir mis razonamien-</text:p>
      <text:p text:style-name="Standard">tos; en especial éste, acerca del lenguaje primario de las cosas y acer-</text:p>
      <text:p text:style-name="Standard">ca de su consiguiente prevaricación pedagógica.</text:p>
      <text:p text:style-name="Standard"/>
      <text:p text:style-name="Standard">Pues bien: si hubiera ido al Yemen como literato, habría vuelto</text:p>
      <text:p text:style-name="Standard">con una idea del Yemen completamente distinta de la que tengo</text:p>
      <text:p text:style-name="Standard">habiendo ido como cineasta. No sé cuál de las dos es más auténtica.</text:p>
      <text:p text:style-name="Standard">Como literato habría vuelto con la idea —exa.ltante y lírica- de un</text:p>
      <text:p text:style-name="Standard">país fosilizado en una situación histórica medieval: con casas rosa-</text:p>
      <text:p text:style-name="Standard">ceas altas y estrechas, adornadas con blancos frisos como de una</text:p>
      <text:p text:style-name="Standard">orfebrería rústica, amontonadas en medio de un desierto humcnntc</text:p>
      <text:p text:style-name="Standard">y tan límpido que hace daño a los ojos; y aquí y allá, VﬂllCCÍfUS mn</text:p>
      <text:p text:style-name="Standard">aldeas que repiten exactamente la forma arquitectónica dc In cin</text:p>
      <text:p text:style-name="Standard">dad, entre dispersos cultivos tcrrnccntlos, dc grano, de crlnuln, ¡Iv</text:p>
      <text:p text:style-name="Standard">jvcqucñns viñedos.</text:p>
      <text:p text:style-name="Standard"/>
      <text:p text:style-name="Standard">.16</text:p>
      <text:p text:style-name="Standard"/>
      <text:p text:style-name="Standard"><text:s/></text:p>
      <text:p text:style-name="Standard"/>
      <text:p text:style-name="Standard">PARÁGRAFO SEXTO: IMPOTENCXA ANTE EL LENGUAJE PEDAGÓGICO</text:p>
      <text:p text:style-name="Standard"/>
      <text:p text:style-name="Standard"><text:soft-page-break/>Como realizador he visto en cambio, en medio de todo esto, la</text:p>
      <text:p text:style-name="Standard">presencia «expresiva», horrible, de la modernidad: una lepra de pos-</text:p>
      <text:p text:style-name="Standard">tes de alumbrado plantados caóticamente; casuchas de cemento y</text:p>
      <text:p text:style-name="Standard">chapa construidas sin sentido donde antes estaban las murallas de la</text:p>
      <text:p text:style-name="Standard">ciudad; edificios públicos en un espantoso estilo árabe moderno,</text:p>
      <text:p text:style-name="Standard">etcétera. Y, naturalmente, mis ojos han debido posarse también en</text:p>
      <text:p text:style-name="Standard">otras cosas, más pequeñas o incluso ínfimas: objetos de plástico,</text:p>
      <text:p text:style-name="Standard">conservas, zapatos y manufacturas de algodón miserable, peras en</text:p>
      <text:p text:style-name="Standard">lata (procedentes de China), pequeñas radios...</text:p>
      <text:p text:style-name="Standard"/>
      <text:p text:style-name="Standard">En una palabra: he visto la coexistencia de dos mundos semán-</text:p>
      <text:p text:style-name="Standard">ticamente distintos, unidos en un sistema expresivo único y babélico.</text:p>
      <text:p text:style-name="Standard"/>
      <text:p text:style-name="Standard">Naturalmente, el contingente moderno de este sistema lingüísti-</text:p>
      <text:p text:style-name="Standard">co a mí se me presentaba como aberrante y degradante. Objetivamen—</text:p>
      <text:p text:style-name="Standard">te lo era, a decir verdad, justamente porque era miserable; manifes-</text:p>
      <text:p text:style-name="Standard">taba sin contención o reservas su descarada finalidad especulativa. El</text:p>
      <text:p text:style-name="Standard">Yemen sigue siendo aún un mercado pequeño, o incluso ínfimo, para</text:p>
      <text:p text:style-name="Standard">las industrias occidentales. Por tanto es despreciado y ridiculizado</text:p>
      <text:p text:style-name="Standard">objetivamente. Su destrucción parece natural. Que eso exija una</text:p>
      <text:p text:style-name="Standard">abjuración por parte de los yemenitas les parece completamente</text:p>
      <text:p text:style-name="Standard">natural a los especuladores alemanes e italianos; los yemenitas deben</text:p>
      <text:p text:style-name="Standard">ser enteramente consentidores a propósito de su propio genocidio:</text:p>
      <text:p text:style-name="Standard">un genocidio cultural y físico, aunque no necesariamente mortal</text:p>
      <text:p text:style-name="Standard">como el de los campos de exterminio.</text:p>
      <text:p text:style-name="Standard"/>
      <text:p text:style-name="Standard">Pero volvamos a las cosas. El lenguaje de las cosas nuevas, que</text:p>
      <text:p text:style-name="Standard">cn cl Yemen —y en mi infancia—- es un balbuceo, para ti, Gennarie—</text:p>
      <text:p text:style-name="Standard">Ilo, se ha convertido en un discurso articulado, lógico y normal.</text:p>
      <text:p text:style-name="Standard">Incluso aunque algo te separe de ello, al ser tú napolitano.</text:p>
      <text:p text:style-name="Standard"/>
      <text:p text:style-name="Standard">No quiero implicarte en mi pecado estético. La turba de los</text:p>
      <text:p text:style-name="Standard">¡noralistas quede lejos de ti, con esas acusaciones suyas que les salen</text:p>
      <text:p text:style-name="Standard">«le los testículos, por lo demás repelentes (ciertamente no como los</text:p>
      <text:p text:style-name="Standard">tuyos, de jovencillo, o los míos, que no los confundo con el espíritu</text:p>
      <text:p text:style-name="Standard">prcvnricador y vulgar de la Ley).</text:p>
      <text:p text:style-name="Standard"/>
      <text:p text:style-name="Standard">Mi estetícismo es inseparable de mi cultura. ¿Por qué privar a mi</text:p>
      <text:p text:style-name="Standard">rulrum de un elemento suyo aunque sea espúreo, quizá, y superfluo?</text:p>
      <text:p text:style-name="Standard">lisn- clcmcnto completa un todo; y no tengo escrúpulos en decirlo</text:p>
      <text:p text:style-name="Standard">¡»m-que precisamente en estos últimos años me he convencido de que</text:p>
      <text:p text:style-name="Standard">ln ¡mbrczn y cl atraso no son en absoluto el peor de los males. A pro-</text:p>
      <text:p text:style-name="Standard">¡»ú-aim de sto nos habíamos equivocado todos. Las cosas modernas</text:p>
      <text:p text:style-name="Standard">un ¡‘(Hlllcitláls un cl Yemen por el capitalismo, además de haber conver-</text:p>
      <text:p text:style-name="Standard">Iialu lïsicauncntc :1 los ycmcnitas en payasos, les han hecho también</text:p>
      <text:p text:style-name="Standard">Inuclm más inÍl-lictts. lil lmzín (el rey desterrado) era horrendo, pero el</text:p>
      <text:p text:style-name="Standard">¡‘UIIMIIIIÍHIIIU lll.’ll‘Kt:|lllL' que lo lm sustituido no lo es menos.</text:p>
      <text:p text:style-name="Standard"/>
      <text:p text:style-name="Standard">lima mc du cl «leva-cho n ll():lVCr¡.’,()l1’l.:ll‘!¡1C ¿le mi «sentimiento de</text:p>
      <text:p text:style-name="Standard">ln lwllnn. lln hnlulvrr ¡lv rullursi, L]ll(.‘l'lll() (iCIllHll'lL!ll(), no ¡vilcdc por</text:p>
      <text:p text:style-name="Standard">¡union qm- nvr rxlrrlumlnnlviilr smlicipsislor u «xlrcmsulnmculu ¡urn-</text:p>
      <text:p text:style-name="Standard"/>
      <text:p text:style-name="Standard"><text:soft-page-break/>'17</text:p>
      <text:p text:style-name="Standard"/>
      <text:p text:style-name="Standard"><text:s/></text:p>
      <text:p text:style-name="Standard"/>
      <text:p text:style-name="Standard">GENNARJELLO</text:p>
      <text:p text:style-name="Standard"/>
      <text:p text:style-name="Standard">sado (0 quizá las dos cosas a la vez, como en mi caso). Por tanto es a</text:p>
      <text:p text:style-name="Standard">él a quien hay que escuchar: porque en su actualidad, en su hacerse</text:p>
      <text:p text:style-name="Standard">inmediato, o sea en su presente, la realidad únicamente posee el</text:p>
      <text:p text:style-name="Standard">lenguaje de las cosas y no puede ser más que vivida.</text:p>
      <text:p text:style-name="Standard"/>
      <text:p text:style-name="Standard">La cuestión es la siguiente: mi cultura (con sus esteticismos) me</text:p>
      <text:p text:style-name="Standard">dispone en una actitud crítica respecto de las «cosas» modernas en-</text:p>
      <text:p text:style-name="Standard">tendidas como signos lingüísticos. Tu cultura, en cambio, te hace</text:p>
      <text:p text:style-name="Standard">aceptar esas cosas modernas como naturales, y escuchar su enseñan-</text:p>
      <text:p text:style-name="Standard">za como absoluta.</text:p>
      <text:p text:style-name="Standard"/>
      <text:p text:style-name="Standard">Yo podré tratar de descalabrar, o al menos de poner en duda, lo</text:p>
      <text:p text:style-name="Standard">que te enseñan padres, maestros, televisión, diarios y sobre todo los</text:p>
      <text:p text:style-name="Standard">chicos de tu edad. Pero soy completamente impotente contra lo que</text:p>
      <text:p text:style-name="Standard">te han enseñado y te enseñan las cosas. Su lenguaje es inarticulado y</text:p>
      <text:p text:style-name="Standard">absolutamente rígido; por tanto, inarticulado y rígido es el espíritu</text:p>
      <text:p text:style-name="Standard">de tu aprendizaje y el de las opiniones no verbales que a través de</text:p>
      <text:p text:style-name="Standard">ese aprendizaje se han formado en ti. En esto somos dos extraños y</text:p>
      <text:p text:style-name="Standard">nada nos puede acercar.</text:p>
      <text:p text:style-name="Standard"/>
      <text:p text:style-name="Standard">17 de abril de 1975.</text:p>
      <text:p text:style-name="Standard"/>
      <text:p text:style-name="Standard">JH</text:p>
      <text:p text:style-name="Standard"/>
      <text:p text:style-name="Standard">SOMOS DOS EXTRAÑOS: LO DICEN LAS TAZAS DE TÉ</text:p>
      <text:p text:style-name="Standard"/>
      <text:p text:style-name="Standard">Nunca me cansaré de repetírtelo: yo, al hablar contigo, acaso tenga</text:p>
      <text:p text:style-name="Standard">la energía necesaria para olvidar, o pretender olvidar, lo que me ha</text:p>
      <text:p text:style-name="Standard">sido enseñado con palabras. Pero jamás podré olvidar lo que me han</text:p>
      <text:p text:style-name="Standard">enseñado las cosas. Por consiguiente, en el ámbito del lenguaje de</text:p>
      <text:p text:style-name="Standard">las cosas, lo que nos separa es un auténtico abismo: esto es, uno de</text:p>
      <text:p text:style-name="Standard">los saltos generacionales más profundos que recuerda la historia. Lo</text:p>
      <text:p text:style-name="Standard">que me han enseñado las cosas a mí, con su lenguaje, es completa-</text:p>
      <text:p text:style-name="Standard">mente distinto de lo que las cosas, con su lenguaje, te han enseñado</text:p>
      <text:p text:style-name="Standard">:1 ti. No obstante, lo que ha cambiado, querido Gennariello, no es el</text:p>
      <text:p text:style-name="Standard">lenguaje de las cosas: lo que ha cambiado son las cosas mismas. Y</text:p>
      <text:p text:style-name="Standard">han cambiado de un modo radical.</text:p>
      <text:p text:style-name="Standard"/>
      <text:p text:style-name="Standard">Me dirás: las cosas siempre están cambiando. «’O munno cagmw‘.</text:p>
      <text:p text:style-name="Standard">lis verdad. El mundo cambia eterna e inagotablemente. Pero una vez</text:p>
      <text:p text:style-name="Standard">cada varios milenios se produce el ﬁn del mundo. Y entonces el cam-</text:p>
      <text:p text:style-name="Standard">bio es, justamente, total. Y lo que se ha producido entre tú, con quin-</text:p>
      <text:p text:style-name="Standard">ce años, y yo, con cincuenta, es un fin del mundo. Mi figura de pe-</text:p>
      <text:p text:style-name="Standard">Llngogo se halla pues irremisiblemente en crisis. No se puede enseñar</text:p>
      <text:p text:style-name="Standard">si nose aprende al mismo tiempo. Y ahora yo no puedo enseñarte las</text:p>
      <text:p text:style-name="Standard">«cnszls» que me han educado a mí, ni puedes enseñarme tú las «cosas»</text:p>
      <text:p text:style-name="Standard"><text:soft-page-break/>que tc están educando a tí (o sea, las que estás viviendo). No nos las</text:p>
      <text:p text:style-name="Standard">pnclclnos enseñar mutuamente por la sencilla razón de que su natu-</text:p>
      <text:p text:style-name="Standard">mle/n no sc ha limitado a mudar alguna de sus cualidades, sino que</text:p>
      <text:p text:style-name="Standard">hn caunluisulo radicalmente en su totalidad.</text:p>
      <text:p text:style-name="Standard"/>
      <text:p text:style-name="Standard">Olwscrvttnws un fenómeno que parece irrelevante. Desde hace</text:p>
      <text:p text:style-name="Standard">algún tiempo sc han vuelto a poner de moda los «objetos» de los años</text:p>
      <text:p text:style-name="Standard">trvinln y cuurunrn; y yo estoy rodando un film ambientado precisa-</text:p>
      <text:p text:style-name="Standard">¡nvuu- rn l 044. Por Izmlu cada d ín me vco obligado a observar —con</text:p>
      <text:p text:style-name="Standard">' mirmlu ll('HPl.’l(lllLl:l r invcnlstriuntc que exige el cine— los «obje-</text:p>
      <text:p text:style-name="Standard">, -¡|lll' lilmo. línlnsc sluy I‘l)(l.’|l1Ll()IIIHICHCCIIRI en que dos seño-</text:p>
      <text:p text:style-name="Standard"/>
      <text:p text:style-name="Standard"><text:s text:c="3"/></text:p>
      <text:p text:style-name="Standard"/>
      <text:p text:style-name="Standard">l Iwpuwlnlu ¡Ilmlm ml IHl|IlVlll&gt;|Ih| ¡‘I NIN/Illlïttlllllllll |N,n|, l .].</text:p>
      <text:p text:style-name="Standard"/>
      <text:p text:style-name="Standard">‘W</text:p>
      <text:p text:style-name="Standard"/>
      <text:p text:style-name="Standard"><text:s/></text:p>
      <text:p text:style-name="Standard"/>
      <text:p text:style-name="Standard">GENNARÍELLO</text:p>
      <text:p text:style-name="Standard"/>
      <text:p text:style-name="Standard">ritas burguesas toman el te. Y por tanto he observado, entre otros</text:p>
      <text:p text:style-name="Standard">objetos, tazas de té.</text:p>
      <text:p text:style-name="Standard"/>
      <text:p text:style-name="Standard">Mi director artístico, Dante Ferretti, había hecho las cosas a lo</text:p>
      <text:p text:style-name="Standard">grande: había conseguido para esa escena un juego de te muy valioso.</text:p>
      <text:p text:style-name="Standard">Eran unas tacitas de color amarillo huevo claro con manchas blancas</text:p>
      <text:p text:style-name="Standard">en relieve. Al estar relacionadas con el universo de la Bauhaus y de los</text:p>
      <text:p text:style-name="Standard">bunlzers resultaban angustiosas. No podía mirarlas sin sentir una</text:p>
      <text:p text:style-name="Standard">punzada en el corazón seguida de un profundo malestar. Sin embar-</text:p>
      <text:p text:style-name="Standard">go las tacitas poseían una cualidad misteriosa, por lo demas compar-</text:p>
      <text:p text:style-name="Standard">tida con los muebles, las alfombras, los vestidos y los sombreros de</text:p>
      <text:p text:style-name="Standard">las señoritas, los utensilios y hasta por el papel de las paredes; pero</text:p>
      <text:p text:style-name="Standard">esa cualidad misteriosa no causaba dolor, ni ocasionaba un regreso</text:p>
      <text:p text:style-name="Standard">violento (que he soñado por las noches) a épocas anteriores y atro-</text:p>
      <text:p text:style-name="Standard">ces. Proporcionaba hasta alegría. Esa cualidad misteriosa era la del</text:p>
      <text:p text:style-name="Standard">artesanado. Hasta 1950, hasta los primeros años sesenta, el mundo</text:p>
      <text:p text:style-name="Standard">fue así. Las cosas todavía estaban hechas o confeccionadas con ma-</text:p>
      <text:p text:style-name="Standard">nos humanas: pacientes manos antiguas de carpinteros, de Sastres, de</text:p>
      <text:p text:style-name="Standard">tapiceros, de ceramistas. Y se trataba de cosas que tenían un destino</text:p>
      <text:p text:style-name="Standard">humano, esto es, personal. Luego el artesanado, o su espíritu, se acabó</text:p>
      <text:p text:style-name="Standard">de repente. Justamente cuando tú empezabas a vivir. Ya no hay con-</text:p>
      <text:p text:style-name="Standard">tínuidad, para mí, entre aquellas tacitas y un vasito de ahora.</text:p>
      <text:p text:style-name="Standard"/>
      <text:p text:style-name="Standard">El salto entre el mundo consumista y el mundo paleoindustrial</text:p>
      <text:p text:style-name="Standard">es todavía más profundo y total que el salto entre el mundo</text:p>
      <text:p text:style-name="Standard">paleoindustrial y el mundo preindustrial. En realidad este último ha</text:p>
      <text:p text:style-name="Standard">sido superado definitivamente -—ha quedado abolido, destruid0—</text:p>
      <text:p text:style-name="Standard">únicamente hoy. Hasta hoy mismo ha suministrado modelos huma-</text:p>
      <text:p text:style-name="Standard">nos y Valores a la burguesía paleoindustrial; incluso aunque ésta los</text:p>
      <text:p text:style-name="Standard">mixtificaba, los falseaba y los volvía a veces horrorosos (como suce-</text:p>
      <text:p text:style-name="Standard"><text:soft-page-break/>dió con el fascismo y en general con todos los regímenes clerical-</text:p>
      <text:p text:style-name="Standard">fascistas). Mixtificados y falseados, vueltos horribles en el plano del</text:p>
      <text:p text:style-name="Standard">poder, no por eso dejaban de ser reales en el plano del mundo domi-</text:p>
      <text:p text:style-name="Standard">nado por el poder: un mundo que en la práctica había seguido sien-</text:p>
      <text:p text:style-name="Standard">do, en su inmensa mayoría, campesino y artesanal.</text:p>
      <text:p text:style-name="Standard"/>
      <text:p text:style-name="Standard">Desde la época en que naciste tú esos modelos humanos y esos</text:p>
      <text:p text:style-name="Standard">valores antiguos ya no están al servicio del poder. ¿Por que’? Porque</text:p>
      <text:p text:style-name="Standard">ha cambiado cuantitativamente el modo de producción de las cosas.</text:p>
      <text:p text:style-name="Standard"/>
      <text:p text:style-name="Standard">La verdad que hemos de decirnos es la siguiente: la nueva pro-</text:p>
      <text:p text:style-name="Standard">ducción de las cosas, o sea el cambio de las cosas, te da a ti una</text:p>
      <text:p text:style-name="Standard">enseñanza originaria y profunda que yo no puedo comprender (en-</text:p>
      <text:p text:style-name="Standard">tre otras cosas porque no quiero). Y esto explica una extrañeza en-</text:p>
      <text:p text:style-name="Standard">tre nosotros dos que no es meramente la que durante siglos y mile-</text:p>
      <text:p text:style-name="Standard">nios ha separado a los padres de los hijos.</text:p>
      <text:p text:style-name="Standard"/>
      <text:p text:style-name="Standard">24 ¡lr ulvril ¡Iv lW/S.</text:p>
      <text:p text:style-name="Standard"/>
      <text:p text:style-name="Standard">41)</text:p>
      <text:p text:style-name="Standard"/>
      <text:p text:style-name="Standard">CÓMO HA CAMBIADO EL LENGUAJE DE LAS COSAS</text:p>
      <text:p text:style-name="Standard"/>
      <text:p text:style-name="Standard">Antes de abandonar el capítulo sobre el «lenguaje de las cosas» (que</text:p>
      <text:p text:style-name="Standard">quién sabe si te ha dejado vagamente descontento, hostil y quizás un</text:p>
      <text:p text:style-name="Standard">poco «cascado»), quisiera darte una serie de ejemplos que te harán</text:p>
      <text:p text:style-name="Standard">comprender un poco mejor lo que he querido decirte con este mis-</text:p>
      <text:p text:style-name="Standard">terioso exordio pedagógico mío.</text:p>
      <text:p text:style-name="Standard"/>
      <text:p text:style-name="Standard">Cuando yo, a tu edad (e incluso mucho después) caminaba por</text:p>
      <text:p text:style-name="Standard">los suburbios de una ciudad (Bolonia, Roma, Nápoles...), lo que</text:p>
      <text:p text:style-name="Standard">¡iquellos suburbios me decían «en su latín» era lo siguiente: aquí</text:p>
      <text:p text:style-name="Standard">viven los pobres, y la vida que aquí se desenvuelve es pobre. Pero los</text:p>
      <text:p text:style-name="Standard">pobres son obreros. Y los obreros son distintos de vosotros los bur-</text:p>
      <text:p text:style-name="Standard">gueses. Ellos quieren por tanto un futuro distinto. Sin embargo el</text:p>
      <text:p text:style-name="Standard">futuro tarda en llegar. Por eso su mañana —vivido por ellos en este</text:p>
      <text:p text:style-name="Standard">suburbio, y contemplado por vosotros- se parece inmensamente al</text:p>
      <text:p text:style-name="Standard">hoy. Es un hoy que se repite. Los hijos tienen asegurada una existen-</text:p>
      <text:p text:style-name="Standard">cia semejante a la de sus padres. Su destino es incluso repetir y</text:p>
      <text:p text:style-name="Standard">rccncarnar a sus padres. La revolución tiene la pereza del sol que</text:p>
      <text:p text:style-name="Standard">luce sobre los campos medio pelados, sobre las barracas, sobre los</text:p>
      <text:p text:style-name="Standard">edificios desconchados. Todo esto no hiere al pasado; no desgarra</text:p>
      <text:p text:style-name="Standard">sus valores y sus modelos. El urbanismo es aún campesino. El mun-</text:p>
      <text:p text:style-name="Standard">do obrero es físicamente campesino y su tradición antropológica</text:p>
      <text:p text:style-name="Standard">rccícnrc no es transgresora. El paisaje puede contener esta nueva</text:p>
      <text:p text:style-name="Standard">Iormn dc vida (chabolas, casuchas, edificaciones) porque su espíritu</text:p>
      <text:p text:style-name="Standard">vs irlúmicu nl de las aldeas, al de los caseríos. Y, justamente, la revo-</text:p>
      <text:p text:style-name="Standard">lución obrera tiene este espíritu.</text:p>
      <text:p text:style-name="Standard"/>
      <text:p text:style-name="Standard">Si cn cambio tú caminas ahora por un suburbio, ese suburbio,</text:p>
      <text:p text:style-name="Standard">sir-¡nprv «en su latín», tc dirá: «Aquí ya no hay espíritu popular algu-</text:p>
      <text:p text:style-name="Standard">un». Obreros y campesinos están «cn otra parte» incluso aunque</text:p>
      <text:p text:style-name="Standard"><text:soft-page-break/>!ll¡|l(‘l'Í¡lllll(‘lll(‘ Imluvízn VÍVHH aquí. Los" lvnrríos de chabolas (gracias a</text:p>
      <text:p text:style-name="Standard">Hina, rivrInnu-nlv) cursi Imn dcsnjmrccinln, En cambio han crecido</text:p>
      <text:p text:style-name="Standard"/>
      <text:p text:style-name="Standard">4|</text:p>
      <text:p text:style-name="Standard"/>
      <text:p text:style-name="Standard"><text:s/></text:p>
      <text:p text:style-name="Standard"/>
      <text:p text:style-name="Standard"><text:s/></text:p>
      <text:p text:style-name="Standard"/>
      <text:p text:style-name="Standard">GENNARÍELLO</text:p>
      <text:p text:style-name="Standard"/>
      <text:p text:style-name="Standard">enormemente los «centros» de grandes edificios. Ya no se puede</text:p>
      <text:p text:style-name="Standard">hablar de un amalgama con el mundo antiguo o campesino. Las</text:p>
      <text:p text:style-name="Standard">inmundicias son un espantoso cuerpo extraño. Los riachuelillos y</text:p>
      <text:p text:style-name="Standard">los canales son aterradores. El derecho de los pobres a una existen-</text:p>
      <text:p text:style-name="Standard">cia mejor tiene una contrapartida que ha acabado por degradar esa</text:p>
      <text:p text:style-name="Standard">existencia. El futuro es inminente y apocalíptico. Los hijos se han</text:p>
      <text:p text:style-name="Standard">desgajado del parecido con su padres y se proyectan hacia un maña-</text:p>
      <text:p text:style-name="Standard">na que, pese a conservar los problemas y la miseria de hoy, sólo</text:p>
      <text:p text:style-name="Standard">puede ser del todo distinto cualitativamente. De revolución ni si-</text:p>
      <text:p text:style-name="Standard">quiera se habla; y menos cuando se habla de ella frenéticamente (un</text:p>
      <text:p text:style-name="Standard">frenesí que los hijos de los obreros han aprendido de un modo hu-</text:p>
      <text:p text:style-name="Standard">millante de los hijos de los burgueses). El distanciamiento respecto</text:p>
      <text:p text:style-name="Standard">del pasado y la falta de relación (siquiera ideal y poética) con el</text:p>
      <text:p text:style-name="Standard">futuro son radicales.</text:p>
      <text:p text:style-name="Standard"/>
      <text:p text:style-name="Standard">Así, yo fui educado por la realidad física del suburbio en la cer-</text:p>
      <text:p text:style-name="Standard">tidumbre, en un amor profundo, seguro e insustituible. Tú en cam-</text:p>
      <text:p text:style-name="Standard">bio te estás educando en la incertidumbre, en una falta de amor</text:p>
      <text:p text:style-name="Standard">hecha de una falsa certidumbre cruel y despiadada (la consciencia</text:p>
      <text:p text:style-name="Standard">«cristalizada», convencionalizada, ciegamente agresiva, de los pro-</text:p>
      <text:p text:style-name="Standard">pios derechos). Me he detenido en el «lenguaje de la realidad física</text:p>
      <text:p text:style-name="Standard">de un suburbio urbano», pero los centros de las ciudades y el campo</text:p>
      <text:p text:style-name="Standard">te harían razonamientos análogos.</text:p>
      <text:p text:style-name="Standard"/>
      <text:p text:style-name="Standard">Los centros de las ciudades, durante toda la vida, han garantiza-</text:p>
      <text:p text:style-name="Standard">do siempre a tu pedagogo la inalterabilidad de la tradición humanis-</text:p>
      <text:p text:style-name="Standard">ta, y, por tanto, un carácter de la vida, tanto burguesa como popu-</text:p>
      <text:p text:style-name="Standard">lar, fundamentalmente conservador (que la eventual revolución</text:p>
      <text:p text:style-name="Standard">obrera debía «regenerar» pero no cambiar). A ti en cambio los cen-</text:p>
      <text:p text:style-name="Standard">tros históricos de las ciudades te hablan de un problema particular</text:p>
      <text:p text:style-name="Standard">relativo a su conservación física, a su supervivencia material; de la</text:p>
      <text:p text:style-name="Standard">incompatibilidad entre su estructura y la calidad de vida de una masa</text:p>
      <text:p text:style-name="Standard">consumista burguesa y obrera nace un caos para el cual tanto la</text:p>
      <text:p text:style-name="Standard">palabra «conservación» como la palabra «revolución» no tienen ya</text:p>
      <text:p text:style-name="Standard">ningún sentido.</text:p>
      <text:p text:style-name="Standard"/>
      <text:p text:style-name="Standard">En cuanto al campo, la diferencia entre lo que me ha enseñado a</text:p>
      <text:p text:style-name="Standard">mí y lo que te está enseñando a ti es incluso mayor. Para rní el campo</text:p>
      <text:p text:style-name="Standard">era la certidumbre de una continuidad con los orígenes del mundo</text:p>
      <text:p text:style-name="Standard">humano; el campo ha dado Valor, hasta prestarles un carácter casi</text:p>
      <text:p text:style-name="Standard">de ritual, a cada gesto mínimo, a cada palabra. Además el campo</text:p>
      <text:p text:style-name="Standard"><text:soft-page-break/>representaba ante mis ojos el espectáculo de un mundo perfecto.</text:p>
      <text:p text:style-name="Standard">Para ti, por el contrario, el campo habla de si’ mismo como de una</text:p>
      <text:p text:style-name="Standard">fantasmal y casi atemorizadora supervivencia. Su función (tccuifica-</text:p>
      <text:p text:style-name="Standard">da, industrializada) te es extraña, salvo que quieras ocupurlr- profe-</text:p>
      <text:p text:style-name="Standard">sionalmente de ella. Por lo demás, es un lugar exótico puru Hawk-</text:p>
      <text:p text:style-name="Standard">ends atroces y para no menus utrocc casitas que nltrrnur mn lu</text:p>
      <text:p text:style-name="Standard">atroz vivienda ilrhaml (c. :1 claro que : mz pum inf).</text:p>
      <text:p text:style-name="Standard"/>
      <text:p text:style-name="Standard"><text:s text:c="3"/></text:p>
      <text:p text:style-name="Standard"/>
      <text:p text:style-name="Standard">CÓMO HA CAMBIADO EL LENGUAJE DE LAS COSAS</text:p>
      <text:p text:style-name="Standard"/>
      <text:p text:style-name="Standard">En el curso de estas lecciones comprenderás poco a poco, queri-</text:p>
      <text:p text:style-name="Standard">do Gennariello, que pese a las apariencias estos razonamientos míos</text:p>
      <text:p text:style-name="Standard">no son en absoluto alabanzas de los tiempos pasados (que cuando</text:p>
      <text:p text:style-name="Standard">eran tiempos presentes, por otra parte, yo no ame’ jamás). Son ra-</text:p>
      <text:p text:style-name="Standard">zonamientos distintos de todo lo que hoy puede ser dicho por un</text:p>
      <text:p text:style-name="Standard">hombre de mi edad: razonamientos en los cuales «conservación» y</text:p>
      <text:p text:style-name="Standard">«revolución» son justamente palabras que ya no tienen sentido</text:p>
      <text:p text:style-name="Standard">(como Ves, pues, soy moderno también yo).</text:p>
      <text:p text:style-name="Standard"/>
      <text:p text:style-name="Standard">No obstante, también me doy cuenta de que esta página de</text:p>
      <text:p text:style-name="Standard">«ejemplos» mía aún se mantiene en el terreno de las vaguedades y de</text:p>
      <text:p text:style-name="Standard">las generalidades. Por eso la próxima vez me referirá a un ejemplo</text:p>
      <text:p text:style-name="Standard">concreto. Te hablaré, pues, de la ciudad de Bolonia.</text:p>
      <text:p text:style-name="Standard"/>
      <text:p text:style-name="Standard">1.° de mayo de 1975.</text:p>
      <text:p text:style-name="Standard"/>
      <text:p text:style-name="Standard"><text:s/></text:p>
      <text:p text:style-name="Standard"/>
      <text:p text:style-name="Standard">BOLONIA, CIUDAD CONSUMISTA Y COMUNISTA</text:p>
      <text:p text:style-name="Standard"/>
      <text:p text:style-name="Standard">¿Por qué tomo como ejemplo de «razonamiento» no verbal —y pre-</text:p>
      <text:p text:style-name="Standard">cisamente por eso dotado de una fuerza de persuasión que ningún</text:p>
      <text:p text:style-name="Standard">verbalismo posee— a la ciudad de Bolonia? Simplemente porque</text:p>
      <text:p text:style-name="Standard">Bolonia no es una ciudad italiana «típica». Es un caso único. Que al</text:p>
      <text:p text:style-name="Standard">mismo tiempo se presenta también como un «ensayo» muy avanza-</text:p>
      <text:p text:style-name="Standard">do de una eventual e improbable ciudad italiana futura. Su anomalía</text:p>
      <text:p text:style-name="Standard">se debe a que durante estos últimos años se ha «desarrollado» según</text:p>
      <text:p text:style-name="Standard">las ya sacramentales normas del desarrollo consumista y es al mismo</text:p>
      <text:p text:style-name="Standard">tiempo una ciudad comunista. Por consiguiente los administradores</text:p>
      <text:p text:style-name="Standard">comunistas han tenido que afrontar el problema que les imponía el</text:p>
      <text:p text:style-name="Standard">desarrollo capitalista de la ciudad... Tú vives en Nápoles, y todo</text:p>
      <text:p text:style-name="Standard">esto te resulta completamente incomprensible, como es natural. En</text:p>
      <text:p text:style-name="Standard">Nápoles el pobre y caótico desarrollo consumista está en manos de</text:p>
      <text:p text:style-name="Standard">administradores consubstanciales a él. Y lo mismo en casi todas las</text:p>
      <text:p text:style-name="Standard">demás ciudades italianas. (Por tanto, para ti, los administradores</text:p>
      <text:p text:style-name="Standard">regionales y provinciales son simplemente los antiguos virreyes co-</text:p>
      <text:p text:style-name="Standard">rruptos y despreciables. El «Rey» está en otra parte; y en esa otra</text:p>
      <text:p text:style-name="Standard">parte está cambiando formas y modalidades. Los Virreyes lo intuyen,</text:p>
      <text:p text:style-name="Standard">pero su torpe consciencia no sabe nada de ello. En cambio se com-</text:p>
      <text:p text:style-name="Standard">portan a la perfección en todo lo relativo a la transición: de aspecto</text:p>
      <text:p text:style-name="Standard"><text:soft-page-break/>y de mentalidad son retrasados, pero en cambio son muy avanzados</text:p>
      <text:p text:style-name="Standard">en la aceptación cínica del nuevo curso del poder, 0 sea, de los nue-</text:p>
      <text:p text:style-name="Standard">vos modos de producción...).</text:p>
      <text:p text:style-name="Standard"/>
      <text:p text:style-name="Standard">Pero volvamos al razonamiento —resumido—- de la ciudad de</text:p>
      <text:p text:style-name="Standard">Bolonia. A ti te dice: «Querido Gennariello: admframc. Soy una</text:p>
      <text:p text:style-name="Standard">opulenta ciudad del Norte a la que el desarrollo ha vilellu ma.» opu</text:p>
      <text:p text:style-name="Standard">lenta todavía; opulenta hasta el punto de PHTCCCI‘ una ciudad ¡ranu-</text:p>
      <text:p text:style-name="Standard">sa o alemana. Si tuvieras que emigrar aqui, tu connclolivlu no jmdría</text:p>
      <text:p text:style-name="Standard">dejar de admirarse iniurcrrilmpidalnciilc de me lwrhu. Ademas,</text:p>
      <text:p text:style-name="Standard"/>
      <text:p text:style-name="Standard">,44</text:p>
      <text:p text:style-name="Standard"/>
      <text:p text:style-name="Standard"><text:s text:c="2"/></text:p>
      <text:p text:style-name="Standard"/>
      <text:p text:style-name="Standard">BOLONIA. CIUDAD CONSUMISTA Y COMUNISTA</text:p>
      <text:p text:style-name="Standard"/>
      <text:p text:style-name="Standard">aquí somos comunistas, y, por tanto, limpios y honrados. También</text:p>
      <text:p text:style-name="Standard">esto es un privilegio en comparación con el mundo del que procedes</text:p>
      <text:p text:style-name="Standard">tú. Naturalmente, si tuvieras que emigrar aquí, no podrías hacer</text:p>
      <text:p text:style-name="Standard">otra cosa que votar comunista. Estas dos “gracias” —la riqueza y la</text:p>
      <text:p text:style-name="Standard">administración comunista— crean un optimismo democrático que</text:p>
      <text:p text:style-name="Standard">sin duda primero te postrará en éxtasis y luego te convertirá en un</text:p>
      <text:p text:style-name="Standard">catecúmeno, por lo demás no excesivamente fanático...»</text:p>
      <text:p text:style-name="Standard"/>
      <text:p text:style-name="Standard">A mí, la ciudad de Bolonia me dice: «Yo me comparo con la</text:p>
      <text:p text:style-name="Standard">Bolonia que dejaste hace una treintena de años. Se’ que me admiras y</text:p>
      <text:p text:style-name="Standard">que aún me consideras la mejor ciudad de Italia, sólo por detrás de</text:p>
      <text:p text:style-name="Standard">Venecia en lo que a la belleza se refiere. Pero también se’ que algo</text:p>
      <text:p text:style-name="Standard">mío te defrauda o te divide interiormente. No es el lamento por</text:p>
      <text:p text:style-name="Standard">aquella ciudad de hace treinta años, que ya no existe pese a que su</text:p>
      <text:p text:style-name="Standard">forma se conserva intacta; lo que te defrauda y te divide es compro-</text:p>
      <text:p text:style-name="Standard">bar lo que soy en la actualidad. A decir verdad, te hablo a través de</text:p>
      <text:p text:style-name="Standard">tu carácter y de tu cultura. Mi realidad objetiva no tendría palabras</text:p>
      <text:p text:style-name="Standard">para ti. La primera y única proposición de mi silencio sería: “Yo te</text:p>
      <text:p text:style-name="Standard">resulto extraña e incomprensible”. Si a través de tu carácter y de tu</text:p>
      <text:p text:style-name="Standard">cultura todavía ‘puedo hablarte, ello se debe a la función conserva-</text:p>
      <text:p text:style-name="Standard">dora que ha desempeñado aquí el partido comunista. Por eso estás</text:p>
      <text:p text:style-name="Standard">tentado de establecerte aquí, de trabajar aquí, de vivir tal vez en la</text:p>
      <text:p text:style-name="Standard">casa de via Zamboni donde naciste o en la de via Nosadella donde</text:p>
      <text:p text:style-name="Standard">pasaste la adolescencia y escribiste tus primeros versos. Pero el mis-</text:p>
      <text:p text:style-name="Standard">mo fenómeno —o sea, que yo sea una tierra separada, una ísla—</text:p>
      <text:p text:style-name="Standard">que tiende a mantenerte aquí, te rechaza casi espantado a los lugares</text:p>
      <text:p text:style-name="Standard">no privilegiados por mi felicidad. Lo extraño de un centro urbano y</text:p>
      <text:p text:style-name="Standard">de una zona industrial extendida prácticamente a todo el campo</text:p>
      <text:p text:style-name="Standard">—ya metido en el giro que lleva a un futuro substancialmente distin-</text:p>
      <text:p text:style-name="Standard">to de cualquier pasado que conozcas— te traumatiza, como es natu-</text:p>
      <text:p text:style-name="Standard">ral. Contemplar, el sábado por la noche, una barahunda que recuer-</text:p>
      <text:p text:style-name="Standard">da el Barrio Latino, con el triunfo de la pareja y la aparición del</text:p>
      <text:p text:style-name="Standard">vandalismo, te pone enfermo. El loado juego democrático (como</text:p>
      <text:p text:style-name="Standard">dice tu amigo Scalia), con asambleas y procesos de participación y</text:p>
      <text:p text:style-name="Standard">de autogestión, te incomoda. Pero yo se’ que más que cualquier otra</text:p>
      <text:p text:style-name="Standard"><text:soft-page-break/>rosa lo que te intranquiliza y casi te angustia, en lo que respecta a</text:p>
      <text:p text:style-name="Standard">z-sie ientímcno mío, es que yo le plantee problemas relativos al desa-</text:p>
      <text:p text:style-name="Standard">rrollo consumista transnacional a una administración regional co-</text:p>
      <text:p text:style-name="Standard">iuunisla. La cual, al resolver tales problemas, los acepta. Y al aceptar</text:p>
      <text:p text:style-name="Standard">esos problemas ——en la práctica, que siempre es una teoría aún no</text:p>
      <text:p text:style-name="Standard">(llkllál/ ¡icepta también el universo que los plantea: o sea, el univer-</text:p>
      <text:p text:style-name="Standard">m) de Ia seaundzi y Lleﬁuitiva revolución burguesa. Aquello en lo que</text:p>
      <text:p text:style-name="Standard">M‘ lhl CUllVPFlltlU una ciudad italiana —se'a bueno o malo——, aquí se</text:p>
      <text:p text:style-name="Standard">inn-pla. ar asimila, ac codifi i. Desde el momento en que soy al mis-</text:p>
      <text:p text:style-name="Standard">IIIU tiempo una ciudad de. arrollada y una ciudad comunista, no sólo</text:p>
      <text:p text:style-name="Standard">my una ciudad rn la que no hay alternativa sino que soy una ciudad</text:p>
      <text:p text:style-name="Standard"/>
      <text:p text:style-name="Standard"><text:s/></text:p>
      <text:p text:style-name="Standard"/>
      <text:p text:style-name="Standard">4.5</text:p>
      <text:p text:style-name="Standard"/>
      <text:p text:style-name="Standard">GENNARIELLO</text:p>
      <text:p text:style-name="Standard"/>
      <text:p text:style-name="Standard">donde ni siquiera hay alteridad. Es decir: prefiguro la eventual Italia</text:p>
      <text:p text:style-name="Standard">del compromiso histórico; en el cual, en el mejor de los casos, o sea,</text:p>
      <text:p text:style-name="Standard">en el caso de un efectivo poder administrativo comunista, toda la</text:p>
      <text:p text:style-name="Standard">población estaría formada exclusivamente por pequeños burgueses,</text:p>
      <text:p text:style-name="Standard">habiendo sido eliminados antropológicamente los obreros por la</text:p>
      <text:p text:style-name="Standard">burguesía...»</text:p>
      <text:p text:style-name="Standard"/>
      <text:p text:style-name="Standard">Pero a propósito de este punto, Gennariello, nos detendremos</text:p>
      <text:p text:style-name="Standard">más pausadamente cuando te hable de tus coetáneos: volveremos a</text:p>
      <text:p text:style-name="Standard">encontrar en ellos, junto al aburguesamiento psicológico, también</text:p>
      <text:p text:style-name="Standard">fenómenos de regresión a esa especie de barbarie que siempre se ha</text:p>
      <text:p text:style-name="Standard">considerado que es la cultura popular; y, por tanto, fenómenos de</text:p>
      <text:p text:style-name="Standard">diferenciación ——inédita históricamente— de la norma...</text:p>
      <text:p text:style-name="Standard"/>
      <text:p text:style-name="Standard">8 de mayo de 1975.</text:p>
      <text:p text:style-name="Standard"/>
      <text:p text:style-name="Standard">4o</text:p>
      <text:p text:style-name="Standard"/>
      <text:p text:style-name="Standard">LOS MUCHACHOS SON CONFORMISTAS DOS VECES</text:p>
      <text:p text:style-name="Standard"/>
      <text:p text:style-name="Standard">¡Empezamos hoy el segundo capítulo de nuestro tratado. Tras el len-</text:p>
      <text:p text:style-name="Standard">guaje pedagógico de las cosas, que tanta y tan decisiva influencia ha</text:p>
      <text:p text:style-name="Standard">tenido en hacerte como eres, pasamos al lenguaje pedagógico de tus</text:p>
      <text:p text:style-name="Standard">coetáneos, los cuales, en este momento de tu vida (quince años), son</text:p>
      <text:p text:style-name="Standard">tus educadores más importantes. Ellos desautorizan ante tus ojos</text:p>
      <text:p text:style-name="Standard">mnto a la familia como a la escuela. Convierten a padres y maestros</text:p>
      <text:p text:style-name="Standard">cn sombras balbuceantes. Y para conseguirlo no necesitan hacer</text:p>
      <text:p text:style-name="Standard">¡grandes esfuerzos. Por el contrario, ni son conscientes de ello. Para</text:p>
      <text:p text:style-name="Standard">«lcstruir el valor de cualquier otra fuente educativa les basta con</text:p>
      <text:p text:style-name="Standard">(‘star ahí; con estar ahí tal como son.</text:p>
      <text:p text:style-name="Standard"/>
      <text:p text:style-name="Standard">Tienen en sus manos un arma poderosísima: la intimidación y el</text:p>
      <text:p text:style-name="Standard">clmiitaje. Cosa, esta última, tan vieja como el mundo. El c0nformis-</text:p>
      <text:p text:style-name="Standard">mode los adultos se encuentra entre los muchachos ya maduro, feroz</text:p>
      <text:p text:style-name="Standard"><text:soft-page-break/>y completo. Saben reﬁnadamente cómo hacer sufrir a los de su edad;</text:p>
      <text:p text:style-name="Standard">y lo hacen mucho mejor que los adultos porque su voluntad de hacer</text:p>
      <text:p text:style-name="Standard">sufrir es gratuita: es violencia en estado puro. Consideran esa volun-</text:p>
      <text:p text:style-name="Standard">Iznl como un derecho suyo. Afecta a toda su vitalidad intacta, y tam-</text:p>
      <text:p text:style-name="Standard">bién, naturalmente, a su inocencia. Su presión pedagógica sobre ti no</text:p>
      <text:p text:style-name="Standard">cnnucc persuasión ni comprensión, ni forma alguna de piedad 0 de</text:p>
      <text:p text:style-name="Standard">Iiumzmidnd. Sólo en el momento en que tus compañeros se convier-</text:p>
      <text:p text:style-name="Standard">ll'll cn ¿unigos muestran quizá persuasión, comprensión, piedad y</text:p>
      <text:p text:style-name="Standard">liuniainirlzid; pero los amigos son, como mucho, cuatro o cinco. Los</text:p>
      <text:p text:style-name="Standard">¡Im-mz son Iuhus, y tc emplean como cobaya sobre la que experimen-</text:p>
      <text:p text:style-name="Standard">Lu‘ su violencia y cun ln que cimfirmar la bondad de su conformismo.</text:p>
      <text:p text:style-name="Standard"/>
      <text:p text:style-name="Standard">Sn cmiliii'iiiisiii&lt;i l12lC()l7I'¡l(l() pcsoa partir del mundo de los adul-</text:p>
      <text:p text:style-name="Standard">nw. lil ¡"s-quen 1 vs rl mismo. No obstante, ellos tienen siempre algo</text:p>
      <text:p text:style-name="Standard">nuvvn, cn rclairión ¡"un In. Inllns. ¡{llos viven cxistcncialmente va-</text:p>
      <text:p text:style-name="Standard">loren IHICVIIN mi mmpsirzicnﬁii con lun vividos y Codilicndos por los</text:p>
      <text:p text:style-name="Standard">nulullon. Su hier/u mnuinlc" vn (mln. /\ lrnvós (Ir ¿llum nuvvu, cllus,</text:p>
      <text:p text:style-name="Standard"/>
      <text:p text:style-name="Standard"><text:s/></text:p>
      <text:p text:style-name="Standard"/>
      <text:p text:style-name="Standard">47</text:p>
      <text:p text:style-name="Standard"/>
      <text:p text:style-name="Standard"><text:s/></text:p>
      <text:p text:style-name="Standard"/>
      <text:p text:style-name="Standard"><text:s text:c="2"/>_.,</text:p>
      <text:p text:style-name="Standard"/>
      <text:p text:style-name="Standard">GENNARIELLO</text:p>
      <text:p text:style-name="Standard"/>
      <text:p text:style-name="Standard">con su modo de ser y de comportarse (puesto que se trata de algo</text:p>
      <text:p text:style-name="Standard">puramente «vivido»), vuelven vacuo el conformismo pedagógico de</text:p>
      <text:p text:style-name="Standard">los adultos y se imponen como los auténticos maestros unos de otros.</text:p>
      <text:p text:style-name="Standard">Su «novedad» no dicha, y ni siquiera pensada, sino sólo vivida, al ir</text:p>
      <text:p text:style-name="Standard">más allá del mundo de los adultos, lo pone en cuestión incluso cuan-</text:p>
      <text:p text:style-name="Standard">do lo acepta totalmente (como ocurre en las sociedades represivas o</text:p>
      <text:p text:style-name="Standard">francamente fascistas). Tú estás abrumado por esta «novedad»; y es</text:p>
      <text:p text:style-name="Standard">la «novedad» —que tú temes vivir imperfectamente, mientras que la</text:p>
      <text:p text:style-name="Standard">ves perfectamente vivida por tus compañeros— lo que constituye el</text:p>
      <text:p text:style-name="Standard">núcleo de tu ansia de aprender. No te la pueden enseñar los adultos</text:p>
      <text:p text:style-name="Standard">(incluido yo), y tú, por tanto, pese a escuchar a los adultos, pese a</text:p>
      <text:p text:style-name="Standard">poner toda tu buena voluntad en asimilar el saber de tus padres, en</text:p>
      <text:p text:style-name="Standard">realidad llevas dentro de ti una única avidez molesta: la de compar-</text:p>
      <text:p text:style-name="Standard">tir con tus compañeros, aprendiéndola obsesivamente de ellos cada</text:p>
      <text:p text:style-name="Standard">día, esa novedad. En suma: tus compañeros son los depositarios y</text:p>
      <text:p text:style-name="Standard">los portadores de esos valores que son los únicos que te interesan.</text:p>
      <text:p text:style-name="Standard">Incluso cuando no son más que variantes ligerísimas, casi irnpercep-</text:p>
      <text:p text:style-name="Standard">tibles, de los valores de los padres.</text:p>
      <text:p text:style-name="Standard"/>
      <text:p text:style-name="Standard">Hay momentos históricos -—como el que estamos viviendo— en</text:p>
      <text:p text:style-name="Standard">que sin embargo los muchachos creen saber también cuáles son los</text:p>
      <text:p text:style-name="Standard">nuevos valores que viven, o bien creen saber cuál es el nuevo modo</text:p>
      <text:p text:style-name="Standard">de vivir valores ya establecidos. En estos momentos la fuerza de</text:p>
      <text:p text:style-name="Standard">intimidación y de chantaje de los jóvenes de la misma edad es aun</text:p>
      <text:p text:style-name="Standard"><text:soft-page-break/>más violenta. Añaden, dentro del esquema del conformismo asimila-</text:p>
      <text:p text:style-name="Standard">do del orden social paterno —como en los tiempos de las hordas—,</text:p>
      <text:p text:style-name="Standard">una dosis de conformismo nueva: el de la revuelta y la oposición.</text:p>
      <text:p text:style-name="Standard"/>
      <text:p text:style-name="Standard">El caso de una sociedad explícitamente represiva 0 fascista no</text:p>
      <text:p text:style-name="Standard">es pues el nuestro. Nosotros vivimos al menos nominalmente un</text:p>
      <text:p text:style-name="Standard">período de democracia parlamentaria, de bienestar y de tolerancia.</text:p>
      <text:p text:style-name="Standard">El «plus» que viven los muchachos no es pues un «plus» fascista, un</text:p>
      <text:p text:style-name="Standard">«plus» de entrega a la autoridad, o, por lo menos, no es solamente</text:p>
      <text:p text:style-name="Standard">eso: es un «plus» de desobediencia, de anarquía, o de entrega a la</text:p>
      <text:p text:style-name="Standard">revolución obrera. En la época del fascismo, cuando yo era un ado-</text:p>
      <text:p text:style-name="Standard">lescente, mis compañeros me daban diariamente lecciones no sólo</text:p>
      <text:p text:style-name="Standard">de cómo se hace para ser viriles y vulgares, sino también para ser</text:p>
      <text:p text:style-name="Standard">canallescamente fieles a la autoridad fascista. Hoy, tus compañeros</text:p>
      <text:p text:style-name="Standard">te imparten a ti lecciones «represivas» no sólo de adhesión a la</text:p>
      <text:p text:style-name="Standard">autoridad en su aspecto destructivo (fascista), sino también —y so-</text:p>
      <text:p text:style-name="Standard">bre todo, a decir verdad— de espíritu revolucionario, comunista o</text:p>
      <text:p text:style-name="Standard">extraparlamentario.</text:p>
      <text:p text:style-name="Standard"/>
      <text:p text:style-name="Standard">Al mismo tiempo, todo el mundo te da diariamente unn Irvmcn-</text:p>
      <text:p text:style-name="Standard">da lección acerca de cómo comportarse y pensar en uuu H1N'l('(l¡I(l</text:p>
      <text:p text:style-name="Standard">consumista.</text:p>
      <text:p text:style-name="Standard"/>
      <text:p text:style-name="Standard">Como puedes ver, estamos enel foso de Inn ncrpirulvu. Lun vii-m</text:p>
      <text:p text:style-name="Standard">plos son infinitos y siempre auubiguos. No en Moll uyuclmlc- ru lu</text:p>
      <text:p text:style-name="Standard"/>
      <text:p text:style-name="Standard">N48</text:p>
      <text:p text:style-name="Standard"/>
      <text:p text:style-name="Standard"><text:s text:c="2"/></text:p>
      <text:p text:style-name="Standard"/>
      <text:p text:style-name="Standard">LOS MUCHACHOS SON CONFORMÁSTAS DOS VECES</text:p>
      <text:p text:style-name="Standard"/>
      <text:p text:style-name="Standard">lucha de acomplejado y de débil contra todos los demás, fuertes en</text:p>
      <text:p text:style-name="Standard">la medida en que son individualmente paladines de la mayoría. No</text:p>
      <text:p text:style-name="Standard">obstante, yo tratare’, justamente, de ayudarte, aunque el camino que</text:p>
      <text:p text:style-name="Standard">te señalaré será más difícil. Naturalmente, deberemos detenernos</text:p>
      <text:p text:style-name="Standard">bastante en este capítulo que contempla a los muchachos que son</text:p>
      <text:p text:style-name="Standard">tus coetáneos, tratando de reordenar el lío en que se amontonan a</text:p>
      <text:p text:style-name="Standard">tu alrededor, y del que tú, no obstante, infieres un modo de ser</text:p>
      <text:p text:style-name="Standard"/>
      <text:p text:style-name="Standard">único y muy claro.</text:p>
      <text:p text:style-name="Standard"/>
      <text:p text:style-name="Standard">15 de mayo de 1975.</text:p>
      <text:p text:style-name="Standard"/>
      <text:p text:style-name="Standard">49</text:p>
      <text:p text:style-name="Standard"/>
      <text:p text:style-name="Standard">VIVEN, PERO TENDRÍAN QUE ESTAR MUERTOS</text:p>
      <text:p text:style-name="Standard"/>
      <text:p text:style-name="Standard">Te hare una pequeña lista de los tipos de coetáneos tuyos que te</text:p>
      <text:p text:style-name="Standard">describire’ en esta sección de nuestra «Pedagogía»: es una lista incom-</text:p>
      <text:p text:style-name="Standard">pleta (pero si es necesario la actualizaremos cuando nos parezca</text:p>
      <text:p text:style-name="Standard">oportuno). Primero te describiré a los muchachos que de un modo</text:p>
      <text:p text:style-name="Standard"><text:soft-page-break/>aproximado se pueden llamar «obedientes» (el hecho de que a Veces</text:p>
      <text:p text:style-name="Standard">se presenten como contestatarios, rebeldes, extremistas, etc., no tie-</text:p>
      <text:p text:style-name="Standard">ne ninguna importancia, como tampoco la tienen sus cabellos largos,</text:p>
      <text:p text:style-name="Standard">quea veces cristalizan en peinados ridículos y un poco asquerosos de</text:p>
      <text:p text:style-name="Standard">iniciación total al conformismo). Luego te describiré a los chicos que</text:p>
      <text:p text:style-name="Standard">de un modo aproximado se pueden llamar «desobedientes», o sea, a</text:p>
      <text:p text:style-name="Standard">los pocos ‘extremistas auténticos que sobreviven, a los inadaptados y</text:p>
      <text:p text:style-name="Standard">a los desviantes; y, por último —muy rar0s—, a los «cultosm</text:p>
      <text:p text:style-name="Standard"/>
      <text:p text:style-name="Standard">La lista de los del primer grupo, por el que empezaremos, es más</text:p>
      <text:p text:style-name="Standard">o menos la siguiente: los «destinados a estar muertos», los «deportis-</text:p>
      <text:p text:style-name="Standard">tas», ‘los «futuros ejecutivos», los «comunistas ortodoxos», los «re-</text:p>
      <text:p text:style-name="Standard">primidoslno neuróticos», los «gamberros», los «fascistas», los «cams.</text:p>
      <text:p text:style-name="Standard">11905 actïvlsïas” Y, por último, los «simplemente mediocres»;</text:p>
      <text:p text:style-name="Standard">naturalmente, para describirlos siempre tendre’ en cuenta las dos</text:p>
      <text:p text:style-name="Standard">variantes italianas que siguen siendo fundamentales: los muchachos</text:p>
      <text:p text:style-name="Standard">burgueses y los muchachos obreros, y los muchachos del Norte y los</text:p>
      <text:p text:style-name="Standard">muchachos del Sur.</text:p>
      <text:p text:style-name="Standard"/>
      <text:p text:style-name="Standard">Me resulta muy difícil describirte a los del primer tipo del pri-</text:p>
      <text:p text:style-name="Standard">mer grupo, 0 Sfa, a los «destinados a estar muertos». Para tí se trata</text:p>
      <text:p text:style-name="Standard">de una categoria normal, que al nacer ya has encontrado bien afian-</text:p>
      <text:p text:style-name="Standard">zada en el orden social, en el gran teatro de la existencia. Y, por</text:p>
      <text:p text:style-name="Standard">tanto, no los has «realizado», o sea, no los has (ibjcrivndn, no los llHS</text:p>
      <text:p text:style-name="Standard">distanciado de ti, o contemplado. En cuanto n mí, sr me |H‘('}u'|||;u|</text:p>
      <text:p text:style-name="Standard">en ¡cambio como una categoría nueva. apart ‘idu dr iuijvmvimr rn</text:p>
      <text:p text:style-name="Standard">Italia Llesde hace unn docena de años; y, por Iunln. lu ha iujnlmlxi</text:p>
      <text:p text:style-name="Standard"/>
      <text:p text:style-name="Standard">5 (l</text:p>
      <text:p text:style-name="Standard"/>
      <text:p text:style-name="Standard"><text:s/></text:p>
      <text:p text:style-name="Standard"/>
      <text:p text:style-name="Standard">VIVEN, PERO TENDRÍAN QUE ESTAR MUERTOS</text:p>
      <text:p text:style-name="Standard"/>
      <text:p text:style-name="Standard">como tal, objetivado, etc., aunque me resulta difícil describirla justa-</text:p>
      <text:p text:style-name="Standard">mente porque nadie lo ha hecho nunca, y, por consiguiente, me</text:p>
      <text:p text:style-name="Standard">faltan precedentes lingüísticos, o, mejor dicho, terminológicos.</text:p>
      <text:p text:style-name="Standard"/>
      <text:p text:style-name="Standard">¿Quiénes son esos «destinados a estar muertos»? Son los que</text:p>
      <text:p text:style-name="Standard">hasta hace justamente una docena o una veintena de años (en Italia,</text:p>
      <text:p text:style-name="Standard">y sobre todo en el Sur y entre las clases pobres) habrían muerto en la</text:p>
      <text:p text:style-name="Standard">primerísima infancia, en ese período que se llama de «mortalidad</text:p>
      <text:p text:style-name="Standard">infantil». Ha intervenido la ciencia (pero, a propósito de la «medici-</text:p>
      <text:p text:style-name="Standard">na», léete al menos las primeras páginas de La convivialidad de Ivan</text:p>
      <text:p text:style-name="Standard">Illich), y les ha salvado de la muerte física. Son, pues, supervivientes,</text:p>
      <text:p text:style-name="Standard">y en su vida hay algo de artificial, algo «contra natura». Sé muy bien</text:p>
      <text:p text:style-name="Standard">que digo cosas terribles, y aparentemente incluso un poco reaccio-</text:p>
      <text:p text:style-name="Standard">narias. Pero sobre este punto ya te he recomendado vivamente va-</text:p>
      <text:p text:style-name="Standard">rias veces que no te quedes asombrado, y menos aun escandalizado</text:p>
      <text:p text:style-name="Standard">(como harán muchos lectores de nuestras lecciones). Encontrar algo</text:p>
      <text:p text:style-name="Standard">«artificial», o «contra natura», en los que de niños han sido salvados</text:p>
      <text:p text:style-name="Standard">de la muerte por la técnica médica habría tenido algo de atroz y de</text:p>
      <text:p text:style-name="Standard"><text:soft-page-break/>reaccionario en un mundo donde uno de los valores fundamentales</text:p>
      <text:p text:style-name="Standard">fuera realmente la conservación de la especie, y en el que tal conser-</text:p>
      <text:p text:style-name="Standard">vación se concretara, precisamente, en un predominio de los naci-</text:p>
      <text:p text:style-name="Standard">mientos sobre las muertes. Pero en un universo como el nuestro, en</text:p>
      <text:p text:style-name="Standard">el que semejante valor fundamental se está invirtiendo (para que la</text:p>
      <text:p text:style-name="Standard">humanidad se salve hay que evitar un predominio excesivo de los</text:p>
      <text:p text:style-name="Standard">nacimientos sobre las muertes), las gratificaciones morales de otros</text:p>
      <text:p text:style-name="Standard">tiempos ya no tienen sentido. Por tanto, no te escandalices: los hijos</text:p>
      <text:p text:style-name="Standard">que nacen hoy ya no son hijos «benditos» a priori. El juicio entre</text:p>
      <text:p text:style-name="Standard">bendición y maldición queda en suspenso. No obstante, son decidi-</text:p>
      <text:p text:style-name="Standard">damente malditos los que nacen «de más».</text:p>
      <text:p text:style-name="Standard"/>
      <text:p text:style-name="Standard">¿Cuáles son los que nacen «de más»? Evidentemente, no es posi-</text:p>
      <text:p text:style-name="Standard">ble decirlo. Pero algo es cierto: un niño intuye en seguida —-al cabo</text:p>
      <text:p text:style-name="Standard">de sólo unos días de vida— si su venida al mundo ha sido verdadera-</text:p>
      <text:p text:style-name="Standard">mente deseada o no. Si intuye que no ha sido verdaderamente de-</text:p>
      <text:p text:style-name="Standard">seado, o, lo que es peor, si intuye que es indeseado, enferma. Las</text:p>
      <text:p text:style-name="Standard">neurosis que causan las «regresiones» más terribles e incurables se</text:p>
      <text:p text:style-name="Standard">deben justamente a este primer sentimiento de no ser acogido en el</text:p>
      <text:p text:style-name="Standard">mundo con amor. Ahora, objetivamente, ningún hijo es ya acogido</text:p>
      <text:p text:style-name="Standard">i-n el mundo con el amor de otro tiempo, cuando justamente era</text:p>
      <text:p text:style-name="Standard">«bendito» por definición. Todo el mundo sabe —incluso aunque no</text:p>
      <text:p text:style-name="Standard">su sen consciente de ello— que la destrucción de la humanidad de-</text:p>
      <text:p text:style-name="Standard">pende de su aumento demográfico. Si todos los «hijos», pues, sien-</text:p>
      <text:p text:style-name="Standard">¡(‘ll (msm fnlm de «bendición» en su nacimiento ——lo que luego les</text:p>
      <text:p text:style-name="Standard">vuelve inn lrisle‘ e infelices en toda su‘ infancia y en su juventud——,</text:p>
      <text:p text:style-name="Standard">los que sulenn. ¡mn sido «urrinicaidiis» a In muerte inocente de la</text:p>
      <text:p text:style-name="Standard">inlunciu HÍNIICII ¡nin con inuyor Vllllcllclíl su culpabilidad por estar</text:p>
      <text:p text:style-name="Standard">(‘ll rl inniuln). |10|‘|)I‘t‘l(‘l|(l(‘l'f4('l'Lllllllvllllltlhﬁ y cuidmlus.</text:p>
      <text:p text:style-name="Standard"/>
      <text:p text:style-name="Standard"><text:s/></text:p>
      <text:p text:style-name="Standard"/>
      <text:p text:style-name="Standard">5|</text:p>
      <text:p text:style-name="Standard"/>
      <text:p text:style-name="Standard"><text:s/></text:p>
      <text:p text:style-name="Standard"/>
      <text:p text:style-name="Standard">GENNARIELLO</text:p>
      <text:p text:style-name="Standard"/>
      <text:p text:style-name="Standard">_ Hubo una cierta ilusión hace algunos años —una de tantas ilu-</text:p>
      <text:p text:style-name="Standard">siones estúpidas de hace unos años- de que la «raza» humana _.p¡e_</text:p>
      <text:p text:style-name="Standard">cis/amerite por medio de la ciencia médica y de una mejor nutri-</text:p>
      <text:p text:style-name="Standard">Spn- iba a mejorar; que los muchachos serían más fuertes, más</text:p>
      <text:p text:style-name="Standard"/>
      <text:p text:style-name="Standard">os, etc. Una breve ilusion. La nueva generación es infinitamente</text:p>
      <text:p text:style-name="Standard">mas debil, fea, triste, pálida y enfermiza que cuantas generaciones</text:p>
      <text:p text:style-name="Standard">anteriores se recuerdan. Las causas de esto son muchas (y trataré de</text:p>
      <text:p text:style-name="Standard">analizarlas todas en el curso de nuestras lecciones), y una de ellas es</text:p>
      <text:p text:style-name="Standard">la presencia, entre los Jovenes, de los que hubieran debido morir.</text:p>
      <text:p text:style-name="Standard">Que son muchos; en ciertos casos (el Sur y las clases pobres) el por-</text:p>
      <text:p text:style-name="Standard">centaje es altisimo. Todos ellos están deprimidos o son agresivos, y</text:p>
      <text:p text:style-name="Standard">ISÁCSIÏÏÏEIÏE de un modo penoso o desagradable. Nada puede eliminar</text:p>
      <text:p text:style-name="Standard">ra que proyecta sobre su vida una anormalidad desconocida.</text:p>
      <text:p text:style-name="Standard"><text:soft-page-break/></text:p>
      <text:p text:style-name="Standard">22 de mayo de 1975.</text:p>
      <text:p text:style-name="Standard"/>
      <text:p text:style-name="Standard">SOMOS BELLOS, LUEGO DESFIGURÉMONOS</text:p>
      <text:p text:style-name="Standard"/>
      <text:p text:style-name="Standard">Si es justa mi hipótesis de que en la categoría de tus coetáneos «obe-</text:p>
      <text:p text:style-name="Standard">dientes» hay lugar, por vez primera, para «los que estaban destina-</text:p>
      <text:p text:style-name="Standard">dos a morir» ‘—o sea, los salvados de la «mortalidad infantil» por la</text:p>
      <text:p text:style-name="Standard">ciencia médica, que por tanto son «supervivíentes»—, ¿cuál es su</text:p>
      <text:p text:style-name="Standard">función pedagógica con respecto a ti? ¿Qué es lo que te enseñan</text:p>
      <text:p text:style-name="Standard">simplemente al existir y manifestarse?</text:p>
      <text:p text:style-name="Standard"/>
      <text:p text:style-name="Standard">Su primera característica —te lo he dicho— es el sentimiento</text:p>
      <text:p text:style-name="Standard">inconsciente de que su venida al mundo ha sido particularmente no</text:p>
      <text:p text:style-name="Standard">deseada. El sentimiento inconsciente de ser «una carga» y estar «de</text:p>
      <text:p text:style-name="Standard">más». Eso únicamente puede acrecentar inmensamente su ansia de</text:p>
      <text:p text:style-name="Standard">normalidad, su adhesión total y sin reservas a la horda, su voluntad</text:p>
      <text:p text:style-name="Standard">no sólo de no parecer diferentes sino de ser casi indiscernibles.</text:p>
      <text:p text:style-name="Standard"/>
      <text:p text:style-name="Standard">Por eso lo que te enseñan, antes que nada, es a vivir agresiva-</text:p>
      <text:p text:style-name="Standard">mente el conformismo; algo que ——como veremos— te enseñan casi</text:p>
      <text:p text:style-name="Standard">todas las clases de tus coetáneos «obedientes». Y que analizaremos</text:p>
      <text:p text:style-name="Standard">mejor siguiendo adelante con nuestro razonamiento. En cambio</text:p>
      <text:p text:style-name="Standard">quisiera detenerme en tres puntos privilegiados de su enseñanza</text:p>
      <text:p text:style-name="Standard">pragmática (y por eso tan fácilmente asimilable).</text:p>
      <text:p text:style-name="Standard"/>
      <text:p text:style-name="Standard">Te enseñan, en primer lugar, la renuncia; una renuncia que se</text:p>
      <text:p text:style-name="Standard">ha vuelto absoluta, rutinaria y cotidiana por la falta de vitalidad,</text:p>
      <text:p text:style-name="Standard">que en ellos es un dato de hecho real, físico, pero que en otros</text:p>
      <text:p text:style-name="Standard">(como en ti) puede ser una tentación. Tenían que morir, o, mejor</text:p>
      <text:p text:style-name="Standard">ilicliu: en (mas circunstancias sociales sin duda habrían muerto.</text:p>
      <text:p text:style-name="Standard">lnsiintivnmcntc han de reducir al mínimo el esfuerzo por vivir, lo</text:p>
      <text:p text:style-name="Standard">cun] un iáriniims sociales significa precisamente renuncia. Cierto</text:p>
      <text:p text:style-name="Standard">que, como ¿Iicc un zimigi) mío de (Ihia —un chico que recuerda los</text:p>
      <text:p text:style-name="Standard">proverbios ¡le los vicios—, «cl mundo es de los valientes, pero lo</text:p>
      <text:p text:style-name="Standard">(liniriiiiiii lUN SIC(IÍ(HIíI(l()N». lis iiim de las mayores verdades que izi-</text:p>
      <text:p text:style-name="Standard">iiiún lmyiiii ruciirlmilu min cifilini. Puna lliﬂl: yo, como viejo burgués</text:p>
      <text:p text:style-name="Standard"/>
      <text:p text:style-name="Standard">3.!</text:p>
      <text:p text:style-name="Standard"/>
      <text:p text:style-name="Standard"><text:s/></text:p>
      <text:p text:style-name="Standard"/>
      <text:p text:style-name="Standard">GENNARÍELLO</text:p>
      <text:p text:style-name="Standard"/>
      <text:p text:style-name="Standard">reaccionario e idealista, o sea «valiente», sigo aborreciendo con to-</text:p>
      <text:p text:style-name="Standard">das mis fuerzas el espíritu de renuncia. Que además es ansia de</text:p>
      <text:p text:style-name="Standard">integración y qualunquísmo. No temas el ridículo: no renuncies a</text:p>
      <text:p text:style-name="Standard">nada. Deja que los acojonados disfruten del mundo, y envidia como</text:p>
      <text:p text:style-name="Standard">yo, muriéndote de ganas, durante toda la vida, su felicidad.</text:p>
      <text:p text:style-name="Standard"/>
      <text:p text:style-name="Standard">La segunda cosa que te enseñan los «destinados a estar muertos»</text:p>
      <text:p text:style-name="Standard">es una cierta tendencia obligatoria a la infelicidad. Todos los jóve-</text:p>
      <text:p text:style-name="Standard"><text:soft-page-break/>nes de hoy —tus coetáneos- sienten la culpa imperdonable de ser</text:p>
      <text:p text:style-name="Standard">infelices. Por lo que parece, ya no quedan acojonados, como no sea</text:p>
      <text:p text:style-name="Standard">en Nápoles o en Chia. Todos son valientes; y por tanto todos tienen</text:p>
      <text:p text:style-name="Standard">su valiente rostro infeliz. Ser valiente es el primer mandamiento del</text:p>
      <text:p text:style-name="Standard">poder del consumismo (en cuyo universo mental y de comporta-</text:p>
      <text:p text:style-name="Standard">miento, pobre Gennariello, has nacido tú): valientes, claro es, para</text:p>
      <text:p text:style-name="Standard">ser felices (hedonismo del consumidor). El resultado es que toda la</text:p>
      <text:p text:style-name="Standard">felicidad es completamente falsa: que se difunde cada vez más y más</text:p>
      <text:p text:style-name="Standard">una inmediata infelicidad.</text:p>
      <text:p text:style-name="Standard"/>
      <text:p text:style-name="Standard">Has de saber en cambio, Gennariello, que en contra del subli-</text:p>
      <text:p text:style-name="Standard">me proverbio de Chia hay también una felicidad de los valientes.</text:p>
      <text:p text:style-name="Standard">El proverbio de Chía dice en realidad que «el mundo es de los</text:p>
      <text:p text:style-name="Standard">valientes» aludiendo decididamente a la posesión, al poder. Pero</text:p>
      <text:p text:style-name="Standard">entonces hay que añadir que además de la posesión del mundo</text:p>
      <text:p text:style-name="Standard">por parte de los amos existe una posesión del mundo por parte de</text:p>
      <text:p text:style-name="Standard">los intelectuales, y que se trata de una posesión real; como lo es,</text:p>
      <text:p text:style-name="Standard">por lo demás, la de los acojonados. Se trata solamente de un plano</text:p>
      <text:p text:style-name="Standard">cultural distinto. Es la posesión cultural del mundo lo que da la</text:p>
      <text:p text:style-name="Standard">felicidad.</text:p>
      <text:p text:style-name="Standard"/>
      <text:p text:style-name="Standard">No te dejes tentar por los campeones de la infelicidad: los de la</text:p>
      <text:p text:style-name="Standard">cara de vinagre y la ignorante seriedad. Sé alegre.</text:p>
      <text:p text:style-name="Standard"/>
      <text:p text:style-name="Standard">La tercera cosa que te enseñan los «destinados a estar muertos»</text:p>
      <text:p text:style-name="Standard">es la retórica de la fealdad. Me explicaré. Desde hace algunos años</text:p>
      <text:p text:style-name="Standard">los jóvenes y los muchachos hacen cualquier cosa por parecer feos.</text:p>
      <text:p text:style-name="Standard">Se peinan de un modo horrible. No se dan por satisfechos hasta</text:p>
      <text:p text:style-name="Standard">haberse enmascarado o afeado completamente. Se avergüenzan de</text:p>
      <text:p text:style-name="Standard">sus eventuales rizos, del rosado u oscuro esplendor de sus mejillas;</text:p>
      <text:p text:style-name="Standard">se avergüenzan del brillo de sus ojos, debido justamente al candor</text:p>
      <text:p text:style-name="Standard">de la juventud, y se avergüenzan de la belleza de su cuerpo. Quien</text:p>
      <text:p text:style-name="Standard">sale ganando con toda esta locura son precisamente los feos, que se</text:p>
      <text:p text:style-name="Standard">convierten en los campeones de la moda y del comportamiento. Los</text:p>
      <text:p text:style-name="Standard">«destinados a estar muertos» no tienen ciertamente una juventud</text:p>
      <text:p text:style-name="Standard">esplendorosa; por eso te enseñan a no tener esplendor. Tú, en cam»</text:p>
      <text:p text:style-name="Standard">bio, resplandece, Gennariello.</text:p>
      <text:p text:style-name="Standard"/>
      <text:p text:style-name="Standard">Me he desatado un poco contra estos «destinados air ¡micr-</text:p>
      <text:p text:style-name="Standard">tos» corriendo el riesgo de ¡mrccer un pncu iiliycviu y i ci Ill; n sm,</text:p>
      <text:p text:style-name="Standard">parece que lic creado una categoría dc ¡NTNOIIHH nólo puru ¡iropuiim-</text:p>
      <text:p text:style-name="Standard">su cunda-im. No. lñiilri- los «dcslinmliiu u vnlur iinirruvnu Imy nen-n ul</text:p>
      <text:p text:style-name="Standard"/>
      <text:p text:style-name="Standard"><text:s/></text:p>
      <text:p text:style-name="Standard"/>
      <text:p text:style-name="Standard">L5 4</text:p>
      <text:p text:style-name="Standard"/>
      <text:p text:style-name="Standard"><text:s/></text:p>
      <text:p text:style-name="Standard"/>
      <text:p text:style-name="Standard">SOMOS BELLOS. LUEGO DESFIGURÉNONOS</text:p>
      <text:p text:style-name="Standard"/>
      <text:p text:style-name="Standard">menos tan adorables como tú, tan manifiestamente destlnad0 _3 la</text:p>
      <text:p text:style-name="Standard"><text:soft-page-break/>vida. Si he polemizado con particular violencia contra las ensenag-</text:p>
      <text:p text:style-name="Standard">zas que te imparten los «destinados a estar muertos» es porque 6</text:p>
      <text:p text:style-name="Standard">tomado esta categoría como símbolo de la media: una media que ¿e</text:p>
      <text:p text:style-name="Standard">enseña, precisamente, estas mismas cosas, y lo hace Slïl 55€ Punt” e</text:p>
      <text:p text:style-name="Standard">desesperación que las corrige, las justifica y las vuelve humanas.</text:p>
      <text:p text:style-name="Standard"/>
      <text:p text:style-name="Standard">29 de mayo de 1975.</text:p>
      <text:p text:style-name="Standard"/>
      <text:p text:style-name="Standard"><text:s/></text:p>
      <text:p text:style-name="Standard"/>
      <text:p text:style-name="Standard">HOY LAS VÍRGENES YA NO LLORAN</text:p>
      <text:p text:style-name="Standard"/>
      <text:p text:style-name="Standard">lSaieergicplrecrlá-ecuerdo con íntimo y casi disolvente placer las mañanas de</text:p>
      <text:p text:style-name="Standard">en que mis profesores, en vez de darnos clase, se dejaban</text:p>
      <text:p text:style-name="Standard">ÉÏÏZÏZÉ por no seEque eslpecie de pereza y de libertad y nos habla-</text:p>
      <text:p text:style-name="Standard">de ahorara‘: 61215125. ran; a _ menos en el recuerdo, mananas como las</text:p>
      <text:p text:style-name="Standard">4 a , yo o e junio, cuando el ano escolar estaba por</text:p>
      <text:p text:style-name="Standard">terminar. Lucia este sol detenido, inmenso y tibio; el sol de las poe-</text:p>
      <text:p text:style-name="Standard">sias estivales de Sandro Penna...</text:p>
      <text:p text:style-name="Standard"/>
      <text:p text:style-name="Standard">Pues bien, Gennariello: hoy es precisamente una de tales maña-</text:p>
      <text:p text:style-name="Standard">nas en que los profesores no tienen ganas de dar clase y hablan de</text:p>
      <text:p text:style-name="Standard">otra cosa. V</text:p>
      <text:p text:style-name="Standard"/>
      <text:p text:style-name="Standard">Además, todos estamos «ante» las elecciones; la cosa resulta más</text:p>
      <text:p text:style-name="Standard">que natural.</text:p>
      <text:p text:style-name="Standard"/>
      <text:p text:style-name="Standard"><text:s/>raí4ánamient0 que hay que desarrollar es muy agrio, aunque</text:p>
      <text:p text:style-name="Standard">en mi cai ad de pedagogo no puedo por menos que contenerme.</text:p>
      <text:p text:style-name="Standard">Helo aqui. Hace una decena de anos, «ante» las elecciones, las vírge-</text:p>
      <text:p text:style-name="Standard">nes lloraban; hoy se secuestra a altos magistrados. El problema es el</text:p>
      <text:p text:style-name="Standard">siguiente: ¿Qué nexo hay entre estos dos fenómenos? Creo que se</text:p>
      <text:p text:style-name="Standard">trata, ante todo, de un nexo de oposición y de ínconmensurabilídad;</text:p>
      <text:p text:style-name="Standard">un universo en el que de algún modo cuenten las lágrimas de la ima-</text:p>
      <text:p text:style-name="Standard">gen de una Virgen es opuesto a —e inconmensurable con- un uni-</text:p>
      <text:p text:style-name="Standard">verso en que tales lágrimas no cuentan absolutamente para nada. En</text:p>
      <text:p text:style-name="Standard">medio se ha producido, justamente, el fin de un universo. Millones</text:p>
      <text:p text:style-name="Standard">y millones de campesinos y también de obreros ———en el Sur y en el</text:p>
      <text:p text:style-name="Standard">ïOSIIIIÏE-que en verdad desde una época mucho máslarga que los</text:p>
      <text:p text:style-name="Standard">4 nos del catolicismo se conservaban iguales a si mismos, han</text:p>
      <text:p text:style-name="Standard">sido destruidos. Su «calidad de vida» ha cambiado radicalmente. Por</text:p>
      <text:p text:style-name="Standard">una parte han emigrado en masa a países burgueses; por otra, han</text:p>
      <text:p text:style-name="Standard">sido alcanzados por la civilización burguesa. Su naturaleza ha queda-</text:p>
      <text:p text:style-name="Standard">do abrogada por la voluntad de los productores de mercancías. Pero</text:p>
      <text:p text:style-name="Standard"/>
      <text:p text:style-name="Standard">56</text:p>
      <text:p text:style-name="Standard"/>
      <text:p text:style-name="Standard"><text:s/></text:p>
      <text:p text:style-name="Standard"/>
      <text:p text:style-name="Standard">II“! IAN VlhhkNlïi VA HH (IHHÁN</text:p>
      <text:p text:style-name="Standard"/>
      <text:p text:style-name="Standard">¡lr ¡mln culo yn lr‘ Iw Imhludc» nlrns ve ‘s, y atún te volveré a hablar a</text:p>
      <text:p text:style-name="Standard"><text:soft-page-break/>menudo. IHIIILI cxuinimu‘ el nexo que une ¡il menos mecánicamente</text:p>
      <text:p text:style-name="Standard">los Ilnnios (le Ins vírgenes con los secuestros de magistrados‘.</text:p>
      <text:p text:style-name="Standard"/>
      <text:p text:style-name="Standard">lise nexo es organizativo y pragmática. Y, como tal, enigmático.</text:p>
      <text:p text:style-name="Standard">¿(ïómo se proyecmba y realizaba, en realidad, el llanto de una Vir-</text:p>
      <text:p text:style-name="Standard">gen? ¿Acudía un párroco a Roma, se ponía de acuerdo con alguna</text:p>
      <text:p text:style-name="Standard">¡[Im personalidad vaticana, obtenía la debida conformidad, etc.? ¿O</text:p>
      <text:p text:style-name="Standard">tal vez el mandado de alguna gran autoridad democristiana (el Fan-</text:p>
      <text:p text:style-name="Standard">fani, el Andreotti o el Scelba de aquellos años) descendía a algún</text:p>
      <text:p text:style-name="Standard">pueblecito elegido, contactaba con su párroco, le daba las instruc-</text:p>
      <text:p text:style-name="Standard">ciones debidas, etc.? ¿O bien el párroco lo hacía todo por su cuenta,</text:p>
      <text:p text:style-name="Standard">interpretando los deseos tácitos de los de arriba que necesitaban ser</text:p>
      <text:p text:style-name="Standard">reelegidos, posiblemente con mayoría absoluta? Lo cierto es que el</text:p>
      <text:p text:style-name="Standard">enredo siempre daba resultado y jamás fue desenmascarado nadie.</text:p>
      <text:p text:style-name="Standard"/>
      <text:p text:style-name="Standard">En esto los secuestros de magistrados y los llantos de las vírge-</text:p>
      <text:p text:style-name="Standard">nes se parecen a la perfección; incluso son, en substancia, lo mismo.</text:p>
      <text:p text:style-name="Standard"/>
      <text:p text:style-name="Standard">Por otra parte, ciertamente, la trama de la primera organiza-</text:p>
      <text:p text:style-name="Standard">ción (el llanto de la Virgen) —pese a que por ejemplo en Sicilia la</text:p>
      <text:p text:style-name="Standard">mafia no debia ser extraña a ella era mucho más sencilla que la</text:p>
      <text:p text:style-name="Standard">trama de la segunda organización (el secuestro de magistrados):</text:p>
      <text:p text:style-name="Standard">para esto último se necesita un aparato criminal inmensamente más</text:p>
      <text:p text:style-name="Standard">refinado, y además se precisa la intervención al menos de la CIA</text:p>
      <text:p text:style-name="Standard">(hasta hace poco a través del SID; ahora no se sabe). Además, mien-</text:p>
      <text:p text:style-name="Standard">tras que antes bastaba con inducir a las almas a temer ingenuamen-</text:p>
      <text:p text:style-name="Standard">te el juicio divino (las lágrimas de la Virgen eran anticomunistas),</text:p>
      <text:p text:style-name="Standard">ahora es necesario crear en las almas dos tensiones, una anticomu-</text:p>
      <text:p text:style-name="Standard">nista y otra antifascista. «Ante» estas elecciones, por lo que parece,</text:p>
      <text:p text:style-name="Standard">estamos en una fase de tensión antifascista. Pero, pero, pero...</text:p>
      <text:p text:style-name="Standard">Mientras que para los atentados de Brescia y de Bolonia se puede</text:p>
      <text:p text:style-name="Standard">hablar decididamente de un «montaje» antifascista, organizado por</text:p>
      <text:p text:style-name="Standard">los democristianos (ahora ya no muy católicos) en el poder, esta</text:p>
      <text:p text:style-name="Standard">vez, a propósito de los NAPZ, no se puede hablar decididamente (o,</text:p>
      <text:p text:style-name="Standard">mejor, no se quiere decididamente «hacer hablar») de fascistas. Por</text:p>
      <text:p text:style-name="Standard">lo que parece, estamos ante una nueva maquinación demoníaca:</text:p>
      <text:p text:style-name="Standard">matar dos pajaros de un tiro; o sea, dejar en el aire si se trata de</text:p>
      <text:p text:style-name="Standard">rojos o de negros, creando así al mismo tiempo una tensión antico-</text:p>
      <text:p text:style-name="Standard">munista y una tensión antifascista.</text:p>
      <text:p text:style-name="Standard"/>
      <text:p text:style-name="Standard">1. Pasolini escribe en 1a fase inicial de los años de la «estrategia dela tensión», y alude a</text:p>
      <text:p text:style-name="Standard">los secuestros de los magistrados Sossi y Di Gennaro. Sossi —aunque Pasoliiti no podía saberlo al</text:p>
      <text:p text:style-name="Standard">redactar el rexro—— fue secuestrado por las Brigadas Rojas, cuando estas eran dirigidas por R.</text:p>
      <text:p text:style-name="Standard">Curcio, y luego liberado. Otro secuestro fue reivindicado por los NAP (vid. la nora siguienre). Los</text:p>
      <text:p text:style-name="Standard">asesinatos de magisrrados sólo empezaron a producirse más tarde, después del asesinato del pro-</text:p>
      <text:p text:style-name="Standard">pio Pasolini [I\I.d.T,],</text:p>
      <text:p text:style-name="Standard"/>
      <text:p text:style-name="Standard">Z. NAP, «Núcleos Armados Proletarios», gropúsculo napolitano muy ambiguo y cuyas</text:p>
      <text:p text:style-name="Standard">características son aún oscuras. Fue una organización acaso fascista; en todo caso, fascista era el</text:p>
      <text:p text:style-name="Standard">grupo preexistenre NAR, Núcleos Armados Revolucionarias, también de Nápoles [N.d.T.].</text:p>
      <text:p text:style-name="Standard"/>
      <text:p text:style-name="Standard">57</text:p>
      <text:p text:style-name="Standard"><text:soft-page-break/></text:p>
      <text:p text:style-name="Standard">GENNARÍELLO</text:p>
      <text:p text:style-name="Standard"/>
      <text:p text:style-name="Standard">Ciertamente, mucho depende de la figura del magistrado se-</text:p>
      <text:p text:style-name="Standard">cuestrado. Entretanto hay que decir que resulta extraño el parecido</text:p>
      <text:p text:style-name="Standard">entre Sossi y Dí Gennaro, al menos en lo que concierne a caracterís-</text:p>
      <text:p text:style-name="Standard">ticas y rasgos externos. De todas maneras, aunque no conozco per-</text:p>
      <text:p text:style-name="Standard">sonalmente a Sossi, en cambio conozco muy bien a Di Gennaro. Fue</text:p>
      <text:p text:style-name="Standard">el acusador público en un proceso contra mi película La ricotta,</text:p>
      <text:p text:style-name="Standard">acusada (de modo fascista) de ultraje a la religión...</text:p>
      <text:p text:style-name="Standard"/>
      <text:p text:style-name="Standard">Pues bien: en mi memoria no hay nadie más reaccionario que el</text:p>
      <text:p text:style-name="Standard">tal Di Gennaro. Su alegato contra mi película fue hasta tal punto</text:p>
      <text:p text:style-name="Standard">contrarreformista y santurrón que, como te pueden atestiguar los</text:p>
      <text:p text:style-name="Standard">numerosos intelectuales y periodistas que la escucharon, rozó lo</text:p>
      <text:p text:style-name="Standard">guiñolesco y lo ridículo, por no decir obviamente lo vulgar. Fue la</text:p>
      <text:p text:style-name="Standard">obra maestra verbal del clerical-fascismo de los años cincuenta (aun-</text:p>
      <text:p text:style-name="Standard">que el proceso tuvo lugar en 1963). Estaba pues al mismo nivel cul-</text:p>
      <text:p text:style-name="Standard">tural que el clerical-fascismo que organizaba los llantos de las vírge-</text:p>
      <text:p text:style-name="Standard">nes. L0 que hay que preguntarse ahora es lo siguiente: ¿qué relación</text:p>
      <text:p text:style-name="Standard">política hay entre este hombre de la vieja derecha —reaccionario y</text:p>
      <text:p text:style-name="Standard">duro, pero también ambiguo (dado que el proceso a La Rícotta era</text:p>
      <text:p text:style-name="Standard">un acto manifiestamente persecutorio, que implicaba al Vaticano y a</text:p>
      <text:p text:style-name="Standard">toda la plana mayor del poder dcmocristiano)—— y quienes le han</text:p>
      <text:p text:style-name="Standard">secuestrado? ¿Por qué le han elegido a él? ¿Qué lógica vincula al</text:p>
      <text:p text:style-name="Standard">raptado con los raptores? Nunca sabré responder a estas preguntas</text:p>
      <text:p text:style-name="Standard">más que en un terreno puramente ideal. Y esto es lo que intentaré</text:p>
      <text:p text:style-name="Standard">hacer al proseguir hasta donde sea necesario esta digresión nuestra.</text:p>
      <text:p text:style-name="Standard"/>
      <text:p text:style-name="Standard">5 de junio de 1975.</text:p>
      <text:p text:style-name="Standard"/>
      <text:p text:style-name="Standard"><text:s/></text:p>
      <text:p text:style-name="Standard"/>
      <text:p text:style-name="Standard">CARTAS LUTERANAS</text:p>
      <text:p text:style-name="Standard"/>
      <text:p text:style-name="Standard">ABJURACIÓN DE LA TRILOGÍA DE LA VIDA</text:p>
      <text:p text:style-name="Standard"/>
      <text:p text:style-name="Standard">I</text:p>
      <text:p text:style-name="Standard"/>
      <text:p text:style-name="Standard">Creo, ante todo, que nunca y en ningún caso se debe temer ser</text:p>
      <text:p text:style-name="Standard">instrumentalizado por el poder y su cultura. Hay que comportarse</text:p>
      <text:p text:style-name="Standard">como si esa peligrosa eventualidad no existiera. Lo que cuenta, an-</text:p>
      <text:p text:style-name="Standard">tes que nada, es la sinceridad y la necesidad de lo que hay que decir.</text:p>
      <text:p text:style-name="Standard">No hay que traicionarlo bajo ningún concepto, y mucho menos</text:p>
      <text:p text:style-name="Standard">callando diplomáticamente por prejuicio.</text:p>
      <text:p text:style-name="Standard"/>
      <text:p text:style-name="Standard">Pero también pienso, a continuación, que es necesario saber</text:p>
      <text:p text:style-name="Standard">darse cuenta de hasta qué punto hemos sido instrumentalizados,</text:p>
      <text:p text:style-name="Standard">eventualmente, por el poder integrador. Y en este caso, si resulta</text:p>
      <text:p text:style-name="Standard">que la propia sinceridad o la necesidad han sido utilizadas y mani-</text:p>
      <text:p text:style-name="Standard">puladas, creo que además se debe tener el valor de abjurar de ellas.</text:p>
      <text:p text:style-name="Standard"/>
      <text:p text:style-name="Standard"><text:soft-page-break/>Yo abjuro de la Trilogía de la vida, aunque no me arrepienta de</text:p>
      <text:p text:style-name="Standard">haberla hecho. En realidad no puedo negar la sinceridad y la necesi-</text:p>
      <text:p text:style-name="Standard">dad que me impulsaron a la representación de los cuerpos y de su</text:p>
      <text:p text:style-name="Standard">símbolo culminante, el sexo.</text:p>
      <text:p text:style-name="Standard"/>
      <text:p text:style-name="Standard">Esa sinceridad y esa necesidad tienen varias justificaciones histó-</text:p>
      <text:p text:style-name="Standard">ricas e ideológicas.</text:p>
      <text:p text:style-name="Standard"/>
      <text:p text:style-name="Standard">Ante todo, se insertan en la lucha por la democratización de 1a</text:p>
      <text:p text:style-name="Standard">«libertad de expresión» y por la liberación sexual, que fueron dos</text:p>
      <text:p text:style-name="Standard">momentos fundamentales de la tensión progresista de los años cin-</text:p>
      <text:p text:style-name="Standard">cuenta y sesenta.</text:p>
      <text:p text:style-name="Standard"/>
      <text:p text:style-name="Standard">En segundo lugar, en la primera fase de la crisis cultural y antro-</text:p>
      <text:p text:style-name="Standard">pológíca iniciada a ﬁnales de los sesenta —-cuando empezaba a triun-</text:p>
      <text:p text:style-name="Standard">far ln irrculirlad de la subcultura de los mass media y, por tanto, de</text:p>
      <text:p text:style-name="Standard">lu comunicncióx1 dc masas—, el último baluarte de la realidad pare-</text:p>
      <text:p text:style-name="Standard">cínn ser los cuerpos «inocentes», con la arcaica, oscura y vital violen-</text:p>
      <text:p text:style-name="Standard">ciu «lr mu órganos sexuales.</text:p>
      <text:p text:style-name="Standard"/>
      <text:p text:style-name="Standard">l’nr úllimn. In reprcurxitncicïxx del rrmisnlnw, visto cn un ámbito</text:p>
      <text:p text:style-name="Standard"/>
      <text:p text:style-name="Standard">(al</text:p>
      <text:p text:style-name="Standard"/>
      <text:p text:style-name="Standard"><text:s/></text:p>
      <text:p text:style-name="Standard"/>
      <text:p text:style-name="Standard"><text:s/></text:p>
      <text:p text:style-name="Standard"/>
      <text:p text:style-name="Standard">¡AKI/H IIIIIKHANA!</text:p>
      <text:p text:style-name="Standard"/>
      <text:p text:style-name="Standard">humano rccióitsuperndo por lu historial, pero loduvíu pl‘(‘N('||l(* "q.</text:p>
      <text:p text:style-name="Standard">camente] (en Napoles, en Oriente Medio), era algo que me |‘;¡gg¡¡¡¡¡b¿¡</text:p>
      <text:p text:style-name="Standard">persona mente como autor y como ser humano individual.</text:p>
      <text:p text:style-name="Standard">Ahora, todo se ha vuelto del revés.</text:p>
      <text:p text:style-name="Standard">Prlinliero: laiucha progresista por la democratización expresiva</text:p>
      <text:p text:style-name="Standard">y por a iberacion sexual ha sido brutalmente superada y trivializada</text:p>
      <text:p text:style-name="Standard">por la decision del poder consumista de imponer en este punto una</text:p>
      <text:p text:style-name="Standard">tolerancia tan amplia como falsa.</text:p>
      <text:p text:style-name="Standard">vi lsggundoi‘ tarlillálen la grealidad» de los cuerpos inocentes ha sido</text:p>
      <text:p text:style-name="Standard">0 3_ a, ménlpu a a y pisoteada por el poder consumista; es más:</text:p>
      <text:p text:style-name="Standard">esa violencia sobre los cuerpos se ha convertido en el más macroscó—</text:p>
      <text:p text:style-name="Standard">pico de los datos de la nueva época humana.</text:p>
      <text:p text:style-name="Standard">T : ' ‘ » -</text:p>
      <text:p text:style-name="Standard">ercero las vidas sexuales privadas (como la mia) han sufrido</text:p>
      <text:p text:style-name="Standard">tanto el trauma de la falsa tolerancia como el de la degradación de</text:p>
      <text:p text:style-name="Standard"/>
      <text:p text:style-name="Standard">los cuerpos, y lo que en las fantasías sexuales era dolor y ale ria se</text:p>
      <text:p text:style-name="Standard">ha convertido en engaño suicida, eri tedio informe g</text:p>
      <text:p text:style-name="Standard"/>
      <text:p text:style-name="Standard">II</text:p>
      <text:p text:style-name="Standard"/>
      <text:p text:style-name="Standard">ÉÉÏgÉLÏÏÏïíïzﬁéïiïïieiíio°ï”Ïazpﬂls" a “mi”? °"‘l°f"’““ m“</text:p>
      <text:p text:style-name="Standard"><text:soft-page-break/>gta e a vida que mi abjuracion condu-</text:p>
      <text:p text:style-name="Standard">ce a sus «deberes»,</text:p>
      <text:p text:style-name="Standard"/>
      <text:p text:style-name="Standard">Mi abjuración lleva a algo distinto. Me horroriza decirlo bus-</text:p>
      <text:p text:style-name="Standard">co antes de decirlo, como es mi auténtico «deber» elemenáo}; ue</text:p>
      <text:p text:style-name="Standard">retrasen ese momento. Que son: ’ q</text:p>
      <text:p text:style-name="Standard"/>
      <text:p text:style-name="Standard">a) el insoslayable dato de hecho de que, aun si quisiera seguir</text:p>
      <text:p text:style-name="Standard">realizando films como los de la Trilogía de la vida no podría- por.</text:p>
      <text:p text:style-name="Standard">que h‘? acabado odiando los cuerpos y los órganos sexuales. Ñatu-</text:p>
      <text:p text:style-name="Standard">ralmente, me refiero a estos cuerpos y a estos órganos sexuales Esto</text:p>
      <text:p text:style-name="Standard">es, a los cuerpos de los nuevos jóvenes y muchachos italianos a 10s</text:p>
      <text:p text:style-name="Standard">' . 7</text:p>
      <text:p text:style-name="Standard">organos sexuales de los nuevos jóvenes y muchachos italianos Se</text:p>
      <text:p text:style-name="Standard">me objetara: «A decir verdad, en la Trilogía de la vida no representa-</text:p>
      <text:p text:style-name="Standard">Sïcïéïïgïsz’ fïïgaﬂcj sexuales de nuestro tiempo, sino los del pasa-</text:p>
      <text:p text:style-name="Standard">E] d-e md 1' to, Pero urante algun tiempo pude hacerme ilusiones.</text:p>
      <text:p text:style-name="Standard">b, <text:s/>an e Presente quedaba compensado por la supervivencia</text:p>
      <text:p text:style-name="Standard">o ¡etiva del pasado o por la posibilidad, por consiguiente de volver</text:p>
      <text:p text:style-name="Standard">a evocarlo. Pero hoy la degeneración de los cuerpos y de los sexos</text:p>
      <text:p text:style-name="Standard">ha cobrado efecto retroactivo. Si quienes entonces eran asi y asa han</text:p>
      <text:p text:style-name="Standard">Rïldo convertirse ahora en esto y lo otro, eso significa que poten.</text:p>
      <text:p text:style-name="Standard">Cl Siente ya lo eran; por tanto, también su modo de ser de entonces</text:p>
      <text:p text:style-name="Standard">que a, desde el presente, desprovisto de valor. Si los jóvenes y los</text:p>
      <text:p text:style-name="Standard">muchachos del subproletariado romano —que son por otra parte</text:p>
      <text:p text:style-name="Standard">. _ r</text:p>
      <text:p text:style-name="Standard">105 que he proyectado enla antigua y resistente Nápoles y luego eri</text:p>
      <text:p text:style-name="Standard"/>
      <text:p text:style-name="Standard">62</text:p>
      <text:p text:style-name="Standard"/>
      <text:p text:style-name="Standard"><text:s/></text:p>
      <text:p text:style-name="Standard"/>
      <text:p text:style-name="Standard">AIHIINA! IWN llt IA HHiUhI/l III IA VHI/i</text:p>
      <text:p text:style-name="Standard"/>
      <text:p text:style-name="Standard">lUH ¡isiísvu |)(ll)l‘('N del 'l‘vre(-i' Mundo son ahora inmundicia huina-</text:p>
      <text:p text:style-name="Standard">na, eso quivri- ilvcir que también entonces lo eran potencialmente.</text:p>
      <text:p text:style-name="Standard">llrilll, pues, iinbí "¡les CUIISYFIJÑÍLlOS a ser adorables, míseros crimina-</text:p>
      <text:p text:style-name="Standard">lUS olvligsulos a ser gollillos simpáticos, bellacos ineptos obligados a</text:p>
      <text:p text:style-name="Standard">parecer sumamente inocentes, etcétera. El hundimiento del presen-</text:p>
      <text:p text:style-name="Standard">te implica también el hundimiento del pasado. La vida es un mon-</text:p>
      <text:p text:style-name="Standard">tón de ruinas insignificantes e irónicas;</text:p>
      <text:p text:style-name="Standard"/>
      <text:p text:style-name="Standard">b) mientras ocurría todo esto, mis críticos, dolidos o desprecia-</text:p>
      <text:p text:style-name="Standard">tivos, tenían, como decía, estúpidos «deberes» que seguir imponien-</text:p>
      <text:p text:style-name="Standard">do: eran «deberes» relativos a la lucha por el progreso, el mejora-</text:p>
      <text:p text:style-name="Standard">miento, la liberalización, la tolerancia, el colectivismo, etcétera. No</text:p>
      <text:p text:style-name="Standard">se daban cuenta de que la degeneración se ha producido justamente</text:p>
      <text:p text:style-name="Standard">mediante una falsificación de sus valores. ¡Y ahora parecen estar</text:p>
      <text:p text:style-name="Standard">muy contentos! Satisfechos de pensar que la sociedad italiana ha</text:p>
      <text:p text:style-name="Standard">mejorado indudablemente, o sea, que se ha vuelto más democrática,</text:p>
      <text:p text:style-name="Standard">más tolerante, más moderna, etc. No perciben la oleada de delitos</text:p>
      <text:p text:style-name="Standard">que inunda Italia: dejan este fenómeno para las páginas de sucesos y</text:p>
      <text:p text:style-name="Standard"><text:soft-page-break/>le niegan todo valor. No se dan cuenta de que no hay solución de</text:p>
      <text:p text:style-name="Standard">continuidad entre los que son técnicamente delincuentes y quienes</text:p>
      <text:p text:style-name="Standard">no lo son; y que el modelo de insolencia, de falta de humanidad y de</text:p>
      <text:p text:style-name="Standard">crueldad es el mismo para toda la masa de los jóvenes. No se dan</text:p>
      <text:p text:style-name="Standard">cuenta de que en Italia hay incluso un toque de queda; de que la</text:p>
      <text:p text:style-name="Standard">noche es desértica y siniestra, como en los siglos más negros del</text:p>
      <text:p text:style-name="Standard">pasado; aunque como es natural ellos no lo viven pues se quedan en</text:p>
      <text:p text:style-name="Standard">sus casas (tal vez regalándole modernidad a su propia consciencia</text:p>
      <text:p text:style-name="Standard">con la ayuda del televisor). No se dan cuenta de que la televisión y lo</text:p>
      <text:p text:style-name="Standard">que quizá es peor, la escuela obligatoria, han degradado a todos los</text:p>
      <text:p text:style-name="Standard">jóvenes y muchachos a melindrosos, acomplejados y burguesuchos</text:p>
      <text:p text:style-name="Standard">racistas de segunda fila; y consideran que esto no pasa de ser una</text:p>
      <text:p text:style-name="Standard">coyuntura desagradable que sin duda se resolverá —como si una</text:p>
      <text:p text:style-name="Standard">mutación antropológica fuera reversible—. No se dan cuenta de que</text:p>
      <text:p text:style-name="Standard">la liberación sexual, en vez de dar soltura y felicidad a los jóvenes y</text:p>
      <text:p text:style-name="Standard">a los muchachos, les ha vuelto infelices, cerrados y por consiguiente</text:p>
      <text:p text:style-name="Standard">estúpidamente presuntuosos y agresivos; pero ni siquiera quieren</text:p>
      <text:p text:style-name="Standard">ocuparse de todo esto porque los jóvenes y los muchachos les traen</text:p>
      <text:p text:style-name="Standard">sin cuidado;</text:p>
      <text:p text:style-name="Standard"/>
      <text:p text:style-name="Standard">c) fuera de Italia, en los países «desarrollados» —especialmente</text:p>
      <text:p text:style-name="Standard">en Francia—, la suerte está echada desde hace tiempo. Hace tiempo</text:p>
      <text:p text:style-name="Standard">que antropológicamente el pueblo no existe. Para los burgueses fran-</text:p>
      <text:p text:style-name="Standard">ceses, el pueblo está constituido por marroquíes o griegos, por por-</text:p>
      <text:p text:style-name="Standard">tugueses o tunecinos. Los cuales no pueden hacer otra cosa, los po-</text:p>
      <text:p text:style-name="Standard">bres, que asumir lo más deprisa posible el comportamiento de los</text:p>
      <text:p text:style-name="Standard">burgueses franceses. Y esto es lo que piensan tanto los intelectuales</text:p>
      <text:p text:style-name="Standard">de derechas como los intelectuales de izquierdas; y lo piensan de</text:p>
      <text:p text:style-name="Standard"/>
      <text:p text:style-name="Standard">idéntica manera.</text:p>
      <text:p text:style-name="Standard"/>
      <text:p text:style-name="Standard">63</text:p>
      <text:p text:style-name="Standard"/>
      <text:p text:style-name="Standard">CARTAS LUTERANAS</text:p>
      <text:p text:style-name="Standard"/>
      <text:p text:style-name="Standard">III</text:p>
      <text:p text:style-name="Standard"/>
      <text:p text:style-name="Standard">Pues bien: es hora ya de afrontar el problema: ¿a qué me lleva abju-</text:p>
      <text:p text:style-name="Standard">rar de la Trilogía?</text:p>
      <text:p text:style-name="Standard"/>
      <text:p text:style-name="Standard">Me lleva a la adaptación.</text:p>
      <text:p text:style-name="Standard"/>
      <text:p text:style-name="Standard">Estoy escribiendo estas páginas el 15 de junio de 1975, día de</text:p>
      <text:p text:style-name="Standard">elecciones. Sé que aún en el caso —muy probabIe— de una victoria</text:p>
      <text:p text:style-name="Standard">de las izquierdas una cosa será el valor nominal del voto y otra su</text:p>
      <text:p text:style-name="Standard">valor real. Lo primero pondrá de manifiesto una unificación de Ita-</text:p>
      <text:p text:style-name="Standard">lia modernizada en sentido positivo; lo segundo demostrará que Ita-</text:p>
      <text:p text:style-name="Standard">lia —aparte, naturalmente, de los comunistas tradicionalesw es ya</text:p>
      <text:p text:style-name="Standard">en su conjunto un país despolitizado, un cuerpo muerto cuyos refle-</text:p>
      <text:p text:style-name="Standard">jos son meramente mecánicos. O sea, que lo que vive Ita.lia no es</text:p>
      <text:p text:style-name="Standard">más que un proceso de adaptación a su propia degradación, de la</text:p>
      <text:p text:style-name="Standard">que intenta liberarse sólo nominalmente. Tout va bien: en el país no</text:p>
      <text:p text:style-name="Standard"><text:soft-page-break/>hay masas de jóvenes criminaloides o neuróticos, o conformistas</text:p>
      <text:p text:style-name="Standard">hasta la locura y la más absoluta intolerancia; las noches son seguras</text:p>
      <text:p text:style-name="Standard">y tranquilas, maravillosamente mediterráneas; los secuestros, los</text:p>
      <text:p text:style-name="Standard">atracos, las asesinatos sumarios, los millones de desfalcos y de robos</text:p>
      <text:p text:style-name="Standard">son sólo material para las páginas de sucesos de los diarios, etcétera.</text:p>
      <text:p text:style-name="Standard">Todo el mundo se ha adaptado: bien al no querer darse cuenta de</text:p>
      <text:p text:style-name="Standard">nada o por medio de la más indiferente desdramatización.</text:p>
      <text:p text:style-name="Standard"/>
      <text:p text:style-name="Standard">Pero debo admitir que tampoco haberse dado cuenta o haber</text:p>
      <text:p text:style-name="Standard">dramatizado preserva realmente de la adaptación o la aceptación.</text:p>
      <text:p text:style-name="Standard">Pues yo mismo me estoy adaptando a la degradación y estoy acep-</text:p>
      <text:p text:style-name="Standard">tando lo inaceptable. Maniobro para reordenar mi vida. Estoy olvi-</text:p>
      <text:p text:style-name="Standard">dando cómo eran antes las cosas. Los amados rostros de ayer empie-</text:p>
      <text:p text:style-name="Standard">zan a amarillear. Ante mí —implacable, sin alternativas— el</text:p>
      <text:p text:style-name="Standard">prgsïnte. Y readapto mi compromiso para una mayor inteligibilidad</text:p>
      <text:p text:style-name="Standard"/>
      <text:p text:style-name="Standard">e‘ a ai).</text:p>
      <text:p text:style-name="Standard"/>
      <text:p text:style-name="Standard">15 de junio de 1975,</text:p>
      <text:p text:style-name="Standard">en Il Corriere della Sem, 9 de noviembre de 1975.</text:p>
      <text:p text:style-name="Standard"/>
      <text:p text:style-name="Standard">PANNELLA Y EL DISENSO</text:p>
      <text:p text:style-name="Standard"/>
      <text:p text:style-name="Standard">Querido Pannella‘: tú estás en las barricadas y yo en mi casa de</text:p>
      <text:p text:style-name="Standard">campo. Llevas, pues, ventaja respecto a mí. Pero temer esa ventaja</text:p>
      <text:p text:style-name="Standard">sería un moralismo (y los dos aborrecemos por igual el moralismo).</text:p>
      <text:p text:style-name="Standard">Además, sabes muy bien que te aprecio, y hasta qué punto estoy de</text:p>
      <text:p text:style-name="Standard">tu parte.</text:p>
      <text:p text:style-name="Standard"/>
      <text:p text:style-name="Standard">¿En qué contexto te escribo? En el de una situación política na-</text:p>
      <text:p text:style-name="Standard">cional en que la victoria comunista en las últimas eleccionesz no</text:p>
      <text:p text:style-name="Standard">tiene otro significado real que haber acrecentado enormemente la</text:p>
      <text:p text:style-name="Standard">reponsabilidad de los comunistas (y en seguida veremos por qué).</text:p>
      <text:p text:style-name="Standard">Pues la derrota democristiana, en realidad, sólo sirve para que haya</text:p>
      <text:p text:style-name="Standard">un único vencedor de estas elecciones: Fanfani. De hecho, en un</text:p>
      <text:p text:style-name="Standard">país civilizado —cl0nde el progreso hubiera sido algo más que mero</text:p>
      <text:p text:style-name="Standard">desarrollo, esto es, mecánica e irreversible destrucción de valores—,</text:p>
      <text:p text:style-name="Standard">cl descenso democristiano debería haber sido del 10 o el 20 por</text:p>
      <text:p text:style-name="Standard">ciento de los votos y no sólo del 2 por ciento. Haber limitado el</text:p>
      <text:p text:style-name="Standard">descenso al 2 por ciento es un éxito: un éxito de Fanfani. De ahí que</text:p>
      <text:p text:style-name="Standard">sign siendo tan fuerte y que la izquierda (P) democristiana se mueva</text:p>
      <text:p text:style-name="Standard">y nmcnace en el vacío. Además, seguro que en un par de años recu-</text:p>
      <text:p text:style-name="Standard">pcrarán los votos de los fascistas, porque está claro que el hombre</text:p>
      <text:p text:style-name="Standard">«lc derechas que es Fanfani hará que siga la tensión antifascista. Al</text:p>
      <text:p text:style-name="Standard">linul todo volverá a ser como antes; al menos en apariencia, ya que</text:p>
      <text:p text:style-name="Standard">un realidad todo habrá cambiado de un modo radical y definitivo:</text:p>
      <text:p text:style-name="Standard">¡runs los votos católicos serán por ﬁn democrístianos. O sea: votos</text:p>
      <text:p text:style-name="Standard"/>
      <text:p text:style-name="Standard">l. Maru» Paxnnullw, princijvul dirigente del Partido Radical [N.d.T.].</text:p>
      <text:p text:style-name="Standard"/>
      <text:p text:style-name="Standard">3, Ihuulnn m- - lCCClOHCS regionales de junio de 1975, cuyos resultados por-</text:p>
      <text:p text:style-name="Standard">u-¡Ilnmlrn lurmn los su‘ .5,3"Áy; l’ 33,4%; PSI: 12%; MSI: 6,4%. El PCI obtuvo</text:p>
      <text:p text:style-name="Standard"><text:soft-page-break/>.1 Romni, u, Lllnhriai, Las Marcas y el Lazio</text:p>
      <text:p text:style-name="Standard"/>
      <text:p text:style-name="Standard"><text:s/></text:p>
      <text:p text:style-name="Standard"><text:s text:c="4"/></text:p>
      <text:p text:style-name="Standard"><text:s text:c="3"/></text:p>
      <text:p text:style-name="Standard"/>
      <text:p text:style-name="Standard">Hhlvlrllnl‘: ll'llIllVl|\ ru rl Piuuuunr, l.ip,urs..</text:p>
      <text:p text:style-name="Standard">|N«L|.],</text:p>
      <text:p text:style-name="Standard"/>
      <text:p text:style-name="Standard"><text:s/></text:p>
      <text:p text:style-name="Standard"/>
      <text:p text:style-name="Standard">CARTAS LUTERANAS</text:p>
      <text:p text:style-name="Standard"/>
      <text:p text:style-name="Standard">garantizados y gestionados no ya por la Iglesia Católica sino directa-</text:p>
      <text:p text:style-name="Standard">mente por el Poder Económico. En realidad no hay duda de que el</text:p>
      <text:p text:style-name="Standard">mundo campesino ha terminado. Y el eventual redimensionamiento</text:p>
      <text:p text:style-name="Standard">dela agricultura no Va a restablecer a buen seguro los «valores»</text:p>
      <text:p text:style-name="Standard">religiosos, que —afortunada y desdichadamente— ya se han perdi-</text:p>
      <text:p text:style-name="Standard">do para siempre. Por eso he dicho «ya no católicos sino democristia-</text:p>
      <text:p text:style-name="Standard">nos». La democracia cristiana es una nulidad ideológica mafiosa; al</text:p>
      <text:p text:style-name="Standard">perder la referencia de la Iglesia, es capaz de moldearse a sí misma,</text:p>
      <text:p text:style-name="Standard">como cera maloliente, con las formas necesarias para una referencia</text:p>
      <text:p text:style-name="Standard">más directa al Poder Económico real, o sea, al nuevo modo de pro-</text:p>
      <text:p text:style-name="Standard">ducción (determinado por las cantidades enormes y por lo super-</text:p>
      <text:p text:style-name="Standard">ﬂuo) y _a su ideología hedonista implícita (que es exactamente lo</text:p>
      <text:p text:style-name="Standard">contrario de la religión).</text:p>
      <text:p text:style-name="Standard"/>
      <text:p text:style-name="Standard">Con arcaico cinismo de católicos arcaicos, los hombres de poder</text:p>
      <text:p text:style-name="Standard">democristianos, imperturbables y ya conscientes de lo ocurrido, acep-</text:p>
      <text:p text:style-name="Standard">tan y asimilan el cinismo de la nueva revolución capitalista (la prime-</text:p>
      <text:p text:style-name="Standard">ra gran revolución de derechas auténtica); y esto les vuelve comple-</text:p>
      <text:p text:style-name="Standard">tamente nuevos y modernos, los más nuevos y modernos de todos.</text:p>
      <text:p text:style-name="Standard"/>
      <text:p text:style-name="Standard">Esta revolución capitalista, desde el punto de vista antropologi-</text:p>
      <text:p text:style-name="Standard">co —o sea, en lo relativo a la fundación de una nueva «cultura»—,</text:p>
      <text:p text:style-name="Standard">necesita hombres libres de ataduras con el pasado (el pasado de aho-</text:p>
      <text:p text:style-name="Standard">rro y moralismo); quiere que esos hombres vivan —desde el punto</text:p>
      <text:p text:style-name="Standard">de vista de la calidad de vida, del comportamiento y de los valores—</text:p>
      <text:p text:style-name="Standard">en un estado, por decirlo de algún modo, de imponderabilidad: eso</text:p>
      <text:p text:style-name="Standard">les permite privilegiar el consumo y la satisfacción de sus exigencias</text:p>
      <text:p text:style-name="Standard">hedonistas como único acto existencial posible.</text:p>
      <text:p text:style-name="Standard"/>
      <text:p text:style-name="Standard">Naturalmente —por una de esas contradicciones curiosas es-</text:p>
      <text:p text:style-name="Standard"/>
      <text:p text:style-name="Standard">, . . ' Y</text:p>
      <text:p text:style-name="Standard">candalosas que en realidad hacen la historia—, es Justamente esta</text:p>
      <text:p text:style-name="Standard">reducción del hombre a autómata —a menudo desagradable y ri-</text:p>
      <text:p text:style-name="Standard">dículo por la pérdida substancial de su propia dignidad (es decir: de</text:p>
      <text:p text:style-name="Standard">la dignidad que mal que bien tradicionalmente tenía)—, es precisa-</text:p>
      <text:p text:style-name="Standard">mente, repito, esta reducción degradante lo que implica la exigencia</text:p>
      <text:p text:style-name="Standard">de un avance en el sentido de la desmixtificación, de la democratiza-</text:p>
      <text:p text:style-name="Standard">cion e incluso del progreso. Pero lo he repetido ya mil veces: se trata</text:p>
      <text:p text:style-name="Standard"><text:soft-page-break/>de una desmixtificación, de una democratización y de un progreso</text:p>
      <text:p text:style-name="Standard">puramente enfáticos. De nombres, no de cosas. Lo cual significa</text:p>
      <text:p text:style-name="Standard">cosas que todavía carecen de nombre.</text:p>
      <text:p text:style-name="Standard"/>
      <text:p text:style-name="Standard">Los hombres de poder democristianos y todos los demás pode-</text:p>
      <text:p text:style-name="Standard">rosos se enorgullecen de esta desmixtiﬁcación, de esta democratiza-</text:p>
      <text:p text:style-name="Standard">ción y de este progreso en curso: que «va de la mano» de un desarro-</text:p>
      <text:p text:style-name="Standard">llo en realidad monstruoso y destructor.</text:p>
      <text:p text:style-name="Standard"/>
      <text:p text:style-name="Standard">También los comunistas deben crccr -—o fingir que cn h: I</text:p>
      <text:p text:style-name="Standard">llegar a creerlo realmente, con iuiiislificud&lt;i OPÍlHIÍSIHU-M vn vI ("nin</text:p>
      <text:p text:style-name="Standard">sis de In dcsniixtific ción, de lu ¿Ivuuirrii ‘ ¡ción y del ¡arogri-no. uui</text:p>
      <text:p text:style-name="Standard">dos :1 In |l1l'](ll'.’l (ll|]K‘l|V.’I ¡lvl uuulu ¡Iv vhlu dr los lruhiiiiialiurrn. Pur</text:p>
      <text:p text:style-name="Standard"/>
      <text:p text:style-name="Standard">(v h</text:p>
      <text:p text:style-name="Standard"/>
      <text:p text:style-name="Standard">PANNELLA Y EL DISENSO</text:p>
      <text:p text:style-name="Standard"/>
      <text:p text:style-name="Standard">eso decía que ha aumentado enormemente su responsabilidad. Lo</text:p>
      <text:p text:style-name="Standard">que esperan quienes han votado por primera vez al PCI, determi-</text:p>
      <text:p text:style-name="Standard">nando su gran victoria, es ante todo algo de tipo práctico y econó-</text:p>
      <text:p text:style-name="Standard">mico («¡Comunistas, ayudadnos a poner un poco de orden y de</text:p>
      <text:p text:style-name="Standard">moralidad en el desarrolla»), pero es también una expectativa an-</text:p>
      <text:p text:style-name="Standard">tropológica, por decirlo así, por lo demas inconsciente («iComunis-</text:p>
      <text:p text:style-name="Standard">tas, ayudadnos a saber que tipo de hombres somosl»). Esta segunda</text:p>
      <text:p text:style-name="Standard">expectativa no podrá dejar de obligar a los comunistas a observar</text:p>
      <text:p text:style-name="Standard">críticamente, con la lucidez nada diplomática del análisis, lo que son</text:p>
      <text:p text:style-name="Standard">existencialrnente los hombres: hasta que’ punto su manera de ser ha</text:p>
      <text:p text:style-name="Standard">sido determinada por esa «primera gran revolución de derechas au-</text:p>
      <text:p text:style-name="Standard">téntica» en que consiste el nuevo modo de producción.</text:p>
      <text:p text:style-name="Standard"/>
      <text:p text:style-name="Standard">¿Cómo oponerse a este nuevo modo de producción? ¿Qué acti-</text:p>
      <text:p text:style-name="Standard">tud adoptar respecto de las industrias terciarias y de los bienes su-</text:p>
      <text:p text:style-name="Standard">perfluos?</text:p>
      <text:p text:style-name="Standard"/>
      <text:p text:style-name="Standard">Sea como fuere, lo que ha pasado es lo que ha pasado y lo que</text:p>
      <text:p text:style-name="Standard">hay es lo que hay. Y eso irreversiblemente. Hay que adaptarse de</text:p>
      <text:p text:style-name="Standard">algún modo a eso que llamamos realidad para poder ajustar cuentas</text:p>
      <text:p text:style-name="Standard">con ella. Esa realidad tiene rasgos fácilmente identificables, porque</text:p>
      <text:p text:style-name="Standard">su violencia es la de una fúnebre vitalidad que se propaga por todas</text:p>
      <text:p text:style-name="Standard">partes: pérdida de antiguos valores (con independencia de cómo se</text:p>
      <text:p text:style-name="Standard">los juzgue); aburguesamiento total y totalizador; se compensa la</text:p>
      <text:p text:style-name="Standard">aceptación del consumo con la excusa de una ostentosa y enfática</text:p>
      <text:p text:style-name="Standard">ansia democrática; se compensa el conformismo más degradado y</text:p>
      <text:p text:style-name="Standard">delirante que recordar se pueda con el pretexto de una ostentosa y</text:p>
      <text:p text:style-name="Standard">enfática exigencia de tolerancia.</text:p>
      <text:p text:style-name="Standard"/>
      <text:p text:style-name="Standard">Pues bien, querido Pannella: hay gente como nosotros que sigue</text:p>
      <text:p text:style-name="Standard">obrando por el impulso «inerte» de unas necesidades civiles de las</text:p>
      <text:p text:style-name="Standard">que se tiene consciencia desde hace diez años; o sea, que lucha por</text:p>
      <text:p text:style-name="Standard">una sincera inquietud democrática y en nombre de una tolerancia</text:p>
      <text:p text:style-name="Standard">real. Hace diez años, sin embargo, los signiﬁcados de la palabra «obe-</text:p>
      <text:p text:style-name="Standard"><text:soft-page-break/>diencia» y de la palabra «desobediencia» eran profundamente dis-</text:p>
      <text:p text:style-name="Standard">tintos. La palabra «obediencia» todavía suscitaba aquel horrible sen-</text:p>
      <text:p text:style-name="Standard">timiento que arrastraba consigo por siglos de contrarreforma, de</text:p>
      <text:p text:style-name="Standard">clericalismo, de moralismo pequeño burgués y de fascismo; mien-</text:p>
      <text:p text:style-name="Standard">lrns que la palabra «desobediencia» significaba aún el maravilloso</text:p>
      <text:p text:style-name="Standard">svnlimiento que incitaba a rebelarse contra todo eso.</text:p>
      <text:p text:style-name="Standard"/>
      <text:p text:style-name="Standard">A todo eso, no obstante, contrariamente a la lógica que nosotros</text:p>
      <text:p text:style-name="Standard">Ilauiuunos histórica, no lo ha quitado de enmedio la rebelión de los</text:p>
      <text:p text:style-name="Standard">«ilcsobctlicntcs» sino una nueva voluntad de los «obedientes» (insis-</text:p>
      <text:p text:style-name="Standard">In: lu priu ‘:1 gram revolución de derechas auténtica).</text:p>
      <text:p text:style-name="Standard"/>
      <text:p text:style-name="Standard">(loutrurrcíorinu, clcricalismo, moralismo pequeño burgués y</text:p>
      <text:p text:style-name="Standard">ÍSIHCÍHIIIU son «residuos» que suponen una molestia sobre todo para</text:p>
      <text:p text:style-name="Standard">(‘l uuu-vu poder. ¿Ac ‘o luchamos contra esos «residuos»? ¿Son sus</text:p>
      <text:p text:style-name="Standard">uuruuiu lun que «Llcsiiliutlcccinos»?</text:p>
      <text:p text:style-name="Standard"/>
      <text:p text:style-name="Standard"><text:s/></text:p>
      <text:p text:style-name="Standard"/>
      <text:p text:style-name="Standard">6V</text:p>
      <text:p text:style-name="Standard"/>
      <text:p text:style-name="Standard"><text:s/></text:p>
      <text:p text:style-name="Standard"/>
      <text:p text:style-name="Standard">ÍAHIAÑ IHIFNANA!</text:p>
      <text:p text:style-name="Standard"/>
      <text:p text:style-name="Standard">Advierte que la característica ¡más clara dv «In ¡arinimi ¡min rc-</text:p>
      <text:p text:style-name="Standard">volución de derechas auténtica» es su carácter destructor: Hll prime-</text:p>
      <text:p text:style-name="Standard">ra exigencia es desembarazarse de un universo «moral» que lc impi-</text:p>
      <text:p text:style-name="Standard">de la expansión.</text:p>
      <text:p text:style-name="Standard"/>
      <text:p text:style-name="Standard">Observemos, por ejemplo, la criminalidad italiana. No es un</text:p>
      <text:p text:style-name="Standard">análisis marginal. No se trata de un universo partícularista que se</text:p>
      <text:p text:style-name="Standard">pueda dejar para la página de sucesos. La criminalidad italiana es un</text:p>
      <text:p text:style-name="Standard">fenómeno inmenso y primario de las nuevas condiciones de vida en</text:p>
      <text:p text:style-name="Standard">Italia. No sólo los criminales en sentido propio son auténticamente</text:p>
      <text:p text:style-name="Standard">una «masa», sino que —y esto es más grave— la masa juvenil italiana</text:p>
      <text:p text:style-name="Standard">tout court (con la excepción de pequeñas élites y genéricamente de</text:p>
      <text:p text:style-name="Standard">los jóvenes inscritos en el PCI) está formada ya por criminaloides: o</text:p>
      <text:p text:style-name="Standard">sea, por esos centenares de miles, o millones, de jóvenes que sufren</text:p>
      <text:p text:style-name="Standard">la pérdida de los valores de una «cultura» y aún no han encontrado</text:p>
      <text:p text:style-name="Standard">en su entorno los valores de una «cultura nueva» (como nosotros la</text:p>
      <text:p text:style-name="Standard">entendemos), o bien que aceptan, con descaro y violencia, por una</text:p>
      <text:p text:style-name="Standard">parte los valores de la «cultura del consumo» (que nosotros rechaza-</text:p>
      <text:p text:style-name="Standard">mos) y por otra los valores de un progresismo meramente verbal.</text:p>
      <text:p text:style-name="Standard"/>
      <text:p text:style-name="Standard">Pues bien: para todos estos jóvenes es válida la figura 0 el «mo-</text:p>
      <text:p text:style-name="Standard">delo» del «desobediente». Nadie se considera «obediente». En reali-</text:p>
      <text:p text:style-name="Standard">dad, semánticamente, las palabras han vuelto su sentido del revés,</text:p>
      <text:p text:style-name="Standard">intercambiándoselo: de acuerdo con la ideología «destructora» del</text:p>
      <text:p text:style-name="Standard">nuevo modo de producción, quien se cree «desobediente» (y se ex-</text:p>
      <text:p text:style-name="Standard">hibe como tal) es en realidad «obediente»; y en cambio quien disien-</text:p>
      <text:p text:style-name="Standard">te de esa ideología destructora —y es «obediente» por creer en los</text:p>
      <text:p text:style-name="Standard"><text:soft-page-break/>valores que el nuevo capitalismo quiere destruir— resulta ser, por</text:p>
      <text:p text:style-name="Standard">tanto, «desobediente» en realidad. i</text:p>
      <text:p text:style-name="Standard"/>
      <text:p text:style-name="Standard">Los jóvenes del sesenta y ocho ya suministraron un modelo de</text:p>
      <text:p text:style-name="Standard">«desobediencia» (falta de respeto, burla, desprecio por la piedad,</text:p>
      <text:p text:style-name="Standard">vandalismo ideológico «somatizado») que ahora sólo vale en reali-</text:p>
      <text:p text:style-name="Standard">dad para los delincuentes comunes, que componen una auténtica</text:p>
      <text:p text:style-name="Standard">masa, y para las masas de esos criminales en potencia que, como</text:p>
      <text:p text:style-name="Standard">decía, siempre son gentes que han sufrido hace poco una pérdida de</text:p>
      <text:p text:style-name="Standard">valores (cf., las tropas proletarias de las SS alemanas).</text:p>
      <text:p text:style-name="Standard"/>
      <text:p text:style-name="Standard">La «destrucción» es en definitiva el signo dominante de este</text:p>
      <text:p text:style-name="Standard">modelo de falsa «desobediencia» en que consiste ahora la «obedien-</text:p>
      <text:p text:style-name="Standard">cia» de siempre.</text:p>
      <text:p text:style-name="Standard"/>
      <text:p text:style-name="Standard">Te escribo por esto. Debes poner al día semánticamente el len-</text:p>
      <text:p text:style-name="Standard">guaje que usas. A tu «desobediencia» no debes llamarla asi’, sino «obe-</text:p>
      <text:p text:style-name="Standard">diencia», o, si lo prefieres, «nueva obediencia», y presentarte a ti</text:p>
      <text:p text:style-name="Standard">mismo como modelo de esa «nueva obediencia». No debes... ¿No</text:p>
      <text:p text:style-name="Standard">debes? Discúlpame; a este «deber» y «no deber» has de darles un</text:p>
      <text:p text:style-name="Standard">sentido exclusivamente pasional y solidario... Y, para que se me en-</text:p>
      <text:p text:style-name="Standard">tienda mejor, daré un rodeo con dos «ejemplos» actuales.</text:p>
      <text:p text:style-name="Standard"/>
      <text:p text:style-name="Standard">Durante estas últimas semanas, la «masa criminaloide» italiana</text:p>
      <text:p text:style-name="Standard"/>
      <text:p text:style-name="Standard">68</text:p>
      <text:p text:style-name="Standard"/>
      <text:p text:style-name="Standard"><text:s/></text:p>
      <text:p text:style-name="Standard"/>
      <text:p text:style-name="Standard">FANNIIIA v kl ¡mmm</text:p>
      <text:p text:style-name="Standard"/>
      <text:p text:style-name="Standard">Im prmlucldi» ¡lun acusan» que lnmnr en consideración, como suele</text:p>
      <text:p text:style-name="Standard">Imccruc, «lc Ihrnm inconsciente y (Icsprcticupadii. _</text:p>
      <text:p text:style-name="Standard"/>
      <text:p text:style-name="Standard">lil jvriini-ru m‘ un «scnsn dc «Icsolacdiencia»: el del sargento Sotgiu</text:p>
      <text:p text:style-name="Standard">(pnncgni por las csindiconcs ¿le vida de los suboficiales). El segundo</text:p>
      <text:p text:style-name="Standard">rs un «c «su dc obediencia»: cl del policía Rizzo (suicidio a causa de</text:p>
      <text:p text:style-name="Standard">lu Íugu dul detenido que le había sido confiado, y en quien el habia</text:p>
      <text:p text:style-name="Standard">confiado a su vez). A _</text:p>
      <text:p text:style-name="Standard"/>
      <text:p text:style-name="Standard">lil primer caso ha gozado de la máxima popularidad: ha Sido</text:p>
      <text:p text:style-name="Standard">«reconocido» por todos; ha sido «aceptado» por todos, «aprobado»</text:p>
      <text:p text:style-name="Standard">por todos. Incluido el Ejército. ¿Se trata pues de un caso de «desobe-</text:p>
      <text:p text:style-name="Standard">diencia»? Personalmente el sargento Sotgiu me resulta muy simpati-</text:p>
      <text:p text:style-name="Standard">co: declaro aquí mi simpatía y (aunque no la necesite para nada) mi</text:p>
      <text:p text:style-name="Standard">solidaridad. Pero tengo algo que objetar: ha fundamentado su pro-</text:p>
      <text:p text:style-name="Standard">testa en la afirmación de que también los «sargentos de aviación» Y,</text:p>
      <text:p text:style-name="Standard">supongo, los sargentos y militares de carrera en general, son «seres</text:p>
      <text:p text:style-name="Standard">humanos como 105 demás», y aquí hay una petición de principio.</text:p>
      <text:p text:style-name="Standard">Los llamados «demás» ¿son en realidad «seres humanos»? La muta-</text:p>
      <text:p text:style-name="Standard">ción antropológica en curso ¿acaso no está convirtiéndoles en «sub-</text:p>
      <text:p text:style-name="Standard">hombres»? _</text:p>
      <text:p text:style-name="Standard"><text:soft-page-break/></text:p>
      <text:p text:style-name="Standard">Todavía más «humano» que Sotgiu era sin duda el policía Rizzo.</text:p>
      <text:p text:style-name="Standard">Pero su sentido del deber, su confianza en los demás «como seres</text:p>
      <text:p text:style-name="Standard">humanos» y en suma su «obediencia» no han obtenido aceptación</text:p>
      <text:p text:style-name="Standard">alguna. En ningún momento se le ha presentado como un, valor</text:p>
      <text:p text:style-name="Standard">ejemplar o, mejor, como la «forma universal» de un_valor. lista claro</text:p>
      <text:p text:style-name="Standard">que la «obediencia» no goza de la menor popularidad, Ill siquiera</text:p>
      <text:p text:style-name="Standard">como idea. Pero si hay alguien que ha desobedecido de veras a cuan-</text:p>
      <text:p text:style-name="Standard">to hoy es la realidad tal como la quiere el poder, es precisamente el</text:p>
      <text:p text:style-name="Standard">policía Rizzo. Se ha opuesto a esa realidad en nombreqde todo lo que</text:p>
      <text:p text:style-name="Standard">ésta ha destruido brutalmente. Porque es la «destrucción», repito, el</text:p>
      <text:p text:style-name="Standard"/>
      <text:p text:style-name="Standard">signo dominante del nuevo poder. , _ A</text:p>
      <text:p text:style-name="Standard">En conclusión: la Italia de hoy esta tan destruida como la Italia</text:p>
      <text:p text:style-name="Standard"/>
      <text:p text:style-name="Standard">de 1945. En verdad, incluso, la destrucción es aún más grave, pues</text:p>
      <text:p text:style-name="Standard">no estamos entre escombros, por desgarradores que sean, de casas y</text:p>
      <text:p text:style-name="Standard">monumentos, sino entre «escombros de valores»; de «valores» hu-</text:p>
      <text:p text:style-name="Standard">manistas y, lo más importante, populares. l _ ,</text:p>
      <text:p text:style-name="Standard"/>
      <text:p text:style-name="Standard">Igual que en 1945, los hombres de poder italianos —no solo por</text:p>
      <text:p text:style-name="Standard">lo mucho que han destruido sino sobre todo por lo abyecto de sus</text:p>
      <text:p text:style-name="Standard">fines y por la estúpida inconsciencia con que han actuado-— serian</text:p>
      <text:p text:style-name="Standard">dignos de un nuevo Piazzale Loreto3. Que por cierto —afortunada y</text:p>
      <text:p text:style-name="Standard">desgraciadamente— no se dará otra vez. Pero esta claro que lo que</text:p>
      <text:p text:style-name="Standard"/>
      <text:p text:style-name="Standard">3. En Piazzale Loreto, en Milan, fueron ejecutados Mussolini y otros jefes fascistas/en</text:p>
      <text:p text:style-name="Standard">1945. En la misma plaza, el 9 de agosto de 1944, los alemanes aliados de Mussolini habian</text:p>
      <text:p text:style-name="Standard">fusilado a quince personas exponiendo sus cadáveres al sol y ala curiosidad pública en represalia</text:p>
      <text:p text:style-name="Standard"/>
      <text:p text:style-name="Standard">por una acción guerrillera [N.d.T.].</text:p>
      <text:p text:style-name="Standard"/>
      <text:p text:style-name="Standard">69</text:p>
      <text:p text:style-name="Standard"/>
      <text:p text:style-name="Standard">CARTAS LUTERANAS</text:p>
      <text:p text:style-name="Standard"/>
      <text:p text:style-name="Standard">ho)’ ‘És PWCÍSO dettïrmínar y vivir es una «obediencia a leyes futuras</text:p>
      <text:p text:style-name="Standard">y meiores» —seme¡ante a la que, después de Piazzale Loreto, nació</text:p>
      <text:p text:style-name="Standard">ge l: Resistencia— <text:s/>la ‘consiguiente voluntad de «reconstrucciónm</text:p>
      <text:p text:style-name="Standard">l un Énáentar la posibilidad de una «obediencia» así y de una «vo-</text:p>
      <text:p text:style-name="Standard">Ilntfa . e reconstruccion» semeiante es la nueva gran tarea histórica</text:p>
      <text:p text:style-name="Standard">autentica del PCI. Pero también es la tuya; también la de los radica-</text:p>
      <text:p text:style-name="Standard"/>
      <text:p text:style-name="Standard">les; también la de cada intelectual en particular, y la de cada hombre</text:p>
      <text:p text:style-name="Standard">solo y bueno.</text:p>
      <text:p text:style-name="Standard"/>
      <text:p text:style-name="Standard">Il Corriere della Sem, 18 de julio de 1975_</text:p>
      <text:p text:style-name="Standard"/>
      <text:p text:style-name="Standard">LA DROGA: UNA AUTÉNTICA TRAGEDIA ITALIANA</text:p>
      <text:p text:style-name="Standard"/>
      <text:p text:style-name="Standard">Para el que no se droga, quien se droga es alguien «diferente». Y</text:p>
      <text:p text:style-name="Standard">como tal todos le niegan su humanidad, ya sea a través del odio</text:p>
      <text:p text:style-name="Standard"><text:soft-page-break/>racista que siempre suscitan los «diferentes», ya a través de la even-</text:p>
      <text:p text:style-name="Standard">tual comprensión 0 piedad. En las relaciones con el «diferente» into-</text:p>
      <text:p text:style-name="Standard">lerancia o tolerancia son lo mismo</text:p>
      <text:p text:style-name="Standard"/>
      <text:p text:style-name="Standard">Hay que decir, con todo, que mientras los intolerantes creen</text:p>
      <text:p text:style-name="Standard">que la diferencia de los diferentes carece de explicación, y por tanto</text:p>
      <text:p text:style-name="Standard">sólo merece odio, los tolerantes a menudo se preguntan, más o me-</text:p>
      <text:p text:style-name="Standard">nos sinceramente, por las razones de esa «diferencia».</text:p>
      <text:p text:style-name="Standard"/>
      <text:p text:style-name="Standard">Ahora bien: tanto mi lector como yo somos «tolerantes»: eso</text:p>
      <text:p text:style-name="Standard">está fuera de duda. Por eso planteo la cuestión siguiente: «¿por qué</text:p>
      <text:p text:style-name="Standard">razón se drogan esos “diferentes” que son los drOgadiCtosP».</text:p>
      <text:p text:style-name="Standard"/>
      <text:p text:style-name="Standard">Hay, indiscutiblemente, una explicación que se refiere a los in-</text:p>
      <text:p text:style-name="Standard">dividuos: la psicológica. Si hablo con —y analizo a— un drogadicto</text:p>
      <text:p text:style-name="Standard">particular, sin moralismo ni sentimentalismo, ni complicidad, inme-</text:p>
      <text:p text:style-name="Standard">diatamente tengo una vida concreta que examinar: con su infancia,</text:p>
      <text:p text:style-name="Standard">cun sus padres, con sus males, etc. De ahí que ese poco de saber</text:p>
      <text:p text:style-name="Standard">psicoanalítico de que puede disponer todo intelectual baste para</text:p>
      <text:p text:style-name="Standard">obtener algún diagnóstico; pero el diagnóstico, no obstante, es siem-</text:p>
      <text:p text:style-name="Standard">prc cl mismo: deseo de muerte. Semejante «fin» individual —a me-</text:p>
      <text:p text:style-name="Standard">mido incluso consciente— arroja una luz retrospectiva y desde aba-</text:p>
      <text:p text:style-name="Standard">¡n sobre toda la individualidad analizada, que de este modo se vuelve</text:p>
      <text:p text:style-name="Standard">profundamente coherente: un todo único basado en sí mismo. La</text:p>
      <text:p text:style-name="Standard">«diicrciicizi» siempre es inaccesible.</text:p>
      <text:p text:style-name="Standard"/>
      <text:p text:style-name="Standard">Porn si la ' ‘lación con el drogadicto particular no tiene salidas,</text:p>
      <text:p text:style-name="Standard">si i-s inconcxn por decirlo así -—y el exceso de concreción de un</text:p>
      <text:p text:style-name="Standard">su» Iiumunn cs como siempre cvasivo respecto de la historia»,</text:p>
      <text:p text:style-name="Standard">‘ión con la musa de lo‘ drogadictos, o, mejor,</text:p>
      <text:p text:style-name="Standard">,cn discursiva, puede</text:p>
      <text:p text:style-name="Standard"/>
      <text:p text:style-name="Standard"><text:s/></text:p>
      <text:p text:style-name="Standard"/>
      <text:p text:style-name="Standard">uf</text:p>
      <text:p text:style-name="Standard">¡mr (‘l ¡‘(hlllrilrill ln ¡‘l</text:p>
      <text:p text:style-name="Standard">mnr1ivníniiriiudvludroga,piicilcciriivu</text:p>
      <text:p text:style-name="Standard">m-r r:n*ii)¡niIi‘/.:|ii:i c‘ i|ÍNll7l'l'l.¡l(lll.</text:p>
      <text:p text:style-name="Standard"/>
      <text:p text:style-name="Standard"><text:s/></text:p>
      <text:p text:style-name="Standard"><text:s/></text:p>
      <text:p text:style-name="Standard"/>
      <text:p text:style-name="Standard">71</text:p>
      <text:p text:style-name="Standard"/>
      <text:p text:style-name="Standard"><text:s/></text:p>
      <text:p text:style-name="Standard"/>
      <text:p text:style-name="Standard"><text:s/></text:p>
      <text:p text:style-name="Standard"/>
      <text:p text:style-name="Standard">l Alll/Vw HIIIHANAH</text:p>
      <text:p text:style-name="Standard"/>
      <text:p text:style-name="Standard">En loque respecta 21 mi ¡vcrsnnnl y lmsismlc v" I c-xpcrlrllcial,</text:p>
      <text:p text:style-name="Standard">10 que creo saber en torno al fenómeno de la nlrogu rs &lt;-| (lillll si-</text:p>
      <text:p text:style-name="Standard"><text:soft-page-break/>guiente: la droga es siempre un succdáneo. Y precisamente un succ-</text:p>
      <text:p text:style-name="Standard">dáneo de la cultura. Dicha así, la cosa es ciertamente demasiado</text:p>
      <text:p text:style-name="Standard">lineal, simple e incluso genérica. Pero las complicaciones que con-</text:p>
      <text:p text:style-name="Standard">cretan aparecen cuando se examinan las cosas de cerca. A un nivel</text:p>
      <text:p text:style-name="Standard">medio "referente a «much0s»— la droga viene a llenar un vacío</text:p>
      <text:p text:style-name="Standard">causado precisamente por el deseo de muerte, y que es por tanto un</text:p>
      <text:p text:style-name="Standard">vacío de cultura. Para amar la cultura se necesita una fuerte vitali-</text:p>
      <text:p text:style-name="Standard">dad. Porque la cultura —en sentido específico, o mejor, clasista— es</text:p>
      <text:p text:style-name="Standard">una posesión, y nada precisa de más encarnizada y loca energía que</text:p>
      <text:p text:style-name="Standard">el deseo de posesión. Quien no tiene esa energía en dosis siquiera</text:p>
      <text:p text:style-name="Standard">mínima, renuncia. Y puesto que casi siempre, a causa de sus traumas</text:p>
      <text:p text:style-name="Standard">y de su sensibilidad, se trata de un individuo destinado a la cultura</text:p>
      <text:p text:style-name="Standard">específica, de la élite, he aquí que se abre en torno a él ese vacío</text:p>
      <text:p text:style-name="Standard">cultural, por otra parte desesperadamente querido por él (para po-</text:p>
      <text:p text:style-name="Standard">der morir); un Vacío que llena con el sucedáneo de la droga. El</text:p>
      <text:p text:style-name="Standard">efecto de la droga, además, mimetiza el saber racional a través de</text:p>
      <text:p text:style-name="Standard">una experiencia aberrante, por decirlo así, pero que de algún modo</text:p>
      <text:p text:style-name="Standard">se homologa con él.</text:p>
      <text:p text:style-name="Standard"/>
      <text:p text:style-name="Standard">También a un nivel más alto se produce algo parecido: hay lite-</text:p>
      <text:p text:style-name="Standard">ratos y artistas que se drogan. ¿Por qué lo hacen? También, creo yo,</text:p>
      <text:p text:style-name="Standard">para llenar un vacío: pero esta vez no se trata simplemente de un</text:p>
      <text:p text:style-name="Standard">vacío de cultura, sino de un vacío de necesidad y de imaginación. La</text:p>
      <text:p text:style-name="Standard">droga sirve en este caso para sustituir la gracia por la desesperación,</text:p>
      <text:p text:style-name="Standard">el estilo por la manera. No juzgo. Me limito a decir. Hay épocas en</text:p>
      <text:p text:style-name="Standard">que los mayores artistas son precisamente desesperados manieristas.</text:p>
      <text:p text:style-name="Standard"/>
      <text:p text:style-name="Standard">Seguramente el lector habrá notado que hasta aquí he hablado</text:p>
      <text:p text:style-name="Standard">del fenómeno de la droga en los mismos términos en que hubiera</text:p>
      <text:p text:style-name="Standard">podido hacerlo hace diez o veinte años, por no decir hace un siglo.</text:p>
      <text:p text:style-name="Standard"/>
      <text:p text:style-name="Standard">Pues me he referido a un conjunto de individuos que, con sus</text:p>
      <text:p text:style-name="Standard">buenas razones, han querido perderse, hacer «la gran negacióm‘</text:p>
      <text:p text:style-name="Standard">renunciando al ususfructo grande y consolador de los valores vigen-</text:p>
      <text:p text:style-name="Standard">tes de una cultura y a las lisonjas de ese proceso objetivo en que</text:p>
      <text:p text:style-name="Standard">consiste ésta en el caso individual y concreto. En realidad he habla-</text:p>
      <text:p text:style-name="Standard">do de la cultura en sentido específico, de élite; de clase.</text:p>
      <text:p text:style-name="Standard"/>
      <text:p text:style-name="Standard">Pero la palabra «cultura» no alude sólo a la cultura específica de</text:p>
      <text:p text:style-name="Standard">élite y de clase: alude también, y ante todo (según el uso específico</text:p>
      <text:p text:style-name="Standard">que de ella hacen los etnólogos, los antropólogos y los mejores</text:p>
      <text:p text:style-name="Standard">sociólogos), al saber y al modo de ser de un país en su conjunto, o</text:p>
      <text:p text:style-name="Standard">sea, al carácter histórico de un pueblo, con la infinita serie de nor-</text:p>
      <text:p text:style-name="Standard">mas, frecuentemente no escritas y a menudo incluso inconscientes,</text:p>
      <text:p text:style-name="Standard"/>
      <text:p text:style-name="Standard"><text:s/></text:p>
      <text:p text:style-name="Standard"/>
      <text:p text:style-name="Standard">1. ¡z “gran «¡nací- de un verso de Dante que alude a la renuncia al papado dc Celestino</text:p>
      <text:p text:style-name="Standard">v (Divina Commedú, 11.1., III,60) [N.d.T.].</text:p>
      <text:p text:style-name="Standard"/>
      <text:p text:style-name="Standard">72</text:p>
      <text:p text:style-name="Standard"/>
      <text:p text:style-name="Standard"><text:soft-page-break/>.V_____</text:p>
      <text:p text:style-name="Standard"/>
      <text:p text:style-name="Standard">IA llllulll HNÁ ÁHIÉNIHA II\AhII)I/\ HAIIANA</text:p>
      <text:p text:style-name="Standard"/>
      <text:p text:style-name="Standard">qm- don‘: ¡nlunn uu vlnióu ¿lc ln rculiclaid y regulan su comporta-</text:p>
      <text:p text:style-name="Standard">mivnlo.</text:p>
      <text:p text:style-name="Standard"/>
      <text:p text:style-name="Standard">Pur-s lvirll: huy pcríutlos históricos en que no queda espacio para</text:p>
      <text:p text:style-name="Standard">la droga; u mejor: un que ese espacio sólo consiste en el vacío cultu-</text:p>
      <text:p text:style-name="Standard">ral «interior» de individuos particulares, que con ese vacío han deci-</text:p>
      <text:p text:style-name="Standard">dido anticipar su propia muerte y acelerarla con el sucedáneo cultu-</text:p>
      <text:p text:style-name="Standard">ral de la droga. Uno de los períodos históricos en que no ha habido</text:p>
      <text:p text:style-name="Standard">espacio para la droga ha sido por ejemplo el período histórico que</text:p>
      <text:p text:style-name="Standard">hemos superado desde hace poco y al parecer felizmente; en reali-</text:p>
      <text:p text:style-name="Standard">dad se trataba de un período de represión clerical-fascista (los veinte</text:p>
      <text:p text:style-name="Standard">años de fascismo y los treinta años democristianos). Durante ese</text:p>
      <text:p text:style-name="Standard">período, de hecho (hablo de Italia; soy aún, para mi vergüenza,</text:p>
      <text:p text:style-name="Standard">italianista y dialectólogo), persistía en la clase dominada ——o sea,</text:p>
      <text:p text:style-name="Standard">prácticamente, en un país que no había hecho ninguna revolución,</text:p>
      <text:p text:style-name="Standard">en que la clase dominante era numéricamente una oligarquía (el</text:p>
      <text:p text:style-name="Standard">Vaticano, las grandes industrias del Norte y poco más), y las capas</text:p>
      <text:p text:style-name="Standard">medias no eran sino grandes masas plebeyas de un nivel económico</text:p>
      <text:p text:style-name="Standard">poco más alto que el de los trabajadores—; persistía, digo, en todo</text:p>
      <text:p text:style-name="Standard">el pueblo italiano campesino y paleoindustrial, una cultura —o,</text:p>
      <text:p text:style-name="Standard">mejor, un conjunto de culturas particularistas— en la que los valo-</text:p>
      <text:p text:style-name="Standard">res y los modelos eran solidísimos, y la «tradición», exclusiva.</text:p>
      <text:p text:style-name="Standard"/>
      <text:p text:style-name="Standard">«Reprimir» a semejante pueblo, por parte de los poderes cleri-</text:p>
      <text:p text:style-name="Standard">cal-fascistas que se han sucedido, consistía en dar un sentido oficial</text:p>
      <text:p text:style-name="Standard">(y por tanto estúpido, alienado) a los valores reales de esa tradición</text:p>
      <text:p text:style-name="Standard">popular; y en imponerlo mediante la fuerza policial.</text:p>
      <text:p text:style-name="Standard"/>
      <text:p text:style-name="Standard">En semejante situación histórica el fenómeno de la droga sólo</text:p>
      <text:p text:style-name="Standard">podía ser un fenómeno estrictamente burgués: pues la droga única-</text:p>
      <text:p text:style-name="Standard">mente podía ser el sucedáneo de una cultura especíﬁca, de élite,</text:p>
      <text:p text:style-name="Standard">clasista. El pueblo no entraba en eso. Su «cultura» no estaba en dis-</text:p>
      <text:p text:style-name="Standard">cusión ni en crisis: era lo que había sido durante siglos, por no decir</text:p>
      <text:p text:style-name="Standard">milenios (toda tradición popular es en realidad transnacional).</text:p>
      <text:p text:style-name="Standard"/>
      <text:p text:style-name="Standard">Es cierto que también hoy, si voy por Piazza Navona y me en-</text:p>
      <text:p text:style-name="Standard">cuentro con un drogadicto que callejea con aire mohíno y vagamen-</text:p>
      <text:p text:style-name="Standard">te siniestro, advierto en él los rasgos de la infelicidad y del rechazo</text:p>
      <text:p text:style-name="Standard">pequeñoburgués; y maldigo la misteriosa circunstancia que le ha</text:p>
      <text:p text:style-name="Standard">llevado a él, como ser individual, a fumar hachís en vez de leer un</text:p>
      <text:p text:style-name="Standard">libro. No obstante, el encuentro de Piazza Navona, pese a ser ritual,</text:p>
      <text:p text:style-name="Standard">por decirlo así, por el contrario no es típico. Es infinitamente más</text:p>
      <text:p text:style-name="Standard">típico encontrar un drogadicto en un bar de Piazza Cinquecento o</text:p>
      <text:p text:style-name="Standard">del Quarticcioloz.</text:p>
      <text:p text:style-name="Standard"/>
      <text:p text:style-name="Standard">¿Qué quiero decir con esto? Quiero decir que el fenómeno de la</text:p>
      <text:p text:style-name="Standard">droga ha cambiado radicalmente de carácter respecto de lo que era</text:p>
      <text:p text:style-name="Standard">hace diez o veinte años. Esto es: se ha convertido en un fenómeno</text:p>
      <text:p text:style-name="Standard"><text:soft-page-break/></text:p>
      <text:p text:style-name="Standard">2. Lugares romanos más plebeyos que Piazza Navona [N.d.T.].</text:p>
      <text:p text:style-name="Standard"/>
      <text:p text:style-name="Standard">73</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HI/Pt lll|tﬂANAk</text:p>
      <text:p text:style-name="Standard"/>
      <text:p text:style-name="Standard">que afecta alas masas y que comprende por l:ll1l() u IUllálN lun «sluucs</text:p>
      <text:p text:style-name="Standard">sociales (pese a que su «modelo» sign siendo pcqilcﬂolwurgués, o ml</text:p>
      <text:p text:style-name="Standard">vez el que proporciona la ‘contestación’).</text:p>
      <text:p text:style-name="Standard"/>
      <text:p text:style-name="Standard">Por lo tanto hoy vivimos en un período histórico en el que el</text:p>
      <text:p text:style-name="Standard">«espacio» (o el «vacío») para la droga ha aumentado enormemente.</text:p>
      <text:p text:style-name="Standard">¿Por qué? Porque la cultura en sentido antropológico, «total», en</text:p>
      <text:p text:style-name="Standard">Italia se ha destruido o se halla en vías de destrucción. Por consi-</text:p>
      <text:p text:style-name="Standard">guiente sus valores y sus modelos tradicionales (empleo aquí esta</text:p>
      <text:p text:style-name="Standard">palabra en su mejor sentido) o ya no cuentan o bien empiezan a</text:p>
      <text:p text:style-name="Standard">dejar de contar. Por ejemplo: los dos valores «Dios» y «familia», que</text:p>
      <text:p text:style-name="Standard">son dos valores estúpidos y alienados cuando hablan en su nombre</text:p>
      <text:p text:style-name="Standard">los curas o los moralistas (acaso uniformados), pero que en cambio</text:p>
      <text:p text:style-name="Standard">son dos valores tout court cuando se instituye en su nombre toda</text:p>
      <text:p text:style-name="Standard">una vida popular ——quizá por debajo del nivel de lo que nosotros</text:p>
      <text:p text:style-name="Standard">llamamos historia—, hoy ya no cuentan nada; ya no se puede hablar</text:p>
      <text:p text:style-name="Standard">en su nombre a ningún joven, y menos a un joven drogadicto. La</text:p>
      <text:p text:style-name="Standard">pérdida del prestigio «infundado» de todos los valores de una cultu-</text:p>
      <text:p text:style-name="Standard">ra entera no puede dejar de producir una especie de «mutación»</text:p>
      <text:p text:style-name="Standard">antropológica, no puede dejar de causar una crisis «total». Todas las</text:p>
      <text:p text:style-name="Standard">clases sociales se ven implicadas en ella, y la pérdida de los valores se</text:p>
      <text:p text:style-name="Standard">refiere a todos, aunque los más golpeados sean los jóvenes de las</text:p>
      <text:p text:style-name="Standard">clases pobres precisamente porque ellos vivían una «cultura» mucho</text:p>
      <text:p text:style-name="Standard">más segura y absoluta que la vivida por los jóvenes de las clases</text:p>
      <text:p text:style-name="Standard">dominantes.</text:p>
      <text:p text:style-name="Standard"/>
      <text:p text:style-name="Standard">Veo que en L’Unita‘ (20 de julio de 1975) se tiende a «limitar» el</text:p>
      <text:p text:style-name="Standard">fenómeno de la droga, con una preocupación en elfondo desdra-</text:p>
      <text:p text:style-name="Standard">matizadora, 0 se culpabiliza de él ——según un esquema demasiado cla-</text:p>
      <text:p text:style-name="Standard">sico— a la sociedad. En realidad el fenómeno de la droga es un fe-</text:p>
      <text:p text:style-name="Standard">nómeno dentro del fenómeno, y lo que importa es este segundo</text:p>
      <text:p text:style-name="Standard">fenómeno mucho más amplio, que en cambio es una tragedia histó-</text:p>
      <text:p text:style-name="Standard">rica enorme y auténtica. Se trata, insisto, de la pérdida de los valores</text:p>
      <text:p text:style-name="Standard">de toda una cultura; valores que, sin embargo, no han sido sustitui-</text:p>
      <text:p text:style-name="Standard">dos por los de una cultura nueva (a menos que tengamos que «adap-</text:p>
      <text:p text:style-name="Standard">tarnos», como por lo demás sería trágicamente correcto, a considerar</text:p>
      <text:p text:style-name="Standard">«cultura» el consumismo).</text:p>
      <text:p text:style-name="Standard"><text:soft-page-break/></text:p>
      <text:p text:style-name="Standard">El gran fenómeno de la pérdida no resarcida de valores ——que</text:p>
      <text:p text:style-name="Standard">incluye el fenómeno extremista de masas de la droga— se refiere</text:p>
      <text:p text:style-name="Standard">pues a todos los jóvenes de nuestro país (exceptuados de momento,</text:p>
      <text:p text:style-name="Standard">como ya he tenido ocasión de decir, los que han hecho la única</text:p>
      <text:p text:style-name="Standard">elección cultural elemental posible: los jóvenes inscritos en el PCI).</text:p>
      <text:p text:style-name="Standard">Los jóvenes italianos en su conjunto constituyen una plaga social tal</text:p>
      <text:p text:style-name="Standard">vez ya incurable: son o infelices o criminales (o criminaloides), o</text:p>
      <text:p text:style-name="Standard">extremistas o conformistas, y todo en una medida hasta ahora des-</text:p>
      <text:p text:style-name="Standard">conocida. Puesto que los drogadictos se sitúan por decirlo así en la</text:p>
      <text:p text:style-name="Standard">vanguardia de esta irrevocable determinación de los jóvenes de vivir</text:p>
      <text:p text:style-name="Standard"/>
      <text:p text:style-name="Standard">74</text:p>
      <text:p text:style-name="Standard"/>
      <text:p text:style-name="Standard">IA IJNHIIA HHA AHIÉNIIK A IHAUIIIIA IIAIIANA</text:p>
      <text:p text:style-name="Standard"/>
      <text:p text:style-name="Standard">un vm ¡‘o y uuu jvﬂrnllllil, y dc colocarse cn situación de ser inaccesi-</text:p>
      <text:p text:style-name="Standard">hl: -, o mi, ¡Iv no HCUPUII‘ ya nadal cn cuyo nombre se les pueda</text:p>
      <text:p text:style-name="Standard">lmlvlm‘ (sulvu que sc lmtc de temas subculturales), por esta razón,</text:p>
      <text:p text:style-name="Standard">digo, no soy un ¡ibsoluto blando con los jóvenes que se drogan. Tien-</text:p>
      <text:p text:style-name="Standard">do cn cambio a sentir hacia ellos una antipatía apriorista y fuerte.</text:p>
      <text:p text:style-name="Standard">Por una parte está su chantajista presunción de realizar un acto</text:p>
      <text:p text:style-name="Standard">subcultural que mítifican; por otra, mi incapacidad personal para</text:p>
      <text:p text:style-name="Standard">aceptar la fuga, la renuncia, la falta de disponibilidad.</text:p>
      <text:p text:style-name="Standard"/>
      <text:p text:style-name="Standard">Por eso cuando Pannella realizó su gesto de «desobediencia» en</text:p>
      <text:p text:style-name="Standard">favor de la despenalización de la droga blanda me vinieron a la men-</text:p>
      <text:p text:style-name="Standard">te al menos otros diez motivos por los que realizar un gesto similar,</text:p>
      <text:p text:style-name="Standard">naturalmente desbordando a Pannella por la izquierda. Tarde o tem-</text:p>
      <text:p text:style-name="Standard">prano diré cuáles son estos motivos. Pero debo decir mientras tanto</text:p>
      <text:p text:style-name="Standard">que he comprendido, no obstante, que la lucha por la despenaliza-</text:p>
      <text:p text:style-name="Standard">ción dela droga (en lo que a mí respecta, incluso la dura) es un acto</text:p>
      <text:p text:style-name="Standard">central y no marginal de una lucha por la tolerancia real. ¿Por qué?</text:p>
      <text:p text:style-name="Standard"/>
      <text:p text:style-name="Standard">Casi todos mis colegas intelectuales se declaran convencidos de</text:p>
      <text:p text:style-name="Standard">que, de algún modo, Italia ha mejorado. En realidad Italia es un</text:p>
      <text:p text:style-name="Standard">lugar horrible; basta irse unos días al extranjero y volver después</text:p>
      <text:p text:style-name="Standard">para comprobarlo. He captado la medida de la sima en que se deba-</text:p>
      <text:p text:style-name="Standard">ten, como gusanos, los italianos incluso al volver de Barcelona (ciu-</text:p>
      <text:p text:style-name="Standard">dad por otra parte que da una angustia que quita el aliento: el pasa-</text:p>
      <text:p text:style-name="Standard">do es irrespirable). Y hablo sobre todo de la Italia de los jóvenes. Por</text:p>
      <text:p text:style-name="Standard">consiguiente, si hay alguno que, percibiéndolo inconscientemente,</text:p>
      <text:p text:style-name="Standard">acaso, y acaso a través de mitificaciones subculturales, quiere morir,</text:p>
      <text:p text:style-name="Standard">¿cómo puede impedirle hacerlo una sociedad que le ofrece un es-</text:p>
      <text:p text:style-name="Standard">pectáculo tan trágico y tan repugnante de sí misma?</text:p>
      <text:p text:style-name="Standard"/>
      <text:p text:style-name="Standard"><text:s/></text:p>
      <text:p text:style-name="Standard"/>
      <text:p text:style-name="Standard">Il Corriere della Sem, 24 de julio de 1975.</text:p>
      <text:p text:style-name="Standard"/>
      <text:p text:style-name="Standard">75</text:p>
      <text:p text:style-name="Standard"/>
      <text:p text:style-name="Standard"><text:soft-page-break/><text:s/></text:p>
      <text:p text:style-name="Standard"/>
      <text:p text:style-name="Standard">FUERA DE PALACIO</text:p>
      <text:p text:style-name="Standard"/>
      <text:p text:style-name="Standard">El lector me perdonará que parta «periodísticamente» de una situa-</text:p>
      <text:p text:style-name="Standard">ción existencial. Me resultaría difícil prescindir de ella.</text:p>
      <text:p text:style-name="Standard"/>
      <text:p text:style-name="Standard">Estoy en unos baños de Ostia, entre el turno de trabajo de la</text:p>
      <text:p text:style-name="Standard">mañana y el de la tarde. A mi alrededor, la multitud de los bañistas,</text:p>
      <text:p text:style-name="Standard">en un silencio semejante al del estruendo y al revés. Bañarse excita.</text:p>
      <text:p text:style-name="Standard"/>
      <text:p text:style-name="Standard">En cuanto a mí, ocupado en recuperarme del insano vacío del</text:p>
      <text:p text:style-name="Standard">estudio de doblaje, tengo en la mano L’Expresso. Lo he leído casi</text:p>
      <text:p text:style-name="Standard">entero, como si fuera un libro.</text:p>
      <text:p text:style-name="Standard"/>
      <text:p text:style-name="Standard">Miro la multitud y me pregunto: «¿Dónde está esa revolución</text:p>
      <text:p text:style-name="Standard">antropológica de la que tanto escribo para tanta gente avezada en el</text:p>
      <text:p text:style-name="Standard">arte de ignorar?». Y me respondo: «Héla aquí». En realidad el gentío</text:p>
      <text:p text:style-name="Standard">a mi alrededor, en vez de ser la multitud plebeya y dialectal de hace</text:p>
      <text:p text:style-name="Standard">diez años, absolutamente popular, es una multitud ínﬁmo-burguesa,</text:p>
      <text:p text:style-name="Standard">que sabe que lo es y quiere serlo.</text:p>
      <text:p text:style-name="Standard"/>
      <text:p text:style-name="Standard">Hace diez años yo amaba a esta muchedumbre; hoy me disgusta.</text:p>
      <text:p text:style-name="Standard">Y me disgustan sobre todo los jóvenes (con un dolor y una participa-</text:p>
      <text:p text:style-name="Standard">ción que al final vuelven vano el disgusto): esos jóvenes imbéciles y</text:p>
      <text:p text:style-name="Standard">presuntuosos, convencidos de estar hartos de todo lo que les ofrece</text:p>
      <text:p text:style-name="Standard">la nueva sociedad; e incluso de ser, en esto, modelos casi venerables.</text:p>
      <text:p text:style-name="Standard"/>
      <text:p text:style-name="Standard">Y yo estoy aquí, solo, inerme, arrojado en medio de esta multi-</text:p>
      <text:p text:style-name="Standard">tud, irremediablemente mezclado con ella, con su vida, que muestra</text:p>
      <text:p text:style-name="Standard">como en un laboratorio toda su «condición». Nada me resguarda;</text:p>
      <text:p text:style-name="Standard">nada me defiende. Yo mismo elegí esta situación existencial hace</text:p>
      <text:p text:style-name="Standard">muchos años, en la época anterior a esta, y ahora me encuentro aquí</text:p>
      <text:p text:style-name="Standard">por inercia: porque las pasiones carecen de solución y de alternati-</text:p>
      <text:p text:style-name="Standard">vas. Por otra parte, ¿dónde vivir físicamente?</text:p>
      <text:p text:style-name="Standard"/>
      <text:p text:style-name="Standard">Como decía, tengo en las manos Lïïxprcsso. ¡.0 miro y saco de</text:p>
      <text:p text:style-name="Standard">él una impresión sintética: «¡Qué Liistiurn de inf es csm gente que</text:p>
      <text:p text:style-name="Standard">escribe cosas que me interesan :1 mi! Pero ¿(Iómlr está? ¿Dónde</text:p>
      <text:p text:style-name="Standard"/>
      <text:p text:style-name="Standard">7h</text:p>
      <text:p text:style-name="Standard"/>
      <text:p text:style-name="Standard"><text:s/></text:p>
      <text:p text:style-name="Standard"/>
      <text:p text:style-name="Standard">FUERA DE PALACIO</text:p>
      <text:p text:style-name="Standard"/>
      <text:p text:style-name="Standard">vive?» Y una idea inesperada, una iluminación, pone ante mí las</text:p>
      <text:p text:style-name="Standard">palabras anticipadoras y, creo, claras: «Vive en Palacio».</text:p>
      <text:p text:style-name="Standard"/>
      <text:p text:style-name="Standard">No hay página, linea o palabra en todo L’Expresso (ni probable-</text:p>
      <text:p text:style-name="Standard">mente en todo Panorama o en todo Il Mondo, en todos los diarios y</text:p>
      <text:p text:style-name="Standard">semanarios que carecen de páginas de sucesos) que no se refiera única</text:p>
      <text:p text:style-name="Standard"><text:soft-page-break/>y exclusivamente a lo que ocurre «dentro de Palacio». Sólo lo que pasa</text:p>
      <text:p text:style-name="Standard">«dentro de Palacio» parece digno de interés y de atención; lo demás es</text:p>
      <text:p text:style-name="Standard">minucia, hormigueo de gente, cosas informes, de segunda categoría...</text:p>
      <text:p text:style-name="Standard"/>
      <text:p text:style-name="Standard">Y, como es natural, de cuanto ocurre «dentro de Palacio» lo que</text:p>
      <text:p text:style-name="Standard">importa realmente es la vida de los más poderosos, de los que están</text:p>
      <text:p text:style-name="Standard">en la cúspide. Ser «serios» signiﬁca, al parecer, ocuparse de ellos. De</text:p>
      <text:p text:style-name="Standard">sus intrigas, de sus alianzas, de sus conjuras, de sus fortunas y, por</text:p>
      <text:p text:style-name="Standard">último, también de su modo de interpretar la realidad que hay «fue-</text:p>
      <text:p text:style-name="Standard">ra de Palacio»; esa realidad enojosa de la que en último término</text:p>
      <text:p text:style-name="Standard">depende todo, a pesar de que sea tan poco elegante y justamente tan</text:p>
      <text:p text:style-name="Standard">poco «serio» ocuparse de ella.</text:p>
      <text:p text:style-name="Standard"/>
      <text:p text:style-name="Standard">En los últimos dos o tres años esta concentración del interés en</text:p>
      <text:p text:style-name="Standard">la cúspide y en los personajes de la cúspide se ha vuelto exclusiva</text:p>
      <text:p text:style-name="Standard">hasta convertirse en una obsesión. Nunca se había llegado a ese ex-</text:p>
      <text:p text:style-name="Standard">tremo. Los intelectuales italianos siempre han sido cortesanos, siem-</text:p>
      <text:p text:style-name="Standard">pre han vivido «dentro de Palacio». Pero también han sido populis-</text:p>
      <text:p text:style-name="Standard">tas, neorrealistas y hasta revolucionarios extremistas, lo cual les</text:p>
      <text:p text:style-name="Standard">había creado la obligación de ocuparse de la «gente». Ahora, si se</text:p>
      <text:p text:style-name="Standard">ocupan de la «gente» es siempre a través de las estadísticas de Doxa</text:p>
      <text:p text:style-name="Standard">o Pragma (si no recuerdo mal). Por ejemplo: es indecoroso ocuparse</text:p>
      <text:p text:style-name="Standard">de las amas de casa; nombrarlas a lo sumo suscita una sonrisa; las</text:p>
      <text:p text:style-name="Standard">amas de casa, por lo que parece, sólo pueden ser personajes cómi-</text:p>
      <text:p text:style-name="Standard">cos. Y en realidad L’Expresso se ocupa de las amas de casa —-esos</text:p>
      <text:p text:style-name="Standard">animales enigmáticos, lejanos, perdidos en las profundidades de la</text:p>
      <text:p text:style-name="Standard">vida cotidiana- porque una estadística de Doxa o de Pragma ha</text:p>
      <text:p text:style-name="Standard">puesto en claro que su voto ha sido muy importante para la victoria</text:p>
      <text:p text:style-name="Standard">comunista en las últimas elecciones. Esto ha hecho temblar el Pala-</text:p>
      <text:p text:style-name="Standard">cio, causando terremotos en las jerarquías del poder.</text:p>
      <text:p text:style-name="Standard"/>
      <text:p text:style-name="Standard">Las amas de casa viven ‘en la página de sucesos; Fanfani o</text:p>
      <text:p text:style-name="Standard">Zaccagnini, en la historia. Pero entre las primeras y los segundos se</text:p>
      <text:p text:style-name="Standard">abre un vacío inmenso, una «diacronía» que probablemente es la</text:p>
      <text:p text:style-name="Standard">anticipación del Apocalipsis.</text:p>
      <text:p text:style-name="Standard"/>
      <text:p text:style-name="Standard">¿A que se debe este vacío, esta diacronía? ¿Por qué la crónica de</text:p>
      <text:p text:style-name="Standard">sucesos, que fue tan importante de 1945 en adelante, está ahora</text:p>
      <text:p text:style-name="Standard">encerrada en un compartimento estanco, relegada a un gueto men-</text:p>
      <text:p text:style-name="Standard">tal? ¿Por que se la analiza, se la explota, se la manipula, es cierto, de</text:p>
      <text:p text:style-name="Standard">todas las nmucrns imaginahles sugeridas por las normas del consu-</text:p>
      <text:p text:style-name="Standard">mo, pero sin viueulnrlzl con la «historia seria», esto es, sin volverla</text:p>
      <text:p text:style-name="Standard">signiliicillivsl?</text:p>
      <text:p text:style-name="Standard"/>
      <text:p text:style-name="Standard">¿Por qué rnlms. sreucsirxis, nlelincuencial juvenil, toques dc que-</text:p>
      <text:p text:style-name="Standard"/>
      <text:p text:style-name="Standard">7 7</text:p>
      <text:p text:style-name="Standard"/>
      <text:p text:style-name="Standard"><text:s/></text:p>
      <text:p text:style-name="Standard"/>
      <text:p text:style-name="Standard"><text:s/></text:p>
      <text:p text:style-name="Standard"/>
      <text:p text:style-name="Standard"><text:soft-page-break/>( ARI/Hu lllllllÁN/N‘.</text:p>
      <text:p text:style-name="Standard"/>
      <text:p text:style-name="Standard">da auténticos, hurtos, ejecuciones capitales u homicidios gratuitos,</text:p>
      <text:p text:style-name="Standard">se «excluyen» concretamente de la lógica y nunca se los relaciona</text:p>
      <text:p text:style-name="Standard">unos con otros? Dos muchachos de diecisiete años, en Lndispoli</text:p>
      <text:p text:style-name="Standard">(lugar de veraneo de la mala vida) han herido mortalmente a balazos</text:p>
      <text:p text:style-name="Standard">a un chico de su edad por negarse a cederles las bujías de la moto,</text:p>
      <text:p text:style-name="Standard">que iban bien para la suya, y Paese Sem titula el suelto sobre este</text:p>
      <text:p text:style-name="Standard">suceso como Absurdo en Ladíspoli.</text:p>
      <text:p text:style-name="Standard"/>
      <text:p text:style-name="Standard">Absurdo quizá en 1965. Hoy es normal. El suelto se hubiera</text:p>
      <text:p text:style-name="Standard">debido titular Normalidad en Ladispolí. ¿Por qué este anacronismo</text:p>
      <text:p text:style-name="Standard">de Paese Sem? ¿Acaso los periodistas de Paese Sem no saben que la</text:p>
      <text:p text:style-name="Standard">excepción es encontrar en los suburbios de Roma un chico de dieci-</text:p>
      <text:p text:style-name="Standard">siete años sin revólver? ¿Por que ningún diario ha hablado de un</text:p>
      <text:p text:style-name="Standard">tiroteo con ametralladora, a causa de un Porsche robado, hace dos o</text:p>
      <text:p text:style-name="Standard">tres noches en Tormarancio? ¿Por qué ningún diario ha hablado de</text:p>
      <text:p text:style-name="Standard">los tiros en las piernas disparados a un «jovenzuelo que hace</text:p>
      <text:p text:style-name="Standard">culturismo» por un chico de quince años que le gritó: «la próxima</text:p>
      <text:p text:style-name="Standard">vez te disparo en la boca»? Quiero decir: ¿por qué la prensa elimina</text:p>
      <text:p text:style-name="Standard">y silencia millares de delitos como éstos (los robos y raterías ni se</text:p>
      <text:p text:style-name="Standard">cuentan) que se producen cada noche en las grandes ciudades, en-</text:p>
      <text:p text:style-name="Standard">tresacando de tales crímenes sólo los que por decencia no se pueden</text:p>
      <text:p text:style-name="Standard">silenciar? ¿Por qué, además, se desdramatizan, manipulándolos para</text:p>
      <text:p text:style-name="Standard">presenrarlos a la opinión pública?</text:p>
      <text:p text:style-name="Standard"/>
      <text:p text:style-name="Standard">Pero no quiero cargar las tintas y pasar por una persona de or-</text:p>
      <text:p text:style-name="Standard">den. Quede claro que la «mala vida» me interesa sólo en la medida</text:p>
      <text:p text:style-name="Standard">en que sus representantes han experimentado una mutación respec-</text:p>
      <text:p text:style-name="Standard">to de los de hace diez años. Y esto no es un episodio. Forma parte de</text:p>
      <text:p text:style-name="Standard">un todo único: de una revolución antropológica única que incluye</text:p>
      <text:p text:style-name="Standard">también la mutación de las amas de casa...</text:p>
      <text:p text:style-name="Standard"/>
      <text:p text:style-name="Standard">La verdadera pregunta es: ¿por qué esta diacronía entre la cró-</text:p>
      <text:p text:style-name="Standard">nica de sucesos y el universo mental de quienes se ocupan de proble-</text:p>
      <text:p text:style-name="Standard">mas políticos y sociales? ¿Y por qué esta «comparrimentación de los</text:p>
      <text:p text:style-name="Standard">fenómenos» en el interior de la crónica de sucesos?</text:p>
      <text:p text:style-name="Standard"/>
      <text:p text:style-name="Standard">Lo que ocurre «fuera de Palacio» es cualitativamente, o sea, his-</text:p>
      <text:p text:style-name="Standard">tóricamente, distinto de lo que ocurre «dentro de Palacio»; es infini-</text:p>
      <text:p text:style-name="Standard">tamente más nuevo, espantosamente más avanzado.</text:p>
      <text:p text:style-name="Standard"/>
      <text:p text:style-name="Standard">He aquí por qué los poderosos que se mueven «dentro de Pala-</text:p>
      <text:p text:style-name="Standard">cio», y también quienes les describen -—permaneciendo también</text:p>
      <text:p text:style-name="Standard">ellos, lógicamente, «dentro de Palacio» para poder hacerlo—, se</text:p>
      <text:p text:style-name="Standard">mueven como atroces, ridículos y caricaturescos ídolos funerarios.</text:p>
      <text:p text:style-name="Standard">En tanto que poderosos ya están muertos, pues lo que las «daba» su</text:p>
      <text:p text:style-name="Standard">poder -—o sea, un determinado modo de ser del pueblo italiano—</text:p>
      <text:p text:style-name="Standard">ya no existe; su vivir es, pues, un espasrno guiñolesco.</text:p>
      <text:p text:style-name="Standard"/>
      <text:p text:style-name="Standard">Al salir «fuera de Palacio» se vuelve a caer en otro «dentro»: en</text:p>
      <text:p text:style-name="Standard">el interior de la cárcel del consumismo. Y los personajes principales</text:p>
      <text:p text:style-name="Standard"><text:soft-page-break/>de esta cárcel son los jóvenes.</text:p>
      <text:p text:style-name="Standard"/>
      <text:p text:style-name="Standard">78</text:p>
      <text:p text:style-name="Standard"/>
      <text:p text:style-name="Standard">rlllliA Int ¡‘AIAI III</text:p>
      <text:p text:style-name="Standard"/>
      <text:p text:style-name="Standard">Resulta cxlnllïtn: rs cierto que los poderosos han sido dejados</text:p>
      <text:p text:style-name="Standard">atrás por la ¡‘Cálllkláltl llevando encima, como una mascara ridícula, su</text:p>
      <text:p text:style-name="Standard">poder clerical-fascista; pero también los hombres de la oposición</text:p>
      <text:p text:style-name="Standard">han sido rebasados por la realidad arrastrando, como una máscara</text:p>
      <text:p text:style-name="Standard">ridícula, su progresismo y su tolerancia.</text:p>
      <text:p text:style-name="Standard"/>
      <text:p text:style-name="Standard">Una nueva forma de poder económico (o sea, el alma nueva y</text:p>
      <text:p text:style-name="Standard">real —-si Moro lo permíte- de la democracia cristiana, que ya no es</text:p>
      <text:p text:style-name="Standard">un partido clerical porque la Iglesia ya no existe) ha realizado me-</text:p>
      <text:p text:style-name="Standard">diante el desarrollo una forma ficticia de progreso y de tolerancia.</text:p>
      <text:p text:style-name="Standard">Los jóvenes que han nacido y se han formado en este período de</text:p>
      <text:p text:style-name="Standard">falso progresismo y de falsa tolerancia están pagando esta falsedad</text:p>
      <text:p text:style-name="Standard">(el cinismo del nuevo poder que lo ha destruido todo) del modo más</text:p>
      <text:p text:style-name="Standard">atroz. Hélos aquí, a mi alrededor, con una ironía imbécil en los ojos,</text:p>
      <text:p text:style-name="Standard">un aire estúpidamente satisfecho, un vandalismo ofensivo y afásico</text:p>
      <text:p text:style-name="Standard">—cuando no un dolor y una timidez casi de Colegialas—, con que</text:p>
      <text:p text:style-name="Standard">viven la intolerancia real de estos años de tolerancia...</text:p>
      <text:p text:style-name="Standard"/>
      <text:p text:style-name="Standard">En el mismo número de L’Expresso al que me refería antes,</text:p>
      <text:p text:style-name="Standard">Moravia reseña una película que habla de un padre como es debido</text:p>
      <text:p text:style-name="Standard">que tiene un hijo insolente, criminal, etc., y concluye —en absoluta</text:p>
      <text:p text:style-name="Standard">coherencia consigo mismo— que un padre así, ante una dificultad</text:p>
      <text:p text:style-name="Standard">así, no puede hacer otra cosa que «tratar de comprender al hijo»; no</text:p>
      <text:p text:style-name="Standard">hacer una tragedia ni matarlo o matarse, sino tratar de comprender-</text:p>
      <text:p text:style-name="Standard">le. Y cuando le haya comprendido, me pregunto yo, ¿qué?; después</text:p>
      <text:p text:style-name="Standard">de realizar ese magnífico acto de liberalismo moral, ¿qué? Cierta-</text:p>
      <text:p text:style-name="Standard">mente, el comprender de que habla Moravia es un comprender ra-</text:p>
      <text:p text:style-name="Standard">cional, o sea, occidental, e implica por tanto la consiguiente necesi-</text:p>
      <text:p text:style-name="Standard">dad de actuar. Admitamos que el padre —tras haberse puesto en el</text:p>
      <text:p text:style-name="Standard">estado de ánimo de un entomólogo que estudia su insecto consi-</text:p>
      <text:p text:style-name="Standard">gue finalmente comprender al hijo, y descubre que es un imbécil, un</text:p>
      <text:p text:style-name="Standard">presuntuoso, un inseguro, un agresivo, un vanidoso, un criminaloide</text:p>
      <text:p text:style-name="Standard">—-—o bien un sensible desesperado—: ¿qué tendría que hacer? ¿Con-</text:p>
      <text:p text:style-name="Standard">tentarse con haberle comprendido? Pero contentarse con compren-</text:p>
      <text:p text:style-name="Standard">derle implica imparcialidad e indiferencia. Es el obrar lo que cualiﬁ-</text:p>
      <text:p text:style-name="Standard">ca. Y un padre que ama actúa. Está destinado a quedar muerto en el</text:p>
      <text:p text:style-name="Standard">polvo como el abandonado Layo: no hay otra posibilidad. Por lo</text:p>
      <text:p text:style-name="Standard">tanto, comprender es lo de menos. Y actuar no puede consistir en</text:p>
      <text:p text:style-name="Standard">otra cosa que en agredir al hijo, justamente para poder quedar, al</text:p>
      <text:p text:style-name="Standard">fin, muerto en el polvo. Yo miro a los hijos, trato de comprenderles</text:p>
      <text:p text:style-name="Standard"/>
      <text:p text:style-name="Standard">y finalmente actúo; actúo diciéndoles lo que creo que es la verdad a</text:p>
      <text:p text:style-name="Standard">su respecto. «Vosotros vivís en la página de sucesos, que es la verda-</text:p>
      <text:p text:style-name="Standard">dera historia porque —pese a no estar definida, ni ser aceptada, y</text:p>
      <text:p text:style-name="Standard">sin que se hable de ella— está infinitamente por delante de nuestra</text:p>
      <text:p text:style-name="Standard">historia acostumbrada; porque la realidad está en los sucesos de «fue-</text:p>
      <text:p text:style-name="Standard"><text:soft-page-break/>ra de Palacio» y no en sus interpretaciones parciales o, peor aun, en</text:p>
      <text:p text:style-name="Standard">su eliminación. Pero esta página de sucesos quiere que estéis trastor-</text:p>
      <text:p text:style-name="Standard"/>
      <text:p text:style-name="Standard">79</text:p>
      <text:p text:style-name="Standard"/>
      <text:p text:style-name="Standard"><text:s/></text:p>
      <text:p text:style-name="Standard"/>
      <text:p text:style-name="Standard">uuu/n IUIIHANA‘.</text:p>
      <text:p text:style-name="Standard"/>
      <text:p text:style-name="Standard">nados y en ciCÍSÍS de Valores: P°ïquï Cl Poder, creado a fin de cuentas</text:p>
      <text:p text:style-name="Standard">por nosotroﬁs ha destruido toda cultura anterior para crear una cul-</text:p>
      <text:p text:style-name="Standard">tura propia, hecha de Pura P1" ¿’ducción Y COHSUIIIO y, por consiguien-</text:p>
      <text:p text:style-name="Standard">te, de falsa ﬁelicidad. La privación de valores os ha arrojado a un</text:p>
      <text:p text:style-name="Standard">vacío que os Lha hecho perder la orientación y os ha degradado como</text:p>
      <text:p text:style-name="Standard">seres human 05- Vuestra «masa» es una «masa» de criminaloides a</text:p>
      <text:p text:style-name="Standard">quienes ya n 0 se puede hablar en nombre de nada. Vuestras pocas</text:p>
      <text:p text:style-name="Standard">élites cultas J-SOCÍE-llistas, 0 radicales, 0 Católicas avanzadas— que-</text:p>
      <text:p text:style-name="Standard">dan ahogadgs de una parte por el conformismo y de otra por la</text:p>
      <text:p text:style-name="Standard">desesperacióïl. Los únicos que todavía se baten por una cultura y en</text:p>
      <text:p text:style-name="Standard">nombre de una cultura, en tanto que se trata de una cultura «dife-</text:p>
      <text:p text:style-name="Standard">rente», proyectada hacia el futuro, y por tanto más allá, desde el</text:p>
      <text:p text:style-name="Standard">principio, de las culturas perdidas (la de clase, burguesa, y la arcajca</text:p>
      <text:p text:style-name="Standard">de] pueblo), son los jóvenes comunistas. Sin embargo, ¿duramé</text:p>
      <text:p text:style-name="Standard">cuánto tiempo podrán seguir defendiendo su dignidad?</text:p>
      <text:p text:style-name="Standard"/>
      <text:p text:style-name="Standard">Il Corriere della Sera, 1.” de agosto de 1975_</text:p>
      <text:p text:style-name="Standard"/>
      <text:p text:style-name="Standard">80</text:p>
      <text:p text:style-name="Standard"/>
      <text:p text:style-name="Standard">ARGUMENTO PARA UN FILM SOBRE UN POLICÍA</text:p>
      <text:p text:style-name="Standard"/>
      <text:p text:style-name="Standard">Todo el mundo lo ha leido distraídamente. Hace alrededor de un</text:p>
      <text:p text:style-name="Standard">mes se suicidó un policía porque el detenido que le había sido con-</text:p>
      <text:p text:style-name="Standard">fiado huyó aprovechándose de la confianza que el policía había de-</text:p>
      <text:p text:style-name="Standard">positado en él.</text:p>
      <text:p text:style-name="Standard"/>
      <text:p text:style-name="Standard">Un amigo de ese policía, investigando por su cuenta en horas</text:p>
      <text:p text:style-name="Standard">libres, y tras prolongada vigilancia, ha logrado capturar al evadido.</text:p>
      <text:p text:style-name="Standard">La sombra del muchacho suicida, al menos en la fantasía de su ami-</text:p>
      <text:p text:style-name="Standard">go y al menos en parte, ha sido aplacada.</text:p>
      <text:p text:style-name="Standard"/>
      <text:p text:style-name="Standard">En otro lugar (Il Corriere della Sem, 18 de julio de 1975) he</text:p>
      <text:p text:style-name="Standard">señalado que este episodio es un episodio de obediencia. Obedien-</text:p>
      <text:p text:style-name="Standard">cia a una serie de normas, y por tanto de valores, que definen una</text:p>
      <text:p text:style-name="Standard">cultura ya desaparecida (casi totalmente, aunque desde hace pocos</text:p>
      <text:p text:style-name="Standard">años). Esas normas y esos valores eran tradicionales. Pertenecían de</text:p>
      <text:p text:style-name="Standard">veras a un universo popular que a través de ellos había creado un</text:p>
      <text:p text:style-name="Standard">modo de ser propio que funcionaba desde hacía siglos. AJ mismo</text:p>
      <text:p text:style-name="Standard">tiempo, no obstante, esas normas y esos valores, asumidos por el</text:p>
      <text:p text:style-name="Standard">poder, eran enajenados y vueltos a imponer mediante la represión</text:p>
      <text:p text:style-name="Standard">policial, de carácter clerical-fascista (no se trata de una operación</text:p>
      <text:p text:style-name="Standard">incoherente, pues de hecho tales normas y valores, incluso en la</text:p>
      <text:p text:style-name="Standard"><text:soft-page-break/>realidad de la vida popular, con su peso autónomo, eran de carácter</text:p>
      <text:p text:style-name="Standard">religioso y paternalista).</text:p>
      <text:p text:style-name="Standard"/>
      <text:p text:style-name="Standard">Ahora, repito, esas normas y esos valores se han venido abajo</text:p>
      <text:p text:style-name="Standard">porque ha sido destruida la cultura que los expresaba y que se ex-</text:p>
      <text:p text:style-name="Standard">presaba a través de ellos. Se conservan «cristalizados» en el ala reac-</text:p>
      <text:p text:style-name="Standard">cionaria y superviviente del poder clerical-fascista. Pero en realidad</text:p>
      <text:p text:style-name="Standard">ya nadie cree en ellos, ni siquiera los curas y los generales.</text:p>
      <text:p text:style-name="Standard"/>
      <text:p text:style-name="Standard">No obstante, con su fuerza y su hechizo, desde el pasado re-</text:p>
      <text:p text:style-name="Standard">ciente, esos valores poderosos y fascinantes todavía nos incumben:</text:p>
      <text:p text:style-name="Standard">unas veces como fantasma popular positivo y otras como horrible</text:p>
      <text:p text:style-name="Standard"/>
      <text:p text:style-name="Standard">81</text:p>
      <text:p text:style-name="Standard"/>
      <text:p text:style-name="Standard">CARTAS LUTERANAS</text:p>
      <text:p text:style-name="Standard"/>
      <text:p text:style-name="Standard">fantasma clerical-fascista Creemos aún entre otras cosas q</text:p>
      <text:p text:style-name="Standard">' s ue esas</text:p>
      <text:p text:style-name="Standard">normas esos l ' - ’</text:p>
      <text:p text:style-name="Standard">re I'd dy va ores regulan ‘nuestra vida (nuestras ideas sobre la</text:p>
      <text:p text:style-name="Standard">al a yvnuestro comportamiento).</text:p>
      <text:p text:style-name="Standard"/>
      <text:p text:style-name="Standard">El P701103 Sulíïlda, VIIICCHZO Rizzi, todavía creía realmente en</text:p>
      <text:p text:style-name="Standard">ellos. Procedía de una familia del Sur pobre y honrada en ¡a</text:p>
      <text:p text:style-name="Standard">había asimilado A » que</text:p>
      <text:p text:style-name="Standard"/>
      <text:p text:style-name="Standard">1 h , F535 normas Y CS0; valores con su inocencia natural,</text:p>
      <text:p text:style-name="Standard">á Illego abia SIClO educado autoritariamente en ellos en la escuela</text:p>
      <text:p text:style-name="Standard"/>
      <text:p text:style-name="Standard">e aPolicía. UnaP l‘ ' - - »</text:p>
      <text:p text:style-name="Standard">tales normas Y valoïel: 15032:}: ont‘? es Ïlatural’ “ene q“ ﬁngir que</text:p>
      <text:p text:style-name="Standard">¿en b d j j es an vigentes. Pues de otro modo</text:p>
      <text:p text:style-name="Standard"/>
      <text:p text:style-name="Standard">Korn re e que podria hablarles a sus alumnos?</text:p>
      <text:p text:style-name="Standard"/>
      <text:p text:style-name="Standard">si ues V" ' ' -</text:p>
      <text:p text:style-name="Standard"/>
      <text:p text:style-name="Standard">l p ,A ‘IHCCHZD Rizzi era un muchacho «obgdlentem Algo</text:p>
      <text:p text:style-name="Standard">altamente original en un mundo de «desobediencia», De «desobe,</text:p>
      <text:p text:style-name="Standard">diencia retorica» (la creada y manipulada por el poder como a t</text:p>
      <text:p text:style-name="Standard">contradicción ' - u 0'</text:p>
      <text:p text:style-name="Standard">mente necesarilasoïre aldo como garanna de mod-emldad’ absoluta"</text:p>
      <text:p text:style-name="Standard">los m OS revolp F3 e FOHSHIÏIO) Y de «desobediencia real» (la de</text:p>
      <text:p text:style-name="Standard"/>
      <text:p text:style-name="Standard">_ S P uclonarios ya desaparecidos y la de una masa de</text:p>
      <text:p text:style-name="Standard">criminales enorme).</text:p>
      <text:p text:style-name="Standard"/>
      <text:p text:style-name="Standard">Y ' ' . .</text:p>
      <text:p text:style-name="Standard"/>
      <text:p text:style-name="Standard">C o Conslbtlero desacredltadﬂa Pués; la Palabra «desobediencia», y</text:p>
      <text:p text:style-name="Standard">reo ‘en ‘cam io que hay que revalorizar la palabra «obediencia, por</text:p>
      <text:p text:style-name="Standard"><text:soft-page-break/>consiguiente la historia del policía Vincenzo Rizzi se presenta am</text:p>
      <text:p text:style-name="Standard">, . . . e</text:p>
      <text:p text:style-name="Standard">mi cIomo una gistoria ejemplar y conmovedora“</text:p>
      <text:p text:style-name="Standard">. .5“) ‘P96 ,5 “n, h°mbïea un muchacho, conservar intacta en su</text:p>
      <text:p text:style-name="Standard">interior, casi cristalizada, toda una «cultura» esto es todo un ¿St</text:p>
      <text:p text:style-name="Standard">ma de valore ? ' ' ’ ’ e’</text:p>
      <text:p text:style-name="Standard">entiende_ e: SSÏÉÉSO Posible! cuando se habla de una cultura ——se</text:p>
      <text:p text:style-name="Standard">ces de det ' 110 antropo ogico, de un sistema de valores capa-</text:p>
      <text:p text:style-name="Standard"/>
      <text:p text:style-name="Standard">_ erminar e modo de ser hasta en el menor detalle físico?</text:p>
      <text:p text:style-name="Standard"/>
      <text:p text:style-name="Standard">tPuede «mutar» todo el mundo y al mismo tiern o erma</text:p>
      <text:p text:style-name="Standard">«inmutado» sólo dentro de una persona o en deternlilinaljdos gflecer</text:p>
      <text:p text:style-name="Standard"/>
      <text:p text:style-name="Standard">upos</text:p>
      <text:p text:style-name="Standard">concretos de er r » » . , .</text:p>
      <text:p text:style-name="Standard">, b] P 50m5 (Como mucho, policias o militares, los unicos</text:p>
      <text:p text:style-name="Standard">que visi emente conservan aun cierta gracia italiana antigua)?</text:p>
      <text:p text:style-name="Standard"/>
      <text:p text:style-name="Standard">No! “o es P051516. Pero entonces, ¿de qué manera había ueda-</text:p>
      <text:p text:style-name="Standard">go «contaminado» el policía Vincenzo Rizzi por esa «falsa dïsobe.</text:p>
      <text:p text:style-name="Standard">_ lencia» que es en realidad la «Verdadera obediencia» a las reglas</text:p>
      <text:p text:style-name="Standard">impuestas por el nuevo poder?</text:p>
      <text:p text:style-name="Standard"/>
      <text:p text:style-name="Standard">R_ El 10W“ Cosimo Matta, 0 Sea, el policía amigo de Vincenzo</text:p>
      <text:p text:style-name="Standard">lZZl su ven d -</text:p>
      <text:p text:style-name="Standard"/>
      <text:p text:style-name="Standard">= <text:s/>_ '83 Of, al conceder alguna entrevista (no me consta</text:p>
      <text:p text:style-name="Standard"/>
      <text:p text:style-name="Standard">guepa iarios importantes, o sea, a los diarios de Palacio sino a</text:p>
      <text:p text:style-name="Standard">iarios más hu "l ‘ ' — &lt; ,’ .</text:p>
      <text:p text:style-name="Standard"/>
      <text:p text:style-name="Standard">sucesos) ha Sidlglgflﬁrts, que viven sistematicamente de la pagina de</text:p>
      <text:p text:style-name="Standard">ta de suaami o No hO, Comiïies natural, en lo referente a la conduc-</text:p>
      <text:p text:style-name="Standard">macia Martí ami adjust] o cpu-lar’ por dFhCadCZa ° P” dllll”</text:p>
      <text:p text:style-name="Standard">de la ima ima-ción m0 0 cvIÏr, carece de la inocencia emocional y</text:p>
      <text:p text:style-name="Standard">Carrerístag e _ ‘ibm? tenia IZZI!‘ en él hay ya cicrtzi consciencia</text:p>
      <text:p text:style-name="Standard">4 P 41116110- urguesa que tiende a pOﬂCrlC del liulo «lc los</text:p>
      <text:p text:style-name="Standard">SHPCFIOrCS. No es casual que sc está jarujmrinidu piirai ser ¡llllllllltlll</text:p>
      <text:p text:style-name="Standard"/>
      <text:p text:style-name="Standard">en un cursi) de sul) fi "i <text:s/>‘- '-- . . y . . -</text:p>
      <text:p text:style-name="Standard">o u ilcs. Si. diií.i qu; (I V.llU|' ¡iiiiiiiiiiiliiil ¡iiirii (‘I</text:p>
      <text:p text:style-name="Standard"/>
      <text:p text:style-name="Standard">81</text:p>
      <text:p text:style-name="Standard"/>
      <text:p text:style-name="Standard">ARGUMENTO PARA UN FILM SOBRE UN POLICÍA</text:p>
      <text:p text:style-name="Standard"/>
      <text:p text:style-name="Standard">es el Orden, que es lo único en cuyo nombre aún podría alzarse una</text:p>
      <text:p text:style-name="Standard">voz reaccíonaria (caídos «Dios», la «Familia», etc., y quizá, por lo</text:p>
      <text:p text:style-name="Standard">que hace al mundo popular, también el «Honor»). En el rostro de</text:p>
      <text:p text:style-name="Standard">Marra (quien escribe es un director de cine) se puede leer ——a.l me-</text:p>
      <text:p text:style-name="Standard">nos en la única fotografía que he podido ver— ese vago rencor y esa</text:p>
      <text:p text:style-name="Standard"><text:soft-page-break/>hostilidad que deforman fatalmente los rasgos de quien se considera</text:p>
      <text:p text:style-name="Standard">defensor del Orden. Pero es joven, un muchacho poco más que ado-</text:p>
      <text:p text:style-name="Standard">lescente. Su afortunada acción de vengador le define con más fuerza</text:p>
      <text:p text:style-name="Standard">que la que tiene o tendrá realmente.</text:p>
      <text:p text:style-name="Standard"/>
      <text:p text:style-name="Standard">De sus palabras se infiere muy indirectamente, casi en fragmen-</text:p>
      <text:p text:style-name="Standard">tos oníricos, lo que fueron las últimas horas de Vincenzo Rizzi.</text:p>
      <text:p text:style-name="Standard"/>
      <text:p text:style-name="Standard">En este punto -—a propósito de esas últimas horas no se puede</text:p>
      <text:p text:style-name="Standard">dejar de hacer un análisis (aunque sea onírico también) del deteni-</text:p>
      <text:p text:style-name="Standard">do, huido y capturado de nuevo. No pertenece a la mala vida nueva.</text:p>
      <text:p text:style-name="Standard">Forma parte de la vieja. Sabe «hablar», ciertamente, el dialecto anti-</text:p>
      <text:p text:style-name="Standard">guo, la jerga olvidada. Probablemente es ocurrente, nada antipático</text:p>
      <text:p text:style-name="Standard">o violento, y conoce bien el viejo código de la mala vida, tan pareci-</text:p>
      <text:p text:style-name="Standard">do por lo demás a cualquier otro código de toda cultura popular.</text:p>
      <text:p text:style-name="Standard"/>
      <text:p text:style-name="Standard">Hablo de este detenido también a partir de una fotografía, de</text:p>
      <text:p text:style-name="Standard">una única fotografía. Se me muestra pues a través de un lenguaje</text:p>
      <text:p text:style-name="Standard">somático, un lenguaje de la presencia física, un lenguaje de connota-</text:p>
      <text:p text:style-name="Standard">ciones...</text:p>
      <text:p text:style-name="Standard"/>
      <text:p text:style-name="Standard">Pero por encima de su catadura antigua, arcaica incluso, de jo-</text:p>
      <text:p text:style-name="Standard">ven de mala vida, se filtra sin embargo algo nuevo, como fango o</text:p>
      <text:p text:style-name="Standard">excrementos de la mala vida nueva. Su peinado es muy sofisticado,</text:p>
      <text:p text:style-name="Standard">lleno de trenzas siniestras y vagamente impúdicas; en sus ojos se ha</text:p>
      <text:p text:style-name="Standard">estantado un brillo burlón de persona de posibles, y a la vez de una</text:p>
      <text:p text:style-name="Standard">determinación remansada (cuyo arquetipo estaba mucho más loco y</text:p>
      <text:p text:style-name="Standard"/>
      <text:p text:style-name="Standard">era mucho más noble); la vestimenta sigue, de manera terrorista ya</text:p>
      <text:p text:style-name="Standard">naturaliter, la moda (la moda de los más jóvenes que él: los</text:p>
      <text:p text:style-name="Standard">«renacuajos» afásicos y taimados como víboras).</text:p>
      <text:p text:style-name="Standard"/>
      <text:p text:style-name="Standard">Pues bien: Pietro Merletti es un personaje del mundo antropo-</text:p>
      <text:p text:style-name="Standard">lógico pre-consumista en proceso de degeneración. Igual que,</text:p>
      <text:p text:style-name="Standard">mutatis mutandis, el joven vengador Cosimo Marra (siempre conje-</text:p>
      <text:p text:style-name="Standard">turando a partir de las fotografías y de los pocos indicios reales que</text:p>
      <text:p text:style-name="Standard">si: atisban entre líneas a partir de lo que dicen). El detenido huido y</text:p>
      <text:p text:style-name="Standard">cl amigo vengador, los dos personajes hermanados por su relación</text:p>
      <text:p text:style-name="Standard">con el muchacho suicida, están mucho más cerca de nosotros, son</text:p>
      <text:p text:style-name="Standard">inuclii) más actuales y reconocibles.</text:p>
      <text:p text:style-name="Standard"/>
      <text:p text:style-name="Standard">lelny que subrayar que, hasta poco antes de matarse, Vincenzo</text:p>
      <text:p text:style-name="Standard">Kill! iio crii menos amigo ilc Pietro Merletti que de Cosimo Marra.</text:p>
      <text:p text:style-name="Standard">Pndíii llegan‘ ii entenderse mii ziinbos por las razones dichas, o sea,</text:p>
      <text:p text:style-name="Standard">¡mr Iii coinún |1CI'|CII(‘II('ILI ii iiiiai cultura popular preconsumista</text:p>
      <text:p text:style-name="Standard">(ciiinjwiiiiiii y nnlijirnlcloiriii) Hll|'I('l‘VlVll'lllC. Que Pietro Merletti por</text:p>
      <text:p text:style-name="Standard">iiiiii ¡»irte y (limliiio Miirrii |1l)I‘(llI'I| miiiivicriin cn ¡iiirrc «Colïrﬂlïllna-</text:p>
      <text:p text:style-name="Standard"/>
      <text:p text:style-name="Standard">N‘!</text:p>
      <text:p text:style-name="Standard"/>
      <text:p text:style-name="Standard"><text:s/></text:p>
      <text:p text:style-name="Standard"/>
      <text:p text:style-name="Standard"><text:soft-page-break/>CARTAS LUTERANAS</text:p>
      <text:p text:style-name="Standard"/>
      <text:p text:style-name="Standard">dos» por el mundo m d ' '</text:p>
      <text:p text:style-name="Standard">Vincenzo Rizzi un mot") erdlofcoqstltllia ta]. Yez’ Pa” Cl ‘ngenuü</text:p>
      <text:p text:style-name="Standard">En reaﬁdaá ¿ Ivo edascinacion adicional.</text:p>
      <text:p text:style-name="Standard">or - - .</text:p>
      <text:p text:style-name="Standard">misma razón po} li; qugucïofsiﬁng Í/ïíïganalrlle Piztro Merletti? Por la</text:p>
      <text:p text:style-name="Standard">. arra</text:p>
      <text:p text:style-name="Standard">cir, por el conocimiento de lo que ¡ealmeïiïteïigeiïdo vlengarle. Es de.</text:p>
      <text:p text:style-name="Standard">. e va or en _</text:p>
      <text:p text:style-name="Standard">do prleconsumista: el honor, la confianza, la amistad el hoiïiïleiïgïih</text:p>
      <text:p text:style-name="Standard">mo, a virilidad, la dí ‘d &gt; - ’ S‘</text:p>
      <text:p text:style-name="Standard">. gm ad. Pietro Merletti ud ' '</text:p>
      <text:p text:style-name="Standard">Vmcmzo Rizzi en Bomb p o traicionar a</text:p>
      <text:p text:style-name="Standard">re de todo esto, y en nombre de t</text:p>
      <text:p text:style-name="Standard">- . odo esto</text:p>
      <text:p text:style-name="Standard">Cosgïlo hgarra ha podido vengarle,</text:p>
      <text:p text:style-name="Standard">ues urante a uell ’ ' » .</text:p>
      <text:p text:style-name="Standard">Rizzi —-tal como SCqPÏCSÉÏIÉIÁItImaS horas de la ‘nda de Vincenzo</text:p>
      <text:p text:style-name="Standard">Marra— lo que desempeñó iiilna retalziis m‘ lasfpalabras de Cosímo</text:p>
      <text:p text:style-name="Standard">. ’ . , PKPG ecisivo ueronl</text:p>
      <text:p text:style-name="Standard">que Vincenzo Rizzi creía (honor, confianza amistad (iisoﬁlores .8“</text:p>
      <text:p text:style-name="Standard">m0’ Vmhdad Y dignidad) Y que Pietro Merietti conocía Gemm-</text:p>
      <text:p text:style-name="Standard">tantg poldía explotar, Y que Por</text:p>
      <text:p text:style-name="Standard">n e relato de Mar f .</text:p>
      <text:p text:style-name="Standard">Ri 4 d _ ra ulgura una modesta cena, que Vincenzo</text:p>
      <text:p text:style-name="Standard">¡Z1 Y Sl! Etemdo compartieron en no se sabe qué fonda d C</text:p>
      <text:p text:style-name="Standard">celle, cuya sola imagen encoge el corazón Aquellos P h e. emo.</text:p>
      <text:p text:style-name="Standard">nos tragos de Vino ¿le , - S ag ett; y aque.</text:p>
      <text:p text:style-name="Standard">on d - - . .</text:p>
      <text:p text:style-name="Standard">En los últimos mortïentos deegïréiláaibejrﬁ: 51355562151311; Vincenzo Rizzi,</text:p>
      <text:p text:style-name="Standard">— . . e c '</text:p>
      <text:p text:style-name="Standard">bajos instintos, una culpable orgía. i onceslon a los</text:p>
      <text:p text:style-name="Standard">Pero no son los valore I ' n ' ' -</text:p>
      <text:p text:style-name="Standard">d, , , S a lfdldos lo unico que determina la rela-</text:p>
      <text:p text:style-name="Standard">on entre el POIICIR Y el detenido‘ también est’ l</text:p>
      <text:p text:style-name="Standard">un nuevo personaje, una mujer Se llama Caliccïï ‘S50. Y Por tanto</text:p>
      <text:p text:style-name="Standard">. . - a. i ' .</text:p>
      <text:p text:style-name="Standard">Coaera la propietaria de la mentada fonducha de CenÏgclelÏee%w0'</text:p>
      <text:p text:style-name="Standard">na ade ella- nísi uieraten ' » - ' . o Se</text:p>
      <text:p text:style-name="Standard">debo ínventgrmeïïa de pies agfaïfgtzïnyi una fotografia. Para imaginaria</text:p>
      <text:p text:style-name="Standard">Convencional. pero no importa. el. anulejtrïi imaginacion es siempre</text:p>
      <text:p text:style-name="Standard">MCO e idcológíco Y eso implíca.unfcpet eba tal Calicchia es simbó.</text:p>
      <text:p text:style-name="Standard">. ' ier ' ' -</text:p>
      <text:p text:style-name="Standard">En reahdad no es una mujer _C0m0 lo ﬁuïjïrïïﬁon COHVÉIIICIOHEÚ.</text:p>
      <text:p text:style-name="Standard">“¿su y por tanto en la te l. _ o en un im neo,</text:p>
      <text:p text:style-name="Standard">reflejar——, sino que es ¡a mﬁjiaggruleoudn filrn neorrealista pretendía</text:p>
      <text:p text:style-name="Standard">cua’ como su amigo Pietro Mérletti eselrﬁlasiesrllpongoájule también</text:p>
      <text:p text:style-name="Standard">. , son</text:p>
      <text:p text:style-name="Standard">preconsumista en vias de adaptacióniy por cïnsiguildiíteedeadílïtura</text:p>
      <text:p text:style-name="Standard">ración: degradada ues - - - » , , _ ene“</text:p>
      <text:p text:style-name="Standard">La sociedad pregonsiuïiidtiia lmltïmgn de las Chicas mas Jovenes"</text:p>
      <text:p text:style-name="Standard"><text:soft-page-break/>t . v necesita ‘a hombres fuertes y por m“.</text:p>
      <text:p text:style-name="Standard">o castos. La sociedad consumista necesita en camb' h b d 1,‘</text:p>
      <text:p text:style-name="Standard">jes, y por tanto h]. . , io om res e 1.</text:p>
      <text:p text:style-name="Standard">_ lllrlosos. El mito de la mu'er en '</text:p>
      <text:p text:style-name="Standard">(cciiiya obligación de ser casta implicaba la calstidadcïireljleliïiñrijilïlslaga</text:p>
      <text:p text:style-name="Standard">Sl o sustituido or el mito d ‘ ' . ¡‘e a</text:p>
      <text:p text:style-name="Standard">disponible. El triunfo de la antiiïaïdïeliietlreaïaïï: y aïeilble’ 51'62")?</text:p>
      <text:p text:style-name="Standard">sido sustituido or el triun ' esy -e a emm.’ n la</text:p>
      <text:p text:style-name="Standard">varones jóvenesistán traumtaiigídiïsparela yjfe ln-lnïpotcncl?‘ Los</text:p>
      <text:p text:style-name="Standard">ne ¡a pe¡m¡s¡v¡dad_ 05M h OI l. «(por 210‘)lgaClÓIlqllClCSlmpg.</text:p>
      <text:p text:style-name="Standard">Hbrememe’ A] misl-Ïkmélsﬂíjo <text:s/>‘m dc lnicci‘ cl amor cnnlinilil y</text:p>
      <text:p text:style-name="Standard">. ¡niumuli/iiilirs ¡inrquc Hu «gg-jm»</text:p>
      <text:p text:style-name="Standard"/>
      <text:p text:style-name="Standard">H4</text:p>
      <text:p text:style-name="Standard"/>
      <text:p text:style-name="Standard">ARGUMENTO PARA UN FILM SOBRE UN POLICÍA</text:p>
      <text:p text:style-name="Standard"/>
      <text:p text:style-name="Standard">decepciona a las mujeres, que antes no lo conocían y 1o mitificaban</text:p>
      <text:p text:style-name="Standard">aceptándolo servilmente. Por otro lado, la educación o iniciación a</text:p>
      <text:p text:style-name="Standard">la convivencia, que antes se daba en un ambito platónicamente ho-</text:p>
      <text:p text:style-name="Standard">mosexual, es ahora heterosexual desde la primerísima pubertad, a</text:p>
      <text:p text:style-name="Standard">través de acoplamientos precoces. Pero la mujer aún no está en si-</text:p>
      <text:p text:style-name="Standard">tuación —dada la herencia milenaria- de hacer una aportación</text:p>
      <text:p text:style-name="Standard">pedagógica libre: tiende todavía a la codificación, que hoy sólo pue-</text:p>
      <text:p text:style-name="Standard">de ser una codificación más conformista que nunca en el sentido</text:p>
      <text:p text:style-name="Standard">querido por el poder burgués: una codificación que ocupe el lugar</text:p>
      <text:p text:style-name="Standard">de las reglas populares a las que obedecía la antigua auto-educación</text:p>
      <text:p text:style-name="Standard">entre hombres o entre mujeres (cuyo más elevado arquetipo sigue</text:p>
      <text:p text:style-name="Standard">siendo la democracia ateniense). El consumismo, pues, ha humilla-</text:p>
      <text:p text:style-name="Standard">do definitivamente a la mujer al convertirla en un mito terrorista.</text:p>
      <text:p text:style-name="Standard">Los jóvenes varones que van por la calle casi religiosamente, con</text:p>
      <text:p text:style-name="Standard">una mano de aire protector sobre el hombro de la mujer o tomándo-</text:p>
      <text:p text:style-name="Standard">la románticamente de la mano, hacen reir o te encogen el corazon.</text:p>
      <text:p text:style-name="Standard">Nada hay más insincero que una relación parecida a la que realiza</text:p>
      <text:p text:style-name="Standard"/>
      <text:p text:style-name="Standard">en concreto la pareja consumista.</text:p>
      <text:p text:style-name="Standard">Si hace diez años, para escapar, el detenido Pietro Merletti le</text:p>
      <text:p text:style-name="Standard"/>
      <text:p text:style-name="Standard">hubiera dicho a su guardián Vincenzo Rizzi que necesitaba pasar un</text:p>
      <text:p text:style-name="Standard">pair de horas con su mujer, el guardián Vincenzo Rizzi habría consi-</text:p>
      <text:p text:style-name="Standard">derado absolutamente falsa tal necesidad (e incluso, a decir verdad,</text:p>
      <text:p text:style-name="Standard">una idea así ni siquiera hubiera podido pasat por la cabeza del dete-</text:p>
      <text:p text:style-name="Standard">nido o del guardián). La castidad formaba parte del destino del va-</text:p>
      <text:p text:style-name="Standard">rón. La mujer era un sueño, y los sueños están por llegar o se espera</text:p>
      <text:p text:style-name="Standard">a que lleguen. El coito ya llegaría en su momento.</text:p>
      <text:p text:style-name="Standard">Hoy, en cambio, cuando el detenido ha manifestado su necesi-</text:p>
      <text:p text:style-name="Standard">dad de hacer el amor con su mujer hit: et mms ha logrado hacer</text:p>
      <text:p text:style-name="Standard">mella inmediatamente en el corazón de su amigo guardián. Le ha</text:p>
      <text:p text:style-name="Standard">embaucado con un mito de la era del consumo. Le ha dominado</text:p>
      <text:p text:style-name="Standard">con un terrorismo al que el inocente Vincenzo Rizzi ha cedido de</text:p>
      <text:p text:style-name="Standard">todo corazón. Pues en su cultura antigua la mujer era verdadera-</text:p>
      <text:p text:style-name="Standard">mente un mito, y él no podía saber que la realización de ese mito,</text:p>
      <text:p text:style-name="Standard"><text:soft-page-break/>cn la cultura del mundo del consumo, es cínica y falsa: es confor-</text:p>
      <text:p text:style-name="Standard">mismo brutal y no libertad. Al no ver solución de continuidad entre</text:p>
      <text:p text:style-name="Standard">las dos culturas, Vincenzo Rizzi ha creído que la realización de un</text:p>
      <text:p text:style-name="Standard">sueño tan difícilmente realizable en su vieja cultura es milagrosa-</text:p>
      <text:p text:style-name="Standard">incntc realizable en la cultura del mundo moderno. De modo que,</text:p>
      <text:p text:style-name="Standard">¡ll Imccr de Calicchia no una mujer (que espera a que su amigo</text:p>
      <text:p text:style-name="Standard">cumplai la pena en la cárcel), sino la mujer (que debe estar lista allí,</text:p>
      <text:p text:style-name="Standard">«lispucstn, inmcdinraimcntc Llisponible, por decisión colectiva, uni-</text:p>
      <text:p text:style-name="Standard">vcrszil), cl cimsiimisiiio, ¡ll derribar una sola de las reglas inviola-</text:p>
      <text:p text:style-name="Standard">lilm, hn iIc-rrihndt) lmlsis las‘ nlumás reglas dc un sistema de valores,</text:p>
      <text:p text:style-name="Standard">incliim) lusi'v¡1I'rNivi)N, que Vi|lL'(‘ll'I.() Rizzi l.’ll'I inocciituinciitc y con</text:p>
      <text:p text:style-name="Standard"/>
      <text:p text:style-name="Standard">IIlIIIU vnciinli» vivÍu.</text:p>
      <text:p text:style-name="Standard"/>
      <text:p text:style-name="Standard">Hb</text:p>
      <text:p text:style-name="Standard"/>
      <text:p text:style-name="Standard"><text:s/></text:p>
      <text:p text:style-name="Standard"/>
      <text:p text:style-name="Standard">CARTAS LUTERANAS</text:p>
      <text:p text:style-name="Standard"/>
      <text:p text:style-name="Standard">Naturalmente, si hiciera una película sobre todo esto sería inevi-</text:p>
      <text:p text:style-name="Standard">table que acabara con la propuesta de una medalla de oro ara el</text:p>
      <text:p text:style-name="Standard">«obediente» Vincenzo Rizzí. No tendría dudas al respecto PHabía</text:p>
      <text:p text:style-name="Standard">mil razones por las que un muchacho podía sentir el deber de morir</text:p>
      <text:p text:style-name="Standard">i: 2331;; grllﬂgslïaen i196}? . hacerlo, por tanto, le era más fácil. Que</text:p>
      <text:p text:style-name="Standard"/>
      <text:p text:style-name="Standard">ya ec o hoy es casi increíble. A la espera de una</text:p>
      <text:p text:style-name="Standard"/>
      <text:p text:style-name="Standard">nue ‘ ' ' -</text:p>
      <text:p text:style-name="Standard">« va obediencia», me parece Justo conmoverme y admirar la «for.</text:p>
      <text:p text:style-name="Standard">ma» de la obediencia.</text:p>
      <text:p text:style-name="Standard"/>
      <text:p text:style-name="Standard">Il Mondo, 7 de agosto de 1975.</text:p>
      <text:p text:style-name="Standard"/>
      <text:p text:style-name="Standard">HABRÍA QUE PROCESAR A LOS JERARCAS</text:p>
      <text:p text:style-name="Standard">DEMOCRISTIAN OS</text:p>
      <text:p text:style-name="Standard"/>
      <text:p text:style-name="Standard">Querido Ghirelli: creo que durante mucho tiempo quedará impresa</text:p>
      <text:p text:style-name="Standard">en mi memoria la primera página de Il Giomo del 21 de julio de</text:p>
      <text:p text:style-name="Standard">1975 . Era una página especial incluso desde el punto de vista tipo-</text:p>
      <text:p text:style-name="Standard">gráﬁco: simétrica y cuadrangular como el bloque de texto de un</text:p>
      <text:p text:style-name="Standard">manifiesto, con una única imagen en el centro también completa-</text:p>
      <text:p text:style-name="Standard">mente regular formada por los recuadros unidos de cuatro fotogra-</text:p>
      <text:p text:style-name="Standard">fías de cuatro hombres de poder democristianos. Cuatro: el número</text:p>
      <text:p text:style-name="Standard">de Sade. En realidad parecían las fotografías de cuatro ajusticiados,</text:p>
      <text:p text:style-name="Standard">escogidas entre las mejores por sus familiares para ponerlas en sus</text:p>
      <text:p text:style-name="Standard">lápidas. Pero no se trataba en absoluto de un acontecimiento fúne-</text:p>
      <text:p text:style-name="Standard">bre, sino de un relanzamiento, de una resurrección. Esas fotografías</text:p>
      <text:p text:style-name="Standard">en el centro de la monolítica página de Il Giomo en realidad pare-</text:p>
      <text:p text:style-name="Standard">cían querer decirle al aturdido lector que ahí estaba la auténtica</text:p>
      <text:p text:style-name="Standard">realidad física y humana de los cuatro hombres de poder democris-</text:p>
      <text:p text:style-name="Standard">tianos. Que la broma había terminado. Que las radiantes sonrisas de</text:p>
      <text:p text:style-name="Standard"><text:soft-page-break/>quien detenta el poder ya no desﬁguraban sus caras. Ni las desfigu-</text:p>
      <text:p text:style-name="Standard">raba ya la picaresca conciliadora. Que la pesadilla se habia desvane-</text:p>
      <text:p text:style-name="Standard">cido con la clara luz de la mañana. Y helos ahí, en su autenticidad.</text:p>
      <text:p text:style-name="Standard">Serios, dignos, sin guiños, sin sonrisa burlona, sin demagogia, sin la</text:p>
      <text:p text:style-name="Standard">fczildad de la culpa, sin la vergüenza del servilismo, sin la ignorancia</text:p>
      <text:p text:style-name="Standard">provinciana. Se habían vuelto a poner el chaleco, y el futuro de las</text:p>
      <text:p text:style-name="Standard">¡aursimas serias les besaba en la frente.</text:p>
      <text:p text:style-name="Standard"/>
      <text:p text:style-name="Standard">Sería injusto, no obstante, si no añadiera que Il Giomo no ha</text:p>
      <text:p text:style-name="Standard">sido cl único que en este momento ha asumido el papel de tranqui-</text:p>
      <text:p text:style-name="Standard">illilr n la ¡uición y de ungir la solución del cuadrumvirato (y luego la</text:p>
      <text:p text:style-name="Standard">«lvl «respetable» Zaccagnini‘) con el carisma del apaciguamiento ge-</text:p>
      <text:p text:style-name="Standard"/>
      <text:p text:style-name="Standard">I Hrmunu Íilttolnllllli, «¡num ¡Iv Iüinhilli vu lW/í ¡num h(‘l'X'l‘l¿|I'iU «lu Li DC. Antiguo</text:p>
      <text:p text:style-name="Standard">¡nllllhnllln |N li ‘I |</text:p>
      <text:p text:style-name="Standard"/>
      <text:p text:style-name="Standard">H7</text:p>
      <text:p text:style-name="Standard"/>
      <text:p text:style-name="Standard"><text:s/></text:p>
      <text:p text:style-name="Standard"/>
      <text:p text:style-name="Standard">CARTAS LUTERANAS</text:p>
      <text:p text:style-name="Standard"/>
      <text:p text:style-name="Standard">neral. También Il Carrier - .</text:p>
      <text:p text:style-name="Standard">el mismo sentimiento de Ïiliixreilda 5817:, por elgmPloi ha manifestado</text:p>
      <text:p text:style-name="Standard">cluida la prensa bur uesa sit <text:s/>lprenfa Italiana en general: m.</text:p>
      <text:p text:style-name="Standard">D . . g “a a en amas despectiva oposición.</text:p>
      <text:p text:style-name="Standard">e 65° Se ¡“ﬁeïe que todo el mundo político italia b</text:p>
      <text:p text:style-name="Standard">- . n</text:p>
      <text:p text:style-name="Standard">sigue estando substancialmente dispuesto a aceptar la contiiiueiátad 3 j;</text:p>
      <text:p text:style-name="Standard">poder democristiano: a ace t l ' a. e</text:p>
      <text:p text:style-name="Standard">¿ﬁsfrazada d . d d f? ar 0 ¡en con «sobrenatural» conﬁanza</text:p>
      <text:p text:style-name="Standard">e serie a r ' ' - . .,</text:p>
      <text:p text:style-name="Standard">Pero cuando se sepï l: 623231, blendcon dgsdenosa satisfaccion"</text:p>
      <text:p text:style-name="Standard">oder d _ a y, J f; cuan o se diga toda la verdad de]</text:p>
      <text:p text:style-name="Standard">p e estos anos tambien quedará clara la demen ' d 1</text:p>
      <text:p text:style-name="Standard">mentaristas políticos italianos y de las élites Cult d Cllalje os co.</text:p>
      <text:p text:style-name="Standard">consiguiente, su complicidad. as e ta la" Y’ por</text:p>
      <text:p text:style-name="Standard">Por lo demás esa ve d -</text:p>
      <text:p text:style-name="Standard">d _ , « r. ad del POÓCI» es ya sabida, pero es sabi.</text:p>
      <text:p text:style-name="Standard">l a como es sabida la «¡eahdad del país»: Se Conoce a través d</text:p>
      <text:p text:style-name="Standard">interpretación que «compartimenta ¡OS fenómen d‘? "(lila</text:p>
      <text:p text:style-name="Standard">la decisión irrevocable ' * Os» y Por me 1° e</text:p>
      <text:p text:style-name="Standard">en l .</text:p>
      <text:p text:style-name="Standard">los entre si. , a consciencia de todos, de no relacionar-</text:p>
      <text:p text:style-name="Standard">d lïelaï de PWCÍÏCHI’ la «Compartimentación de los fenómenos» y</text:p>
      <text:p text:style-name="Standard">evo ver es asi’ su ló ica z - . . . , ’</text:p>
      <text:p text:style-name="Standard">Per ‘pehgrosamemï es Ílcfrïmar un todo unico, significaria rom-</text:p>
      <text:p text:style-name="Standard">lantemosm i una Continuidad. Pero no nos ade-</text:p>
      <text:p text:style-name="Standard">Tú, querido Ghirelli, te has aprestado a dirigir desde hace ¡mas</text:p>
      <text:p text:style-name="Standard">semanas una revista olít" - .</text:p>
      <text:p text:style-name="Standard">Ca ha Sido tan díﬁcifcoïlïﬁlïeÏlﬂggïïlággarïglïﬁesa de est: tips nun-</text:p>
      <text:p text:style-name="Standard">. , e nun</text:p>
      <text:p text:style-name="Standard"><text:soft-page-break/>grïinde la distancia entre el poder (al que en iiln artícul: h: lsllará tán</text:p>
      <text:p text:style-name="Standard">«e Palacio») y el País Se trata ' a o</text:p>
      <text:p text:style-name="Standard">— ' (decia) de una ' ‘ d‘ '</text:p>
      <text:p text:style-name="Standard">histórica se ' - autennca ‘acmma</text:p>
      <text:p text:style-name="Standard">_ gun la cual en Palacio se reacciona a est’ l</text:p>
      <text:p text:style-name="Standard">tienen causas reales en el P ’ ' ‘ 1m“- 95 que ya no</text:p>
      <text:p text:style-name="Standard">cas de Palacio está como eíiilstiicjluaelcïilgzé-IIEÏÏÉÍÉ las decisiones palm.</text:p>
      <text:p text:style-name="Standard">«alma» (Moro) ha muerto . ece a unas reglas cuya</text:p>
      <text:p text:style-name="Standard">Pero como a untaba h * »</text:p>
      <text:p text:style-name="Standard">dos Y coiru tos)ld P l a ay algo mas" Los fenomerms (enlmïlueci-</text:p>
      <text:p text:style-name="Standard">d. p Cd a “C10 S6 producen en compartimentos estan</text:p>
      <text:p text:style-name="Standard">cos; se iría que ca a uno de ellos está d ' _</text:p>
      <text:p text:style-name="Standard">n entro de la infran u bl</text:p>
      <text:p text:style-name="Standard">area de Poder de uno de los miemb ‘ q ea e</text:p>
      <text:p text:style-name="Standard">. ros de la mafia oli ár ‘</text:p>
      <text:p text:style-name="Standard">venida de las profundidades del ’ ' g qulca que’</text:p>
      <text:p text:style-name="Standard">- . mas i norant ' ' ‘</text:p>
      <text:p text:style-name="Standard">bIEIICIJa ‘Iitalia delsde hace década; 8 e Provincianismo, go.</text:p>
      <text:p text:style-name="Standard">a a uno e estos hom .</text:p>
      <text:p text:style-name="Standard">sabüidades (pero hasta ahoïíezidletgïgﬁïlgïume SIISHPÍOPIaS respon.</text:p>
      <text:p text:style-name="Standard">esta separación de las responsabilidades se salsa“ le añ); y gram“ a</text:p>
      <text:p text:style-name="Standard">r e o _</text:p>
      <text:p text:style-name="Standard">junto. De lo que es culpable Andreotti no es culpablïe FÉÏIÉÏUÉHdCoT</text:p>
      <text:p text:style-name="Standard">gue ha sido culpable Gronchi no ha sido culpable Segnil- y asli sueceo</text:p>
      <text:p text:style-name="Standard">vamente y viceversa. Hast ‘ - ’ '</text:p>
      <text:p text:style-name="Standard">car el Con'unto e - a ahí)”. “ad” ha temdo El Vﬂlür dc abar-</text:p>
      <text:p text:style-name="Standard">1 n una mirada unica.</text:p>
      <text:p text:style-name="Standard"/>
      <text:p text:style-name="Standard">z Giovwimí (‘rnuclii n. '</text:p>
      <text:p text:style-name="Standard">_ ‘ - I c ¡wrmuk-iiir dc In Kc‘ nïlili v I I‘ A</text:p>
      <text:p text:style-name="Standard">suceda“) c" N m” _ j _ V ‘ y u ¡.1 ¡mm ¡Ir I JH n ¡‘Nu .¡,.,,,¡,,</text:p>
      <text:p text:style-name="Standard">, - i ¡mi Auinum rss-jun, ¡Im rm - ‘ ‘</text:p>
      <text:p text:style-name="Standard">Pdrmh“ d“ ¡yquirhhl ÍNJL,” l! r (h lu IN, «ppurnu: u ruulnjulri‘umllimn inn</text:p>
      <text:p text:style-name="Standard"/>
      <text:p text:style-name="Standard">HH</text:p>
      <text:p text:style-name="Standard"/>
      <text:p text:style-name="Standard">HABRÍA QUE PROCESAR A LOS JERARCAS DEMOCRISTIANOS</text:p>
      <text:p text:style-name="Standard"/>
      <text:p text:style-name="Standard">Al mismo tiempo, fuera de Palacio, un País de cincuenta millo-</text:p>
      <text:p text:style-name="Standard">nes de habitantes está experimentando la mutación cultural más pro-</text:p>
      <text:p text:style-name="Standard">funda de su historia (coincidiendo con su primera unificación real):</text:p>
      <text:p text:style-name="Standard">una mutación que, por ahora, lo degrada y lo echa a perder. Pero</text:p>
      <text:p text:style-name="Standard">también aquí nuestras consciencias de observadores se han mancha-</text:p>
      <text:p text:style-name="Standard">do, como decía, con la falta imperdonable de haber «separado los</text:p>
      <text:p text:style-name="Standard">fenómenos» de esa degradación y empeoramiento: de no habernos</text:p>
      <text:p text:style-name="Standard">atrevido nunca a abarcar el Conjunto en una sola mirada.</text:p>
      <text:p text:style-name="Standard"/>
      <text:p text:style-name="Standard">Te pondré dos ejemplos menores pero característicos.</text:p>
      <text:p text:style-name="Standard"/>
      <text:p text:style-name="Standard">I) A propósito de la «separación de los fenómenos» de Palacio, he</text:p>
      <text:p text:style-name="Standard">aquí una anécdota divertida. Tras la famosa noche en que fue redu-</text:p>
      <text:p text:style-name="Standard">cido, por otra parte injustamente, a chivo expiatorio, Fanfani</text:p>
      <text:p text:style-name="Standard"><text:soft-page-break/>despotricó contra un ingrato protegido suyo, uno de esos (no recuer-</text:p>
      <text:p text:style-name="Standard">do su nombre) de lo que vulgarmente se llama el «pesebre» del poder.</text:p>
      <text:p text:style-name="Standard">Ese hombre (según Fanfani) se había venido prosternando desde</text:p>
      <text:p text:style-name="Standard">hacía tiempo ante el poderoso secretario de la DC para obtener no sé</text:p>
      <text:p text:style-name="Standard">qué cargo ministerial; le había adulado del modo más obsceno («po-</text:p>
      <text:p text:style-name="Standard">niendo la chaqueta a mis pies», dice literalmente Fanfani). En resu-</text:p>
      <text:p text:style-name="Standard">men: Fanfani le dio a su adulador el cargo tan ardientemente desea-</text:p>
      <text:p text:style-name="Standard">do. Sabemos así cómo se asigna en Italia un cargo público a nivel de</text:p>
      <text:p text:style-name="Standard">gobierno. Ahora bien: si sucede todo esto, eso significa o bien que el</text:p>
      <text:p text:style-name="Standard">régimen parlamentario no funciona (y entonces los extraparlamen-</text:p>
      <text:p text:style-name="Standard">tarios tienen razón) o bien que es necesario hacerlo funcionar... Sin</text:p>
      <text:p text:style-name="Standard">embargo, una vez más, no nos adelantemos. Incluso los observadores</text:p>
      <text:p text:style-name="Standard">mejor informados, al no perder la compostura ante la impúdica c0n—</text:p>
      <text:p text:style-name="Standard">fesión de Fanfani (tal vez por exceso de aristocrático desprecio), se</text:p>
      <text:p text:style-name="Standard">han convertido a su vez en cómplices suyos; y lo que es peor: han</text:p>
      <text:p text:style-name="Standard">seguido sin querer tomar en consideración esta generosa donación</text:p>
      <text:p text:style-name="Standard">de cargos públicos como una de las tantas piezas que forman un</text:p>
      <text:p text:style-name="Standard">mosaico. No han querido ver el mosaico.</text:p>
      <text:p text:style-name="Standard"/>
      <text:p text:style-name="Standard">Ii) A propósito de la «separación de los fenómenos» del País, me</text:p>
      <text:p text:style-name="Standard">viene a la memoria, entre muchas, una noticia que apareció hace</text:p>
      <text:p text:style-name="Standard">algún tiempo en los diarios a propósito de un congreso sobre la</text:p>
      <text:p text:style-name="Standard">delincuencia de menores en Italia. Los datos sobre delincuencia ju-</text:p>
      <text:p text:style-name="Standard">venil que resumía el informe periodístico eran terroríficos: como</text:p>
      <text:p text:style-name="Standard">para revolucionar por completo la idea que en Italia se tiene del</text:p>
      <text:p text:style-name="Standard">«Inenor». También en este caso ocurrió lo mismo: en nuestra cons-</text:p>
      <text:p text:style-name="Standard">ciencia la «delincuencia juvenil» no es más que una de las piezas (o</text:p>
      <text:p text:style-name="Standard">IIHÍH luicn la fórmula dc una de las piezas) que componen el mosaico</text:p>
      <text:p text:style-name="Standard">dc lu realidad italiana. Que no se puede mirar en su conjunto sin</text:p>
      <text:p text:style-name="Standard"/>
      <text:p text:style-name="Standard">qucdnrsc du picdrn.</text:p>
      <text:p text:style-name="Standard"/>
      <text:p text:style-name="Standard">I'm‘ cimuiguimllc. (‘ll ln que rvspz-clu u un observador o a un</text:p>
      <text:p text:style-name="Standard">Iimur «lo ubnc-¡‘vuricﬁn mino rn |lll¡l rrvinisu (por ejemplo la que tú</text:p>
      <text:p text:style-name="Standard"/>
      <text:p text:style-name="Standard">N‘)</text:p>
      <text:p text:style-name="Standard"/>
      <text:p text:style-name="Standard"><text:s/></text:p>
      <text:p text:style-name="Standard"/>
      <text:p text:style-name="Standard"><text:s/></text:p>
      <text:p text:style-name="Standard"/>
      <text:p text:style-name="Standard">CARTAS LUTERANAS</text:p>
      <text:p text:style-name="Standard"/>
      <text:p text:style-name="Standard">diri es : a lo ue '</text:p>
      <text:p text:style-name="Standard">d g l‘ ) q ocurre en Palacio y lo que ocurre en el País son</text:p>
      <text:p text:style-name="Standard">fásnïlaelgdades sepaáadasïcuyas coincidencias son sólo mecánicas o</text:p>
      <text:p text:style-name="Standard">a ' _ .</text:p>
      <text:p text:style-name="Standard">d d .’ Y que Ca .3 rea ‘¿ad V3 POT S11 lado, b) en estas dos reali-</text:p>
      <text:p text:style-name="Standard">a es distintas la misma diacronía que las separa se repite en 1</text:p>
      <text:p text:style-name="Standard">, . _ _ os</text:p>
      <text:p text:style-name="Standard">fenomenos quetienen lugar en su interior.</text:p>
      <text:p text:style-name="Standard">La causa principal de esa separación entre el Palacio y el País y</text:p>
      <text:p text:style-name="Standard"><text:soft-page-break/>de la consiguiente compartimentación de los fenómenos en el ' f</text:p>
      <text:p text:style-name="Standard">rior de Palaci ' ‘ » » . m e"</text:p>
      <text:p text:style-name="Standard">ción del «modooliiﬁn Íloclimer-lï” del Pais’ Conslste e“ la ïadïcal muta-</text:p>
      <text:p text:style-name="Standard">üdad función hedopnist uccilon» (cantidades enormes, transnaciona-</text:p>
      <text:p text:style-name="Standard">se ha,deshecho de los hs)’; nuevohpoder real que ha nacido de ahí</text:p>
      <text:p text:style-name="Standard">do al viejo oder dem: ¡inf ¡CS que asta ese momento habían servi-</text:p>
      <text:p text:style-name="Standard">f P _ a - ascista, convirtiendolos en solitarios bu-</text:p>
      <text:p text:style-name="Standard">ones del Ifalacio, y se ha precipitado sobre el País para consuma,-</text:p>
      <text:p text:style-name="Standard">«por anticipado» sus genocidios.</text:p>
      <text:p text:style-name="Standard">Me dirás: E t . .</text:p>
      <text:p text:style-name="Standard"/>
      <text:p text:style-name="Standard">d . « 5 a Carta tuya {nc P317556 un poco torpe y repetitiva.</text:p>
      <text:p text:style-name="Standard">Quan oquzdem ez Cato donmzat?» Y tienes razón pero con esto</text:p>
      <text:p text:style-name="Standard">termino la ri ' ’</text:p>
      <text:p text:style-name="Standard">Conclusiónpquïlïgsgzïgí;131513211283; de lalpresente clarta. Y Paso a la</text:p>
      <text:p text:style-name="Standard"/>
      <text:p text:style-name="Standard">s c amerite 0 ica resu t " _</text:p>
      <text:p text:style-name="Standard">turbadora. g a tambien per</text:p>
      <text:p text:style-name="Standard">En el mecanism ' &lt; »</text:p>
      <text:p text:style-name="Standard">b_ ' _ y o que te he descrito (Palacio, Pais, Nuevo Poder)</text:p>
      <text:p text:style-name="Standard">tam ien intervienen otras fuerzas el PSI y el PCI que estar’ í</text:p>
      <text:p text:style-name="Standard">. v ian a</text:p>
      <text:p text:style-name="Standard">mar en de esam ' ' Ï</text:p>
      <text:p text:style-name="Standard">su íngt _ ' ecanica. Ytendrian que estarlo precisamente porque</text:p>
      <text:p text:style-name="Standard">erpretacion de la realidad debería ser cultural y no pm máf</text:p>
      <text:p text:style-name="Standard"/>
      <text:p text:style-name="Standard">- 4 , ica:</text:p>
      <text:p text:style-name="Standard">al politizarlo todo se deberia ver el conjunto; y por tanto el pflncipio</text:p>
      <text:p text:style-name="Standard">e u a ' &lt; =</text:p>
      <text:p text:style-name="Standard"/>
      <text:p text:style-name="Standard">ágrpolïédorlilde ste podrïaﬁiustamente, volver a empezar.</text:p>
      <text:p text:style-name="Standard"/>
      <text:p text:style-name="Standard">e 4</text:p>
      <text:p text:style-name="Standard">ma de inttelrpfeïacistinanbo e’ <text:s/>como el PCI aplaun cualquler for-</text:p>
      <text:p text:style-name="Standard">se también ellos a la l <text:s/>mm alque sea’ de] Conlunwv adaPïándm</text:p>
      <text:p text:style-name="Standard">vadores Políticos italian end reg ala que se atlenen tqdos los Obser-</text:p>
      <text:p text:style-name="Standard">r l d . . , OS’ e fue‘ ‘lmeï C1359 Y Partido, esto es, la</text:p>
      <text:p text:style-name="Standard">eg a e intervenir solo de fenomeno en fenómeno?</text:p>
      <text:p text:style-name="Standard">Las hipótesis son dos;</text:p>
      <text:p text:style-name="Standard"/>
      <text:p text:style-name="Standard"><text:s/>E; P51 y el PCI ya no tienen una interpretación cultural de la</text:p>
      <text:p text:style-name="Standard">re l a se h ‘ ' ' » - .</text:p>
      <text:p text:style-name="Standard">mr. co:rirrr¿‘r:;::"‘““¿‘° iia“ la <text:s/>Y <text:s text:c="2"/></text:p>
      <text:p text:style-name="Standard">o - 3, f l ' Cepta 0 e esarrollo, con todo lo que (en mi</text:p>
      <text:p text:style-name="Standard">pinion a samente) conlleva de democrático, de tolerante y de pm.</text:p>
      <text:p text:style-name="Standard">Éresista. En esta hipótesis ciertamente tienen sentido las enloqueci</text:p>
      <text:p text:style-name="Standard">as resiones ' _</text:p>
      <text:p text:style-name="Standard">da» Ïigo del láglleeïienettlyalde Bodas pa“: Pa“ q“ 1*‘ DC «apren-</text:p>
      <text:p text:style-name="Standard">efectivamente eh esgacr 1m álrPCel su 1,612190" real con las masas" Y’</text:p>
      <text:p text:style-name="Standard">DC. l . ya _ 880 e I tendria algo que enseñarle a la</text:p>
      <text:p text:style-name="Standard">, a go indiscutiblemente fundamental: la honradez.</text:p>
      <text:p text:style-name="Standard">H) El PSI y el PCI, por el contrario, conservan todavh su visión</text:p>
      <text:p text:style-name="Standard"><text:soft-page-break/>Ya ClﬂSlCa de Interpretación «alternativa» LlC la l‘C'llÍ(l'l(l [mm iii; I¡</text:p>
      <text:p text:style-name="Standard">M . . r‘ ' .' . 1 l ‘ 7 . l</text:p>
      <text:p text:style-name="Standard">san Y no la usan porque si lo lïlucrdl] tcntlríiiii que recurrir, lógi</text:p>
      <text:p text:style-name="Standard">camente, a soluciones cxlruiiiiis.</text:p>
      <text:p text:style-name="Standard"/>
      <text:p text:style-name="Standard">90</text:p>
      <text:p text:style-name="Standard"/>
      <text:p text:style-name="Standard">HABRÍA QUE PROCESAR A LOS JERARCAS DEMOCRISTIANOS</text:p>
      <text:p text:style-name="Standard"/>
      <text:p text:style-name="Standard">¿Cuáles serían esas soluciones extremas? ¿Acaso las de los</text:p>
      <text:p text:style-name="Standard">extremistas?</text:p>
      <text:p text:style-name="Standard"/>
      <text:p text:style-name="Standard">En absoluto; eso no tendría nada que ver con el método, muy</text:p>
      <text:p text:style-name="Standard">consolidado a estas alturas, del PSI y especialmente del PCI: esas</text:p>
      <text:p text:style-name="Standard">soluciones extremas se mantendrían dentro del marco de la Consti-</text:p>
      <text:p text:style-name="Standard">tución y del parlamentarismo; consistirían incluso —siguiendo si</text:p>
      <text:p text:style-name="Standard">acaso un estilo de carácter radical— en la exaltación de la Constitu-</text:p>
      <text:p text:style-name="Standard">ción y del sistema parlamentario.</text:p>
      <text:p text:style-name="Standard"/>
      <text:p text:style-name="Standard">En conclusión: lo primero que deberían hacer el PSI y el PCI (si</text:p>
      <text:p text:style-name="Standard">esta hipótesis es correcta) es llevar ante un tribunal a los</text:p>
      <text:p text:style-name="Standard">democristianos que han gobernado Italia durante estos treinta años</text:p>
      <text:p text:style-name="Standard">(especialmente durante los diez últimos). Me refiero en concreto a</text:p>
      <text:p text:style-name="Standard">un proceso penal, ante un tribunal. Andreotti, Fanfani, Rumor‘ y al</text:p>
      <text:p text:style-name="Standard">menos una docena más de hombres de poder democristianos (quizá</text:p>
      <text:p text:style-name="Standard">incluyendo por corrección a algún presidente de la República) debe-</text:p>
      <text:p text:style-name="Standard">rían ser llevados, como Nixon, al banquillo de los acusados. O me-</text:p>
      <text:p text:style-name="Standard">jor no, no como Nixon, por guardar las debidas proporciones: como</text:p>
      <text:p text:style-name="Standard">Papadopulos. Visto, entre otras cosas, que Ford ha salvado a Nixon</text:p>
      <text:p text:style-name="Standard">del verdadero proceso. Al banquillo de los acusados como</text:p>
      <text:p text:style-name="Standard">Papadopulos. Y acusados allí de una cantidad inmensa de crímenes,</text:p>
      <text:p text:style-name="Standard">que yo enuncio sólo en términos morales (confiando en la</text:p>
      <text:p text:style-name="Standard">posibibilidad de que tarde o temprano se reúna un «tribunal Russell»</text:p>
      <text:p text:style-name="Standard">por fin comprometido, y no conformista y triunfalista como de cos-</text:p>
      <text:p text:style-name="Standard">tumbre): deshonestidad; desprecio por los ciudadanos; defrauda-</text:p>
      <text:p text:style-name="Standard">ción de fondos públicos; cohecho con las gentes del petróleo, con</text:p>
      <text:p text:style-name="Standard">los industriales, con los banqueros; connivencia con la mafia; alta</text:p>
      <text:p text:style-name="Standard">traición en favor de una potencia extranjera; colaboración con la</text:p>
      <text:p text:style-name="Standard">CIA; uso ilegal de entes como el SID4; responsabilidad por los aten-</text:p>
      <text:p text:style-name="Standard">tados de Milán, Brescia y Bolonia5 (al menos por su culpable incapa-</text:p>
      <text:p text:style-name="Standard"/>
      <text:p text:style-name="Standard">3. Giulio Andtcorti: dirigente del centro-derecha democristiano; ministro de defensa</text:p>
      <text:p text:style-name="Standard">durante casi siete años; presidente del gobierno italiano en siete ocasiones. Actualmente —cuan-</text:p>
      <text:p text:style-name="Standard">do se prepara la edición española de este libro» procesado.</text:p>
      <text:p text:style-name="Standard"/>
      <text:p text:style-name="Standard">Ainiiitotc Fanfani: responsable de la formación del primer gobierno de centro-izquierda en</text:p>
      <text:p text:style-name="Standard"/>
      <text:p text:style-name="Standard">1962. Seis veces presidente del gobierno.</text:p>
      <text:p text:style-name="Standard">Mariano Rumor: uno de los líderes «dororeos» de la DC. La corriente dorotea era reticente</text:p>
      <text:p text:style-name="Standard"/>
      <text:p text:style-name="Standard">Al prm. con ir. izquierda y muy sensible a los intereses empresariales y eclesiásticos; hegemónica</text:p>
      <text:p text:style-name="Standard">t (lc 1958 .1 1968. Rumor fue acusado de percibir una comisión ilegal de la Lockheed en</text:p>
      <text:p text:style-name="Standard"><text:soft-page-break/>¡mi! ¡rm r-rcirarr tic] Senado estadounidense, pero la comisión parlamentaria italiana que tenía</text:p>
      <text:p text:style-name="Standard">i|\lc dccltlu‘ u. procusniiiicilti) empató n diez votos, denegáiidolo el voto de su presidente, el</text:p>
      <text:p text:style-name="Standard">tlrumciisliziiiib Mlill) Miiriinazxnli [N.d.T.].</text:p>
      <text:p text:style-name="Standard"/>
      <text:p text:style-name="Standard">4. vn. p. 2o, mu. l.</text:p>
      <text:p text:style-name="Standard"/>
      <text:p text:style-name="Standard"><text:s text:c="3"/></text:p>
      <text:p text:style-name="Standard"/>
      <text:p text:style-name="Standard"><text:s/></text:p>
      <text:p text:style-name="Standard"><text:s/></text:p>
      <text:p text:style-name="Standard"/>
      <text:p text:style-name="Standard"><text:s/></text:p>
      <text:p text:style-name="Standard"><text:s text:c="4"/></text:p>
      <text:p text:style-name="Standard"/>
      <text:p text:style-name="Standard">S. Si" Jllklí‘ iiviiiiiilus‘ mii v</text:p>
      <text:p text:style-name="Standard">¡WH! ¡‘H lri lli||l\ ii Na Ilhlll‘ 4l('ll' A)',l'l\l)lll</text:p>
      <text:p text:style-name="Standard">«rr. vi. nur.» ..ri..r..i.». v n. Iiviilii y l|«lIl|l|1'IlllU\; m... N unilu bomba (rcivintlicnda por el grupo</text:p>
      <text:p text:style-name="Standard">iimiii-ii mii ui )I4ll||l‘ Nviwr) «wiilniu l'l JN ili- iii.wu ill‘ ¡WM «Iuruiiii- llilil iiiniiifcstnción antifascis-</text:p>
      <text:p text:style-name="Standard">m r-r. ini/ri. «lvllil ¡”min «Ir llllwilil. um ii Ilillrlllvr y mi lIPHllIH; l.\ lioiiilm Culuciitlil pnr los</text:p>
      <text:p text:style-name="Standard">Iii-i llhil Al!‘ nl lltlllll‘ Nriw ¡‘I | ‘l ill‘ HMKIHIIV lll‘ IV/¡l ru i-I uvii lhiliru: tiuisú Lllkï‘ iiiuitritis y</text:p>
      <text:p text:style-name="Standard"/>
      <text:p text:style-name="Standard">iiiiiii-iiiri y IN Im hviiilnn |N «l I |</text:p>
      <text:p text:style-name="Standard"/>
      <text:p text:style-name="Standard">91</text:p>
      <text:p text:style-name="Standard"/>
      <text:p text:style-name="Standard"><text:s/></text:p>
      <text:p text:style-name="Standard"/>
      <text:p text:style-name="Standard">CARTAS LUTERANAS</text:p>
      <text:p text:style-name="Standard"/>
      <text:p text:style-name="Standard">cidad ara t" ' . A, . ., .</text:p>
      <text:p text:style-name="Standard">nístícaPde 15:51 ¿gig sïalpláirïszïiclïgïáeslx dlﬁsïucclgﬂ paisallstica Y urba.</text:p>
      <text:p text:style-name="Standard">. . por a egra ación antro 'l' '</text:p>
      <text:p text:style-name="Standard">de los italiano ’ ' ‘ * PP 05m3</text:p>
      <text:p text:style-name="Standard">dencia). ¡esposnlsïgﬁﬁïzïbmdlïïds_€5Í3&gt;_ {lgravada por su total incons-</text:p>
      <text:p text:style-name="Standard">cirse de’ las escuelas de lozoli a smlauon espantosa’ como Suele de-</text:p>
      <text:p text:style-name="Standard">, . . , .</text:p>
      <text:p text:style-name="Standard">responsabilidad porse] abandgïlïtï els y de tdoclla obra publica basica;</text:p>
      <text:p text:style-name="Standard">d d ., . 5a Vaje» e campo; responsabili-</text:p>
      <text:p text:style-name="Standard">a P01’ la CXPÏOSIOn «salvaje» de la cultura de masas de los</text:p>
      <text:p text:style-name="Standard">medía; responsabilidad por la estupidez delictiva deyla televisliïﬁsii-</text:p>
      <text:p text:style-name="Standard">res onsabilidad ' - , . 5</text:p>
      <text:p text:style-name="Standard">má}: de <text:s/>lo aïïírïíïkïíïíï-Ïm‘ de <text:s/>r <text:s text:c="2"/>ade-</text:p>
      <text:p text:style-name="Standard">r ' - , .</text:p>
      <text:p text:style-name="Standard">cos a aduladores. ’ q ’ eparto or 0mm de Cargos publi‘</text:p>
      <text:p text:style-name="Standard">Sin un ' - I -</text:p>
      <text:p text:style-name="Standard"><text:s text:c="3"/>e <text:s text:c="6"/></text:p>
      <text:p text:style-name="Standard">. c aro a emas que la respetabilidad de al-</text:p>
      <text:p text:style-name="Standard"/>
      <text:p text:style-name="Standard">gunqs democristíanos (Moro, Zaccagnini) o la moralidad de l</text:p>
      <text:p text:style-name="Standard">munistas no sirven para nada. OS co‘</text:p>
      <text:p text:style-name="Standard"><text:soft-page-break/></text:p>
      <text:p text:style-name="Standard">U Mondo, 28 de agosto de 1975.</text:p>
      <text:p text:style-name="Standard"/>
      <text:p text:style-name="Standard"><text:s/></text:p>
      <text:p text:style-name="Standard"/>
      <text:p text:style-name="Standard">EL PROCESO</text:p>
      <text:p text:style-name="Standard"/>
      <text:p text:style-name="Standard">Pues bien: deshonestidad; desprecio por los ciudadanos; defrauda-</text:p>
      <text:p text:style-name="Standard">ción de fondos públicos; cohecho con las gentes del petróleo, con los</text:p>
      <text:p text:style-name="Standard">industriales, con los banqueros; connivencia con la mafia; alta trai-</text:p>
      <text:p text:style-name="Standard">ción en favor de una potencia extranjera; colaboración con la CIA;</text:p>
      <text:p text:style-name="Standard">uso ilegal de entes como el SID; responsabilidad por los atentados de</text:p>
      <text:p text:style-name="Standard">Milán, Brescia y Bolonia (al menos por su culpable incapacidad para</text:p>
      <text:p text:style-name="Standard">castigar a los ejecutores); destrucción paisajística y urbanística de</text:p>
      <text:p text:style-name="Standard">Italia; responsabilidad por la degradación antropólógica de los italia-</text:p>
      <text:p text:style-name="Standard">nos (responsabilidad, ésta, agravada por su total inconsciencia); res-</text:p>
      <text:p text:style-name="Standard">ponsabilidad por la espantosa situación, corno suele decirse, de las</text:p>
      <text:p text:style-name="Standard">escuelas, de los hospitales y de toda obra pública básica; responsabi-</text:p>
      <text:p text:style-name="Standard">lidad por el abandono «salvaje» del campo; responsabilidad por la</text:p>
      <text:p text:style-name="Standard">explosión «salvaje» de la cultura de masas y de los mass-media; res-</text:p>
      <text:p text:style-name="Standard">ponsabilidad por la estupidez delictiva de la televisión; responsabili-</text:p>
      <text:p text:style-name="Standard">dad por la decadencia de la Iglesia; y, por último, además de todo lo</text:p>
      <text:p text:style-name="Standard">anterior, quizá, reparto borbónico de cargos públicos a aduladores.</text:p>
      <text:p text:style-name="Standard"/>
      <text:p text:style-name="Standard">He aquí el listado (cf. Il Mondo), el listado «moral» de los críme-</text:p>
      <text:p text:style-name="Standard">nes cometidos por quienes han gobernado Italia durante los últimos</text:p>
      <text:p text:style-name="Standard">treinta años, y sobre todo durante los diez últimos: crimenes que</text:p>
      <text:p text:style-name="Standard">deberían arrastrar hasta el banquillo de los acusados por lo menos a</text:p>
      <text:p text:style-name="Standard">una docena de hombres de poder democristianos en un proceso pe-</text:p>
      <text:p text:style-name="Standard">nal común, similar, para ser exactos, al celebrado contra Papadopu-</text:p>
      <text:p text:style-name="Standard">los y los demás coroneles‘.</text:p>
      <text:p text:style-name="Standard"/>
      <text:p text:style-name="Standard">¿Por qué repito siempre «sobre todo durante los últimos diez</text:p>
      <text:p text:style-name="Standard">años»? Porque ha sido precisamente en los diez últimos años cuando</text:p>
      <text:p text:style-name="Standard"/>
      <text:p text:style-name="Standard">I Nv ulnnloi n Im ¡rulnurh-u grhvuun qur ¡mupmnm x-I gobierno mudinnic uu golpe (le</text:p>
      <text:p text:style-name="Standard">«vumlnn ¡mv ¡mmm rl ¡Iluu ¡uuvmau ¡un lu (Vl AN ¡uuu uuu rvrxunml nmuu-inüu ds- gun-rm impnpulnr</text:p>
      <text:p text:style-name="Standard">v-u (nm In |N al l |</text:p>
      <text:p text:style-name="Standard"/>
      <text:p text:style-name="Standard">‘H</text:p>
      <text:p text:style-name="Standard"/>
      <text:p text:style-name="Standard"><text:s/></text:p>
      <text:p text:style-name="Standard"/>
      <text:p text:style-name="Standard"><text:s/></text:p>
      <text:p text:style-name="Standard"/>
      <text:p text:style-name="Standard">(Alli/VI IUILHANAW</text:p>
      <text:p text:style-name="Standard"/>
      <text:p text:style-name="Standard">un modo de gobernar no sólo típico sino ilirlu que uiuurul ilr IUtlíl la</text:p>
      <text:p text:style-name="Standard">historia italiana, de la unificación en adelante, se lui coiiligurnclci</text:p>
      <text:p text:style-name="Standard">como un crimen o como una serie de crímenes.</text:p>
      <text:p text:style-name="Standard"/>
      <text:p text:style-name="Standard"><text:soft-page-break/>No hago de esto, pues, un problema de moralidad: la culpabili-</text:p>
      <text:p text:style-name="Standard">dad de los hombres de poder democristianos que hay que llevar al</text:p>
      <text:p text:style-name="Standard">banquillo de los acusados no radica en su inmoralidad (que la ltay),</text:p>
      <text:p text:style-name="Standard">sino en un error de interpretación política a la hora de juzgarse a sí</text:p>
      <text:p text:style-name="Standard">mismos y de juzgar al poder a cuyo servicio se habían puesto; un</text:p>
      <text:p text:style-name="Standard">error de interpretación política que precisamente ha tenido conse-</text:p>
      <text:p text:style-name="Standard">cuencias desastrosas para la vida de nuestro país.</text:p>
      <text:p text:style-name="Standard"/>
      <text:p text:style-name="Standard">Estoy solo, en el campo: en una soledad real, elegida como un</text:p>
      <text:p text:style-name="Standard">bien. Aquí no tengo nada que perder (y por eso puedo decirlo todo),</text:p>
      <text:p text:style-name="Standard">pero tampoco tengo nada que ganar (y por eso puedo decirlo todo</text:p>
      <text:p text:style-name="Standard">con mayor razón). Intetprétese como se quiera esta sed mía de sole-</text:p>
      <text:p text:style-name="Standard">dad, quizá hasta el punto de recordar las suposiciones de Elías</text:p>
      <text:p text:style-name="Standard">Canetti (la soledad es la condición típica de los tiranos); pero roga-</text:p>
      <text:p text:style-name="Standard">ría que no se ata.ran demasiados cabos a partir de una observación</text:p>
      <text:p text:style-name="Standard">retórica a la que, llegado a este punto, considero necesario recurrir.</text:p>
      <text:p text:style-name="Standard"/>
      <text:p text:style-name="Standard">Que la imagen de Andreotti o Fanfani y de Gavaz o Restivo</text:p>
      <text:p text:style-name="Standard">esposados entre carabineros sea una imagen metafórica. Que su pro-</text:p>
      <text:p text:style-name="Standard">ceso sea una metáfora. Que lo sea para hacer cómico además de</text:p>
      <text:p text:style-name="Standard">sublime (¡como todo monólogo!) mi razonamiento; para hacerlo,</text:p>
      <text:p text:style-name="Standard">sobre todo, mucho más claro didácticamente.</text:p>
      <text:p text:style-name="Standard"/>
      <text:p text:style-name="Standard">¿Qué es lo que semejante Proceso pondría de manifiesto ante la</text:p>
      <text:p text:style-name="Standard">conciencia de los ciudadanos italianos (además, se sobreentiende,</text:p>
      <text:p text:style-name="Standard">de la fundamentación de los delitos más arriba enunciados en térmi-</text:p>
      <text:p text:style-name="Standard">nos éticos ya que no jurídicos)?</text:p>
      <text:p text:style-name="Standard"/>
      <text:p text:style-name="Standard">Ante los ciudadanos italianos se pondría de manifiesto algo esen-</text:p>
      <text:p text:style-name="Standard">cial para su existencia, a saber: que los hombres de poder</text:p>
      <text:p text:style-name="Standard">democristianos que nos han gobernado durante los últimos diez años</text:p>
      <text:p text:style-name="Standard">no han comprendido que había quedado históricamente agotada la</text:p>
      <text:p text:style-name="Standard">forma de poder a la que habían servido servilmente durante los vein-</text:p>
      <text:p text:style-name="Standard">te años anteriores (sacando de eso, por lo demás, todo el provecho</text:p>
      <text:p text:style-name="Standard">posible), y que la nueva forma de poder ya no sabía (ni sabe) que’</text:p>
      <text:p text:style-name="Standard">hacer con ellos.</text:p>
      <text:p text:style-name="Standard"/>
      <text:p text:style-name="Standard">Esta verdad «milenarista» es pues esencial para comprender (más</text:p>
      <text:p text:style-name="Standard">allá del Proceso y de sus condenas penales) que ha acabado la época,</text:p>
      <text:p text:style-name="Standard">milenaria precisamente, de un «determinado» poder, y que ha em-</text:p>
      <text:p text:style-name="Standard">pezado la época de un poder «distinto».</text:p>
      <text:p text:style-name="Standard"/>
      <text:p text:style-name="Standard">2. M. Cava: dirigente de la DC de gran influyencia en Napoles durante ei decenio de</text:p>
      <text:p text:style-name="Standard">los dororeos y uno de los principales responsables del clientelismo meridional durante esta</text:p>
      <text:p text:style-name="Standard">época (junto a Giovanni Gioia y Salvo Lima en Palermo, Antonio Drago en Catania, Ciriaco de</text:p>
      <text:p text:style-name="Standard">Mira en Avelino y Nino Gulotti en Messina), gracias a la gestión del negocio dela construcción,</text:p>
      <text:p text:style-name="Standard">de los nuevos polos de desarrollo industrial subvencionados por la Cassa per il Mezzogiorno, de</text:p>
      <text:p text:style-name="Standard">los recursos derivados de los entes locales y de fondos distribuidos por el gobierno [bLdÍlÍ].</text:p>
      <text:p text:style-name="Standard"/>
      <text:p text:style-name="Standard">94</text:p>
      <text:p text:style-name="Standard"/>
      <text:p text:style-name="Standard"><text:s text:c="5"/></text:p>
      <text:p text:style-name="Standard"><text:soft-page-break/><text:s/></text:p>
      <text:p text:style-name="Standard"/>
      <text:p text:style-name="Standard"><text:s/></text:p>
      <text:p text:style-name="Standard"><text:s/></text:p>
      <text:p text:style-name="Standard"><text:s text:c="2"/></text:p>
      <text:p text:style-name="Standard"><text:s text:c="2"/></text:p>
      <text:p text:style-name="Standard"/>
      <text:p text:style-name="Standard"><text:s/></text:p>
      <text:p text:style-name="Standard"/>
      <text:p text:style-name="Standard">a</text:p>
      <text:p text:style-name="Standard">S</text:p>
      <text:p text:style-name="Standard"/>
      <text:p text:style-name="Standard"><text:s/></text:p>
      <text:p text:style-name="Standard"/>
      <text:p text:style-name="Standard">¡‘Hill Ma:</text:p>
      <text:p text:style-name="Standard"/>
      <text:p text:style-name="Standard">Peru solo uu Priurni» ¡iiulrlii (li||' ‘u ("sin uliriuuoión abstracta los</text:p>
      <text:p text:style-name="Standard">rusnivs ilv uuii VUHlIHl lllHlÓl'lC-’l i lutublc, capaz de suscitar una</text:p>
      <text:p text:style-name="Standard">uucvai Vlilllllllltl ¡iullliuu eu el imís. _ A</text:p>
      <text:p text:style-name="Standard"/>
      <text:p text:style-name="Standard">Uuu vuv, cuuilcuuilus nuestros hombres de poder democristia-</text:p>
      <text:p text:style-name="Standard">uos ll lusiliuuicnto, a ivrcsidio o a una multa de una lira, con lo que</text:p>
      <text:p text:style-name="Standard">u liu LlC cuentas se contentaría cualquier ciudadano)‘, se desvanece-</text:p>
      <text:p text:style-name="Standard">ríii cualquier confusión debida a una falsa y artificial continuidad</text:p>
      <text:p text:style-name="Standard">LlCl poder democristiano. La dramática interrupcion de esa conti-</text:p>
      <text:p text:style-name="Standard">nuídad pondría en claro para todo el mundo no sólo que un grupo</text:p>
      <text:p text:style-name="Standard">de corruptos, de ineptos y de incapaces ha sido quitado democrati-</text:p>
      <text:p text:style-name="Standard">camente de enmedio sino sobre todo (repito) que ha acabado una</text:p>
      <text:p text:style-name="Standard">época y a partir de eso debe empezar otra.</text:p>
      <text:p text:style-name="Standard"/>
      <text:p text:style-name="Standard">Si en cambio esos hombres de poder permanecen en sus cargos</text:p>
      <text:p text:style-name="Standard">—quizá intercambiándoselos por enésima vez-q, o sea,'si la DC y</text:p>
      <text:p text:style-name="Standard">con ella por tanto el país optan por la continuidad, maso mCHOS</text:p>
      <text:p text:style-name="Standard">teatralizada, nunca quedará claro, por ejemplo, que los italianos son</text:p>
      <text:p text:style-name="Standard">hoy laicos al menos en la misma medida en que eran católicos hasta</text:p>
      <text:p text:style-name="Standard">ayer, o que los valores del desarrollo economicophan disuelto todos</text:p>
      <text:p text:style-name="Standard">los valores posibles de las economías anteriores (junto a los especifi-</text:p>
      <text:p text:style-name="Standard">camente ideológicos y religiosos), o, incluso, que el nuevo poder</text:p>
      <text:p text:style-name="Standard"/>
      <text:p text:style-name="Standard">necesita un nuevo tipo de hombre. _ _</text:p>
      <text:p text:style-name="Standard">Ahora (o al menos así se lo parece a un intelectual aislado en</text:p>
      <text:p text:style-name="Standard"/>
      <text:p text:style-name="Standard">medio de un bosque) los observadores políticos italianos insisten en</text:p>
      <text:p text:style-name="Standard">optar culpablemente, en el fondo, por la continuidad democristiana;</text:p>
      <text:p text:style-name="Standard">y por ahora también los comunistas. Los observadores burgueses</text:p>
      <text:p text:style-name="Standard">señalan sectorialmente, en el campo económico (¡y no en el de la</text:p>
      <text:p text:style-name="Standard">economía polítical), las posibles soluciones para lo que ellos llaman</text:p>
      <text:p text:style-name="Standard">crisis; los observadores comunistas -—además de ofrecer igual indi-</text:p>
      <text:p text:style-name="Standard">cación, aunque como es natural más radical, y dando incluso por</text:p>
      <text:p text:style-name="Standard">buenas las intenciones de los democristianos llamados a la continui-</text:p>
      <text:p text:style-name="Standard">dad- lamentan la persistencia del anticomunismo.</text:p>
      <text:p text:style-name="Standard">Pero, ¿qué sentido tiene pretender o esperar algo de los demo-</text:p>
      <text:p text:style-name="Standard"><text:soft-page-break/>cristianos? ¿O siquiera pedirles algo a ellos? _ _ A</text:p>
      <text:p text:style-name="Standard">No se puede no ya gobernar, sino ni tan siquiera administrar,</text:p>
      <text:p text:style-name="Standard">sin principios. Y el partido democristiano }amás ha tenido‘ princi-</text:p>
      <text:p text:style-name="Standard">pios. Ha identiﬁcado los principios, brutalmente, con los principios</text:p>
      <text:p text:style-name="Standard">morales y religiosos de la Iglesia gracias a la cual detentaba el poder.</text:p>
      <text:p text:style-name="Standard">Una masa ignorante (y lo digo con el mayor amor pot esa masa) Y</text:p>
      <text:p text:style-name="Standard">una oligarquía de vulgares demagogos de apetito insaciable no pue-</text:p>
      <text:p text:style-name="Standard">den constituir un partido con un alma. Eso lo hemos sabido siem-</text:p>
      <text:p text:style-name="Standard">pre, y también lo hemos dicho siempre; pero no lo sabiamos ni lo</text:p>
      <text:p text:style-name="Standard">decíamos hasta las últimas consecuencias por una razon muy senci-</text:p>
      <text:p text:style-name="Standard">lla: porque la Iglesia católica era una realidad y porque la mayoria</text:p>
      <text:p text:style-name="Standard">de los italianos eran católicos. Y, aunque inarticulado, este era un</text:p>
      <text:p text:style-name="Standard">argumento que podía ocultar Verdades mejores que las repugnantes</text:p>
      <text:p text:style-name="Standard"/>
      <text:p text:style-name="Standard"><text:s/></text:p>
      <text:p text:style-name="Standard"/>
      <text:p text:style-name="Standard"><text:s/></text:p>
      <text:p text:style-name="Standard"/>
      <text:p text:style-name="Standard">95</text:p>
      <text:p text:style-name="Standard"/>
      <text:p text:style-name="Standard">CARTAS LUTERANAS</text:p>
      <text:p text:style-name="Standard"/>
      <text:p text:style-name="Standard">que hacían suyas los hombres de poder democristianos: por ejem-</text:p>
      <text:p text:style-name="Standard">plo, la cultura (en sentido antropológico) religiosa de las masas po-</text:p>
      <text:p text:style-name="Standard">pulares, o una posible Iglesia reevangelizada, etcétera.</text:p>
      <text:p text:style-name="Standard"/>
      <text:p text:style-name="Standard">Pero ahora este argumento histórico se ha venido abajo porque</text:p>
      <text:p text:style-name="Standard">se ha desmoronado su realidad. Esa «nulidad ideológico-mafiosa» que</text:p>
      <text:p text:style-name="Standard">es la DC con su interclasismo clásico ya no se basa en nada (como no</text:p>
      <text:p text:style-name="Standard">sea en las ruinas de un mundo que se deshace rápidamente).</text:p>
      <text:p text:style-name="Standard"/>
      <text:p text:style-name="Standard">Si todo esto es cierto, las palabras de Zaccagnini y demás «gen-</text:p>
      <text:p text:style-name="Standard">tilhombres de la continuidad» no son más que palabras, y en este</text:p>
      <text:p text:style-name="Standard">caso palabras hipócritas.</text:p>
      <text:p text:style-name="Standard"/>
      <text:p text:style-name="Standard">Volvamos pues a nuestro Proceso (metafórico); pero esta vez en</text:p>
      <text:p text:style-name="Standard">relación con la política del PCI (o de un PSI hipotéticamente reno-</text:p>
      <text:p text:style-name="Standard">vado por una «revolución cultural») y en función de ella, que es la</text:p>
      <text:p text:style-name="Standard">única que importa. Si en vez de fingir contentarse con las palabras</text:p>
      <text:p text:style-name="Standard">de los «gentilhombres de la continuidad», los comunistas y los so-</text:p>
      <text:p text:style-name="Standard">cialistas decidieran romper esa continuidad promoviendo un Proce-</text:p>
      <text:p text:style-name="Standard">so penal contra Andreotti y Fanfani, Gava y Restivo, etcétera, ¿qué</text:p>
      <text:p text:style-name="Standard">pondrían en claro de una vez para siempre ante su propia concien-</text:p>
      <text:p text:style-name="Standard">cia? Una serie de hechos triviales que llevan a un hecho esencial.</text:p>
      <text:p text:style-name="Standard"/>
      <text:p text:style-name="Standard">Primer hecho trivial: se pondría de manifiesto, en toda su exten-</text:p>
      <text:p text:style-name="Standard">sión y profundidad, pero también en su completo y definitivo ana-</text:p>
      <text:p text:style-name="Standard">cronismo, el marco clerical-fascista en que ha podido funcionar el</text:p>
      <text:p text:style-name="Standard">malgobierno democristiano por medio de una serie de delitos clási-</text:p>
      <text:p text:style-name="Standard">cos. Delitos, consiguientemente, no delictivos, por ser consustancia—</text:p>
      <text:p text:style-name="Standard">les a la realidad del país, y por tanto (como los mussolinianos) per-</text:p>
      <text:p text:style-name="Standard">petrados en el fondo en su ámbito y con su consentimiento. Durante</text:p>
      <text:p text:style-name="Standard"><text:soft-page-break/>los primeros veinte años del régimen democristiano se ha goberna-</text:p>
      <text:p text:style-name="Standard">do a un pueblo históricamente incapaz de disentir: exactamente</text:p>
      <text:p text:style-name="Standard">igual que durante el ventenio fascista, igual que en el siglo XIX pon-</text:p>
      <text:p text:style-name="Standard">tificio o borbónico, e incluso igual que en los siglos feudales.</text:p>
      <text:p text:style-name="Standard"/>
      <text:p text:style-name="Standard">Segundo hecho trivial: la calificación de «antifascista» (con la</text:p>
      <text:p text:style-name="Standard">que insisten en honrarse incluso destacados hombres de la izquier-</text:p>
      <text:p text:style-name="Standard">da, que en esto no se distinguen en nada de los democristianos) se</text:p>
      <text:p text:style-name="Standard">convierte en un sinónimo absurdo, o hasta ridículo, de antiborbóni-</text:p>
      <text:p text:style-name="Standard">co o antifeudal...</text:p>
      <text:p text:style-name="Standard"/>
      <text:p text:style-name="Standard">Tercer hecho trivial: un país que ya no es clerical-fascista y un</text:p>
      <text:p text:style-name="Standard">pueblo que ya no es religioso no pueden dejar de hacer pesar su</text:p>
      <text:p text:style-name="Standard">propia realidad sobre «el Palacio», anulando sus códigos y convir-</text:p>
      <text:p text:style-name="Standard">tiendo las maniobras de los poderosos en automatismos enloqueci-</text:p>
      <text:p text:style-name="Standard">dos (de los que también son cómplices los opositores).</text:p>
      <text:p text:style-name="Standard"/>
      <text:p text:style-name="Standard">Hecho esencial: lo que por e‘l contrario pondría en claro el</text:p>
      <text:p text:style-name="Standard">Proceso —de modo fulgurante y definitivo— es en qué contexto</text:p>
      <text:p text:style-name="Standard">deja de ser clerical-fascista gobernar, y que no haberlo entendido cs</text:p>
      <text:p text:style-name="Standard">precisamente el auténtico crimen político de los democristianos. lil</text:p>
      <text:p text:style-name="Standard">Proceso pondría en claro -—Llc modo fillgurantc y Llefinitivo- que</text:p>
      <text:p text:style-name="Standard"/>
      <text:p text:style-name="Standard">q f1</text:p>
      <text:p text:style-name="Standard"/>
      <text:p text:style-name="Standard">EL PROCESO</text:p>
      <text:p text:style-name="Standard"/>
      <text:p text:style-name="Standard">gobernar y administrar bien ya no significa gobernar y administrar</text:p>
      <text:p text:style-name="Standard">bien en relación al viejo poder, sino en relación al nuevo poder.</text:p>
      <text:p text:style-name="Standard"/>
      <text:p text:style-name="Standard">Por ejemplo: los bienes superfluos en cantidades enormes; he</text:p>
      <text:p text:style-name="Standard">aquí algo completamente nuevo en toda la historia italiana, hecha de</text:p>
      <text:p text:style-name="Standard">puro pan y miseria. Haber gobernado mal significa pues no haber</text:p>
      <text:p text:style-name="Standard">sabido hacer que los bienes superfluos fueran un hecho positivo</text:p>
      <text:p text:style-name="Standard">(como objetivamente debería ser); sino, por el contrario, haber deja-</text:p>
      <text:p text:style-name="Standard">do que fueran un hecho corruptor, de salvaje destrucción de valores</text:p>
      <text:p text:style-name="Standard">morales, de empeoramiento antropológico, ecológico y civil.</text:p>
      <text:p text:style-name="Standard"/>
      <text:p text:style-name="Standard">Otro ejemplo: la democratización que se deriva del consumo</text:p>
      <text:p text:style-name="Standard">extremadamente amplio de bienes (incluidos ¿por qué no? los bie-</text:p>
      <text:p text:style-name="Standard">nes superﬂuos); he aquí otra gran novedad. Pues bien: haber gober-</text:p>
      <text:p text:style-name="Standard">nado mal significa no haber hecho que esa democratización fuera</text:p>
      <text:p text:style-name="Standard">algo real y vivo, sino que, por el contrario, fuera un horrible</text:p>
      <text:p text:style-name="Standard">achatamiento o una descentralización puramente retórica (gestiona-</text:p>
      <text:p text:style-name="Standard">da en general por progresistas ilusos).</text:p>
      <text:p text:style-name="Standard"/>
      <text:p text:style-name="Standard">Un ejemplo más: la tolerancia, que el nuevo poder ha concedido</text:p>
      <text:p text:style-name="Standard">graciosamente en su propio interés, es también una gran novedad.</text:p>
      <text:p text:style-name="Standard">Haber gobernado mal —una vez masa consiste en no haber hecho</text:p>
      <text:p text:style-name="Standard">de esa tolerancia una conquista, sino en haberla transformado en la</text:p>
      <text:p text:style-name="Standard">peor intolerancia real que se haya visto jamás (o sea, la tolerancia de</text:p>
      <text:p text:style-name="Standard">una mayoría, que se ha hecho inmensa a partir de su nueva «cuali-</text:p>
      <text:p text:style-name="Standard"><text:soft-page-break/>dad» de «masa», que en realidad sólo tolera las infracciones que le</text:p>
      <text:p text:style-name="Standard">resultan cómodas a ella misma).</text:p>
      <text:p text:style-name="Standard"/>
      <text:p text:style-name="Standard">Por consiguiente, en mi afán didáctico, insisto: gobernar bien o</text:p>
      <text:p text:style-name="Standard">administrar bien ya no tiene nada que ver con gobernar bien o admi-</text:p>
      <text:p text:style-name="Standard">nistrar bien en relación al mal gobierno o a la mala administración</text:p>
      <text:p text:style-name="Standard">clerical-fascista (y por tanto democristiana). La moralidad política</text:p>
      <text:p text:style-name="Standard">ya no consiste en compararse con la inmoralidad clerical-fascista y</text:p>
      <text:p text:style-name="Standard">acaso en vencerla, cosa que los democristianos, en calidad de cristia-</text:p>
      <text:p text:style-name="Standard">nos, siempre han dicho de boquilla que querían hacer. Por tanto, si</text:p>
      <text:p text:style-name="Standard">los comunistas --en las administraciones regionales, provinciales y</text:p>
      <text:p text:style-name="Standard">municipales— se limitaran a atenerse a una moralidad politica así</text:p>
      <text:p text:style-name="Standard">no serían más que los auténticos democrístianos.</text:p>
      <text:p text:style-name="Standard"/>
      <text:p text:style-name="Standard">Pero —y ésta es la cuestión— aun en el caso de transformar los</text:p>
      <text:p text:style-name="Standard">bienes superfluos, la democratización consumista y la falsa tolerancia</text:p>
      <text:p text:style-name="Standard">cn algo avanzado, vivo y real —incluso en ese caso—, los comunistas</text:p>
      <text:p text:style-name="Standard">no serían más que los auténticos democristianos. ¿Por que? Porque</text:p>
      <text:p text:style-name="Standard">bienes superfluos, democratización consumista y tolerancia son fenó-</text:p>
      <text:p text:style-name="Standard">menos característicos del nuevo poder (el nuevo modo de producción),</text:p>
      <text:p text:style-name="Standard">y esc nuevo poder (ese nuevo modo de producción) es capitalista.</text:p>
      <text:p text:style-name="Standard"/>
      <text:p text:style-name="Standard">Bolonia es cn realidad un ejemplo de cómo los democristianos</text:p>
      <text:p text:style-name="Standard">lmliicrsm clvlvicln) aulminislrur unn ciudad.</text:p>
      <text:p text:style-name="Standard"/>
      <text:p text:style-name="Standard">¡’cm rs aqui (lllllllv se ll('j1,ll ul «cnvé del PFCSCHÍC escrito (que</text:p>
      <text:p text:style-name="Standard">lu prvuvucin ¡lv un ¡‘roman vuelve iuuuilicnlauueulc novclesco...)</text:p>
      <text:p text:style-name="Standard"/>
      <text:p text:style-name="Standard"><text:s/></text:p>
      <text:p text:style-name="Standard"/>
      <text:p text:style-name="Standard">97</text:p>
      <text:p text:style-name="Standard"/>
      <text:p text:style-name="Standard"><text:s/></text:p>
      <text:p text:style-name="Standard"/>
      <text:p text:style-name="Standard">I AlllÁi ¡HUMANA!</text:p>
      <text:p text:style-name="Standard"/>
      <text:p text:style-name="Standard">El «envés» consiste en lo siguicnlc- lll continuidad llmllllcrinliluln,</text:p>
      <text:p text:style-name="Standard">que en realidad desean todos sin LlÍSlIIICÍÓII —-Clll'('(l.’lllLlH lu terrible</text:p>
      <text:p text:style-name="Standard">«crisis» que todos sin distinción aceptan y esccnificaln» -- en rcnlillzul</text:p>
      <text:p text:style-name="Standard">no es posible.</text:p>
      <text:p text:style-name="Standard"/>
      <text:p text:style-name="Standard">De hecho los democristianos, para poder gobernar siquiera en</text:p>
      <text:p text:style-name="Standard">el ﬂujo hipócrita de esa continuidad, a estas alturas tienen que inten-</text:p>
      <text:p text:style-name="Standard">tar identificar y analizar, siquiera en el plano puramente práctico</text:p>
      <text:p text:style-name="Standard">(sólo son capaces de eso), la «novedad del poder»; una «novedad del</text:p>
      <text:p text:style-name="Standard">poder» que si ellos la identificaran y la analizaran inevitablemente</text:p>
      <text:p text:style-name="Standard">acabaría liquidándoles.</text:p>
      <text:p text:style-name="Standard"/>
      <text:p text:style-name="Standard">De igual modo los comunistas —en el caso de que aceptasen tal</text:p>
      <text:p text:style-name="Standard">continuidad sin un Proceso—- sólo podrían hacer morali, pero no</text:p>
      <text:p text:style-name="Standard">política. Pues también ellos, al identificar mediante un sincero y</text:p>
      <text:p text:style-name="Standard">profundo análisis político esa «novedad del poder» que los demo-</text:p>
      <text:p text:style-name="Standard"><text:soft-page-break/>Cristianos no quieren ni pueden identificar, acabarían anulados</text:p>
      <text:p text:style-name="Standard">como comunistas por esa novedad (se verían reducidos, justamen-</text:p>
      <text:p text:style-name="Standard">te, a sustitutos de los democristianos).</text:p>
      <text:p text:style-name="Standard"/>
      <text:p text:style-name="Standard">¿Puedo ahora intentar hacer una previsión, carente por supues-</text:p>
      <text:p text:style-name="Standard">to de buen gusto?</text:p>
      <text:p text:style-name="Standard"/>
      <text:p text:style-name="Standard">Primero: es inevitable que el vacío de poder democristiano sea</text:p>
      <text:p text:style-name="Standard">colmado por el poder comunista, y esto más allá del «compromiso</text:p>
      <text:p text:style-name="Standard">histórico». Este «compromiso» era aceptable y concebible sólo y ex-</text:p>
      <text:p text:style-name="Standard">clusivamente con la masa de trabajadores católicos. Pero esos traba-</text:p>
      <text:p text:style-name="Standard">jadores católicos ya no existen (como no sea «nominalmente», o en</text:p>
      <text:p text:style-name="Standard">los últimos reductos de la Italia humilde). Además, es inevitable que</text:p>
      <text:p text:style-name="Standard">si el poder comunista llena el vacío de poder democristiano, inicial-</text:p>
      <text:p text:style-name="Standard">mente sólo pueda hacerlo como «ersatz», pero acabe asumiéndolo</text:p>
      <text:p text:style-name="Standard">efectivamente como «poder comunista».</text:p>
      <text:p text:style-name="Standard"/>
      <text:p text:style-name="Standard">Segundo: la desaparición de las masas de trabajadores católicos,</text:p>
      <text:p text:style-name="Standard">y especialmente como es natural de los campesinos, transforma com-</text:p>
      <text:p text:style-name="Standard">pletamente el sentido de la Iglesia, que hasta hace diez años todavía</text:p>
      <text:p text:style-name="Standard">podía proporcionar a los democristianos los principios morales y</text:p>
      <text:p text:style-name="Standard">espirituales adecuados para el «buen gobierno» (da risa decirlo).</text:p>
      <text:p text:style-name="Standard">Ahora la Iglesia no es más que una potencia financiera y por tanto</text:p>
      <text:p text:style-name="Standard">una potencia extranjera.</text:p>
      <text:p text:style-name="Standard"/>
      <text:p text:style-name="Standard">Tercero: en Italia no hay cobre, ni está la ITT3. Pero en Italia</text:p>
      <text:p text:style-name="Standard">hay importantísímas bases de misiles. Las multinacionales se han</text:p>
      <text:p text:style-name="Standard">ido, pero ¿para siempre? ¿Y la CIA?</text:p>
      <text:p text:style-name="Standard"/>
      <text:p text:style-name="Standard">Cuarto: el desmantelamiento natural de la continuidad</text:p>
      <text:p text:style-name="Standard">democristiana ——arrollada por la repercusión sobre Palacio de una</text:p>
      <text:p text:style-name="Standard">nueva realidad del país- se resolverá probablemente con la forma-</text:p>
      <text:p text:style-name="Standard">ción de un pequeño partido católico socialista (ya no de carácter</text:p>
      <text:p text:style-name="Standard"/>
      <text:p text:style-name="Standard">3. Aluslón a Chile (donde sí hay cobre y estaba la ITT) y al entonces reciente golpe de</text:p>
      <text:p text:style-name="Standard">estado contra el gobierno de Unidad Popular de Salvador Allende [N.d.T,].</text:p>
      <text:p text:style-name="Standard"/>
      <text:p text:style-name="Standard">98</text:p>
      <text:p text:style-name="Standard"/>
      <text:p text:style-name="Standard"><text:s/></text:p>
      <text:p text:style-name="Standard"/>
      <text:p text:style-name="Standard">Fl l‘ l‘ Í ¡l I: \ l b</text:p>
      <text:p text:style-name="Standard">('l|lll|7(‘HlH(l¡ nino nrluuln) y un grlln partido lcológico: nn ‘Fccnolas-</text:p>
      <text:p text:style-name="Standard">ClNlllU, Iillalllcilldll pin-s por ¡los potencias extranjeras, y cn situación</text:p>
      <text:p text:style-name="Standard">¿le Inlllllr, cn las (‘IIOFIIICH lnnsns «imponderables» de jóvenes que</text:p>
      <text:p text:style-name="Standard">viven un lllllllklﬂ sin valores, una poderosa tropa psicológicamente</text:p>
      <text:p text:style-name="Standard">ll(‘()l1¡I'I.l. ’</text:p>
      <text:p text:style-name="Standard"/>
      <text:p text:style-name="Standard">Y llegados a este punto podemos, creo que con justificada ansie-</text:p>
      <text:p text:style-name="Standard">(l¡l(l., «salir de la metáfora» y dar una connotación concreta y real a</text:p>
      <text:p text:style-name="Standard">Illlcstro Proceso de fábula. La imagen de los hombres de poder</text:p>
      <text:p text:style-name="Standard">Llclnucristianos esposados entre carabineros es una imagen sobre la</text:p>
      <text:p text:style-name="Standard"><text:soft-page-break/>que hay que reflexionar seriamente.</text:p>
      <text:p text:style-name="Standard"/>
      <text:p text:style-name="Standard">Pero ¿he de hacerlo yo solo en medio de un bosque de encinas?</text:p>
      <text:p text:style-name="Standard">lista vez no acepto ser ignorado, humillado, abandonado a mi monó-</text:p>
      <text:p text:style-name="Standard">logo como dice Carlo Bo. Haré pues un llamamiento nominal, aun-</text:p>
      <text:p text:style-name="Standard">que sea limitado y algo sectario. Para decir si hay materia para un</text:p>
      <text:p text:style-name="Standard">auténtico Proceso a los hombres de poder democristianos, y cómo</text:p>
      <text:p text:style-name="Standard">formalizarlo jurídicamente, quisiera que interviniese Vittore Branca.</text:p>
      <text:p text:style-name="Standard">Para discutirlo, quisiera que contribuyesen Leo Valiani (tal vez para</text:p>
      <text:p text:style-name="Standard">rehabilitarse de una discusión más bien vacua sobre el viejo fascis-</text:p>
      <text:p text:style-name="Standard">mo); Claudio Petruccioli (uno de cuyos editoriales en L’Unitá he</text:p>
      <text:p text:style-name="Standard">tomado como «muestra» de la actitud actual de los comunistas); Italo</text:p>
      <text:p text:style-name="Standard">Zanetti (de cuya revista he extraído casi todas las informaciones so-</text:p>
      <text:p text:style-name="Standard">bre las que he basado este escrito mío); Giorgio Bocca (que así podría</text:p>
      <text:p text:style-name="Standard">emplearse a fondo en una batalla difícil y dejar de caer obtusamente</text:p>
      <text:p text:style-name="Standard">en la trampa de las provocaciones que él mismo extrapola), y Alberto</text:p>
      <text:p text:style-name="Standard">Moravia (que siempre tiene algo inteligente que decir, sobre todo</text:p>
      <text:p text:style-name="Standard">cuando se libera de las sugerencias del Eclesiastés).</text:p>
      <text:p text:style-name="Standard"/>
      <text:p text:style-name="Standard">Querido Director,</text:p>
      <text:p text:style-name="Standard"/>
      <text:p text:style-name="Standard">Al ﬁnal de mi artículo «El Proceso» publicado en Il Corriere de</text:p>
      <text:p text:style-name="Standard">ayer, 24 de agosto, he incurrido en dos lapsus graves: he escrito</text:p>
      <text:p text:style-name="Standard">Vittore Branca en vez de Giuseppe Branca, e Italo Zanetti en vez de</text:p>
      <text:p text:style-name="Standard">Livio Zanetti. Evidentemente, como al ﬁnal del artículo he preten-</text:p>
      <text:p text:style-name="Standard">dido bromear un poco cuando en realidad me temblaban las manos,</text:p>
      <text:p text:style-name="Standard">he sido castigado justamente por mi Censor. Aunque no muy seve-</text:p>
      <text:p text:style-name="Standard">ramente, porque en cuanto a los Branca, creo que habrá quedado</text:p>
      <text:p text:style-name="Standard">claro para todos que me refería al Branca jurista, al grande y angeli-</text:p>
      <text:p text:style-name="Standard">co jurista; y, por lo que hace a Zanetti, la única atroz duda posible es</text:p>
      <text:p text:style-name="Standard">que haya cometido una consubstanciación inconsciente, completa-</text:p>
      <text:p text:style-name="Standard">mente ilógica, icon Italo Pietra!</text:p>
      <text:p text:style-name="Standard"/>
      <text:p text:style-name="Standard">Suyo</text:p>
      <text:p text:style-name="Standard"/>
      <text:p text:style-name="Standard">Pier Paolo Pasolini</text:p>
      <text:p text:style-name="Standard"/>
      <text:p text:style-name="Standard">Il Corriere della Sera, 24 de agosto de 1975.</text:p>
      <text:p text:style-name="Standard"/>
      <text:p text:style-name="Standard">99</text:p>
      <text:p text:style-name="Standard"/>
      <text:p text:style-name="Standard">RÉPLICAS</text:p>
      <text:p text:style-name="Standard"/>
      <text:p text:style-name="Standard">Leo Valiani (Il Corriere della Sem del 28 de agosto).</text:p>
      <text:p text:style-name="Standard"/>
      <text:p text:style-name="Standard">En toda Ia historia de la humanidad creo que a pocos hombres les ha</text:p>
      <text:p text:style-name="Standard">tocado vivir en pocos años (seis o siete) cambios más radicales que los</text:p>
      <text:p text:style-name="Standard">que han vivido los italianos adultos desde finales de los años sesenta</text:p>
      <text:p text:style-name="Standard">hasta hoy. A mí, por ejemplo, me ha tocado ver cómo la más simpá-</text:p>
      <text:p text:style-name="Standard">tica juventud de Italia se convertía en la más odiosa. Y esto no tiene</text:p>
      <text:p text:style-name="Standard">nada de impreciso, incierto o gradual. No: la transformación ha sido</text:p>
      <text:p text:style-name="Standard">un hundimiento total y absoluto. Estoy pensando en la juventud</text:p>
      <text:p text:style-name="Standard"><text:soft-page-break/>proletaria y subproletaria romana. Pero creo que se puede decir lo</text:p>
      <text:p text:style-name="Standard">mismo de toda la juventud italiana. Dejo a quien la quiera la posibi-</text:p>
      <text:p text:style-name="Standard">lidad de señalar excepciones. Yo mismo —aparte de las excepciones</text:p>
      <text:p text:style-name="Standard">obvias de grupos o de individuos, o bien las excepciones ideológicas</text:p>
      <text:p text:style-name="Standard">sostenidas por la segura realidad de los hechos, como la excepción de</text:p>
      <text:p text:style-name="Standard">todos los jóvenes inscritos, pero inscritos de veras, en el PCI——- me</text:p>
      <text:p text:style-name="Standard">atrevería a decir, por ejemplo, que el conjunto de la juventud prole-</text:p>
      <text:p text:style-name="Standard">taria y subproletaria de Nápoles es la excepción de la regla (y añadi-</text:p>
      <text:p text:style-name="Standard">ría también la juventud de otros reductos de provincias que han</text:p>
      <text:p text:style-name="Standard">quedado resguardadas del desarrollo, como por ejemplo el Alto</text:p>
      <text:p text:style-name="Standard">Lazio, donde la bondad, el respeto y la dignidad sobreviven aún).</text:p>
      <text:p text:style-name="Standard"/>
      <text:p text:style-name="Standard">Pero la regla relativa a la masa, es decir, a los millones de jóve-</text:p>
      <text:p text:style-name="Standard">nes italianos, es la regla de la degradación. Y en Roma, concreta-</text:p>
      <text:p text:style-name="Standard">mente, lo es de un modo intolerable: Mirad las caras dc los dos</text:p>
      <text:p text:style-name="Standard">hermanos Carlíno (que asesinaron a un automovilista por una «lis-</text:p>
      <text:p text:style-name="Standard">cusión de tráfico, destrozándolc y partiúndole ln cnlvczai sobre el</text:p>
      <text:p text:style-name="Standard">asfalto). No veréis los horribles, jnïliilos, ilcsligurnrlos y lanlicamlcs</text:p>
      <text:p text:style-name="Standard">rostros de dos asesinos: veréis Inn curas ¡lr ¡mln lu juvc-nliul jmpulau"</text:p>
      <text:p text:style-name="Standard">romana. lin ‘lïrrjxigimllniwi tllllltll‘ lIl|('l(‘l'1lll y vivieron . lu nmyo</text:p>
      <text:p text:style-name="Standard">rin ¿lo los jóvcntu «un yu como FllUIÍ.</text:p>
      <text:p text:style-name="Standard"/>
      <text:p text:style-name="Standard">RÉPLICAS</text:p>
      <text:p text:style-name="Standard"/>
      <text:p text:style-name="Standard">Hay que añadir -—lo se’: con la más tremenda falta de piedad-</text:p>
      <text:p text:style-name="Standard">que esta mayoría de jóvenes, ciertamente, ha votado al PCI. Por</text:p>
      <text:p text:style-name="Standard">consiguiente: ¿puede seguir viviendo y actuando un hombre adulto</text:p>
      <text:p text:style-name="Standard">que ha padecido (salvajemente) un cambio semejante?</text:p>
      <text:p text:style-name="Standard"/>
      <text:p text:style-name="Standard">Para hacerlo se necesita tener la energía de «readaptarse», lo que</text:p>
      <text:p text:style-name="Standard">resulta igualmente degradante si cualquier «readaptación» consiste</text:p>
      <text:p text:style-name="Standard">en pactar con el ma]; y, además, se necesita tener el valor de abando-</text:p>
      <text:p text:style-name="Standard">nar -—-del bagaje de ideas propio—- justamente las ideas clave, las</text:p>
      <text:p text:style-name="Standard">más seguras y las más consoladoras.</text:p>
      <text:p text:style-name="Standard"/>
      <text:p text:style-name="Standard">Es posible que, como intelectual, mi caso sea algo particular,</text:p>
      <text:p text:style-name="Standard">arrojado como un bribón fuera de Palacio ——por mi propia volun-</text:p>
      <text:p text:style-name="Standard">tad—, por las calles (de Torpignattara). Pero no creo que se pueda</text:p>
      <text:p text:style-name="Standard">justificar la figura de un intelectual que hoy siga juzgando el mundo</text:p>
      <text:p text:style-name="Standard">tal cual es según los patrones de ayer, y que, por tanto, no esté</text:p>
      <text:p text:style-name="Standard">obligado a «readaptarse» y a revisar por completo su saber.</text:p>
      <text:p text:style-name="Standard"/>
      <text:p text:style-name="Standard">Hace ya mucho que condensé mis polémicas sobre el antifascis-</text:p>
      <text:p text:style-name="Standard">mo. Nadie ha respondido jamás a estas polémicas mías como no</text:p>
      <text:p text:style-name="Standard">fuera de un modo racista, esto es, sacando consecuencias a partir de</text:p>
      <text:p text:style-name="Standard">mi persona. Lo que yo digo no merece otra cosa que ironías, burlas</text:p>
      <text:p text:style-name="Standard">y acusaciones: yo no soy una persona seria.</text:p>
      <text:p text:style-name="Standard"/>
      <text:p text:style-name="Standard">Pero ¿y Mister Huly Long y Mister Geoffrey Barraclough? El</text:p>
      <text:p text:style-name="Standard">primero ha dicho la siguiente frase: «El fascismo puede resurgir de</text:p>
      <text:p text:style-name="Standard">nuevo si se presenta como antifascismo», y el segundo la ha citado y</text:p>
      <text:p text:style-name="Standard">aprobado (cf. L’ Europeo del 29 de agosto).</text:p>
      <text:p text:style-name="Standard"><text:soft-page-break/></text:p>
      <text:p text:style-name="Standard">Pues bien: todo apunta a que Mister Huly Long y Mister</text:p>
      <text:p text:style-name="Standard">Geoffrey Barraclough, dos ilustres economistas americanos, son per-</text:p>
      <text:p text:style-name="Standard">sonas serias. Incluso Valiani puede tenerlos en cuenta.</text:p>
      <text:p text:style-name="Standard"/>
      <text:p text:style-name="Standard">La óptica del mundo ha cambiado completamente; la realidad,</text:p>
      <text:p text:style-name="Standard">por decirlo así, ha «dado la vuelta». La pobreza ya no es la pobreza</text:p>
      <text:p text:style-name="Standard">¿lc antes del Consumísmo. Aunque volviera cierta pobreza -—típica</text:p>
      <text:p text:style-name="Standard">un los regímenes dictatoriales—, esa pobreza sólo sería bienestar</text:p>
      <text:p text:style-name="Standard">frustrado, fracasado. Esto al menos en Europa, en Italia. La pobreza</text:p>
      <text:p text:style-name="Standard">chilena tal vez es aún la clásica. Pero a un eventual Pinochet italiano</text:p>
      <text:p text:style-name="Standard">ni siquiera se le ocurriría pensar en restablecer la pobreza de otros</text:p>
      <text:p text:style-name="Standard">Iiumpos por medio de un régimen neo-represivo: únicamente se pro-</text:p>
      <text:p text:style-name="Standard">jvonrlría proteger el «desarrollo» tal como lo quieren los amos (y eso</text:p>
      <text:p text:style-name="Standard">min es jansihle). Hedonismo y falsa tolerancia seguramente se con-</text:p>
      <text:p text:style-name="Standard">x ¡un en gran medida. También el espíritu laico que va ligado al</text:p>
      <text:p text:style-name="Standard">consumo. Los votos (lc los campesinos y de los pequeño-burgueses</text:p>
      <text:p text:style-name="Standard">que cl IS (lc junio optaron todavía —masivamente en el fondo-</text:p>
      <text:p text:style-name="Standard">pur lu l)( I son votos «numóriciis», sin calidad (que desde el punto de</text:p>
      <text:p text:style-name="Standard">vinln (le lo. untólicos sólo ¡muda ser «bucnal calidad» católica), pues</text:p>
      <text:p text:style-name="Standard">yu rulán l|'I'('IlllHll|l('lIl(‘lll(' (‘Ulllíllllilláltlos por cl laicismo consumista.</text:p>
      <text:p text:style-name="Standard">Y lu rurnliiﬁni vn lumen!sihlcmcnlc simétrica ll!‘ lo quv (lUCÍﬂ antes</text:p>
      <text:p text:style-name="Standard">¡vrnpcﬁnlltu ¡le lo» vomn uumminliiu ¡le lu juvvulml nulvprulvlzu-izi ro-</text:p>
      <text:p text:style-name="Standard"/>
      <text:p text:style-name="Standard">CARTAS LUTERANAS</text:p>
      <text:p text:style-name="Standard"/>
      <text:p text:style-name="Standard">mana: también son votos numéricos, pero de pésima calidad. En</text:p>
      <text:p text:style-name="Standard">realidad los dos hermanos Carlino son dos típicos jóvenes «nuevos»</text:p>
      <text:p text:style-name="Standard">que viven la pérdida de valores, y que, a la espera de valores nuevos,</text:p>
      <text:p text:style-name="Standard">se han endurecido con una ferocidad propia de SS.</text:p>
      <text:p text:style-name="Standard"/>
      <text:p text:style-name="Standard">Cuando Leo Valiani desdeña y condena con dignas palabras lo</text:p>
      <text:p text:style-name="Standard">que yo digo del antifascismo como sinónimo de anti-borbónico o</text:p>
      <text:p text:style-name="Standard">anti-feudal (puesto que el burdo y «pobre» fascismo mussoliniano</text:p>
      <text:p text:style-name="Standard">ya no existe, como tampoco existe la Italia que lo consintió), hace</text:p>
      <text:p text:style-name="Standard">algo que está de más: una profesión de fe en un valor que no se halla</text:p>
      <text:p text:style-name="Standard">en circulación. Valiani es, precisamente, el italiano adulto que no</text:p>
      <text:p text:style-name="Standard">sabe readaptarse; que no sabe cambiar —en el bagaje de ideas pro-</text:p>
      <text:p text:style-name="Standard">pias— las ideas clave, las más seguras y las más consoladoras. Todo</text:p>
      <text:p text:style-name="Standard">esto, por lo demás, es humano y comprensible; es una manera de</text:p>
      <text:p text:style-name="Standard">seguir viviendo.</text:p>
      <text:p text:style-name="Standard"/>
      <text:p text:style-name="Standard">Pero cuando Leo Valiani habla de la alternativa «laica» —entre</text:p>
      <text:p text:style-name="Standard">DC y PCI—, incurriendo de paso en una extraña equivocación al</text:p>
      <text:p text:style-name="Standard">suponerme una aversión simétrica hacia la DC y hacia el PCI, cuan-</text:p>
      <text:p text:style-name="Standard">do está muy claro que yo sería feliz si el PCI accediera al poder</text:p>
      <text:p text:style-name="Standard">aunque fuera parcialmente, comete, como historiador, un auténtico</text:p>
      <text:p text:style-name="Standard">error histórico. El laicismo al que se refiere Valiani es una forma</text:p>
      <text:p text:style-name="Standard">cultural de la mejor burguesía (una desesperante minoría a la que</text:p>
      <text:p text:style-name="Standard">yo, por lo demás, también pertenezco) que el pueblo no sólo jamás</text:p>
      <text:p text:style-name="Standard">ha compartido sino que ni siquiera ha sospechado nunca que exis-</text:p>
      <text:p text:style-name="Standard">tiera. Cuando el viejo fascismo se hizo con el poder en la Italia po-</text:p>
      <text:p text:style-name="Standard"><text:soft-page-break/>bre, el pueblo vivía únicamente su propia cultura arcaica, aunque</text:p>
      <text:p text:style-name="Standard">ésta fuera, en tanto que campesina, acomodaticia. Respecto de la</text:p>
      <text:p text:style-name="Standard">subcultura de los fascistas y respecto de la cultura de los antifascistas</text:p>
      <text:p text:style-name="Standard">laicos, el pueblo permanecía completamente ignorante de ellas:</text:p>
      <text:p text:style-name="Standard">mucho más de la mitad de la población campesina era incluso lite-</text:p>
      <text:p text:style-name="Standard">ralmente analfabeta. Ahora el Consumismo ha sacado a Italia de su</text:p>
      <text:p text:style-name="Standard">pobreza, premiándola con un bienestar (ruin) y con una cierta cultu-</text:p>
      <text:p text:style-name="Standard">ra no-popular (humillante: obtenida por medio de la imitación dela</text:p>
      <text:p text:style-name="Standard">pequeña burguesía, de una estúpida enseñanza obligatoria y de una</text:p>
      <text:p text:style-name="Standard">televisión delictiva). De ello ha nacido el «laicismo consumista», que,</text:p>
      <text:p text:style-name="Standard">al absorber el viejo laicismo «noble» a que se refiere Valiani, lo ha</text:p>
      <text:p text:style-name="Standard">vuelto trivial.</text:p>
      <text:p text:style-name="Standard"/>
      <text:p text:style-name="Standard">Por último, debo decir que la intervención de Valiani me ha</text:p>
      <text:p text:style-name="Standard">dejado completamente desilusionado, pues aquello por lo que le</text:p>
      <text:p text:style-name="Standard">pedía que interviniese era el eventual proceso penal contra una doce-</text:p>
      <text:p text:style-name="Standard">na o una veintena de hombres de poder democristianos que han</text:p>
      <text:p text:style-name="Standard">reducido la Italia de 1975 a condiciones tal vez peores que las de</text:p>
      <text:p text:style-name="Standard">1945. Valiani ha evitado hablar de esto. Lu cual, como es Iullilrul,</text:p>
      <text:p text:style-name="Standard">me molesta.</text:p>
      <text:p text:style-name="Standard"/>
      <text:p text:style-name="Standard">RÉPLICAS</text:p>
      <text:p text:style-name="Standard"/>
      <text:p text:style-name="Standard">Luigi Firpo (La Stampa del 31 de agosto).</text:p>
      <text:p text:style-name="Standard"/>
      <text:p text:style-name="Standard">Es muy dudoso que hoy se pueda ser un buen «historiador» sin co-</text:p>
      <text:p text:style-name="Standard">nocer a fondo —como ciencias propias— la etnología, la historia de</text:p>
      <text:p text:style-name="Standard">las religiones y, sobre todo, la antropología cultural. Pero Firpo ni</text:p>
      <text:p text:style-name="Standard">siquiera se plantea esta cuestión. No obstante...</text:p>
      <text:p text:style-name="Standard"/>
      <text:p text:style-name="Standard">Es cierto que Firpo habla de «la elegancia» de la respuesta de</text:p>
      <text:p text:style-name="Standard">Valiani, pero nada hay más ofensivo que hablar de «la elegancia» de</text:p>
      <text:p text:style-name="Standard">alguien (pues así nos situamos en el ambiente adecuado para la fri-</text:p>
      <text:p text:style-name="Standard">volidad).</text:p>
      <text:p text:style-name="Standard"/>
      <text:p text:style-name="Standard">Es cierto que Firpo se erige en portavoz de los bienpensantes y</text:p>
      <text:p text:style-name="Standard">se presenta a sí mismo como una persona bienpensante al polemizar</text:p>
      <text:p text:style-name="Standard">conmigo; sin embargo no ha leído, como hubiera sido su deber, mi</text:p>
      <text:p text:style-name="Standard">libro (Scritti corsari), donde ya se daban muchas de las respuestas a</text:p>
      <text:p text:style-name="Standard">sus objeciones.</text:p>
      <text:p text:style-name="Standard"/>
      <text:p text:style-name="Standard">Es cierto que Firpo dice que algunas de mis acusaciones (o car-</text:p>
      <text:p text:style-name="Standard">gos) contra los hombres de poder democristianos responsables de</text:p>
      <text:p text:style-name="Standard">un mal gobierno llevado hasta límites delictivos son demasiado ge-</text:p>
      <text:p text:style-name="Standard">néricas, fingiendo ignorar que he formulado a posta acusaciones</text:p>
      <text:p text:style-name="Standard">precisamente genéricas (es decir, morales y no jurídicas).</text:p>
      <text:p text:style-name="Standard"/>
      <text:p text:style-name="Standard">Es cierto que Firpo finge caer en la trampa de una de mis para-</text:p>
      <text:p text:style-name="Standard">dojas (esos hombres de poder democristianos, decía, también han</text:p>
      <text:p text:style-name="Standard">sido responsables «de la decadencia de la Iglesia»; responsabilidad</text:p>
      <text:p text:style-name="Standard">que, con ironía manifiesta, he incluido en la lista situándome en el</text:p>
      <text:p text:style-name="Standard">punto de vista de los democristianos mismos: para indicar el «col-</text:p>
      <text:p text:style-name="Standard"><text:soft-page-break/>mo» de su inconsciencia).</text:p>
      <text:p text:style-name="Standard"/>
      <text:p text:style-name="Standard">Es cierto que Firpo fundamenta subrepticiamente mi «reaccio-</text:p>
      <text:p text:style-name="Standard">narismo» precisamente a partir de este cargo (la decadencia de la</text:p>
      <text:p text:style-name="Standard">Iglesia), empleando argumentos sobre la decadencia de la Iglesia que</text:p>
      <text:p text:style-name="Standard">parecen copiados al pie de la letra de mis Scrítti corsari, que e'l (bas-</text:p>
      <text:p text:style-name="Standard">tante poco honradamente) no ha leído.</text:p>
      <text:p text:style-name="Standard"/>
      <text:p text:style-name="Standard">Es cierto que Firpo, desdramatizando maliciosamente mi furor</text:p>
      <text:p text:style-name="Standard">anticonsumista, afirma que es preferible la lectura (actual, por parte</text:p>
      <text:p text:style-name="Standard">del pueblo alfabetizado) de «semanarios envilecedores, escandalo-</text:p>
      <text:p text:style-name="Standard">sos y pornográﬁcos» que la lectura dïzntan de las aleluyas y de las</text:p>
      <text:p text:style-name="Standard">e ‘ampitas. Revela así toda la Vulgaridad de la clase intelectual ita-</text:p>
      <text:p text:style-name="Standard">Iiaua. [in realidad tales semanarios no son más que aleluyas. Pero el</text:p>
      <text:p text:style-name="Standard">mito que hay detrás de la irrealidad de esos semanarios es cierta-</text:p>
      <text:p text:style-name="Standard">iueule ¡mis innoble que el mito que había detrás de la irrealidad de</text:p>
      <text:p text:style-name="Standard">las vidas de santos. Además, sólo un laicismo y un progresismo de</text:p>
      <text:p text:style-name="Standard">pucolilla ¡meden inducir a pensar que la escuela media obligatoria</text:p>
      <text:p text:style-name="Standard">¡ul como es Im‘ al num‘ en lmlia un constituye un crimen.</text:p>
      <text:p text:style-name="Standard"/>
      <text:p text:style-name="Standard">lis cierto que Firpo iguala u Ituliu, por 1:1 iliíusión de la «cultura</text:p>
      <text:p text:style-name="Standard">¡le un " s» y (le los [Mr/SX amul/it, mu Ius ¡ÍCIHJÍS mí‘ ' europeo‘ ‘in</text:p>
      <text:p text:style-name="Standard">I('II('I‘ cu t urum (me ¡‘Flllllﬂ ¡lv nuevo, ¡nmsirtr y ohs . JIIICIIIC, :1 los</text:p>
      <text:p text:style-name="Standard"/>
      <text:p text:style-name="Standard"><text:s text:c="5"/></text:p>
      <text:p text:style-name="Standard"><text:s/></text:p>
      <text:p text:style-name="Standard"/>
      <text:p text:style-name="Standard">HH</text:p>
      <text:p text:style-name="Standard"/>
      <text:p text:style-name="Standard"><text:s/></text:p>
      <text:p text:style-name="Standard"/>
      <text:p text:style-name="Standard">CARTAS LUTERANAS</text:p>
      <text:p text:style-name="Standard"/>
      <text:p text:style-name="Standard">Scrittí corsari) que los demás países europeos llegaron preparados a</text:p>
      <text:p text:style-name="Standard">la aculturación consumista de masas al haber pasado por otras tres</text:p>
      <text:p text:style-name="Standard">grandes aculturaciones anteriores: la monárquica-estatal, la de la</text:p>
      <text:p text:style-name="Standard">revolución burguesa y la de la primera revolución industrial. Lo que</text:p>
      <text:p text:style-name="Standard">hace de Italia un caso único (al que se parecerán posiblemente los</text:p>
      <text:p text:style-name="Standard">países aún subdesarrollados hoy).</text:p>
      <text:p text:style-name="Standard"/>
      <text:p text:style-name="Standard">Es cierto que Firpo tiende a absolver a los hombres de poder</text:p>
      <text:p text:style-name="Standard">democristianos de la responsabilidad de no haber frenado, identifi-</text:p>
      <text:p text:style-name="Standard">cado o, por lo menos, intuído, la explosión «Salvaje» de esa nueva</text:p>
      <text:p text:style-name="Standard">forma de cultura —es decir, de poder—, como si se tratase de una</text:p>
      <text:p text:style-name="Standard">catástrofe natural; mientras que es precisamente aquí donde radica</text:p>
      <text:p text:style-name="Standard">su principal culpa, y es precisamente ahí donde hay que buscar la</text:p>
      <text:p text:style-name="Standard">causa principal de la actual destrucción de Italia.</text:p>
      <text:p text:style-name="Standard"/>
      <text:p text:style-name="Standard">No obstante —a pesar de todo— en substancia la intervención</text:p>
      <text:p text:style-name="Standard">de Firpo no puede dejar de considerarse como la de un testigo de</text:p>
      <text:p text:style-name="Standard">cargo, aunque débil, para el eventual Proceso. Proceso que, de acuer-</text:p>
      <text:p text:style-name="Standard">do, estoy dispuesto a contemplar incluso como más próximo al de</text:p>
      <text:p text:style-name="Standard"><text:soft-page-break/>Nixon que al de Papadopulos —visto que Firpo, perplejo, se empe-</text:p>
      <text:p text:style-name="Standard">ña en puntualizar que los «imputados» todavía están en el podet—.</text:p>
      <text:p text:style-name="Standard">¡Diablos! Es cierto; aún están en el poder.</text:p>
      <text:p text:style-name="Standard"/>
      <text:p text:style-name="Standard">Il Corriere della Sem, 9 de septiembre de 1975.</text:p>
      <text:p text:style-name="Standard"/>
      <text:p text:style-name="Standard">«SU ENTREVISTA CONFIRMA</text:p>
      <text:p text:style-name="Standard">QUE ES NECESARIO EL PROCESO»</text:p>
      <text:p text:style-name="Standard"/>
      <text:p text:style-name="Standard">Señor Presidente]: he leído con gran emoción el resumen, aunque</text:p>
      <text:p text:style-name="Standard">sea fragmentario y con digresiones, de sus charlas de agosto. En</text:p>
      <text:p text:style-name="Standard">ellas se expresaba usted con la ansiedad y el sentimiento de impo-</text:p>
      <text:p text:style-name="Standard">tencia de un ciudadano italiano cualquiera, cuya visión de las cosas</text:p>
      <text:p text:style-name="Standard">sólo puede ser parcial. Eso daba nobleza «democrática» a sus pala-</text:p>
      <text:p text:style-name="Standard">bras. Le convertía a usted en «uno de nosotros». Y éste es el motivo</text:p>
      <text:p text:style-name="Standard">por el que le escribo esta carta.</text:p>
      <text:p text:style-name="Standard"/>
      <text:p text:style-name="Standard">Quisiera detenerme en dos puntos. Y más adelante en un tercero.</text:p>
      <text:p text:style-name="Standard"/>
      <text:p text:style-name="Standard">El primer punto tiene que ver con la frase (polémica respecto de</text:p>
      <text:p text:style-name="Standard">algunos grandes países europeos) en la que usted presenta a Italia</text:p>
      <text:p text:style-name="Standard">como un país considerado injustamente como de «Segunda Divi-</text:p>
      <text:p text:style-name="Standard">sión». «No puede haber países de Primera División y países de Se-</text:p>
      <text:p text:style-name="Standard">gunda División», dice usted. Es cierto: no pueden y ni siquiera de-</text:p>
      <text:p text:style-name="Standard">ben existir. Pero los hay. La realidad es que Italia es un país de</text:p>
      <text:p text:style-name="Standard">Segunda División: eso se desprende inequívocamente de sus propias</text:p>
      <text:p text:style-name="Standard">palabras. Que son palabras prudentes aunque sinceras. Yo, que pue-</text:p>
      <text:p text:style-name="Standard">do permitirme no ser prudente, le diré incluso que Italia es algo</text:p>
      <text:p text:style-name="Standard">mucho peor que un país de Segunda División. La expresión futbolís-</text:p>
      <text:p text:style-name="Standard">tica no es más que un eufemismo. Italia —y no sólo la Italia de</text:p>
      <text:p text:style-name="Standard">Palacio y del poder— es un país ridículo y siniestro: sus hombres de</text:p>
      <text:p text:style-name="Standard">poder son máscaras cómicas vagamente manchadas de sangre:</text:p>
      <text:p text:style-name="Standard">«mestizajes» de Moliere y el Gran Guiñol. Pero los ciudadanos ita-</text:p>
      <text:p text:style-name="Standard">lianos no les van a la zaga. Los he visto: los he visto como muche-</text:p>
      <text:p text:style-name="Standard">dumbre en agosto. Eran la imagen del más desfachatado frenesí.</text:p>
      <text:p text:style-name="Standard">Ponían ral empeño en divertirse a toda costa que parecían en «éxta-</text:p>
      <text:p text:style-name="Standard">sis»; resultaba difícil no considerarlos aborrecibles o, en cualquier</text:p>
      <text:p text:style-name="Standard">caso, culpablcmcntc inconscientes. Especialmente los jóvenes. To-</text:p>
      <text:p text:style-name="Standard"/>
      <text:p text:style-name="Standard">|. lil Pmlolmuu- ¡Iv lu Ilqnllillt u «mi u ln sunún rI (i('ll|(YC|'ls|i¡|l|()(il(iVi|i|l'll Leone |N.&lt;|.'l',].</text:p>
      <text:p text:style-name="Standard"/>
      <text:p text:style-name="Standard">¡O5</text:p>
      <text:p text:style-name="Standard"/>
      <text:p text:style-name="Standard"><text:s/></text:p>
      <text:p text:style-name="Standard"/>
      <text:p text:style-name="Standard"><text:s/></text:p>
      <text:p text:style-name="Standard"/>
      <text:p text:style-name="Standard"><text:s/></text:p>
      <text:p text:style-name="Standard"/>
      <text:p text:style-name="Standard">(AHI/Un lllllllAN/K‘.</text:p>
      <text:p text:style-name="Standard"/>
      <text:p text:style-name="Standard">das esas parejas imbéciles, cogidiis siempre dc la Iniino, con iiiru du</text:p>
      <text:p text:style-name="Standard"><text:soft-page-break/>mutua y romántica protección e inspirada seguridad en el futuro.</text:p>
      <text:p text:style-name="Standard"/>
      <text:p text:style-name="Standard">I-Ian sido engañados, burlados. Un vuelco imprevisto y violento</text:p>
      <text:p text:style-name="Standard"/>
      <text:p text:style-name="Standard">(por lo que hace a Italia) del modo de producción ha destruido sus</text:p>
      <text:p text:style-name="Standard">anteriores valores «particulares» y «reales», cambiando su modo de</text:p>
      <text:p text:style-name="Standard">ser y su comportamiento; y los nuevos valores puramente pragmáti-</text:p>
      <text:p text:style-name="Standard">cos y existenciales del «bienestar» les han despojado de toda su dig-</text:p>
      <text:p text:style-name="Standard">nidad. Pero no ha bastado con eso: después de convertirlos en mons-</text:p>
      <text:p text:style-name="Standard">truos (marionetas manejadas por una mano «nueva», y por tanto como</text:p>
      <text:p text:style-name="Standard">enloquecidas), resulta que el bienestar, causante de su monstruosidad,</text:p>
      <text:p text:style-name="Standard">desciende, mientras que el baile de las marionetas continúa.</text:p>
      <text:p text:style-name="Standard"/>
      <text:p text:style-name="Standard">El segundo punto se refiere a su frase «es necesario trazar una</text:p>
      <text:p text:style-name="Standard">imagen de nuestro porvenir para que nuestro país pueda depositar</text:p>
      <text:p text:style-name="Standard">su confianza en ella». Ahora bien: su discurso «democráticamente»</text:p>
      <text:p text:style-name="Standard">gris y deliberadamente aideológico —la charla «civil» de un ciuda-</text:p>
      <text:p text:style-name="Standard">dano cualquiera— no prevé la politización de la expresión (exquisi-</text:p>
      <text:p text:style-name="Standard">tamente moral) «imagen de nuestro porvenir». Ahora bien: la prin-</text:p>
      <text:p text:style-name="Standard">cipal cualidad de cualquier ciencia consiste en ser profética.</text:p>
      <text:p text:style-name="Standard">Cualquier intervención científica, sobre cualquier problema, no es</text:p>
      <text:p text:style-name="Standard">otra cosa que una previsión del futuro. La política es, en concreto, la</text:p>
      <text:p text:style-name="Standard">ciencia que nos puede dar una «imagen de nuestro porvenir». Y por</text:p>
      <text:p text:style-name="Standard">ser más precisos la economía política. O sea, en concreto, el examen</text:p>
      <text:p text:style-name="Standard">del nuevo modo de producción (nuevo, se entiende, en Italia, país</text:p>
      <text:p text:style-name="Standard">que jamás había experimentado ningún proceso de unificación, ni a</text:p>
      <text:p text:style-name="Standard">través de la revolución burguesa ni a través de la revolución indus-</text:p>
      <text:p text:style-name="Standard">trial). Un nuevo modo de producción que no es sólo producción de</text:p>
      <text:p text:style-name="Standard">mercancías sino también producción de humanidad, según dicta jus-</text:p>
      <text:p text:style-name="Standard">tamente la ley elemental de la economia política.</text:p>
      <text:p text:style-name="Standard"/>
      <text:p text:style-name="Standard">¿Cree usted que la democracia cristiana se halla políticamente</text:p>
      <text:p text:style-name="Standard">en condiciones de hacer una previsión de este tipo, al margen del</text:p>
      <text:p text:style-name="Standard">puro pragmatismo (católico y por tanto cínico) al que se ha entrega-</text:p>
      <text:p text:style-name="Standard">do exclusivamente hasta ahora? ¿Lo cree realmente?</text:p>
      <text:p text:style-name="Standard"/>
      <text:p text:style-name="Standard">Y henos aquí en el tercer punto. Usted, tal vez sólo eufemística-</text:p>
      <text:p text:style-name="Standard">mente (¡milagros del lenguaje de los políticosl), dibuja un cuadro</text:p>
      <text:p text:style-name="Standard">apocaliptico de Italia: según sus palabras, nada funciona; y no sólo</text:p>
      <text:p text:style-name="Standard">prácticamente sino tampoco, por decirlo así, espiritualmente.</text:p>
      <text:p text:style-name="Standard"/>
      <text:p text:style-name="Standard">Esta desesperada y degradante situación de nuestro país será</text:p>
      <text:p text:style-name="Standard">pues, lógicamente, efecto de alguna causa. A menos que Sade tenga</text:p>
      <text:p text:style-name="Standard">razón —y acaso la tiene de verdad-— al decir, fulminante, que «las</text:p>
      <text:p text:style-name="Standard">causas tal vez les son inútiles a los efectos». Pero aunque Sade pueda</text:p>
      <text:p text:style-name="Standard">ser una tentación para mi, como literato, ciertamente no puede ser-</text:p>
      <text:p text:style-name="Standard">lo para un político. Habrá que indagar racionalmente las causas de</text:p>
      <text:p text:style-name="Standard">ese efecto que es la desesperada y degradante situación de nuestro</text:p>
      <text:p text:style-name="Standard">país, que usted tan justamente describe y lamenta.</text:p>
      <text:p text:style-name="Standard"/>
      <text:p text:style-name="Standard">¿Cuáles son esas causas?</text:p>
      <text:p text:style-name="Standard"/>
      <text:p text:style-name="Standard"><text:soft-page-break/>106</text:p>
      <text:p text:style-name="Standard"/>
      <text:p text:style-name="Standard"><text:s/></text:p>
      <text:p text:style-name="Standard"/>
      <text:p text:style-name="Standard">mi IHIIHVHIA ¡IINHNMA un!‘ H NM HHH" ¡l """"'“’”</text:p>
      <text:p text:style-name="Standard"/>
      <text:p text:style-name="Standard">l luy uuu ¡irimi-rii cnusn que en realidad resume todas las demas</text:p>
      <text:p text:style-name="Standard">53115. ¡yusilaIi-s, y cs In absoluta y total falta de cualquier ideologia</text:p>
      <text:p text:style-name="Standard">que no sea de carácter moral, espiritual <text:s/>religioso —y por tanto</text:p>
      <text:p text:style-name="Standard">verbal—- en su partido, la democracia cristiana. y ,</text:p>
      <text:p text:style-name="Standard"/>
      <text:p text:style-name="Standard">Siento una gran pena (hermana del desprecio? cuandofilgun</text:p>
      <text:p text:style-name="Standard">político democristiano (incluso respetable, cpor que no?; El 11mm‘)</text:p>
      <text:p text:style-name="Standard">ha sido Zaccagnini) trata de hacer como Anteo, que recuperaba sus</text:p>
      <text:p text:style-name="Standard">fuerzas cayendo a tierra, y se remonta a la tradicion ideologiïa (P)</text:p>
      <text:p text:style-name="Standard">democristiana desempolvando con veneración a De Gasperi . Sin</text:p>
      <text:p text:style-name="Standard">embargo De Gasperi políticamente no era nadie. _ _</text:p>
      <text:p text:style-name="Standard"/>
      <text:p text:style-name="Standard">Sin sombra alguna de pensamiento político, la democracia cris-</text:p>
      <text:p text:style-name="Standard">tiana ha gobernado según los modelos pragmaticos ‘—y_por tanto</text:p>
      <text:p text:style-name="Standard">obviamente miméticos, genéricos e inertes— del capitalismo occi-</text:p>
      <text:p text:style-name="Standard">dental: lo ha hecho mezclando diabólicamente esos modelos con los</text:p>
      <text:p text:style-name="Standard">modelos espirituales de la Iglesia. Y esto durante los primeros veinte</text:p>
      <text:p text:style-name="Standard">años del régimen. , ,</text:p>
      <text:p text:style-name="Standard"/>
      <text:p text:style-name="Standard">En los últimos diez años, el «nuevo modo de Proqucclon” l’?</text:p>
      <text:p text:style-name="Standard">destruido el rnarco antropológico clerical-fascista del Pais que habia</text:p>
      <text:p text:style-name="Standard">alrededor de la democracia cristiana, creando uno (falsamente) lai-</text:p>
      <text:p text:style-name="Standard">co y (falsamente) tolerante. _ _ _</text:p>
      <text:p text:style-name="Standard"/>
      <text:p text:style-name="Standard">Sin sombra alguna de pensamiento político, la democracia CUS-</text:p>
      <text:p text:style-name="Standard">tiana ni siquiera se ha dado cuenta de ello, y ha seguido gobernando</text:p>
      <text:p text:style-name="Standard">como si el modo de producción fuera aún el de los tiempos de Giolitti</text:p>
      <text:p text:style-name="Standard">o de Mussolini. Esto es lo que ha provocado el desastre‘ actual. .</text:p>
      <text:p text:style-name="Standard"/>
      <text:p text:style-name="Standard">Los bienes superfluos se pueden permitir, Y dïstïlbulïs asumlen’</text:p>
      <text:p text:style-name="Standard">do como contexto digamos que espiritual el Hedonisrno y el Placer,</text:p>
      <text:p text:style-name="Standard">únicamente a condición de que estén asegurados los bienes necesa-</text:p>
      <text:p text:style-name="Standard">rios: viviendas, escuelas, hospitales y todos los demás servicios pu-</text:p>
      <text:p text:style-name="Standard"/>
      <text:p text:style-name="Standard">blicos (cosas éstas que los países de Primera División previeron en la</text:p>
      <text:p text:style-name="Standard">primera revolución industrial, de modo que de alguna manera llega-</text:p>
      <text:p text:style-name="Standard">ran preparados a la segunda, bastante más importante desde la pers-</text:p>
      <text:p text:style-name="Standard"/>
      <text:p text:style-name="Standard">pectiva «milenarista»). _</text:p>
      <text:p text:style-name="Standard">Pero la democracia cristiana no es una «serial» abstracta; no es el</text:p>
      <text:p text:style-name="Standard"/>
      <text:p text:style-name="Standard">destino. . _</text:p>
      <text:p text:style-name="Standard">Más que cualquier otro partido —preC1SaItICIlÍ€ POT S11 me“)</text:p>
      <text:p text:style-name="Standard">pragmatismo o, si se prefiere, por su mero moralismo— la democra-</text:p>
      <text:p text:style-name="Standard"/>
      <text:p text:style-name="Standard">cia cristiana es lo que son sus hombres. _ . _</text:p>
      <text:p text:style-name="Standard"><text:soft-page-break/>Llegados a este punto, señor Presidente, ya no puedo dirigirme</text:p>
      <text:p text:style-name="Standard">directamente a usted. Usted ni siquiera puede oir estas palabras, pues</text:p>
      <text:p text:style-name="Standard">atentarian contra su forzosa imparcialidad. No deseo arrastrarle a</text:p>
      <text:p text:style-name="Standard">una desagradable polémica, y por tanto le propongo que Consldtïre</text:p>
      <text:p text:style-name="Standard">esta última parte de mi carta como un simple apendice.</text:p>
      <text:p text:style-name="Standard">Muchas veces me he preguntado: ¿de dónde nace en un hombre</text:p>
      <text:p text:style-name="Standard"/>
      <text:p text:style-name="Standard"><text:s/></text:p>
      <text:p text:style-name="Standard"/>
      <text:p text:style-name="Standard">2. Primer dirigente de la DC y presidente dela República de 1945 a 1953 [N.d.T.].</text:p>
      <text:p text:style-name="Standard"/>
      <text:p text:style-name="Standard">107</text:p>
      <text:p text:style-name="Standard"/>
      <text:p text:style-name="Standard">CARTAS LUTERANAS</text:p>
      <text:p text:style-name="Standard"/>
      <text:p text:style-name="Standard">la vocación de gobernar? ¿Cómo clasificar esa vocación, que’ es lo</text:p>
      <text:p text:style-name="Standard">que la impulsa? ¿Se parece acaso a la de representar, a la de inven-</text:p>
      <text:p text:style-name="Standard">tar, a la de escribir, a la de jugar al fútbol, etc.? No he conseguido</text:p>
      <text:p text:style-name="Standard">obtener una respuesta. La vocación de gobernar sigue siendo, en sí</text:p>
      <text:p text:style-name="Standard">misma, un enigma. Al menos en lo que respecta a mi experiencia</text:p>
      <text:p text:style-name="Standard">práctica e histórica en Italia. Sin embargo, gobernar es un fenómeno</text:p>
      <text:p text:style-name="Standard">estrechamente ligado, o incluso incorporado, a otro: el de detentar</text:p>
      <text:p text:style-name="Standard">el poder. En mi opinión, pues, la pura y simple vocación de gober-</text:p>
      <text:p text:style-name="Standard">nar, al menos en Italia, no existe; en realidad cualquier vocación</text:p>
      <text:p text:style-name="Standard">presupone una cualidad, un talento sin el cual simplemente no exis-</text:p>
      <text:p text:style-name="Standard">tiría: sin él sería una mera veleidad, que se desvanece inmediata-</text:p>
      <text:p text:style-name="Standard">mente tan pronto como entra en contacto con la realidad. En cam-</text:p>
      <text:p text:style-name="Standard">bio, una vocación que en Italia existe sin duda es la vocación de</text:p>
      <text:p text:style-name="Standard">detentar el poder. Algo que, lamentablemente, se puede concebir y</text:p>
      <text:p text:style-name="Standard">realizar por todas las ventajas que se derivan de detentar el poder</text:p>
      <text:p text:style-name="Standard">(manejar mucho dinero; clientelas; sicarios). Por tanto, según pare-</text:p>
      <text:p text:style-name="Standard">ce, en Italia gobernar no sería más que una obligación molesta y</text:p>
      <text:p text:style-name="Standard">desagradable que ha de asumir quien quiere detentar el poder.</text:p>
      <text:p text:style-name="Standard"/>
      <text:p text:style-name="Standard">¿Son suposiciones? Tal vez. Pero no importa. De todos modos,</text:p>
      <text:p text:style-name="Standard">no alteran substancialmente mi razonamiento. Al contrario: diga-</text:p>
      <text:p text:style-name="Standard">mos incluso que quienes nos han gobernado durante los últimos</text:p>
      <text:p text:style-name="Standard">diez años en Italia en absoluto han considerado que gobernar sea</text:p>
      <text:p text:style-name="Standard">una fasridiosa obligación necesaria para detentar el poder, sino que,</text:p>
      <text:p text:style-name="Standard">por el contrario, nos han gobernado por una pura y desinteresada</text:p>
      <text:p text:style-name="Standard">vocación de gobernar.</text:p>
      <text:p text:style-name="Standard"/>
      <text:p text:style-name="Standard">Gobernar implica no obstante unas responsabilidades, incluso</text:p>
      <text:p text:style-name="Standard">cuando se trate de algo puro y desinteresado y por tanto le dé a</text:p>
      <text:p text:style-name="Standard">quien gobierna satisfacciones meramente espirituales.</text:p>
      <text:p text:style-name="Standard"/>
      <text:p text:style-name="Standard">Si quien gobierna lo hace bien, es justo que sea recompensado</text:p>
      <text:p text:style-name="Standard">con tales satisfacciones (incluso puedo llegar a admitir que si quien</text:p>
      <text:p text:style-name="Standard">gobierna, gobierna bien, no hay que impacientarse si se da también</text:p>
      <text:p text:style-name="Standard">alguna pequeña satisfacción material, o sea, si roba). Pero si quien</text:p>
      <text:p text:style-name="Standard">gobierna lo hace mal, debe saber afrontar o aceptar afrontar la res-</text:p>
      <text:p text:style-name="Standard">ponsabilidad que ha asumido.</text:p>
      <text:p text:style-name="Standard"><text:soft-page-break/></text:p>
      <text:p text:style-name="Standard">Si además su mal gobierno llega al extremo del delito —como</text:p>
      <text:p text:style-name="Standard">ha sucedido con Nixon y, a un nivel brutal, con Papadopulos- me</text:p>
      <text:p text:style-name="Standard">parece justo que una verdadera democracia deba llegar aunque sólo</text:p>
      <text:p text:style-name="Standard">sea formalmente a las últimas consecuencias, es decir, al proceso.</text:p>
      <text:p text:style-name="Standard">Idea, ésta, que ya he reiterado en varias ocasiones (Il Mondo del 28</text:p>
      <text:p text:style-name="Standard">de agosto de 1975 eIl Corriere della Sem del 24 de agosto de 1975).</text:p>
      <text:p text:style-name="Standard"/>
      <text:p text:style-name="Standard">Señor Presidente: de sus conversaciones de agosto resulta extre-</text:p>
      <text:p text:style-name="Standard">madamente claro que, en el plano de los hechos (y usted mismo</text:p>
      <text:p text:style-name="Standard">parece aludir a ello), la Italia de 1975 es muy parecida a In Itnlin de</text:p>
      <text:p text:style-name="Standard">1945. Está destruida y hay que rcconsluirlzl. Al no ¡mln rn pUlÍllﬂl</text:p>
      <text:p text:style-name="Standard">efectos sin causas, los culpables ¿Iv (‘lllUXlCCN luvroil Irágicanxuvnl ' ul</text:p>
      <text:p text:style-name="Standard"/>
      <text:p text:style-name="Standard">N)?!</text:p>
      <text:p text:style-name="Standard"/>
      <text:p text:style-name="Standard">«SU ENTREVISTA CONFIRMA QUE ES NECESARIO EL PROCESO»</text:p>
      <text:p text:style-name="Standard"/>
      <text:p text:style-name="Standard">encuentro de su destino; pagaron trágicamente su responabilidad.</text:p>
      <text:p text:style-name="Standard">Y, como dice Panagulis al comentar el proceso de Atenas, eso ocu-</text:p>
      <text:p text:style-name="Standard">rrió en el momento justo; hubiera sido una desgracia que sucedíese</text:p>
      <text:p text:style-name="Standard">más tarde. Yo no pido ahora tragedias, ni me importan los castigos.</text:p>
      <text:p text:style-name="Standard">Pero creo que no se puede trazar una consciencia política de la «ima-</text:p>
      <text:p text:style-name="Standard">gen de nuestro porvenir» si antes no se consolida una consciencia</text:p>
      <text:p text:style-name="Standard">política escandalizada y sin ningún tipo de conformismo acerca lo</text:p>
      <text:p text:style-name="Standard">que ha sido el pasado reciente. Y sólo procesando a los responsables</text:p>
      <text:p text:style-name="Standard">puede llegar Italia a procesarse a sí misma, y hallar su identidad.</text:p>
      <text:p text:style-name="Standard"/>
      <text:p text:style-name="Standard">Il Mondo, 11 de septiembre 1975.</text:p>
      <text:p text:style-name="Standard"/>
      <text:p text:style-name="Standard"><text:s/></text:p>
      <text:p text:style-name="Standard"/>
      <text:p text:style-name="Standard"><text:s/></text:p>
      <text:p text:style-name="Standard"/>
      <text:p text:style-name="Standard">TAMBIÉN HAY QUE PROCESAR A DONAT CATTIN</text:p>
      <text:p text:style-name="Standard"/>
      <text:p text:style-name="Standard">Donat Cattin‘ ha concedido una breve entrevista a Piero Ottonez</text:p>
      <text:p text:style-name="Standard">(en Il Mondo del 18 de septiembre). Piero Ottone la ha publicado</text:p>
      <text:p text:style-name="Standard">sin comentarios ni acotaciones: una simple serie de preguntas y res-</text:p>
      <text:p text:style-name="Standard">puestas. Suele suceder a menudo que en las «preguntas» del entre-</text:p>
      <text:p text:style-name="Standard">vistador se incluya algún comentario, bastante legible: Ottone inclu-</text:p>
      <text:p text:style-name="Standard">so ha evitado esto. Queda pues —en la página de Il Mondo—, el</text:p>
      <text:p text:style-name="Standard">razonamiento puro y duro de Donat Cattin. Quiero subrayar inme-</text:p>
      <text:p text:style-name="Standard">diatamente lo «revelador» de este texto. Palabra por palabra, mis</text:p>
      <text:p text:style-name="Standard">ojos se iban abriendo en realidad a algo. Seguramente un hombre</text:p>
      <text:p text:style-name="Standard">que recibe una despiadada carta anónima informándole de la trai-</text:p>
      <text:p text:style-name="Standard">ción de su mujer debe experimentar un sentimiento similar: tam-</text:p>
      <text:p text:style-name="Standard">bién él, justamente, ve revelarse palabra por palabra —incalificable</text:p>
      <text:p text:style-name="Standard">y oscura en un primer momento, aunque ya irreparable— la verdad.</text:p>
      <text:p text:style-name="Standard"/>
      <text:p text:style-name="Standard">Si mi particular «historia de ciudadano escandalizado» le intere-</text:p>
      <text:p text:style-name="Standard">sara al lector, diría que este texto de Donat Cattin es, en esa historia,</text:p>
      <text:p text:style-name="Standard"><text:soft-page-break/>la segunda piedra miliar. La primera había sido un texto muy pare-</text:p>
      <text:p text:style-name="Standard">cido a éste: una breve conversación —una brusca llamada telefóni-</text:p>
      <text:p text:style-name="Standard">ca-— publicado en L’Espresso del 10 de marzo de 1974, en una pági-</text:p>
      <text:p text:style-name="Standard">na casi idéntica tipográﬁcamente a ésta de Il Mondo. En ella</text:p>
      <text:p text:style-name="Standard">Andreotti amenazaba a Fanfani con revelaciones a propósito del</text:p>
      <text:p text:style-name="Standard">«asunto Montesi&gt;&gt;3 para vengarse de una amenaza de revelaciones</text:p>
      <text:p text:style-name="Standard"/>
      <text:p text:style-name="Standard">1. Dirigente de la izquierda democristiana, a la sazón ministro de industria [N.d.T.].</text:p>
      <text:p text:style-name="Standard"/>
      <text:p text:style-name="Standard">2. Prcstigioso director del Corriere della sera y responsable directo dela colaboración de</text:p>
      <text:p text:style-name="Standard">Pasolini en el diario [N.d.T.].</text:p>
      <text:p text:style-name="Standard"/>
      <text:p text:style-name="Standard">3. Referencia a la aparición del cadáver de la joven Wilma Montesi en una playa de</text:p>
      <text:p text:style-name="Standard">Torvajanica enla primavera de 1953, Pese zi que la investigación policial concluyó que la muerte</text:p>
      <text:p text:style-name="Standard">fue debida a un baño inoportuno, al año siguiente surgió la hipótesis de un homicidio perpetrado</text:p>
      <text:p text:style-name="Standard">durante una orgia entre personajes conocidos, uno de los cuales, Ugo Montagna, era amigo de</text:p>
      <text:p text:style-name="Standard">algunas personalidades democristianas y del propio jefe de la policia. El asunto se cerró con la</text:p>
      <text:p text:style-name="Standard">dimisión del ministro de exteriores Attilin Piccioni, cuyo hijo Piero estaba al parecer involucrado</text:p>
      <text:p text:style-name="Standard">en el caso [N.d.T.].</text:p>
      <text:p text:style-name="Standard"/>
      <text:p text:style-name="Standard">110</text:p>
      <text:p text:style-name="Standard"/>
      <text:p text:style-name="Standard"><text:s/></text:p>
      <text:p text:style-name="Standard"/>
      <text:p text:style-name="Standard">VANIHÍN IIAY (Jill ¡‘IHIVIHAH A IIUNAI LATTIN</text:p>
      <text:p text:style-name="Standard"/>
      <text:p text:style-name="Standard">análoga por parte dc Fanfani a propósito de la financiación de los</text:p>
      <text:p text:style-name="Standard">jmrridos.</text:p>
      <text:p text:style-name="Standard"/>
      <text:p text:style-name="Standard">Sé muy bien que no se necesita gran cosa para acusar y tal vez</text:p>
      <text:p text:style-name="Standard">airrcsmr en la sala, durante un proceso, a un pobre diablo como</text:p>
      <text:p text:style-name="Standard">testigo reticente. Pues bien: en aquel marzo de 1974 Fanfani hizo</text:p>
      <text:p text:style-name="Standard">saber públicamente sin el menor escrúpúlo que sabía algo en torno a</text:p>
      <text:p text:style-name="Standard">la financiación de los partidos; y a su vez Andreotti hizo saber públi-</text:p>
      <text:p text:style-name="Standard">camente, con idéntica falta de escrúpulos, que sabía algo sobre el</text:p>
      <text:p text:style-name="Standard">«asunto Montesi». ¿Y Ia Magistratura? (me preguntaba yo escanda-</text:p>
      <text:p text:style-name="Standard">lizado como un niño). ¿Ningún magistrado sintió la curiosidad de</text:p>
      <text:p text:style-name="Standard">escuchar, en atención a dos delitos tan importantes, a dos testigos</text:p>
      <text:p text:style-name="Standard">tan autorizados?</text:p>
      <text:p text:style-name="Standard"/>
      <text:p text:style-name="Standard">Todavía sigo turbado al hacerme esta pregunta.</text:p>
      <text:p text:style-name="Standard"/>
      <text:p text:style-name="Standard">El texto de estos días debido a Donat Cattin, a través de la obje-</text:p>
      <text:p text:style-name="Standard">tiva mediación de Piero Ottone, no es tan grave. Pero Donat Cattin</text:p>
      <text:p text:style-name="Standard">siempre se había presentado como un democristiano de izquierda</text:p>
      <text:p text:style-name="Standard">(como suele decirse algo insensatamente); y yo, crédulo en cuestio-</text:p>
      <text:p text:style-name="Standard">nes de práctica política, acaso por comodidad, me había quedado</text:p>
      <text:p text:style-name="Standard">con esta cristalización de la figura pública de Donat Cattin. El que se</text:p>
      <text:p text:style-name="Standard">escandaliza (escribí en otra ocasión) cae siempre en la banalidad;</text:p>
      <text:p text:style-name="Standard">pero, añado ahora, también está siempre mal informado.</text:p>
      <text:p text:style-name="Standard"/>
      <text:p text:style-name="Standard">¿Qué me ha revelado —-—escandalizándome— el texto de Donat</text:p>
      <text:p text:style-name="Standard"><text:soft-page-break/>Cattin.’</text:p>
      <text:p text:style-name="Standard"/>
      <text:p text:style-name="Standard">Después de algún que otro rodeo —en ese italiano presumible-</text:p>
      <text:p text:style-name="Standard">mente grabado del que basta leer dos líneas para que se dispare el</text:p>
      <text:p text:style-name="Standard">«clic» de un aﬂigido Spitzer“— vengo a saber que Donat Cattin</text:p>
      <text:p text:style-name="Standard">—que es en la actualidad ministro de Industria— posee la «docu-</text:p>
      <text:p text:style-name="Standard">mentación sobre los abusos y los enredos en torno a Gioia Tauro»;</text:p>
      <text:p text:style-name="Standard">que ha pasado esta documentación a un semanario; y que este sema-</text:p>
      <text:p text:style-name="Standard">nario no la ha publicado «porque están implicados los socialistas».</text:p>
      <text:p text:style-name="Standard"/>
      <text:p text:style-name="Standard">Me pregunto: ¿acaso vivir una deformación profesional objeti-</text:p>
      <text:p text:style-name="Standard">vamente enorme, como la que se deriva de detentar el poder y de</text:p>
      <text:p text:style-name="Standard">gobernar, le ha hecho perder a Donat Cattin el sentido de la reali-</text:p>
      <text:p text:style-name="Standard">dad hasta el punto de prescindir por completo —como sucede en los</text:p>
      <text:p text:style-name="Standard">extravíos totales— de la menor prudencia?</text:p>
      <text:p text:style-name="Standard"/>
      <text:p text:style-name="Standard">En la realidad, si un ministro tiene una «documentación sobre</text:p>
      <text:p text:style-name="Standard">los abusos y los enredos en torno a Gioia Tauro» no le pasa esa</text:p>
      <text:p text:style-name="Standard">documentación a un semanario: la traslada a un Procurador de la</text:p>
      <text:p text:style-name="Standard">República.</text:p>
      <text:p text:style-name="Standard"/>
      <text:p text:style-name="Standard">En la realidad, si en tales «abusos y enredos» (que no pertenecen</text:p>
      <text:p text:style-name="Standard">claramente solo al orden de la moral sino también, y en primera</text:p>
      <text:p text:style-name="Standard">instancia, al orden penal) están implicados los socialistas, un minis-</text:p>
      <text:p text:style-name="Standard"/>
      <text:p text:style-name="Standard">4. Alusión a L. Spitzer, autor de Romanisclm Sril- und Iaiteraturstudiei: (Marburgo, 1931).</text:p>
      <text:p text:style-name="Standard">La alusión es un guiño para anunciar que se dispara el resorte del análisis textual [N.d.T.].</text:p>
      <text:p text:style-name="Standard"/>
      <text:p text:style-name="Standard">111</text:p>
      <text:p text:style-name="Standard"/>
      <text:p text:style-name="Standard"><text:s/></text:p>
      <text:p text:style-name="Standard"/>
      <text:p text:style-name="Standard"><text:s text:c="2"/></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RIAS IUIIHANA‘.</text:p>
      <text:p text:style-name="Standard"/>
      <text:p text:style-name="Standard">tro no alude a ellos vaga y oscuramente, sino que los señala abierta-</text:p>
      <text:p text:style-name="Standard">mente con nombres y apellidos, pues sabe que los ciudadanos tienen</text:p>
      <text:p text:style-name="Standard">derecho a ello.</text:p>
      <text:p text:style-name="Standard"/>
      <text:p text:style-name="Standard">En la realidad, si en los delitos de los contratistas y allegados de</text:p>
      <text:p text:style-name="Standard">Gioia Tauro también están implicados democristianos (cfr. un im-</text:p>
      <text:p text:style-name="Standard">presionante artículo de Roberto Fabiani, en Panorama del 18 de</text:p>
      <text:p text:style-name="Standard">septiembre de 1975), un ministro, con mayor razón, los señala abier-</text:p>
      <text:p text:style-name="Standard"><text:soft-page-break/>tamente con nombres y apellidos, pues callar el delito deja de ser</text:p>
      <text:p text:style-name="Standard">una cuestión (me parece que se dice así) de discreción y se convierte</text:p>
      <text:p text:style-name="Standard">en complicidad.</text:p>
      <text:p text:style-name="Standard"/>
      <text:p text:style-name="Standard">Además está lo más «escandaloso» de todo, lo más desesperante,</text:p>
      <text:p text:style-name="Standard">lo más desalentador... Lo que cierra todas las posibilidades para el</text:p>
      <text:p text:style-name="Standard">futuro por afectar a los principios, a los fundamentos mismos de la</text:p>
      <text:p text:style-name="Standard">Democracia Cristiana.</text:p>
      <text:p text:style-name="Standard"/>
      <text:p text:style-name="Standard">Sobre los principios y los fundamentos de la Democracia Cris-</text:p>
      <text:p text:style-name="Standard">tiana, Donat Cattin desempolva fórmulas atroces que parecían olvi-</text:p>
      <text:p text:style-name="Standard">dadas para siempre (o al menos que se habían vuelto ficticias).</text:p>
      <text:p text:style-name="Standard"/>
      <text:p text:style-name="Standard">Donat Cattin habla de Estado liberal y cultura occidental (Sid);</text:p>
      <text:p text:style-name="Standard">sin embargo, desafío a Donat Cattin a que me demuestre pública-</text:p>
      <text:p text:style-name="Standard">mente que Estado liberal y cultura occidental no son, en el caso de</text:p>
      <text:p text:style-name="Standard">Italia, dos ﬂatus z/ocís, absolutamente intraducibles en términos de</text:p>
      <text:p text:style-name="Standard">política y mucho menos en términos de economía política.</text:p>
      <text:p text:style-name="Standard"/>
      <text:p text:style-name="Standard">«Somos un partido social-cristiano», añade inmediatamente des-</text:p>
      <text:p text:style-name="Standard">pués Donat Cattin para quien no dé crédito a sus ojos. ¿Qué quiere</text:p>
      <text:p text:style-name="Standard">decir «social-cristiano» políticamente? «Cristiano» no es una palabra</text:p>
      <text:p text:style-name="Standard">política, y «social» es puro verbalismo político (que en sí mismo no</text:p>
      <text:p text:style-name="Standard">significa nada: «socialismo», «socialdemocracia», «nacionalsocialis-</text:p>
      <text:p text:style-name="Standard">mo», «movimiento social», etc.). Pero admitamos, por reducción al</text:p>
      <text:p text:style-name="Standard">absurdo, que cierta moralidad pueda ser traducible de algún modo en</text:p>
      <text:p text:style-name="Standard">términos políticos; pues bien: en ese caso, ser «social-cristianos» sig-</text:p>
      <text:p text:style-name="Standard">nificaría ser buenos. Es decir: tomar decisiones políticas en beneficio</text:p>
      <text:p text:style-name="Standard">de los «hermanos». Pero creo que son muy pocos los ciudadanos ita-</text:p>
      <text:p text:style-name="Standard">lianos (ante la espera urgente de un mínimo de reformas reales y ante</text:p>
      <text:p text:style-name="Standard">la inmediata de los nuevos contratos) que no se sienten ofendidos al</text:p>
      <text:p text:style-name="Standard">ser considerados «hermanos» de un hombre de poder democristiano</text:p>
      <text:p text:style-name="Standard">(de alguno que esté al menos un escaloncito por encima de un pobre</text:p>
      <text:p text:style-name="Standard">párroco o del alcalde de un pueblo de seis mil habitantes)</text:p>
      <text:p text:style-name="Standard"/>
      <text:p text:style-name="Standard">En cuanto a la vuelta a la «inspiración ideal» y a De Gasperi, a</text:p>
      <text:p text:style-name="Standard">medida que leía me parecía estar soñando. Nada más alucinante que</text:p>
      <text:p text:style-name="Standard">la «comprobación» en concreto de algo que se había previsto y des-</text:p>
      <text:p text:style-name="Standard">crito como norma o como posibilidad. Yo decía exactamente (en Il</text:p>
      <text:p text:style-name="Standard">Mondo del 11 de septiembre): «Siento una gran pena (hermana del</text:p>
      <text:p text:style-name="Standard">desprecio) cuando algún político democristiano [...] trata de hacer</text:p>
      <text:p text:style-name="Standard">como Anteo, que recuperaba sus fuerzas cayendo a tierra, y se re-</text:p>
      <text:p text:style-name="Standard">monta a la tradición ideológica (P) democristiana, desempolvando</text:p>
      <text:p text:style-name="Standard"/>
      <text:p text:style-name="Standard">112</text:p>
      <text:p text:style-name="Standard"/>
      <text:p text:style-name="Standard"><text:s/></text:p>
      <text:p text:style-name="Standard"/>
      <text:p text:style-name="Standard">IAIHHHIIIAIIJ|IFPI1IHI\AI\AHHNAI «AIIIN</text:p>
      <text:p text:style-name="Standard"/>
      <text:p text:style-name="Standard">con vc-ncrncuﬁn u l)c (ínsperi. Sin embargo De (jaspcri políticamen-</text:p>
      <text:p text:style-name="Standard">te no cm nsulic».</text:p>
      <text:p text:style-name="Standard"><text:soft-page-break/></text:p>
      <text:p text:style-name="Standard">Y lo que son I * cosas: ahora veo que Donat Cattin sigue al pie</text:p>
      <text:p text:style-name="Standard">de la letra lo que due, con un automatismo casi de pesadilla. ¡Los</text:p>
      <text:p text:style-name="Standard">«principios ideales»! ¡La gran sombra de De Gaperi! ¿Nos gobierna</text:p>
      <text:p text:style-name="Standard">bis fretus Donat Cattin? Pero la cosa no acaba aquí. Apelando a los</text:p>
      <text:p text:style-name="Standard">«principios ideales» y a la «fraternidad», Donat Cattin se compro-</text:p>
      <text:p text:style-name="Standard">mete (con la boca pequeña) a buscar de nuevo «el contacto con las</text:p>
      <text:p text:style-name="Standard">masas de la nueva sociedad industrial» (¿que significa esto? ¿qué</text:p>
      <text:p text:style-name="Standard">«contacto»?) y especialmente a «favorecer el nacimiento y el creci-</text:p>
      <text:p text:style-name="Standard">miento de nuevos empresarios privados», «como Rovelli», precisa el</text:p>
      <text:p text:style-name="Standard">ministro; porque «se necesita sangre nueva (sic), gente que sepa crear</text:p>
      <text:p text:style-name="Standard">a partir de la nada» (¿de la «nada ideológica mafiosa», como, si pue-</text:p>
      <text:p text:style-name="Standard">do citarme una vez más, he llamado otras veces a la Democracia</text:p>
      <text:p text:style-name="Standard">Cristiana?)</text:p>
      <text:p text:style-name="Standard"/>
      <text:p text:style-name="Standard">Viene luego una brutal toma de posición contra los sindicatos</text:p>
      <text:p text:style-name="Standard">—y los jueces— a propósito del derecho de las empresas a despedir,</text:p>
      <text:p text:style-name="Standard">cuando no tengan trabajo, a los obreros; y un ataque violento con-</text:p>
      <text:p text:style-name="Standard">tra el «absentismo» de los trabajadores (hasta el punto de sugerir</text:p>
      <text:p text:style-name="Standard">que «se Confíe el control médico de las ausencias a los consejos de</text:p>
      <text:p text:style-name="Standard">fábrica»). Recuerdo haber oído bastante a menudo la palabra «ab-</text:p>
      <text:p text:style-name="Standard">sentismo» cuando era vanguardista5 a los catorce años. Desde en-</text:p>
      <text:p text:style-name="Standard">tonces no la había vuelto a oir más.</text:p>
      <text:p text:style-name="Standard"/>
      <text:p text:style-name="Standard">Pero ahora llegamos al punto que a mí, y creo que a todos, me</text:p>
      <text:p text:style-name="Standard">preocupa más.</text:p>
      <text:p text:style-name="Standard"/>
      <text:p text:style-name="Standard">Tras los famosos años de De Gasperi, el inspirador de la nada,</text:p>
      <text:p text:style-name="Standard">llegaron, según Donat Cattin, «los áridos años del oportunismo, del</text:p>
      <text:p text:style-name="Standard">poder como fin en sí mismo». Precisamente (y porque) mientras el</text:p>
      <text:p text:style-name="Standard">«modo de producción» cambiaba, y cambiaba con él a todo el país. La</text:p>
      <text:p text:style-name="Standard">sed de poder de los jefes democristianos sólo se explica de veras por</text:p>
      <text:p text:style-name="Standard">su pérdida de poder real, debida a la sustitución de la Italia pobre y</text:p>
      <text:p text:style-name="Standard">clerical-fascista por una Italia opulenta, aunque sea sórdidamente, y</text:p>
      <text:p text:style-name="Standard">laica, aunque sea estólidamente. Entre las dos Italias hay un momen-</text:p>
      <text:p text:style-name="Standard">to de vacío político o sea de consciencia de lo que estaba pasan-</text:p>
      <text:p text:style-name="Standard">do—, y es en este vacío político cuando los hombres de poder demo-</text:p>
      <text:p text:style-name="Standard">cristianos han perdido la cabeza (en el ejercicio de un poder vaciado</text:p>
      <text:p text:style-name="Standard">de realidad pero no de estupidez y de prepotencia por el nuevo «modo</text:p>
      <text:p text:style-name="Standard">de producción»), llevando a Italia a lo que no podía ser peor.</text:p>
      <text:p text:style-name="Standard"/>
      <text:p text:style-name="Standard">Donat Cattin lo sabe. Tal vez también le suena que —junto al</text:p>
      <text:p text:style-name="Standard">proceso a los mafiosos democristianos, que él sabe implicados en los</text:p>
      <text:p text:style-name="Standard">«abusos y enredos» de Gioia Tauro, y en otros infinitos «abusos y</text:p>
      <text:p text:style-name="Standard">enredos»— en realidad habría que abri-r un Proceso —no por delitos</text:p>
      <text:p text:style-name="Standard"/>
      <text:p text:style-name="Standard"><text:s/></text:p>
      <text:p text:style-name="Standard"/>
      <text:p text:style-name="Standard">s. «Vanguardista»: aqui en el sentido de miembro de la organización juvenil fascista</text:p>
      <text:p text:style-name="Standard">[N.d.T.].</text:p>
      <text:p text:style-name="Standard"/>
      <text:p text:style-name="Standard">113</text:p>
      <text:p text:style-name="Standard"><text:soft-page-break/></text:p>
      <text:p text:style-name="Standard">CARTAS LUTERANAS</text:p>
      <text:p text:style-name="Standard"/>
      <text:p text:style-name="Standard">comunes, o no sólo por delitos comunes, sino por delitos políti-</text:p>
      <text:p text:style-name="Standard">cos— contra el grupo de los hombres de poder democristianos ma-</text:p>
      <text:p text:style-name="Standard">yormente responsables, durante estos últimos diez años, de la ruina</text:p>
      <text:p text:style-name="Standard">del país.</text:p>
      <text:p text:style-name="Standard"/>
      <text:p text:style-name="Standard">El lo sabe, y está de acuerdo. De hecho en la entrevista que</text:p>
      <text:p text:style-name="Standard">estamos analizando aquí escribe: «Mire: yo propondría enviar a la</text:p>
      <text:p text:style-name="Standard">ONU una buena delegación, compuesta por jefes y notables de la</text:p>
      <text:p text:style-name="Standard">DC, sin visado de vuelta...».</text:p>
      <text:p text:style-name="Standard"/>
      <text:p text:style-name="Standard">¿Por qué esta condena al exilio, o al confinamiento, sin un pro-</text:p>
      <text:p text:style-name="Standard">ceso? ¿Por que’ esta imitación sólo del lado peor, brutal y fascista,</text:p>
      <text:p text:style-name="Standard">del Estado liberal y de la cultura occidental, que en su lado mejor</text:p>
      <text:p text:style-name="Standard">prevé e incluye la destitución de Nixon y su procesamiento, al me-</text:p>
      <text:p text:style-name="Standard">nos instruido ya que no celebrado? ¿Por qué —contra los jefes y</text:p>
      <text:p text:style-name="Standard">notables democristianos esta condena «vandálica», o sea moral-</text:p>
      <text:p text:style-name="Standard">mente no cristiana y políticamente no democrática, que, claro está,</text:p>
      <text:p text:style-name="Standard">sólo es concebible en el foso de los reptiles y no en la reaIídadP.</text:p>
      <text:p text:style-name="Standard"/>
      <text:p text:style-name="Standard">Tal vez he sido violento —l0 admito- con el ministro de Indus-</text:p>
      <text:p text:style-name="Standard">tria; tal vez hasta me he excedido; y tal vez esos datos formales de su</text:p>
      <text:p text:style-name="Standard">discurso que me han hecho hablar de «Vulgaridad» y «vandalismo»</text:p>
      <text:p text:style-name="Standard">no son más que las cosas desagradables que surgen, bastante a me-</text:p>
      <text:p text:style-name="Standard">nudo, de las bocas de hombres «escandalizados» (me incluyo en pri-</text:p>
      <text:p text:style-name="Standard"/>
      <text:p text:style-name="Standard">mer lugar). Cuando se tiene ronquera se «desafina». Donat Cattin</text:p>
      <text:p text:style-name="Standard">puede, no obstante, retomar con más calma esta parte final —por lo</text:p>
      <text:p text:style-name="Standard">demás valiente—- de su discurso, si se distancia de ese ambiente del</text:p>
      <text:p text:style-name="Standard">poder que deforma fatídicamente el lenguaje y el comportamiento</text:p>
      <text:p text:style-name="Standard">de quienes se mueven en él.</text:p>
      <text:p text:style-name="Standard"/>
      <text:p text:style-name="Standard">Il Corriere della Sem, 19 de septiembre de 1975.</text:p>
      <text:p text:style-name="Standard"/>
      <text:p text:style-name="Standard">¿POR QUÉ EL PROCESO?</text:p>
      <text:p text:style-name="Standard"/>
      <text:p text:style-name="Standard">Queridos colegas de La Siampa: en un editorial del 14 de septiem-</text:p>
      <text:p text:style-name="Standard">bre habéis escrito «el Proceso, ¿y luego qué?» Bien: si cuentan los</text:p>
      <text:p text:style-name="Standard">próximos diezv años de nuestra vida (es decir, si son historia), luego</text:p>
      <text:p text:style-name="Standard">algo se sabrá. Si, por el contrario, cuentan los próximos diez mil</text:p>
      <text:p text:style-name="Standard">años (es decir, la vida del mundo), luego todo es pleonástico y</text:p>
      <text:p text:style-name="Standard">vano.</text:p>
      <text:p text:style-name="Standard"/>
      <text:p text:style-name="Standard">Yo, personalmente, tiendo a dar una importancia infinitamente</text:p>
      <text:p text:style-name="Standard">mayor a los próximos diez mil años que a los próximos diez; y si me</text:p>
      <text:p text:style-name="Standard">intereso por los próximos diez es por pura filosofía de la virtud.</text:p>
      <text:p text:style-name="Standard"/>
      <text:p text:style-name="Standard">¿Qué es necesario saber, o mejor dicho, qué es lo que los ciuda-</text:p>
      <text:p text:style-name="Standard">danos quieren saber para que los próximos diez años de su vida no</text:p>
      <text:p text:style-name="Standard">les sean sustraídos (como ha ocurrido con los diez últimos)?</text:p>
      <text:p text:style-name="Standard"><text:soft-page-break/></text:p>
      <text:p text:style-name="Standard">Repetiré una vez más la letanía, tal vez a costa de hacer, con</text:p>
      <text:p text:style-name="Standard">respecto a la virtud, un mero ejercicio académico.</text:p>
      <text:p text:style-name="Standard"/>
      <text:p text:style-name="Standard">Los ciudadanos italianos quieren saber conscientemente por qué</text:p>
      <text:p text:style-name="Standard">en estos diez años de denominado bienestar se ha gastado en todo</text:p>
      <text:p text:style-name="Standard">salvo en los servicios públicos de primera necesidad: hospitales, es-</text:p>
      <text:p text:style-name="Standard">cuelas, asilos, hospicios, espacios verdes, bienes naturales, es decir,</text:p>
      <text:p text:style-name="Standard">culturales.</text:p>
      <text:p text:style-name="Standard"/>
      <text:p text:style-name="Standard">Los ciudadanos italianos quieren saber conscientemente por que</text:p>
      <text:p text:style-name="Standard">en estos diez años de denominada tolerancia se ha hecho aún más</text:p>
      <text:p text:style-name="Standard">profunda la división entre la Italia septentrional y la Italia meridio-</text:p>
      <text:p text:style-name="Standard">nal, convirtiendo cada vez más a los meridionales en ciudadanos de</text:p>
      <text:p text:style-name="Standard">segunda.</text:p>
      <text:p text:style-name="Standard"/>
      <text:p text:style-name="Standard">Los ciudadanos italianos quieren saber conscientemente por qué</text:p>
      <text:p text:style-name="Standard">cn estos diez años de denominada civilización tecnológica se han</text:p>
      <text:p text:style-name="Standard">realizado desastres inmobiliarios, urbanísticos, paisajísticos y ecoló-</text:p>
      <text:p text:style-name="Standard">gicos mn salvajes, abandonando el campo a sí mismo, siempre salva-</text:p>
      <text:p text:style-name="Standard">|(‘IHL'IIIC.</text:p>
      <text:p text:style-name="Standard"/>
      <text:p text:style-name="Standard">IIS</text:p>
      <text:p text:style-name="Standard"/>
      <text:p text:style-name="Standard"><text:s/></text:p>
      <text:p text:style-name="Standard"/>
      <text:p text:style-name="Standard"><text:s/></text:p>
      <text:p text:style-name="Standard"/>
      <text:p text:style-name="Standard">iAlllAñ ¡lIlI-HANAH</text:p>
      <text:p text:style-name="Standard"/>
      <text:p text:style-name="Standard">Los ciudadanos itnliullns quivrril Hilllvl‘ conscimilvmrlllc por qm‘</text:p>
      <text:p text:style-name="Standard">en estos diez años de LlUHUIIIlIIJIKlU ¡irogrvso lu «Iuusu» HC liu ilepanl</text:p>
      <text:p text:style-name="Standard">perado y degradado tanto desde el punto «le vis Inuunuo.</text:p>
      <text:p text:style-name="Standard"/>
      <text:p text:style-name="Standard">Los Ciudadanos italianos quieren saber CUHSCÍUIIICIIICHIL‘ por qui’-</text:p>
      <text:p text:style-name="Standard">en estos diez años de denominado laicismo el único ClÍSUUFSU lállcl)</text:p>
      <text:p text:style-name="Standard">ha sido ese discurso sucio de la televisión (que se lia unido :1 In es-</text:p>
      <text:p text:style-name="Standard">cuela en una obra quizá irreversible de deseducación de ln gente).</text:p>
      <text:p text:style-name="Standard"/>
      <text:p text:style-name="Standard">Los ciudadanos italianos quieren saber conscientemente por que</text:p>
      <text:p text:style-name="Standard">en estos diez años de denominada democratización (resulta casi có-</text:p>
      <text:p text:style-name="Standard">mico decirlo: ninguna «cultura» ha sido más unificadora que la «cul-</text:p>
      <text:p text:style-name="Standard">tura» de estos diez años) las descentralizaciones únicamente han ser-</text:p>
      <text:p text:style-name="Standard">vido como cobertura cínica de las maniobras de un viejo subgobierno</text:p>
      <text:p text:style-name="Standard">clerical-fascista convertido en meramente mafioso.</text:p>
      <text:p text:style-name="Standard"/>
      <text:p text:style-name="Standard">He dicho y repetido la palabra «por qué»: los italianos no quie-</text:p>
      <text:p text:style-name="Standard">ren saber conscientemente que estos fenómenos existen objetiva-</text:p>
      <text:p text:style-name="Standard">mente ni cuáles sean sus posibles remedios, sino que, ante todo,</text:p>
      <text:p text:style-name="Standard">quieren saber por qué existen.</text:p>
      <text:p text:style-name="Standard"/>
      <text:p text:style-name="Standard">Vosotros decís, queridos colegas de La Stampa, que de hacer</text:p>
      <text:p text:style-name="Standard"><text:soft-page-break/>saber estas cosas a los italianos se encarga el juego democrático, o</text:p>
      <text:p text:style-name="Standard">sea, las críticas que los partidos se dirigen mutuamente —incluso</text:p>
      <text:p text:style-name="Standard">violentamente— y, en especial, las críticas que todos los partidos</text:p>
      <text:p text:style-name="Standard">dirigen a la Democracia Cristiana. No. No es así. Y precisamente</text:p>
      <text:p text:style-name="Standard">por las razones que vosotros mismos (contradiciéndoos) sostenéis:</text:p>
      <text:p text:style-name="Standard">es decir, por la razón de que, cada cual en diferente medida y de</text:p>
      <text:p text:style-name="Standard">diferente modo, todos los políticos y todos los partidos comparten</text:p>
      <text:p text:style-name="Standard">con la Democracia Cristiana la ceguera y la responsabilidad.</text:p>
      <text:p text:style-name="Standard"/>
      <text:p text:style-name="Standard">Así pues, ante todo, los otros partidos no pueden dirigir críticas</text:p>
      <text:p text:style-name="Standard">objetivas y convincentes a la Democracia Cristiana desde el momen-</text:p>
      <text:p text:style-name="Standard">to en que tampoco ellos han comprendido ciertos problemas o, peor</text:p>
      <text:p text:style-name="Standard">todavía, también ellos han compartido ciertas decisiones.</text:p>
      <text:p text:style-name="Standard"/>
      <text:p text:style-name="Standard">Ademas, sobre toda la vida democrática italiana se cierne la sos-</text:p>
      <text:p text:style-name="Standard">pecha de complicidad por una parte y de ignorancia por otra, por lo</text:p>
      <text:p text:style-name="Standard">cual nace —casi por sí mismo— un pacto natural con el poder: una</text:p>
      <text:p text:style-name="Standard">tácita diplomacia del silencio.</text:p>
      <text:p text:style-name="Standard"/>
      <text:p text:style-name="Standard">Un inventario, por sumario que sea, aunque en la medida de Io</text:p>
      <text:p text:style-name="Standard">posible completo y razonada de los fenómenos, es decir de las cul-</text:p>
      <text:p text:style-name="Standard">pas, no se ha hecho jamás. Quizás se considera insostenible hacerlo.</text:p>
      <text:p text:style-name="Standard"/>
      <text:p text:style-name="Standard">Porque, a las acusaciones que he inventariado aquí, siempre a</text:p>
      <text:p text:style-name="Standard">propósito de lo que los italianos quieren saber conscientemente, hay</text:p>
      <text:p text:style-name="Standard">mucho que añadir.</text:p>
      <text:p text:style-name="Standard"/>
      <text:p text:style-name="Standard">Los italianos quieren saber conscientemente cuál ha sido el ver-</text:p>
      <text:p text:style-name="Standard">dadero papel del SIFAR'.</text:p>
      <text:p text:style-name="Standard"/>
      <text:p text:style-name="Standard"><text:s/></text:p>
      <text:p text:style-name="Standard"/>
      <text:p text:style-name="Standard">I. SIFAR: el servicio secreto al que se arribuyeron los principales actos de terrorismo de</text:p>
      <text:p text:style-name="Standard">Estado [N.d.T.].</text:p>
      <text:p text:style-name="Standard"/>
      <text:p text:style-name="Standard">116</text:p>
      <text:p text:style-name="Standard"/>
      <text:p text:style-name="Standard">¡run una H ¡‘IHHPHH</text:p>
      <text:p text:style-name="Standard"/>
      <text:p text:style-name="Standard">Im imliuuou quieren imbcr conscientemente cuál ha sido el ver-</text:p>
      <text:p text:style-name="Standard">dadero pupcl rlcl Sil).</text:p>
      <text:p text:style-name="Standard"/>
      <text:p text:style-name="Standard">Los it. ¡mos quieren saber conscientemente cuál ha sido el ver-</text:p>
      <text:p text:style-name="Standard">díldCN) papel dc la CIA. r</text:p>
      <text:p text:style-name="Standard"/>
      <text:p text:style-name="Standard">Los italianos quieren saber conscientemente hasta que’ punto la</text:p>
      <text:p text:style-name="Standard">Mafia ha participado en las decisiones del gobierno de Roma o ha</text:p>
      <text:p text:style-name="Standard">colaborado con él.</text:p>
      <text:p text:style-name="Standard"/>
      <text:p text:style-name="Standard">Los italianos quieren saber conscientemente cuál ha sido la rea-</text:p>
      <text:p text:style-name="Standard">lidad de los llamados «golpes» fascistas.</text:p>
      <text:p text:style-name="Standard"/>
      <text:p text:style-name="Standard"><text:soft-page-break/>Los italianos quieren saber conscientemente de qué cerebros y</text:p>
      <text:p text:style-name="Standard">en qué lugares surgió el proyecto de la «estrategia de la tensión»</text:p>
      <text:p text:style-name="Standard">(primero anticomunista y luego antifascista, indistintamente).</text:p>
      <text:p text:style-name="Standard"/>
      <text:p text:style-name="Standard">Los italianos quieren saber conscientemente quién creó el caso</text:p>
      <text:p text:style-name="Standard">Valpredaz.</text:p>
      <text:p text:style-name="Standard"/>
      <text:p text:style-name="Standard">Los italianos quieren saber conscientemente quiénes son los eje-</text:p>
      <text:p text:style-name="Standard">cutores materiales y los mandantes, nacionales, de los atentados de</text:p>
      <text:p text:style-name="Standard">Milán, Brescia y Bolonia.</text:p>
      <text:p text:style-name="Standard"/>
      <text:p text:style-name="Standard">Pero los italianos —y éste es el nudo de la cuestíón— quieren</text:p>
      <text:p text:style-name="Standard">saber todas estas cosas juntas: y junto con los demás delitos poten-</text:p>
      <text:p text:style-name="Standard">ciales con cuyo inventario he empezado. Mientras no sepamos to-</text:p>
      <text:p text:style-name="Standard">das estas cosas juntas —y mientras la lógica que las conecta y las une</text:p>
      <text:p text:style-name="Standard">en un todo único se abandone a la sola fantasía de los moralistas—</text:p>
      <text:p text:style-name="Standard">la consciencia política de los italianos no podrá producir nueva cons-</text:p>
      <text:p text:style-name="Standard">ciencia. Es decir, Italia no podrá ser gobernada.</text:p>
      <text:p text:style-name="Standard"/>
      <text:p text:style-name="Standard">El Proceso Penal del que hablo tiene (en mi fantasía de moralis-</text:p>
      <text:p text:style-name="Standard">ta) la figura, el sentido y el valor de una Síntesis. La exclusión y el</text:p>
      <text:p text:style-name="Standard">proceso (instruido —decía— aunque no celebrado) de Nixon debe-</text:p>
      <text:p text:style-name="Standard">ría significar algo para vosotros, que creéis en este juego democráti-</text:p>
      <text:p text:style-name="Standard">co. Si en América se hubiese desarrollado contra Nixon el juego</text:p>
      <text:p text:style-name="Standard">democrático, tal como vosotros parecéis concebir-lo, Nixon aún es-</text:p>
      <text:p text:style-name="Standard">taría allí y América no sabría lo que sabe sobre sí misma; o, al</text:p>
      <text:p text:style-name="Standard">menos, no habría tenido la confirmación, por formal que sea (y es</text:p>
      <text:p text:style-name="Standard">importante), de la bondad de eso que considera bueno: la democra-</text:p>
      <text:p text:style-name="Standard">cia misma.</text:p>
      <text:p text:style-name="Standard"/>
      <text:p text:style-name="Standard">Pero si (como me parece evidente, con irremediable mortifica-</text:p>
      <text:p text:style-name="Standard">ción) la opinión pública italiana —que también vosotros represen-</text:p>
      <text:p text:style-name="Standard">táis- no quiere saber —o se contenta con sospechar—, el juego</text:p>
      <text:p text:style-name="Standard">democrático no es formal: es falso.</text:p>
      <text:p text:style-name="Standard"/>
      <text:p text:style-name="Standard">Además, si la voluntad consciente de saber de los ciudadanos</text:p>
      <text:p text:style-name="Standard">italianos no tiene la fuerza de obligar al poder a autocriticarse y a</text:p>
      <text:p text:style-name="Standard"/>
      <text:p text:style-name="Standard">2. Pietro Valpreda fue uno de los anarquistas a los que la policía atribuyó (sin pruebas</text:p>
      <text:p text:style-name="Standard">feliacientes) el atentado del 12 de noviembre de 1969 en la Banca delFAgricoltura de la Piazza</text:p>
      <text:p text:style-name="Standard">Fontana de Milán, en el que perecieron 16 personas. Valpreda estuvo [res años en prisión en</text:p>
      <text:p text:style-name="Standard">espera de juicio y sólo fue declarado inocente en la tardía fecha de 1985 [N.d.T.].</text:p>
      <text:p text:style-name="Standard"/>
      <text:p text:style-name="Standard">117</text:p>
      <text:p text:style-name="Standard"/>
      <text:p text:style-name="Standard"><text:s/></text:p>
      <text:p text:style-name="Standard"/>
      <text:p text:style-name="Standard">CARTAS LUTERANAS</text:p>
      <text:p text:style-name="Standard"/>
      <text:p text:style-name="Standard">desenmascararse —aunque sólo fuera según el modelo americano-</text:p>
      <text:p text:style-name="Standard">esto significa que el nuestro es un país muy pobre; más aún: diga-</text:p>
      <text:p text:style-name="Standard">mos, incluso, un pais miserable.</text:p>
      <text:p text:style-name="Standard"><text:soft-page-break/></text:p>
      <text:p text:style-name="Standard">Hay cosas, además (y en este punto sigo más que nunca en el</text:p>
      <text:p text:style-name="Standard">puro espíritu de la Stoa), que los ciudadanos italianos quieren saber,</text:p>
      <text:p text:style-name="Standard">aunque sin haber formulado con la suficiente claridad su voluntad</text:p>
      <text:p text:style-name="Standard">de saber: eso se demuestra donde el juego democrático, precisamen-</text:p>
      <text:p text:style-name="Standard">te, es falso; donde todos juegan con el poder; donde la ceguera de</text:p>
      <text:p text:style-name="Standard">los políticos está hoy más consolidada.</text:p>
      <text:p text:style-name="Standard"/>
      <text:p text:style-name="Standard">Los italianos quieren saber también, por tanto, qué es con preci-</text:p>
      <text:p text:style-name="Standard">sión la «condición humana» —política y social— en la que, casi como</text:p>
      <text:p text:style-name="Standard">por una catástrofe natural, han sido forzados a vivir: primero por</text:p>
      <text:p text:style-name="Standard">las ilusiones nefastas y degradantes del bienestar, y luego por las</text:p>
      <text:p text:style-name="Standard">ilusiones frustantes, no del retorno. a la pobreza, íno!, sino del re-</text:p>
      <text:p text:style-name="Standard">corte del bienestar.</text:p>
      <text:p text:style-name="Standard"/>
      <text:p text:style-name="Standard">Los italianos quieren saber también qué es, qué límites tiene,</text:p>
      <text:p text:style-name="Standard">que’ futuro prevé, la «nueva cultura» —en sentido antropológico-</text:p>
      <text:p text:style-name="Standard">en la que viven como en un sueño: una cultura niveladora, degra-</text:p>
      <text:p text:style-name="Standard">dante, vulgar (especialmente en la última generación).</text:p>
      <text:p text:style-name="Standard"/>
      <text:p text:style-name="Standard">Los italianos quieren saber también qué es, y cómo se define</text:p>
      <text:p text:style-name="Standard">verdaderamente, el «nuevo tipo de poder» en el que esa cultura se</text:p>
      <text:p text:style-name="Standard">ha producido: pues el poder clericalïascista está en decadencia y</text:p>
      <text:p text:style-name="Standard">hoy sólo obliga ya a «luchas retardadas» (la condena a muerte de los</text:p>
      <text:p text:style-name="Standard">antifranquistas, las relaciones entre la vieja generación maﬁosa y la</text:p>
      <text:p text:style-name="Standard">nueva en el sur, etcétera).</text:p>
      <text:p text:style-name="Standard"/>
      <text:p text:style-name="Standard">Los italianos quieren saber también, sobre todo, que’ es y cómo</text:p>
      <text:p text:style-name="Standard">se define el «nuevo modo de producción» (del que ha nacido ese</text:p>
      <text:p text:style-name="Standard">«nuevo poder» y, por consiguiente, esa «nueva cultura»); y si por</text:p>
      <text:p text:style-name="Standard">casualidad ese «nuevo modo de producción» —introduciendo un</text:p>
      <text:p text:style-name="Standard">nuevo tipo de mercancías y por tanto un nuevo tipo de humani»</text:p>
      <text:p text:style-name="Standard">dad— no producirá por vez primera en la historia «relaciones socia-</text:p>
      <text:p text:style-name="Standard">les inmodiﬁcables», es decir, sustraídas y negadas, de una vez para</text:p>
      <text:p text:style-name="Standard">siempre, a cualquier forma posible de «alteridad».</text:p>
      <text:p text:style-name="Standard"/>
      <text:p text:style-name="Standard">Sin saber qué es este «nuevo modo de producción», este «nuevo</text:p>
      <text:p text:style-name="Standard">poder» y esta «nueva cultura» no se puede gobernar; no se pueden</text:p>
      <text:p text:style-name="Standard">tomar decisiones políticas (salvo las que sólo sirven para aguantar</text:p>
      <text:p text:style-name="Standard">hasta el día siguiente, como hace Moro).</text:p>
      <text:p text:style-name="Standard"/>
      <text:p text:style-name="Standard">Los hombres de poder democristianos que nos han gobernado</text:p>
      <text:p text:style-name="Standard">en estos últimos diez años ni siquiera han sabido plantearse cl pro-</text:p>
      <text:p text:style-name="Standard">blema de este «nuevo modo de producción» y de esta «nueva cultu-</text:p>
      <text:p text:style-name="Standard">ra», salvo en los meandros de sii Casa (le locos, y sigui-ii creyendo</text:p>
      <text:p text:style-name="Standard"/>
      <text:p text:style-name="Standard">que sirven al poder establecido, clcriciilïiiscisiii. lzsiu les li:i ll('V.‘Hl(7</text:p>
      <text:p text:style-name="Standard">a desequilibrios trágicos qui: l1.'ll'l l'('lllll'lill) ¡im-sim ¡iilfs ¡l un vsliuli»</text:p>
      <text:p text:style-name="Standard">tal que muchas veces l1(‘C()lIlp.’|I‘ll(l()COI] ¡un l'llll1.’|h' ¡le P145‘.</text:p>
      <text:p text:style-name="Standard"/>
      <text:p text:style-name="Standard">Ésto es vl ziiiléiiiici) criiiicii pnlílim lll‘l que mui rulpulilru los</text:p>
      <text:p text:style-name="Standard"/>
      <text:p text:style-name="Standard"><text:soft-page-break/>lIH</text:p>
      <text:p text:style-name="Standard"/>
      <text:p text:style-name="Standard"><text:s/></text:p>
      <text:p text:style-name="Standard"><text:s text:c="4"/></text:p>
      <text:p text:style-name="Standard"/>
      <text:p text:style-name="Standard">¡FOR QUÉ EL PROCESO!</text:p>
      <text:p text:style-name="Standard"/>
      <text:p text:style-name="Standard">poderosos democristianos, por el que merecerían ser llevados a la</text:p>
      <text:p text:style-name="Standard">sala de un tribunal y procesados.</text:p>
      <text:p text:style-name="Standard"/>
      <text:p text:style-name="Standard">No digo con esto que otros políticos se hayan planteado los</text:p>
      <text:p text:style-name="Standard">problemas que no se han planteado los sacristanes en el poder o</text:p>
      <text:p text:style-name="Standard">que, a diferencia de ellos, hayan sabido resolvïzrlosygaánllale: 105</text:p>
      <text:p text:style-name="Standard">comunistas, por ejemplo, han confundido el nive Ide Vl a e o te?)</text:p>
      <text:p text:style-name="Standard">con su vida, y el desarrollo con el progreso. I4’ero os errores come i-</text:p>
      <text:p text:style-name="Standard">dos por los comunistas —si los han cometido— han sido errores</text:p>
      <text:p text:style-name="Standard">teóricos. No estaban en el gobierno; no detentaban el,poder¿ Ellos</text:p>
      <text:p text:style-name="Standard">no robabzm a los italianos. Los que asumían las responsabilidades</text:p>
      <text:p text:style-name="Standard">son los que deben pagar, queridos colegas de La Stampa,’ y estoy</text:p>
      <text:p text:style-name="Standard">convencido de que estáis completamente de acuerdo conmigo._</text:p>
      <text:p text:style-name="Standard"/>
      <text:p text:style-name="Standard">Una última observación que, por otra parte, m5 Par?“ caPltal-</text:p>
      <text:p text:style-name="Standard"/>
      <text:p text:style-name="Standard">La investigación judicial sobre los ggolpes» (TambUIIHO, VIWÏC‘</text:p>
      <text:p text:style-name="Standard">ne,...), el sumario sobre la muerte de Pinelli, el proceso Valpreda, el</text:p>
      <text:p text:style-name="Standard">proceso Freda y Ventura, los varios proc/esos sobre los delitos nedo-</text:p>
      <text:p text:style-name="Standard">fascistas, ¿por qué no avanzan’ lo mas minimo? ¿Por que esta to o</text:p>
      <text:p text:style-name="Standard">inmóvil como en un cementerio? Es espantosamente claro. Porque</text:p>
      <text:p text:style-name="Standard">todas estas investigaciones y procesos, una vez llevados a cabo, solo</text:p>
      <text:p text:style-name="Standard">eonducírían al Proceso del que estoy hablando. Asi pciiies, en el odentro</text:p>
      <text:p text:style-name="Standard">y en el fondo de todo esto esta el problema de laju icatura y e sus</text:p>
      <text:p text:style-name="Standard">opciones políticas. y</text:p>
      <text:p text:style-name="Standard"/>
      <text:p text:style-name="Standard">Pero mientras que todos nosotros, queridoscolegas de La</text:p>
      <text:p text:style-name="Standard">Stampa, tenemos el valor de hablar contra los politicos, porque en</text:p>
      <text:p text:style-name="Standard">el fondo los políticos son cínicos, disponibles, pacientes, picaroS,</text:p>
      <text:p text:style-name="Standard">grandes encajadores y tienen cierto ¡’rm play, aunque sea provincia-</text:p>
      <text:p text:style-name="Standard">no y grosero, a propósito de los Magistrados, en cambio, todos per-</text:p>
      <text:p text:style-name="Standard">manecemos callados; cívica y seriamente callados. &lt;Por queÏiEsta es</text:p>
      <text:p text:style-name="Standard">la última atrocidad que hay que decir: porque tenemos mie o.</text:p>
      <text:p text:style-name="Standard"/>
      <text:p text:style-name="Standard">Il Corriere della Sem, 28 de septiembre de 1975.</text:p>
      <text:p text:style-name="Standard"/>
      <text:p text:style-name="Standard"><text:s/></text:p>
      <text:p text:style-name="Standard"/>
      <text:p text:style-name="Standard"><text:s/></text:p>
      <text:p text:style-name="Standard"/>
      <text:p text:style-name="Standard">MI ACCAÏTONE EN TELEVISIÓN</text:p>
      <text:p text:style-name="Standard">DESPUES DEL GENOCIDIO</text:p>
      <text:p text:style-name="Standard"/>
      <text:p text:style-name="Standard">Accuttgne puede ser visto también, en el laboratorio, como el ex-</text:p>
      <text:p text:style-name="Standard"/>
      <text:p text:style-name="Standard"><text:soft-page-break/>tracto e u/n modo de vida, es decir, de una cultura. Visto así, puede</text:p>
      <text:p text:style-name="Standard">ser un fenomeno interesante para un investigador, pero es un fenó-</text:p>
      <text:p text:style-name="Standard">meno tragico para quien está directamente implicado: por ejemplo</text:p>
      <text:p text:style-name="Standard">para mi, que soy su autor.</text:p>
      <text:p text:style-name="Standard"/>
      <text:p text:style-name="Standard">Cuando apareció Accaztone, aunque estuviésemos en los inicios</text:p>
      <text:p text:style-name="Standard">de eso que se solía llamar «boom» (palabra que ya nos hace sonreir</text:p>
      <text:p text:style-name="Standard">como «belle époque» o «estilo aerodinámico»), estábamos en una</text:p>
      <text:p text:style-name="Standard">era distinta.</text:p>
      <text:p text:style-name="Standard"/>
      <text:p text:style-name="Standard">Una era represiva. En realidad, a lo largo de los años cincuenta,</text:p>
      <text:p text:style-name="Standard">no cambio ynada de lo que había caracterizado a Italia en los años</text:p>
      <text:p text:style-name="Standard">cparenta o incluso antes. La continuidad entre el Régimen fascista y</text:p>
      <text:p text:style-name="Standard">e Regimen democristiano era todavía perfecta. En Accattone resul-</text:p>
      <text:p text:style-name="Standard">tan impresionantes dos aspectos de esta continuidad: el primero la</text:p>
      <text:p text:style-name="Standard">segregación del subproletariado en una marginalidad en la que tddo</text:p>
      <text:p text:style-name="Standard">era distinto; el segundo, la despiadada, criminaloide e indiscutible</text:p>
      <text:p text:style-name="Standard">violencia de la policía.</text:p>
      <text:p text:style-name="Standard">diatácïécﬁlgïileste segundo punto nos entendemos todos de inme-</text:p>
      <text:p text:style-name="Standard">_ s , gfïstar palabras. De hecho, en parte la policía sigue</text:p>
      <text:p text:style-name="Standard">siendo asi: basta ir a Madrid o a Barcelona para volver a ver a nues-</text:p>
      <text:p text:style-name="Standard">tros vie]os conocidos en todo su escuálido esplendor.</text:p>
      <text:p text:style-name="Standard"/>
      <text:p text:style-name="Standard">h Acerca del Primer Punto, Sln embargo, se podría escribir mu-</text:p>
      <text:p text:style-name="Standard">c o’: porque en 196 Lrcuando se estrenó Accazzone, ningún burgués</text:p>
      <text:p text:style-name="Standard">sabia exactamente que era y cómo vivía el subproletariado urbano, y</text:p>
      <text:p text:style-name="Standard">e11 especïfïlg el FOÏHHHO; Y C11 1975, año en que Accattone se emite</text:p>
      <text:p text:style-name="Standard">por televisión, ningún burgués sabe exactamente todavía qué fue</text:p>
      <text:p text:style-name="Standard">aquel subproletatiado y qué es el subproletariado hoy. Me encuen-</text:p>
      <text:p text:style-name="Standard">tro con el deber de explicar y de discutir al mismo tiempo. Todos los</text:p>
      <text:p text:style-name="Standard"/>
      <text:p text:style-name="Standard">120</text:p>
      <text:p text:style-name="Standard"/>
      <text:p text:style-name="Standard">HI AIIIiIlIlNl Ill ¡ÍIYVIEIÜII |!|'«I‘||Í'- Illl nINIH IIIIU</text:p>
      <text:p text:style-name="Standard"/>
      <text:p text:style-name="Standard">lIllI‘}!,llK‘8(‘H son, vu l‘(' lltlllll, mcistals; lo son siempre, cn cualquier</text:p>
      <text:p text:style-name="Standard">lugar y Cllállqlliclïl que s . cl partido al que pertenezcan.</text:p>
      <text:p text:style-name="Standard"/>
      <text:p text:style-name="Standard">lln l‘)(w l Accallortze Llescncadenó fenómenos explícitos de «racis-</text:p>
      <text:p text:style-name="Standard">mo» por primera vez cn Italia. Entre ellos una feroz «persecución»</text:p>
      <text:p text:style-name="Standard">coulru mí y contra el pobre —vsubproletario— Franco Citti. Pero hoy,</text:p>
      <text:p text:style-name="Standard">cn l 975, las cosas no son tan distintas. El «racismo» siempre aparece</text:p>
      <text:p text:style-name="Standard">explícitamente en cualquier confrontación o choque directo con el</text:p>
      <text:p text:style-name="Standard">subproletariado; surge de ese sopor y de esa potencialidad que, por</text:p>
      <text:p text:style-name="Standard">lo demás, determinan, tanto más rígidamente cuanto más inconscien-</text:p>
      <text:p text:style-name="Standard">temente, la idea de la existencia y la existencia del burgués.</text:p>
      <text:p text:style-name="Standard"/>
      <text:p text:style-name="Standard">En 1961, los burgueses veían en el subproletariado el mal, exac-</text:p>
      <text:p text:style-name="Standard">tamente igual que los racistas americanos lo veían en el universo</text:p>
      <text:p text:style-name="Standard">negro. Y por lo demás entonces los subproletarios eran «negros» a</text:p>
      <text:p text:style-name="Standard">todos los efectos. Su «cultura» —una «cultura particularista» en el</text:p>
      <text:p text:style-name="Standard">marco de una cultura más vasta, a su vez «particularista», como era</text:p>
      <text:p text:style-name="Standard"><text:soft-page-break/>la cultura campesina meridional—— daba a los subproletarios roma-</text:p>
      <text:p text:style-name="Standard">nos no sólo unos originales «rasgos» psicológicos sirio también unos</text:p>
      <text:p text:style-name="Standard">«rasgos» físicos originales. Creaba verdaderamente una «raza». El</text:p>
      <text:p text:style-name="Standard">espectador de hoy puede comprobarlo viendo los personajes de</text:p>
      <text:p text:style-name="Standard">Accuttone. Ninguno de los cuales -—lo repito por enésima vez-— era</text:p>
      <text:p text:style-name="Standard">actor: cada cual era realmente cada cual. Su realidad se representaba</text:p>
      <text:p text:style-name="Standard">a través de su realidad. Aquellos «cuerpos» eran así tanto en la vida</text:p>
      <text:p text:style-name="Standard">como en la pantalla.</text:p>
      <text:p text:style-name="Standard"/>
      <text:p text:style-name="Standard">Su «cultura», tan profundamente diferente que creaba incluso</text:p>
      <text:p text:style-name="Standard">una «raza», proporcionaba al subproletariado romano una moral y</text:p>
      <text:p text:style-name="Standard">una filosofía de clase «dominada» que la clase «dominante» se con-</text:p>
      <text:p text:style-name="Standard">tentaba con «dominar» policialmente, sin preocuparse de evangeli-</text:p>
      <text:p text:style-name="Standard">zarla, es decir, de obligarla a asumir su propia ideología (en este</text:p>
      <text:p text:style-name="Standard">caso un repugnante catolicismo puramente formal).</text:p>
      <text:p text:style-name="Standard"/>
      <text:p text:style-name="Standard">Abandonada durante siglos a sí misma, es decir, a su propia in-</text:p>
      <text:p text:style-name="Standard">movilidad, aquella cultura había elaborado valores y modelos de</text:p>
      <text:p text:style-name="Standard">comportamiento absolutos. Como en todas las culturas populares,</text:p>
      <text:p text:style-name="Standard">los «hijos» recreaban a los «padres»: ocupaban su lugar, repitiéndolo</text:p>
      <text:p text:style-name="Standard">(lo que constituye el sentido de las «castas», que nosotros, racista-</text:p>
      <text:p text:style-name="Standard">mente y con tanto racionalismo «eurocéntrico» y menospreciativo,</text:p>
      <text:p text:style-name="Standard">nos cornplacemos en condenar). Así pues, ninguna revolución inter-</text:p>
      <text:p text:style-name="Standard">na en aquella cultura. La tradición era la vida misma. Valores y</text:p>
      <text:p text:style-name="Standard">modelos pasaban inmutables de padres a hijos. Y, sin embargo, lia-</text:p>
      <text:p text:style-name="Standard">bía una continua regeneración. Basta observar su lengua (que ahora</text:p>
      <text:p text:style-name="Standard">ya no existe): se inventaba continuamente, aunque los modelos léxi-</text:p>
      <text:p text:style-name="Standard">cos y gramaticales fuesen siempre los mismos. En el cinturón de</text:p>
      <text:p text:style-name="Standard">barrios periféricos, que constituía la metrópolis plebeya, no había</text:p>
      <text:p text:style-name="Standard">un solo instante de la jornada en el que no se oyese en las calles o en</text:p>
      <text:p text:style-name="Standard">los descampados una «invención» lingüística. Señal de que se trata-</text:p>
      <text:p text:style-name="Standard">ba de una «cultura» viva.</text:p>
      <text:p text:style-name="Standard"/>
      <text:p text:style-name="Standard"><text:s/></text:p>
      <text:p text:style-name="Standard"/>
      <text:p text:style-name="Standard">121</text:p>
      <text:p text:style-name="Standard"/>
      <text:p text:style-name="Standard">¡AHI/u IIIIINANA’.</text:p>
      <text:p text:style-name="Standard"/>
      <text:p text:style-name="Standard">Todo esto está fielmente l'&lt;.']‘ll'L:HL'lll.‘lLl(i cu Arm/luna (y HL‘ vn‘.</text:p>
      <text:p text:style-name="Standard">sobre todo, si se lee Accattone de (lülcrllllllálllil lllilllcïil, cxcliiyc-iirli)</text:p>
      <text:p text:style-name="Standard">la presencia de mi esteticismo fúnebre). Entre |96| y [975 algo</text:p>
      <text:p text:style-name="Standard">esencial cambió: se produjo el genocidio. Se destruyó euliurnlmcii»</text:p>
      <text:p text:style-name="Standard">te una población. Y se trata precisamente de uno de esos genoeidios</text:p>
      <text:p text:style-name="Standard">culturales que precedieron a los genocidios físicos de lelitler. Si yo</text:p>
      <text:p text:style-name="Standard">hubiese hecho un largo viaje y hubiese regresado al cabo de unos</text:p>
      <text:p text:style-name="Standard">años, al dar una vuelta por la «grandiosa metrópolis plebeya» ha-</text:p>
      <text:p text:style-name="Standard">bría tenido la impresión de que todos sus habitantes habían sido</text:p>
      <text:p text:style-name="Standard">deportados y exterminados, sustituidos, en las calles y en los</text:p>
      <text:p text:style-name="Standard">dcscampados, por pálidos, feroces e infelices fantasmas. Como las</text:p>
      <text:p text:style-name="Standard">SS de Hitler. Los jóvenes -—vaciados de sus valores y de sus mode-</text:p>
      <text:p text:style-name="Standard">los como si de su sangre se tratara— se han convertido en copias</text:p>
      <text:p text:style-name="Standard"><text:soft-page-break/>espectrales de otro modo de ser y de concebir la existencia: el pe-</text:p>
      <text:p text:style-name="Standard">queño burgués.</text:p>
      <text:p text:style-name="Standard"/>
      <text:p text:style-name="Standard">Si hoy quisiera rodar de nuevo Accttttone ya no podría hacerlo.</text:p>
      <text:p text:style-name="Standard">No encontraría ya ni un solo joven cuyo «cuerpo» se parecicse iii</text:p>
      <text:p text:style-name="Standard">siquiera vagamente al de los jóvenes que se representaron a si mis-</text:p>
      <text:p text:style-name="Standard">mos en Acmttone, No encontraría ya ni un solo joven que supiera</text:p>
      <text:p text:style-name="Standard">decir, con aquella voz, aquellas frases. No sólo les faltaría el espíritu</text:p>
      <text:p text:style-name="Standard">y la mentalidad para poder decirlas sino que ni siquiera las coni-</text:p>
      <text:p text:style-name="Standard">prenderían. Deberían hacer como las señoras milanesas que a finales</text:p>
      <text:p text:style-name="Standard">de los años cincuenta leían Ragazzi dí vita o Una vita violenta, a</text:p>
      <text:p text:style-name="Standard">saber: consultar el glosario. Y, finalmente, ha cambiado incluso la</text:p>
      <text:p text:style-name="Standard">pronunciación. (Los italianos nunca han sido fonólogos; es de supo-</text:p>
      <text:p text:style-name="Standard">ner, por tanto, que este punto quedará envuelto por un espeso y</text:p>
      <text:p text:style-name="Standard">definitivo misterio.) \</text:p>
      <text:p text:style-name="Standard"/>
      <text:p text:style-name="Standard">Los personajes de Accaztone eran todos ladrones, o chulos, o</text:p>
      <text:p text:style-name="Standard">carteristas o gente que vivía al día; se trataba, en definitiva, de una</text:p>
      <text:p text:style-name="Standard">película sobre la mala vida. Naturalmente, a su alrededor estaba tam-</text:p>
      <text:p text:style-name="Standard">bién el mundo de la gente del arrabal, implicada tal vez por compli-</text:p>
      <text:p text:style-name="Standard">cidad enla mala vida, pero que, en deﬁnitiva, trabajaba normalmente</text:p>
      <text:p text:style-name="Standard">(por un salario miserable, como Sabino, el hermano de Accattone).</text:p>
      <text:p text:style-name="Standard">Pero como autor y como ciudadano italiano, en la pelicula yo no</text:p>
      <text:p text:style-name="Standard">expresaba ningún juicio negativo sobre los personajes de la mala vida:</text:p>
      <text:p text:style-name="Standard">todos sus defectos me parecían defectos humanos, perdonables, ade-</text:p>
      <text:p text:style-name="Standard">más de estar del todo justificados socialmente. Eran, como dije, los</text:p>
      <text:p text:style-name="Standard">defectos de unos hombres que obedecen a una escala de valores ali»</text:p>
      <text:p text:style-name="Standard">solutamente «propia», y «diferente» de la burguesa.</text:p>
      <text:p text:style-name="Standard"/>
      <text:p text:style-name="Standard">En substancia, son personajes enormemente simpáticos; es diií»</text:p>
      <text:p text:style-name="Standard">cil imaginar gente tan simpática (más allá de los seiitimeiitiilisnios</text:p>
      <text:p text:style-name="Standard">burgueses) como la del mundo de Accutzone, es decir, de la culiurii</text:p>
      <text:p text:style-name="Standard">subproletaria y proletaria de Roma hasta hace unos ilicy, años. lil</text:p>
      <text:p text:style-name="Standard">genocidio ha borrado para siempre esos personajes ¿le lil i417, dc ln</text:p>
      <text:p text:style-name="Standard">tierra. En su lugar están esos «siisliliilos» suyos que, como yn llIV(‘</text:p>
      <text:p text:style-name="Standard"/>
      <text:p text:style-name="Standard">11.).</text:p>
      <text:p text:style-name="Standard"/>
      <text:p text:style-name="Standard"><text:s/></text:p>
      <text:p text:style-name="Standard"/>
      <text:p text:style-name="Standard">m Au/HHIH! IH IruwniciN msn-iris mi uLNOCIDIO</text:p>
      <text:p text:style-name="Standard"/>
      <text:p text:style-name="Standard">«iczision dr Nfillllill , son, ¡mr el contrario, los personajes más odiosos</text:p>
      <text:p text:style-name="Standard">del munilo. . _ , .</text:p>
      <text:p text:style-name="Standard"/>
      <text:p text:style-name="Standard">Por esti) dije que Accattone, visto como repertorio sociologico,</text:p>
      <text:p text:style-name="Standard">sólo puede ser un fenómeno trágico. _ _ _</text:p>
      <text:p text:style-name="Standard"/>
      <text:p text:style-name="Standard">¿Necesita el lector una demostración de lo que digo? Bien; si no</text:p>
      <text:p text:style-name="Standard">frecuenta (está claro) los arrabales de Roma, que lea la pagina de</text:p>
      <text:p text:style-name="Standard">sucesos de los periódicos. Los «delincuentes» no son monstruos. Son</text:p>
      <text:p text:style-name="Standard">producto de un ambiente criminaloide, como también eran produc-</text:p>
      <text:p text:style-name="Standard"><text:soft-page-break/>to de un ambiente criminaloide los delincuentes de Accuttone; pero</text:p>
      <text:p text:style-name="Standard">¡cuánta diferencia entre estos dos ambientes! n r</text:p>
      <text:p text:style-name="Standard"/>
      <text:p text:style-name="Standard">Sería un imbécil si generalizase; mi perplejidad es solo formal.</text:p>
      <text:p text:style-name="Standard">Ciertamente, más de la mitad de los jóvenes que viven en los arraba-</text:p>
      <text:p text:style-name="Standard">les de Roma, o, en definitiva, dentro del mundo subproletario y pro-</text:p>
      <text:p text:style-name="Standard">letario, son honrados desde el punto de Vista del código penal. Son</text:p>
      <text:p text:style-name="Standard">incluso buenos chicos. Pero ya no son simpáticos. Son tristes, neuro-</text:p>
      <text:p text:style-name="Standard">ticos, indecisos, llenos de ansiedad pequeño burguesa; Se aVeïglïÉn‘</text:p>
      <text:p text:style-name="Standard">zan de ser proletarios; intentan parecerse a los &lt;'&lt;p1]0S&gt;&gt;, a 108 jfhIJÜS</text:p>
      <text:p text:style-name="Standard">de papá». Si’: estamos asistiendo al desquite y al triunfo de los «hijos de</text:p>
      <text:p text:style-name="Standard">papá»: son ellos quienes encarnan hoy el modelo a seguir.</text:p>
      <text:p text:style-name="Standard"/>
      <text:p text:style-name="Standard">Que el lector compare personajes como los neofascistas del ba-</text:p>
      <text:p text:style-name="Standard">rrio residencial de Parioli, que han cometido una horrenda masacre</text:p>
      <text:p text:style-name="Standard">en una villa del Circeo, y personajes como los del arrabal de</text:p>
      <text:p text:style-name="Standard">Torpignattara, que han matado a un automovilista aplastandole la</text:p>
      <text:p text:style-name="Standard">cabeza contra el asfalto: en dos niveles sociales diferentes estos per»</text:p>
      <text:p text:style-name="Standard">sonajes son idénticos; sin embargo, los «modelos» son los primer/OS,</text:p>
      <text:p text:style-name="Standard">esos hijos de papá que desde muy antiguo —durante siglos- habian</text:p>
      <text:p text:style-name="Standard">sido objeto de burla y de desprecio por parte de los muchachos del</text:p>
      <text:p text:style-name="Standard">arrabal, que les consideraban inútiles y mojigatos. Antes estaban or-</text:p>
      <text:p text:style-name="Standard">gullosos de ser lo que eran; orgullosos de su «cultura», que les daba</text:p>
      <text:p text:style-name="Standard">sus gestos, su mímica, sus palabras, su comportamiento, su saber y</text:p>
      <text:p text:style-name="Standard">sus criterios para juzgar. l 4 . _</text:p>
      <text:p text:style-name="Standard"/>
      <text:p text:style-name="Standard">Ahora la prensa echa las culpas sobre los jóvenes de Parioli (pri-</text:p>
      <text:p text:style-name="Standard">vilegiándoles, por lo demás, con su interés). Aunque los neofascistas</text:p>
      <text:p text:style-name="Standard">de Parioli no hayan vencido, a pesar de todo quienes han vencido</text:p>
      <text:p text:style-name="Standard">son los pariolinos. Al mismo tiempo, la prensa levanta acta (con</text:p>
      <text:p text:style-name="Standard">años de retraso) de que «la malavida romanalia empeorado». Pero</text:p>
      <text:p text:style-name="Standard">la prensa es cómplice de los políticos, y los politicos estan fuera de la</text:p>
      <text:p text:style-name="Standard">realidad. _ ,</text:p>
      <text:p text:style-name="Standard"/>
      <text:p text:style-name="Standard">AJ mismo tiempo, un periodista «moderado» de un gram Perl?’</text:p>
      <text:p text:style-name="Standard">dico burgués y un dirigente importante del P'CI, al polernizar conmi-</text:p>
      <text:p text:style-name="Standard">go en tonos distintos, han incurrido en el mismo desatino. Es decir:</text:p>
      <text:p text:style-name="Standard"/>
      <text:p text:style-name="Standard">para ambos los «defectos» que yo representaba en mls Obras narrati-</text:p>
      <text:p text:style-name="Standard">vas y einemutugrúiicns de hace quince anos les parecen representa-</text:p>
      <text:p text:style-name="Standard"/>
      <text:p text:style-name="Standard">¿Ius «ng-gmivinneiilc», ¡llrllïllyóikihlhc a mí una actitud de condena</text:p>
      <text:p text:style-name="Standard">evidcnlc‘ y IHIIHHII qne, (‘ll l'('¡liIli¡l(i, es la suya.</text:p>
      <text:p text:style-name="Standard">l). i</text:p>
      <text:p text:style-name="Standard"/>
      <text:p text:style-name="Standard"><text:s/></text:p>
      <text:p text:style-name="Standard"/>
      <text:p text:style-name="Standard">CARTAS LUTERANAS</text:p>
      <text:p text:style-name="Standard"/>
      <text:p text:style-name="Standard">Son tan inconscientemente racistas que ni por asomo les entra</text:p>
      <text:p text:style-name="Standard">en la cabeza la sospecha de que yo podía ver aquellos «defectos»</text:p>
      <text:p text:style-name="Standard">como partes de un «bien», o, al menos, de una realidad cultural que</text:p>
      <text:p text:style-name="Standard"><text:soft-page-break/>era la que era, pero que era vida y tenía derecho a vivir. Y ambos han</text:p>
      <text:p text:style-name="Standard">tomado luego como una triste muestra de coherencia mi posición,</text:p>
      <text:p text:style-name="Standard">por el contrario explícita y violentamente negativa, contra los mu-</text:p>
      <text:p text:style-name="Standard">chachos de los arrabales de hoy. Al negarse a ver algo real en mi</text:p>
      <text:p text:style-name="Standard">radical cambio de opinión sobre el subproletariado (que para mí</text:p>
      <text:p text:style-name="Standard">implica una tragedia personal), se niegan a admitir, en lo substan-</text:p>
      <text:p text:style-name="Standard">cial, una realidad que afecta a todo el país; o sea: la radical transfor-</text:p>
      <text:p text:style-name="Standard">mación objetiva del mundo de las clases dominadas. No admiten,</text:p>
      <text:p text:style-name="Standard">pues, que el «genocidio» es un hecho consumado. No pueden dejar</text:p>
      <text:p text:style-name="Standard">de creer en el progreso: tout va bien.</text:p>
      <text:p text:style-name="Standard"/>
      <text:p text:style-name="Standard">Además, quienes me reprochan mi visión catastrófica en la me-</text:p>
      <text:p text:style-name="Standard">dida en que es una visión total (aunque sólo desde el punto de vista</text:p>
      <text:p text:style-name="Standard">antropológico) de lo que hoy es Italia, se burlan compasivamente de</text:p>
      <text:p text:style-name="Standard">mí porque no tengo en cuenta que el materialismo consumista y la</text:p>
      <text:p text:style-name="Standard">criminalidad son fenómenos que se extienden por todo el mundo</text:p>
      <text:p text:style-name="Standard">capitalista, y no sólo en Italia. Viles, deshonestos y necios: ¿será</text:p>
      <text:p text:style-name="Standard">posible que no les entre ni por asomo‘ en la cabeza que en los demás</text:p>
      <text:p text:style-name="Standard">países donde se extiende esta plaga hay algunas compensaciones que</text:p>
      <text:p text:style-name="Standard">restablecen de algún modo el equilibrio? \</text:p>
      <text:p text:style-name="Standard"/>
      <text:p text:style-name="Standard">En Nueva York, en París o en Londres hay delincuentes feroces</text:p>
      <text:p text:style-name="Standard">y peligrosos (casi todos, íoh!, de color o casi): pero los hospitales,</text:p>
      <text:p text:style-name="Standard">las escuelas, los sanatorios, los manicomios, los museos y los cines</text:p>
      <text:p text:style-name="Standard">de arte y ensayo, funcionan perfectamente. La unidad, la acultura-</text:p>
      <text:p text:style-name="Standard">ción, la centralización se han producido de un modo muy distinto.</text:p>
      <text:p text:style-name="Standard">De sus genocidios fue testigo Marx hace más de un siglo. Que tales</text:p>
      <text:p text:style-name="Standard">genocidios se produzcan hoy en Italia, cambia substancialmente su</text:p>
      <text:p text:style-name="Standard">significación histórica. Accattone y sus amigos fueron silenciosamen-</text:p>
      <text:p text:style-name="Standard">te a.l encuentro de la deportación y de la solución final, tal vez rién-</text:p>
      <text:p text:style-name="Standard">dose de sus alguaciles. Pero, ¿y nosotros, testigos burgueses?</text:p>
      <text:p text:style-name="Standard"/>
      <text:p text:style-name="Standard">Il Corriere della Sera, 8 de octubre de 1975.</text:p>
      <text:p text:style-name="Standard"/>
      <text:p text:style-name="Standard"><text:s/></text:p>
      <text:p text:style-name="Standard"/>
      <text:p text:style-name="Standard">¿CÓMO SON LAS PERSONAS SERIAS?</text:p>
      <text:p text:style-name="Standard"/>
      <text:p text:style-name="Standard">Las personas serias son, ante todo, inmorales.</text:p>
      <text:p text:style-name="Standard"/>
      <text:p text:style-name="Standard">Por ejemplo, Luigi Firpo (La Stampa, 28 de septiembre de</text:p>
      <text:p text:style-name="Standard">1975), polemizando conmigo, usó inmoralmente argumentos supe-</text:p>
      <text:p text:style-name="Standard">rados por mí en los Escritos corsarios, haciéndonos volver atrás —en</text:p>
      <text:p text:style-name="Standard">una repetición inútil y humillante- a mí, a él mismo y, sobre todo,</text:p>
      <text:p text:style-name="Standard">al lector. Se lo hice notar. ¿Cómo reaccionó? Realizando otros dos</text:p>
      <text:p text:style-name="Standard">actos inmorales. Primero, ratificó su derecho a discutir sobre mí sin</text:p>
      <text:p text:style-name="Standard">conocer lo que yo escribo. (Es posible hacer eso, pero a condición</text:p>
      <text:p text:style-name="Standard">de no atacar al adversario definiéndole como «pueril», «neurótico»,</text:p>
      <text:p text:style-name="Standard">«sabihondo», «inculto», etcétera; si se quiere atacar con una violen-</text:p>
      <text:p text:style-name="Standard">cia tan moralista hay que tener la conciencia tranquila en lo tocante</text:p>
      <text:p text:style-name="Standard">a la documentación.)</text:p>
      <text:p text:style-name="Standard"/>
      <text:p text:style-name="Standard"><text:soft-page-break/>En segundo lugar, para defenderse de la culpa de haberme ataca-</text:p>
      <text:p text:style-name="Standard">do sin haberse documentado como debía, estigmatiza mi autocita de</text:p>
      <text:p text:style-name="Standard">los Escritos corsarios llegando a la bajeza de decir que él no puede</text:p>
      <text:p text:style-name="Standard">leer los veinte mil libros que aparecen anualmente en Italia. Pero si</text:p>
      <text:p text:style-name="Standard">una «persona no seria» hubiese querido atacar a Firpo tratándole de</text:p>
      <text:p text:style-name="Standard">reaccionario habría leído, al menos, el último libro suyo que tratara</text:p>
      <text:p text:style-name="Standard">precisamente del tema de la polémica en curso. Firpo me habría</text:p>
      <text:p text:style-name="Standard">exigido esto. Pero que yo se le exija a él es el enésimo signo de mi</text:p>
      <text:p text:style-name="Standard">indignidad.</text:p>
      <text:p text:style-name="Standard"/>
      <text:p text:style-name="Standard">En segundo lugar, las personas serias son extremistas.</text:p>
      <text:p text:style-name="Standard"/>
      <text:p text:style-name="Standard">Pues Firpo me supera por la izquierda. Es como si yo dijera:</text:p>
      <text:p text:style-name="Standard">«Salvemos lo que se pueda salvar del Parque del Circeo», y él me</text:p>
      <text:p text:style-name="Standard">rcspondic «INnl Hay que convertir toda Italia en un solo Parque,</text:p>
      <text:p text:style-name="Standard">y ..llvurlo entero». Asi, está claro, el Circco se ve despeetivamente</text:p>
      <text:p text:style-name="Standard">urroisuln n uu NCCl0I'i.’|ll¡l¡lLl y, ¡mosto que hay que hacerlo todo, no se</text:p>
      <text:p text:style-name="Standard">hace nmlu. Im rmliilucl, quienes ¡alma-um sincvrninciirc que roda Ita»</text:p>
      <text:p text:style-name="Standard"/>
      <text:p text:style-name="Standard"><text:s/></text:p>
      <text:p text:style-name="Standard"/>
      <text:p text:style-name="Standard"><text:s/></text:p>
      <text:p text:style-name="Standard"/>
      <text:p text:style-name="Standard">llﬁ</text:p>
      <text:p text:style-name="Standard"/>
      <text:p text:style-name="Standard"><text:s/></text:p>
      <text:p text:style-name="Standard"/>
      <text:p text:style-name="Standard"><text:s/></text:p>
      <text:p text:style-name="Standard"/>
      <text:p text:style-name="Standard">iAlllAü IHIFHANA!</text:p>
      <text:p text:style-name="Standard"/>
      <text:p text:style-name="Standard">lia debería ser un solo Parque que Iiubríai que salvan‘ son Ius ¡wrsnnus</text:p>
      <text:p text:style-name="Standard">«no serias», los quijotes, los proteccionistas radicales, quienes, [mui</text:p>
      <text:p text:style-name="Standard"/>
      <text:p text:style-name="Standard">samente por esto, luchan también por lo que es parcial, pilïllclllálrls‘</text:p>
      <text:p text:style-name="Standard">ta y, tal vez, utópico.</text:p>
      <text:p text:style-name="Standard"/>
      <text:p text:style-name="Standard">Al desbordarme por la izquierda Firpo cae pues en el cxtrcmis»</text:p>
      <text:p text:style-name="Standard">mo puramente obstruccionista. En particular, sale al paso de mi an-</text:p>
      <text:p text:style-name="Standard">ticonsumismo (reducido, por lo demás, a su significación corriente,</text:p>
      <text:p text:style-name="Standard">incluso banal) diciendo que sólo una hipotética dictadura austera</text:p>
      <text:p text:style-name="Standard">del «Bien» podría salvarnos de la degradación hedonista. Puesto que</text:p>
      <text:p text:style-name="Standard">esto es inconcebible, conformémonos pues con el talante de los po-</text:p>
      <text:p text:style-name="Standard">bres santos que nos han gobernado en las últimas décadas.</text:p>
      <text:p text:style-name="Standard"/>
      <text:p text:style-name="Standard">En tercer lugar, las personas serias son unos gamberros.</text:p>
      <text:p text:style-name="Standard"/>
      <text:p text:style-name="Standard">Yo hablo de un proceso contra los hombres de poder democris—</text:p>
      <text:p text:style-name="Standard">tianos que nos han gobernado en las últimas décadas. Incluso he</text:p>
      <text:p text:style-name="Standard">hecho repetidamente una lista de sus delitos, que incluso lingüística-</text:p>
      <text:p text:style-name="Standard">mente era de carácter moral. Firpo desprecia esa lista. Le parece que</text:p>
      <text:p text:style-name="Standard">el Proceso incluso podría ser justo (¡muchas gracias!) pero, a pesar</text:p>
      <text:p text:style-name="Standard"><text:soft-page-break/>de todo, utópico, y tal vez pueril. De este modo evita discutir los</text:p>
      <text:p text:style-name="Standard">«delitos». Mientras tanto, no hay nada en el mundo que permita</text:p>
      <text:p text:style-name="Standard">prever alguna mejora por parte de quienes nos gobiernan. Repito:</text:p>
      <text:p text:style-name="Standard">nada en el mundo. Firpo, pues, les hace el juego a la perfección. La</text:p>
      <text:p text:style-name="Standard">política clientelar sigue adelante. Quien desborda por la izquierda</text:p>
      <text:p text:style-name="Standard">para proteger al poder...</text:p>
      <text:p text:style-name="Standard"/>
      <text:p text:style-name="Standard">En cuarto lugar, las personas serias son falsamente prácticas.</text:p>
      <text:p text:style-name="Standard"/>
      <text:p text:style-name="Standard">Firpo, en realidad, canta un himno único e ininterrumpido a esa</text:p>
      <text:p text:style-name="Standard">atroz desviación de la mente humana que es el sentido común. El</text:p>
      <text:p text:style-name="Standard">sentido común dice, ante todo, que es preciso tener los pies en el</text:p>
      <text:p text:style-name="Standard">suelo y dejarse de monsergas. Pero Firpo debe decir: ¿cuántos de los</text:p>
      <text:p text:style-name="Standard">que estaban en contra de echar a Nixon y procesarlo apelaron pru-</text:p>
      <text:p text:style-name="Standard">dentemente al pragmatismo?</text:p>
      <text:p text:style-name="Standard"/>
      <text:p text:style-name="Standard">En quinto lugar, las personas serias son falsamente idealistas.</text:p>
      <text:p text:style-name="Standard"/>
      <text:p text:style-name="Standard">Firpo debe decir: ¿cuántos de los que habrían preferido silen-</text:p>
      <text:p text:style-name="Standard">ciar el escándalo Watergate dejaron de invocar el bien del país, los</text:p>
      <text:p text:style-name="Standard">ideales del orden y las exigencias de los más altos intereses?</text:p>
      <text:p text:style-name="Standard"/>
      <text:p text:style-name="Standard">Silencio. Silencio no sólo por parte de Firpo sino de todos cuan-</text:p>
      <text:p text:style-name="Standard">tos podrían hablar. Giorgio Galli (en Panorama, 2 de octubre de</text:p>
      <text:p text:style-name="Standard">1975), que de serio tiene algo más que la pechera del frac, se con-</text:p>
      <text:p text:style-name="Standard">vierte en portavoz de ese silencio, diciéndome civilizadamente que</text:p>
      <text:p text:style-name="Standard">el proceso sería inútil. Pero ¿fue útil o inútil procesar a Nixon? Por</text:p>
      <text:p text:style-name="Standard">otra parte, en la hipótesis, por lo demás utópica, de que todos los</text:p>
      <text:p text:style-name="Standard">procesos «parados» (Valpreda, Pinelli, golpe Borghese, crímenes y</text:p>
      <text:p text:style-name="Standard">bombas negras) se llevaran hasta el fin por un poder judicial inde—</text:p>
      <text:p text:style-name="Standard">pendiente y por encima del poder político, se llegaría fatalmente</text:p>
      <text:p text:style-name="Standard">(como ya tuve ocasión de señalar) al Proceso del que hablo yo. Y</text:p>
      <text:p text:style-name="Standard">quizá se llegue a ello. Pero se llegará demasiado tarde. Mientras</text:p>
      <text:p text:style-name="Standard"/>
      <text:p text:style-name="Standard">126</text:p>
      <text:p text:style-name="Standard"/>
      <text:p text:style-name="Standard">¡l HHH DIIN |A\ ¡‘IHRUNAN QLNIAH?</text:p>
      <text:p text:style-name="Standard"/>
      <text:p text:style-name="Standard">lsuno m" Iiularúu ¡n-utlucitli) «nlrzis jugadas». Y entonces‘ —y sólo cn-</text:p>
      <text:p text:style-name="Standard">IUIICCH vw Proceso será inútil.</text:p>
      <text:p text:style-name="Standard"/>
      <text:p text:style-name="Standard">lin sexto lugar, las personas serias son obtusas.</text:p>
      <text:p text:style-name="Standard"/>
      <text:p text:style-name="Standard">Firpo nn se llil dudo cuenta, en realidad, de que cuando sosten-</text:p>
      <text:p text:style-name="Standard">go como acusación principal contra los hombres de poder demo-</text:p>
      <text:p text:style-name="Standard">cristianos (y, se sobreentiende, sus cómplices de otros partidos) no</text:p>
      <text:p text:style-name="Standard">haber entendido cuál era el nuevo poder real al _que ¡servían no for-</text:p>
      <text:p text:style-name="Standard">mulo una acusación puramente cultural, pues quien tiene en sus ma-</text:p>
      <text:p text:style-name="Standard">nos el poder no puede cometer errores culturales: sólo puede come-</text:p>
      <text:p text:style-name="Standard">ter errores políticos. Y cuando tales errores políticos se producen en</text:p>
      <text:p text:style-name="Standard">un contexto criminal (SIFAR, SID, CIA, atentados, clientelismo,</text:p>
      <text:p text:style-name="Standard">corrupción), quien los comete debe pagar por ellos.</text:p>
      <text:p text:style-name="Standard"><text:soft-page-break/></text:p>
      <text:p text:style-name="Standard">En séptimo lugar, las personas serias son aduladoras.</text:p>
      <text:p text:style-name="Standard"/>
      <text:p text:style-name="Standard">En el fragmento de Firpo hay un pasaje sobre Berlinguer gue le</text:p>
      <text:p text:style-name="Standard">deja a uno boquiabierto, herido por algo que es al mismo tiempo</text:p>
      <text:p text:style-name="Standard">cómico y repugnante: «Cuando veo el rostro de Berlinguer, tan ju-</text:p>
      <text:p text:style-name="Standard">venil y, sin embargo, tan marcado, tan profundamente triste, de una</text:p>
      <text:p text:style-name="Standard">tristeza que no es sólo esa tristeza antigua y cerrada de su Cerdeña,</text:p>
      <text:p text:style-name="Standard">pienso que esto le aflige especialmentemm 4</text:p>
      <text:p text:style-name="Standard"/>
      <text:p text:style-name="Standard">Está claro: sólo la voluntad del PCI podría llevar al banquillo de</text:p>
      <text:p text:style-name="Standard">los acusados a los sacristanes en el poder y a sus lacayos. Pero la</text:p>
      <text:p text:style-name="Standard">prudencia en política exterior de ese País dentro del País que es el</text:p>
      <text:p text:style-name="Standard">PCI no debe confundirse con la prudencia de un intelectual que, por</text:p>
      <text:p text:style-name="Standard">el contrario, tiene la posibilidad (el derecho y el deber) de hablar</text:p>
      <text:p text:style-name="Standard">francamente, haciendo oídos sordos a cualquier cautela diplomati-</text:p>
      <text:p text:style-name="Standard">ca. No hay adulación de la prudencia del «líder» de un partido que</text:p>
      <text:p text:style-name="Standard">pueda justificar la propia.</text:p>
      <text:p text:style-name="Standard"/>
      <text:p text:style-name="Standard">En octavo lugar, las personas serias son racistas.</text:p>
      <text:p text:style-name="Standard"/>
      <text:p text:style-name="Standard">Aunque se intente moderar, la antipatía de Firpo hacia el</text:p>
      <text:p text:style-name="Standard">subproletariado romano es incontenible; y presenta exactamente los</text:p>
      <text:p text:style-name="Standard">rasgos convencionales que hace apenas una docena de años llevaban</text:p>
      <text:p text:style-name="Standard">a los propietarios de muchos locales turineses a escribir «Prohibida la</text:p>
      <text:p text:style-name="Standard">entrada a los terroml». La imagen que tiene Firpo del «pobre» roma-</text:p>
      <text:p text:style-name="Standard">no es perfectamente hagiográfica (en sentido, por supuesto, _negati«</text:p>
      <text:p text:style-name="Standard">vo): es ese que (a Firpo y a «muchos») «nunca les fue simpático»; es</text:p>
      <text:p text:style-name="Standard">ese que tiene una «jeta patibularia»; es ese de «eyemplo poco edifican-</text:p>
      <text:p text:style-name="Standard">te»; ese que tiene «raíces de cinismo, violencia, y avidez tan profun-</text:p>
      <text:p text:style-name="Standard">das que se remontan al paganismo latente en el mundo campesino, a</text:p>
      <text:p text:style-name="Standard">la arrogancia romano-papal, que en seguida echa mano del cuchillo</text:p>
      <text:p text:style-name="Standard">y acostumbra a insultar incluso a los muertos, es decir, una de las</text:p>
      <text:p text:style-name="Standard">mezclas más graves de materialismo, sensualidad e indolencia de</text:p>
      <text:p text:style-name="Standard"/>
      <text:p text:style-name="Standard">1. Teríone (plural MWDHÍ) es un apelativo despectivo con el que en el norte de Italia se</text:p>
      <text:p text:style-name="Standard">designa a los inmigrantes meridionales. Sus equivalentes serían chamego (en Cataluna) y maketo</text:p>
      <text:p text:style-name="Standard">(en el Pais Vasco) [N.d.T.].</text:p>
      <text:p text:style-name="Standard"/>
      <text:p text:style-name="Standard">127</text:p>
      <text:p text:style-name="Standard"/>
      <text:p text:style-name="Standard"><text:s/></text:p>
      <text:p text:style-name="Standard"/>
      <text:p text:style-name="Standard">iAIlIAH IIIIIHÁNA!</text:p>
      <text:p text:style-name="Standard"/>
      <text:p text:style-name="Standard">nuestra historia». hiso lmsiiirki pilm l‘llVl¡|I'l(.' ii un cninpn dc- UUIICCII‘</text:p>
      <text:p text:style-name="Standard">tración, cun los gitanos y los hoinoscxiiiilcs; Clcrlállllcllll‘ su viilil no</text:p>
      <text:p text:style-name="Standard">es digna de ser vivida. Naturalmente, en el caso dc que síguit sicir</text:p>
      <text:p text:style-name="Standard">do asi’; y si Firpo no excluyera con tan absoluta certeza que cl «pobre»</text:p>
      <text:p text:style-name="Standard">ha cambiado, como en cambio sostengo yo, es decir, si esc «pobre»</text:p>
      <text:p text:style-name="Standard">romano no hubiera pasado de ser una posible víctima de un Lugar a</text:p>
      <text:p text:style-name="Standard">ser un posible verdugo en un Lager. Como todos los «desarraigados»,</text:p>
      <text:p text:style-name="Standard"><text:soft-page-break/>el subproletariado romano ha perdido su «cultura», cuyos esquemas</text:p>
      <text:p text:style-name="Standard">le servían para entenderse a si’ mismo, con sus defectos y sus virtudes.</text:p>
      <text:p text:style-name="Standard">Ahora, vuelto cruel por la incertidumbre, busca «esquemas» peque-</text:p>
      <text:p text:style-name="Standard">ño-burgueses: como había ocurrido ya, precisamente, en otro con-</text:p>
      <text:p text:style-name="Standard">texto histórico, con las SS, que sólo se pueden explicar así. ¿O es que</text:p>
      <text:p text:style-name="Standard">queremos ser racistas con los alemanes?</text:p>
      <text:p text:style-name="Standard"/>
      <text:p text:style-name="Standard">Los genocidios de Hitler fueron preeedidos por los genocidios</text:p>
      <text:p text:style-name="Standard">culturales perpetrados por el capitalismo, de los que habla Marx en</text:p>
      <text:p text:style-name="Standard">el Manifiesto. La cultura subproletaria romana, junto con las demás</text:p>
      <text:p text:style-name="Standard">culturas particularistas italianas, ha sufrido un genocidio análogo.</text:p>
      <text:p text:style-name="Standard"/>
      <text:p text:style-name="Standard">En noveno lugar, las personas serias son sexófobas.</text:p>
      <text:p text:style-name="Standard"/>
      <text:p text:style-name="Standard">En los orígenes de todo este desagradable enfrentamiento de</text:p>
      <text:p text:style-name="Standard">Firpo con mis artículos acerca del «Proceso» —convertidos en una</text:p>
      <text:p text:style-name="Standard">disputa académica por el silencio de otros intelectuales que son, por</text:p>
      <text:p text:style-name="Standard">ese silencio, peores que él- hay, en realidad, un artículo «revela-</text:p>
      <text:p text:style-name="Standard">dor» de hace algunos meses (también en La Stampa), que Firpo es-</text:p>
      <text:p text:style-name="Standard">cribió contra mí y contra mi obra por razones puramente moralis-</text:p>
      <text:p text:style-name="Standard">tas: ese artículo exteriorizaba todo el desprecio privado y todo el</text:p>
      <text:p text:style-name="Standard">rencor diría casi fisiológico que Firpo siente hacia mi persona.</text:p>
      <text:p text:style-name="Standard"/>
      <text:p text:style-name="Standard">Las personas serias, en décimo lugar (y éste es el único punto</text:p>
      <text:p text:style-name="Standard">parcialmente a su favor) carecen de ingenio.</text:p>
      <text:p text:style-name="Standard"/>
      <text:p text:style-name="Standard">Para tomarles el pelo a las «personas serias», y para subrayar su</text:p>
      <text:p text:style-name="Standard">conformista vocación de ser linchadas, escribí en un artículo: «Lo</text:p>
      <text:p text:style-name="Standard">que yo digo no merece otra cosa que ironía, burlas y acusaciones: yo</text:p>
      <text:p text:style-name="Standard">no soy una persona seria». Pues bien, Firpo tomó esta frase, dicha en</text:p>
      <text:p text:style-name="Standard">broma, por una frase en serio, como si yo entonara un mea culpa...</text:p>
      <text:p text:style-name="Standard"/>
      <text:p text:style-name="Standard">En conclusión: nunca más arrastraré por escrito ni a uno solo de</text:p>
      <text:p text:style-name="Standard">mis lectores a una polémica tan humillante con un adversario cuya</text:p>
      <text:p text:style-name="Standard">«metodología» se basa, en substancia y resumiendo, en estos dos</text:p>
      <text:p text:style-name="Standard">principios: a) no documentarse antes de polemizar; y b) atacar a</text:p>
      <text:p text:style-name="Standard">causa de un apriorismo moralista (tal vez incluso inconsciente).</text:p>
      <text:p text:style-name="Standard">Nunca más replicare’, pues, por escrito; aunque verbalmente, si Firpo</text:p>
      <text:p text:style-name="Standard">quiere, estoy dispuesto a discutir acerca de todas estas cosas ante sus</text:p>
      <text:p text:style-name="Standard">pobres jóvenes alumnos, puesto que él ¡enseña justamente «metodo-</text:p>
      <text:p text:style-name="Standard">logía» de la investigación histórica!</text:p>
      <text:p text:style-name="Standard"/>
      <text:p text:style-name="Standard">Il Mondo, 16 de octubre de 1975.</text:p>
      <text:p text:style-name="Standard"/>
      <text:p text:style-name="Standard">128</text:p>
      <text:p text:style-name="Standard"/>
      <text:p text:style-name="Standard"><text:s/></text:p>
      <text:p text:style-name="Standard"/>
      <text:p text:style-name="Standard">DOS MODESTAS PROPOSICIONES PARA ELIMINAR</text:p>
      <text:p text:style-name="Standard">LA CRIMINALIDAD EN ITALIA</text:p>
      <text:p text:style-name="Standard"/>
      <text:p text:style-name="Standard">Los varios casos de criminalidad que llenan apocalípticamente tanto</text:p>
      <text:p text:style-name="Standard"><text:soft-page-break/>’ ' so os eriódicos como nuestra bastante aterro-</text:p>
      <text:p text:style-name="Standard">a pagina e suce s e p ‘</text:p>
      <text:p text:style-name="Standard">rizada consciencia no son un caso más: son, evidentemente, casos</text:p>
      <text:p text:style-name="Standard">extremos de un modo de ser criminal difuso y profundo: de masa.</text:p>
      <text:p text:style-name="Standard">En realidad, los criminales no son los neofascistas. Reciente-</text:p>
      <text:p text:style-name="Standard">mente, un episodio (el asesinato de una muchacha en el Circeo)</text:p>
      <text:p text:style-name="Standard">aligeró imprevistamente todas las consciencias y permitio un suspi-</text:p>
      <text:p text:style-name="Standard">ro de alivio, porque los culpables del asesinato eran los fascistas del</text:p>
      <text:p text:style-name="Standard">barrio de Pariolí. Había, por lo tanto, dos razones para alegrarse:</text:p>
      <text:p text:style-name="Standard">primero por la confirmación del hecho de que los fascistas siempre</text:p>
      <text:p text:style-name="Standard">son los únicos culpables de todo; y, segundo, por la confirmacion de</text:p>
      <text:p text:style-name="Standard">que la culpa es siempre y únicamente de los burgueses privilegiados</text:p>
      <text:p text:style-name="Standard">y corruptos. La alegría de ver confirmado este viejo sentimiento</text:p>
      <text:p text:style-name="Standard">populista —y la solidez de la configuración moral correspondien-</text:p>
      <text:p text:style-name="Standard">te— no sólo estalló en los periódicos comunistas sino en toda la</text:p>
      <text:p text:style-name="Standard">prensa (que desde el 15 de junio tiene un miedo enorme de ser me-</text:p>
      <text:p text:style-name="Standard">nos que los comunistas). En realidad, la prensa burguesayfue literal-</text:p>
      <text:p text:style-name="Standard">mente feliz al poder culpar a los delincuentes de Parioli porque al</text:p>
      <text:p text:style-name="Standard">culpabilizarles tan dramáticamente les priwlegzaba (solo ‘los dramas</text:p>
      <text:p text:style-name="Standard">burgueses tienen un valor y un interés verdaderos) al tiempo que</text:p>
      <text:p text:style-name="Standard">podía regodearse con la Vieja idea de que no vale ‘la pena ocuparse</text:p>
      <text:p text:style-name="Standard">demasiado de los delitos proletarios y subproletarios, pues esta de-</text:p>
      <text:p text:style-name="Standard">mostrado de antemano que todos los proletarios y subproletarios</text:p>
      <text:p text:style-name="Standard">son delincuentes. _</text:p>
      <text:p text:style-name="Standard">Pienso, por tanto, que tambien el crimen del Circeo ha desenca-</text:p>
      <text:p text:style-name="Standard">denado la acostumbrada oleada ofensiva de estupidez periodistica.</text:p>
      <text:p text:style-name="Standard">En realidad, repito, los criminales no son sololos fascistas sino</text:p>
      <text:p text:style-name="Standard">también, del mismo modo y con la misma consciencia, los proletarios</text:p>
      <text:p text:style-name="Standard">o subproletarios que tal vez votaron a los comunistas el 15 de ]Lll’llO.</text:p>
      <text:p text:style-name="Standard"/>
      <text:p text:style-name="Standard">129</text:p>
      <text:p text:style-name="Standard"/>
      <text:p text:style-name="Standard">(Allí/NN IUIIHANAR</text:p>
      <text:p text:style-name="Standard"/>
      <text:p text:style-name="Standard">Recordemos el delito de los hermanos (Inrlino, del lmrrio de</text:p>
      <text:p text:style-name="Standard">Torpignattara, o la agresión de Cinecitta (un iiiuclizicho brutalmen-</text:p>
      <text:p text:style-name="Standard">te apaleado y encerrado en el portaequipajes del coche y la mucha-</text:p>
      <text:p text:style-name="Standard">cha violada y apaleada por siete jóvenes de la periferia romana).</text:p>
      <text:p text:style-name="Standard">Estos delincuentes «populares» —y por ahora me refiero sólo al caso</text:p>
      <text:p text:style-name="Standard">de los hermanos Carlino, documentado con precisión- gozaban de</text:p>
      <text:p text:style-name="Standard">la misma libertad condicional que los delincuentes de los Parioli; es</text:p>
      <text:p text:style-name="Standard">decir, gozaban de la misma impunidad. Es absurdo, pues, acusar a</text:p>
      <text:p text:style-name="Standard">los jueces que dejaron en libertad a los neofascistas si no se acusa al</text:p>
      <text:p text:style-name="Standard">mismo tiempo y con la misma firmeza a los jueces que dejaron en</text:p>
      <text:p text:style-name="Standard">libertad a los hermanos Carlino (y a otros miles de jóvenes delin-</text:p>
      <text:p text:style-name="Standard">cuentes de los arrabales romanos).</text:p>
      <text:p text:style-name="Standard"/>
      <text:p text:style-name="Standard">La realidad es la siguiente: los casos extremos de criminalidad</text:p>
      <text:p text:style-name="Standard">proceden de un ambiente criminaloide de masa. Hacen falta miles</text:p>
      <text:p text:style-name="Standard">de casos como los de la juerga sádica del Circeo o de agresividad</text:p>
      <text:p text:style-name="Standard">brutal por problemas de tráfico para que ocurran casos como los de</text:p>
      <text:p text:style-name="Standard">los sádicos de Parioli o los sádicos de Torpignattara.</text:p>
      <text:p text:style-name="Standard"><text:soft-page-break/></text:p>
      <text:p text:style-name="Standard">Por mi parte, vengo diciendo desde hace años que el universo</text:p>
      <text:p text:style-name="Standard">popular romano es hoy un universo «odioso». Lo digo para escán-</text:p>
      <text:p text:style-name="Standard">dalo de los bienpensantes; y, sobre todo, para escándalo de los</text:p>
      <text:p text:style-name="Standard">bienpensantes que no saben que lo son. He indicado incluso las ra-</text:p>
      <text:p text:style-name="Standard">zones (pérdida de sus propios valores morales por parte de los jóve-</text:p>
      <text:p text:style-name="Standard">nes, es decir, de su propia cultura particularista, con sus patrones de</text:p>
      <text:p text:style-name="Standard">comportamiento, etcétera). Por tanto, es preciso decir que las ate-</text:p>
      <text:p text:style-name="Standard">nuantes populistas de costumbre no valen para un universo</text:p>
      <text:p text:style-name="Standard">criminaloide como el mundo popular romano: es preciso armarse</text:p>
      <text:p text:style-name="Standard">de la misma rigidez puritana y punitiva que solemos descargar con-</text:p>
      <text:p text:style-name="Standard">tra las manifestaciones criminaloides de la ínfima burguesía</text:p>
      <text:p text:style-name="Standard">neofascista. En realidad, los jóvenes proletarios y subproletarios ro-</text:p>
      <text:p text:style-name="Standard">manos ahora pertenecen totalmente al universo pequeño burgués: el</text:p>
      <text:p text:style-name="Standard">modelo pequeño burgués les ha sido impuesto definitivamente, de</text:p>
      <text:p text:style-name="Standard">una vez para siempre. Y sus modelos concretos son precisamente</text:p>
      <text:p text:style-name="Standard">esos modelos pequeño-burgueses idiotas y feroces que ellos, en los</text:p>
      <text:p text:style-name="Standard">buenos tiempos, despreciaban con mucho ingenio como ridículas y</text:p>
      <text:p text:style-name="Standard">repugnantes nulidades. No es casual que los subproletarios que vio-</text:p>
      <text:p text:style-name="Standard">laron a la muchacha de Cinecitta, sirviéndose de ella como de una</text:p>
      <text:p text:style-name="Standard">«cosa», le dijeran «Estate quieta o te haremos lo que le hicieron a</text:p>
      <text:p text:style-name="Standard">Rosaria López». Mi experiencia privada, cotidiana, existencial —que</text:p>
      <text:p text:style-name="Standard">contrapongo una vez más a la ínsultante abstracción e imprecisión</text:p>
      <text:p text:style-name="Standard">de los periodistas y de los políticos que no viven estas cosas- me</text:p>
      <text:p text:style-name="Standard">enseña que ya no hay ninguna diferencia auténtica en la postura</text:p>
      <text:p text:style-name="Standard">ante la realidad, y en el comportamiento consiguiente, entre los bur-</text:p>
      <text:p text:style-name="Standard">gueses de Parioli y los subproletarios de los arrabales. La misma</text:p>
      <text:p text:style-name="Standard">enígmática cara sonriente y gris pone de manifiesto su imponderabi-</text:p>
      <text:p text:style-name="Standard">lidad moral (su mismo estar suspendidos entre la pérdida de los</text:p>
      <text:p text:style-name="Standard"/>
      <text:p text:style-name="Standard">130</text:p>
      <text:p text:style-name="Standard"/>
      <text:p text:style-name="Standard">l</text:p>
      <text:p text:style-name="Standard"/>
      <text:p text:style-name="Standard">Illll Hllllllllk! rnnrunl! ¡Illllﬁh ¡‘ANA BMMINAII lA 4 IXIMINAIIIJAII</text:p>
      <text:p text:style-name="Standard"/>
      <text:p text:style-name="Standard">viciuu vulurcn y lu iullnlsi adquisición ¿le otros nuevos: la falta abso-</text:p>
      <text:p text:style-name="Standard">Ium de Cllilltjllltl‘ opinión sobre la propia «función»).</text:p>
      <text:p text:style-name="Standard"/>
      <text:p text:style-name="Standard">Otra cosa que me enseña la experiencia directa es que esto es un</text:p>
      <text:p text:style-name="Standard">fenómeno totalmente italiano. Forma parte de un conformismo, por</text:p>
      <text:p text:style-name="Standard">lo demás anticuado, del periodismo italiano consolarse con ellhecho</text:p>
      <text:p text:style-name="Standard">de que también en los demás países existe el problema de la crimina-</text:p>
      <text:p text:style-name="Standard">lidad. Existe, es cierto; pero se sitúa en un mundo dondelas institu-</text:p>
      <text:p text:style-name="Standard">ciones burguesas siguen siendo sólidas y eficientes, y continuan ofre-</text:p>
      <text:p text:style-name="Standard">ciendo, por lo tanto, una contrapartida. _ _</text:p>
      <text:p text:style-name="Standard"/>
      <text:p text:style-name="Standard">¿Qué es lo que transformó a los proletarios y subproletarios ita-</text:p>
      <text:p text:style-name="Standard">lianos substancialmente en pequeño burgueses, devorados ademas</text:p>
      <text:p text:style-name="Standard">por las ganas de serlo también económicamente? ‘¿Que es lo que</text:p>
      <text:p text:style-name="Standard">transformó las «masas» de jóvenes en «masas» de criminaloides? Lo</text:p>
      <text:p text:style-name="Standard">he dicho y repetido más de una decena de veces: una «segunda»</text:p>
      <text:p text:style-name="Standard"><text:soft-page-break/>revolución industrial, que en Italia es la «primera»; el consumismo,</text:p>
      <text:p text:style-name="Standard">que ha destruido cínicamente un mundo «real», transformándolo en</text:p>
      <text:p text:style-name="Standard">una irrealidad total, en la que ya no hay elección posible entre el</text:p>
      <text:p text:style-name="Standard">bien y el mal. De ahí la ambigüedad que caracteriza a los criminales,</text:p>
      <text:p text:style-name="Standard">así como su ferocidad, producto de la falta absoluta de cualquier</text:p>
      <text:p text:style-name="Standard">tipo de conflicto interior tradicional. Para ellos no‘ hay eleccionen-</text:p>
      <text:p text:style-name="Standard">tre el bien y el mal; aunque de todos modos ha habido una eleccion:</text:p>
      <text:p text:style-name="Standard">se ha optadopor el endurecimiento, por la ausencia total de piedad.</text:p>
      <text:p text:style-name="Standard"/>
      <text:p text:style-name="Standard">En Italia se lamenta la falta de una eficacia policíaca moderna</text:p>
      <text:p text:style-name="Standard">contra la delincuencia. Lo que yo lamentaría, sobre todo, es ‘la falta</text:p>
      <text:p text:style-name="Standard">de una consciencia informada acerca de todo esto y la supervivencia</text:p>
      <text:p text:style-name="Standard">de una retórica progresista que ya no tiene nada que ver con la rea-</text:p>
      <text:p text:style-name="Standard">lidad. Hoy hay que ser progresistas de otro modo, inventar una nue-</text:p>
      <text:p text:style-name="Standard">va manera de ser libres: sobre todo al juzgar, precisamente, a quie-</text:p>
      <text:p text:style-name="Standard">nes han optado por no tener piedad. Hay que aceptar de una vez</text:p>
      <text:p text:style-name="Standard">para siempre el fracaso de la tolerancia, que ha sido, por supuesto,</text:p>
      <text:p text:style-name="Standard">una falsa tolerancia, y una de las causas más importantes de laldege-</text:p>
      <text:p text:style-name="Standard">neración de las masas de jóvenes. En definitiva, a la hora de juzgar</text:p>
      <text:p text:style-name="Standard">hay que comportarse en consecuencia y no a priori (ese a {mori pro-</text:p>
      <text:p text:style-name="Standard">gresista válido hasta hace unos diez años). . _ A 4</text:p>
      <text:p text:style-name="Standard"/>
      <text:p text:style-name="Standard">¿Cuáles son mis dos modestas proposiciones para eliminar la</text:p>
      <text:p text:style-name="Standard">criminalidad? Son dos proposiciones swiftianas, como su definicion</text:p>
      <text:p text:style-name="Standard">humorística no se preocupa en lo más mínimo de esconder.</text:p>
      <text:p text:style-name="Standard"/>
      <text:p text:style-name="Standard">i) Abolir inmediatamente la enseñanza secundaria obligatoria.</text:p>
      <text:p text:style-name="Standard">ii) Abolir inmediatamente la televisión.</text:p>
      <text:p text:style-name="Standard"/>
      <text:p text:style-name="Standard">A los enseñantes y a los empleados de laptelevisión no hay nece-</text:p>
      <text:p text:style-name="Standard">sidad de comérselos, como sugeriria Swift, sino que bastara con en-</text:p>
      <text:p text:style-name="Standard"/>
      <text:p text:style-name="Standard">viarles a la oficina de empleo. _ _ _ _ / I'd d d</text:p>
      <text:p text:style-name="Standard">La escuela obligatoria es una escuela de iniciacion a la ca i a e</text:p>
      <text:p text:style-name="Standard"/>
      <text:p text:style-name="Standard">131</text:p>
      <text:p text:style-name="Standard"/>
      <text:p text:style-name="Standard"><text:s/></text:p>
      <text:p text:style-name="Standard"/>
      <text:p text:style-name="Standard">CARTAS LUTERANAS</text:p>
      <text:p text:style-name="Standard"/>
      <text:p text:style-name="Standard">vida pequeño burguesa: se enseñan cosas inútiles, estúpidas, falsas,</text:p>
      <text:p text:style-name="Standard">moralistas, incluso en el mejor de los casos (es decir, cuando se invi-</text:p>
      <text:p text:style-name="Standard">ta aduladoramente a aplicar la falsa democraticidad de la autoges-</text:p>
      <text:p text:style-name="Standard">tión, de la descentralización, etcétera: un lío enorme). Además, una</text:p>
      <text:p text:style-name="Standard">noción sólo es dinámica si incorpora su propio despliegue y profun-</text:p>
      <text:p text:style-name="Standard">dización: aprender un poco de historia tiene sentido sólo si se pro-</text:p>
      <text:p text:style-name="Standard">yecta hacia el futuro la posibilidad de una cultura histórica real. De</text:p>
      <text:p text:style-name="Standard">lo contrario las nociones se marchitan, al carecer de futuro nacen</text:p>
      <text:p text:style-name="Standard">muertas, y su función no es otra, pues, que la de crear, en su conjun-</text:p>
      <text:p text:style-name="Standard">to, un pequeño burgués esclavo en lugar de un proletario o subpro-</text:p>
      <text:p text:style-name="Standard">letario libre (es decir, perteneciente a otra cultura que le deja virgen</text:p>
      <text:p text:style-name="Standard"><text:soft-page-break/>para entender ocasionalmente nuevas cosas reales, mientras está muy</text:p>
      <text:p text:style-name="Standard">claro que el que ha pasado por la escuela obligatoria está prisionero</text:p>
      <text:p text:style-name="Standard">de su ínfimo círculo de saber y se escandaliza ante cualquier nove-</text:p>
      <text:p text:style-name="Standard">dad). Para un obrero y su hijo basta hoy una buena escuela primaria</text:p>
      <text:p text:style-name="Standard">hasta quinto. Ilusionarlo con un avance que supone una degrada-</text:p>
      <text:p text:style-name="Standard">ción es delictivo porque, en primer lugar, le hace ser presuntuoso (a</text:p>
      <text:p text:style-name="Standard">causa de las dos miserables cosas que ha aprendido); en segundo</text:p>
      <text:p text:style-name="Standard">lugar (y a menudo al mismo tiempo), le frustra angustiosamente,</text:p>
      <text:p text:style-name="Standard">porque esas dos cosas que ha aprendido no le proporcionan más</text:p>
      <text:p text:style-name="Standard">que la consciencia de su propia ignorancia.</text:p>
      <text:p text:style-name="Standard"/>
      <text:p text:style-name="Standard">Por supuesto, llegar hasta octavo en vez de hasta quinto, o me-</text:p>
      <text:p text:style-name="Standard">jor aún, llegar hasta el último curso, sería para mí, y supongo que</text:p>
      <text:p text:style-name="Standard">para todos, el optimum. Pero, dado que hoy en Italia la escuela</text:p>
      <text:p text:style-name="Standard">obligatoria es exactamente como yo la he descrito (y me angustia</text:p>
      <text:p text:style-name="Standard">literalmente la idea que se le añada una «educación sexual», incluso</text:p>
      <text:p text:style-name="Standard">tal como la entiende el propio Paese sera), lo mejor es abplirla en</text:p>
      <text:p text:style-name="Standard">espera de tiempos mejores, es decir, de otro desarrollo. (Este es el</text:p>
      <text:p text:style-name="Standard">nudo de la cuestión.)</text:p>
      <text:p text:style-name="Standard"/>
      <text:p text:style-name="Standard">En cuanto ala televisión, no quiero añadir más: lo que acabo de</text:p>
      <text:p text:style-name="Standard">decir sobre la escuela obligatoria se multiplica infinitamente con la</text:p>
      <text:p text:style-name="Standard">televisión, puesto que no se trata de una enseñanza sino de un «ejem-</text:p>
      <text:p text:style-name="Standard">plo». Es decir: la televisión no propone «modelos» sino que los re-</text:p>
      <text:p text:style-name="Standard">presenta. Y si los modelos son ésos, ¿cómo se puede pretender que</text:p>
      <text:p text:style-name="Standard">la juventud mas expuesta e indefensa no sea criminaloide o crimi-</text:p>
      <text:p text:style-name="Standard">nal? Ha sido la televisión la que prácticamente (no es más que un</text:p>
      <text:p text:style-name="Standard">medio), ha puesto fin a la era de la piedad y ha empezado la era del</text:p>
      <text:p text:style-name="Standard">hedonismo. Una era en la que unos jóvenes a la vez presuntuosos y</text:p>
      <text:p text:style-name="Standard">frustrados a causa de la estupidez y la inalcanzabilidad de los mode-</text:p>
      <text:p text:style-name="Standard">los que les proponen la escuela y la televisión tienden inexorable-</text:p>
      <text:p text:style-name="Standard">mente a ser agresivos hasta la delincuencia o pasivos hasta la infeli-</text:p>
      <text:p text:style-name="Standard">cidad (que no es una culpa menor).</text:p>
      <text:p text:style-name="Standard"/>
      <text:p text:style-name="Standard">v Hasta ahora, todas las aperturas ala izquierda tanto de lu escuc-</text:p>
      <text:p text:style-name="Standard">la como de la televisión no han servido pura nmln: ln escuela y lu</text:p>
      <text:p text:style-name="Standard">televisión son autoritnrins porque son estatales, y el llHUklU en lu</text:p>
      <text:p text:style-name="Standard"/>
      <text:p text:style-name="Standard">¡.42</text:p>
      <text:p text:style-name="Standard"/>
      <text:p text:style-name="Standard"><text:s/></text:p>
      <text:p text:style-name="Standard"/>
      <text:p text:style-name="Standard">DOS MODESTAS PROPOSlCIONES PARA ELIMINAR LA CRlMlNALlDAD</text:p>
      <text:p text:style-name="Standard"/>
      <text:p text:style-name="Standard">nueva producción (producción de humanidad). Por tanto, si los pro-</text:p>
      <text:p text:style-name="Standard">gresistas sienten realmente la condición antropológica de un pue-</text:p>
      <text:p text:style-name="Standard">blo, que se unan valientemente para pedir el cese inmediato de las</text:p>
      <text:p text:style-name="Standard">clases en la escuela obligatoria y de las emisiones televisivas. No</text:p>
      <text:p text:style-name="Standard">sería nada, pero también sería mucho: tal vez ayudaría a que una</text:p>
      <text:p text:style-name="Standard">barriada —sin escuelitas abominables y abandonada a sus tardes y a</text:p>
      <text:p text:style-name="Standard">sus noches— teencontrara un modelo de vida propio. Posterior al</text:p>
      <text:p text:style-name="Standard">de antes y anterior con respecto al del presente. De lo contrario,</text:p>
      <text:p text:style-name="Standard"><text:soft-page-break/>cuanto se dice acerca de la descentralización es burdamente aprio-</text:p>
      <text:p text:style-name="Standard"/>
      <text:p text:style-name="Standard">rístico o pura mala fe. A</text:p>
      <text:p text:style-name="Standard">Para garantizar los vínculos informativos de la barriada —como</text:p>
      <text:p text:style-name="Standard"/>
      <text:p text:style-name="Standard">de cualquier otro «lugar cultural»— con el resto del mundo bastaría</text:p>
      <text:p text:style-name="Standard"/>
      <text:p text:style-name="Standard">con los periódicos murales y L’Unitá; y, sobre todo, con el trabajo</text:p>
      <text:p text:style-name="Standard">que en un‘ contexto así asumiría naturalmente un sentido distinto,</text:p>
      <text:p text:style-name="Standard"/>
      <text:p text:style-name="Standard">tendente a unificar, de una vez y por decisión propia, el modo de</text:p>
      <text:p text:style-name="Standard">vida con la vida.</text:p>
      <text:p text:style-name="Standard"/>
      <text:p text:style-name="Standard">Il Corriere della Sem, 18 de octubre de 1975.</text:p>
      <text:p text:style-name="Standard"/>
      <text:p text:style-name="Standard">LH</text:p>
      <text:p text:style-name="Standard"/>
      <text:p text:style-name="Standard">MIS PROPOSICIONES j</text:p>
      <text:p text:style-name="Standard">SOBRE LA ESCUELA Y LA TELEVISION</text:p>
      <text:p text:style-name="Standard"/>
      <text:p text:style-name="Standard">Hasta Moravia me honra con sus deducciones. Se nota que son las</text:p>
      <text:p text:style-name="Standard">deducciones de un hombre inteligente, pero también que sólo gusta</text:p>
      <text:p text:style-name="Standard">del «placer del texto» con la condición —como cualquier otro au-</text:p>
      <text:p text:style-name="Standard">tor, por otra parte— de novelarlo.</text:p>
      <text:p text:style-name="Standard"/>
      <text:p text:style-name="Standard">Como novelista, ha visto en el episodio del crimen del Circeo y</text:p>
      <text:p text:style-name="Standard">en la agresión de Cinecitta, precisamente, dos episodios. Cristali-</text:p>
      <text:p text:style-name="Standard">nos, transparentes, cortados, cerrados: microcosmos perfectos a su</text:p>
      <text:p text:style-name="Standard">manera. Hasta el punto de que, a través de ese «modelo narrativo»,</text:p>
      <text:p text:style-name="Standard">puede asimilar el crimen del Circeo a su relato de 1927 Asesinato en</text:p>
      <text:p text:style-name="Standard">el club de tenis. También yo, análogamente, podría asimilar la agre-</text:p>
      <text:p text:style-name="Standard">sión subproletaria de Cinecittá a la agresión de los cuatro napolita-</text:p>
      <text:p text:style-name="Standard">nos a Maddalena, la mujer de Acmttone (1961). Pero yo sé que la</text:p>
      <text:p text:style-name="Standard">agresión de los cuatro napolitanos a Maddalena, la mujer de</text:p>
      <text:p text:style-name="Standard">Accattone, es idílica con respecto a esta otra del otoño de 1975 en</text:p>
      <text:p text:style-name="Standard">Cinecitta: y encaja perfectamente en un código de mala vida que no</text:p>
      <text:p text:style-name="Standard">excluye la humanidad. También Moravia debería darse cuenta de</text:p>
      <text:p text:style-name="Standard">que el asesinato del club de tenis es idílico con respecto al asesinato</text:p>
      <text:p text:style-name="Standard">del Circeo del otoño de 1975: no los une ninguna relación histórica</text:p>
      <text:p text:style-name="Standard">real. Entre los dos hay un salto cualitativo: un salto cualitativo debi-</text:p>
      <text:p text:style-name="Standard">do a lo enorme de la cantidad. Un asesinato que en 1927 era la</text:p>
      <text:p text:style-name="Standard">expresión de un ambiente de élite es hoy la expresión de un ambien-</text:p>
      <text:p text:style-name="Standard">te de masa. El asesinato gratuito, «gideano», se ha convertido en un</text:p>
      <text:p text:style-name="Standard">artículo de consumo. Una opción personal se ha convertido en una</text:p>
      <text:p text:style-name="Standard">coacción colectiva. Lo cual no es poco.</text:p>
      <text:p text:style-name="Standard"/>
      <text:p text:style-name="Standard">Fíjense Moravia y el lector —en el mismo Corriere en el que</text:p>
      <text:p text:style-name="Standard">apareció el escrito polémico sobre la «abolición» (no, no «abolición»:</text:p>
      <text:p text:style-name="Standard">«suspensión») de la escuela obligatoria- en las fotografías de los</text:p>
      <text:p text:style-name="Standard">cuatro gamberros que hicieron en Milán lo mismo que los</text:p>
      <text:p text:style-name="Standard">subproletarios en Cinecitta (robo rápidamente agravado por violen-</text:p>
      <text:p text:style-name="Standard"/>
      <text:p text:style-name="Standard"><text:soft-page-break/>134</text:p>
      <text:p text:style-name="Standard"/>
      <text:p text:style-name="Standard"><text:s/></text:p>
      <text:p text:style-name="Standard"/>
      <text:p text:style-name="Standard">Nll PHIIPHQII IIDNII ‘HHH? IA FUIIIIA V IA II-IIVHIÚN</text:p>
      <text:p text:style-name="Standard"/>
      <text:p text:style-name="Standard">ciu carnal mu linrn lll)ltll!l().‘i().\i). Sun jvrtilcmrios milancscs; cs decir,</text:p>
      <text:p text:style-name="Standard">están inmm'nus (lUHLlC hace ya ¡mis dc un siglo en cl «ambiente vital»</text:p>
      <text:p text:style-name="Standard">de la ¡vcqucﬁu laurgucsïa. El cuadro, pues, está completo.</text:p>
      <text:p text:style-name="Standard"/>
      <text:p text:style-name="Standard">No obstante, al recuadro del Corriere que contiene las imágenes</text:p>
      <text:p text:style-name="Standard">de esos cuatro canallas desenmascarados, añadan Moravia y el lec-</text:p>
      <text:p text:style-name="Standard">tur con su fantasía los recuadros que contienen las imágenes de to-</text:p>
      <text:p text:style-name="Standard">dos los posibles canallas análogos sin desenmascarar. Si se pusieran</text:p>
      <text:p text:style-name="Standard">en fila estos recuadros no bastaría con la distancia entre Roma y</text:p>
      <text:p text:style-name="Standard">Milán. Más aún: esos rostros descarnados, peligrosos, penosos, in-</text:p>
      <text:p text:style-name="Standard">felices, indescifrables, repelentes, siniestros, débiles, presuntuosos,</text:p>
      <text:p text:style-name="Standard">desprovistos de cualquier connotación de clase (ni en sentido positi-</text:p>
      <text:p text:style-name="Standard">vo ni en el negativo), son en realidad los rostros de toda la «masa»</text:p>
      <text:p text:style-name="Standard">de la juventud italiana tal como es hoy.</text:p>
      <text:p text:style-name="Standard"/>
      <text:p text:style-name="Standard">En mi artículo, con el que polemiza Moravia, escribí muy clara-</text:p>
      <text:p text:style-name="Standard">mente: la «masa» de los jóvenes ignora el tradicional conflicto inte-</text:p>
      <text:p text:style-name="Standard">rior entre el bien y el mal; su opción es el endurecimiento, el fin de</text:p>
      <text:p text:style-name="Standard">la piedad; y esto es así casi por prejuicio, apriorísticamente: tanto si</text:p>
      <text:p text:style-name="Standard">se trata de delincuentes como si se trata de buenos chicos infelices,</text:p>
      <text:p text:style-name="Standard">la infelicidad no es una culpa menor, dije. Pero no pretendo que</text:p>
      <text:p text:style-name="Standard">Moravia se interese por saber que son hoy, en concreto, los jóvenes.</text:p>
      <text:p text:style-name="Standard">¿Por que’ habría de interesarse por eso? El no mira las cosas desde</text:p>
      <text:p text:style-name="Standard">dentro, sino desde lejos. Por esto su interés no puede contemplar la</text:p>
      <text:p text:style-name="Standard">concreción o la ﬁsicidad.</text:p>
      <text:p text:style-name="Standard"/>
      <text:p text:style-name="Standard">Sin embargo, yo decía también en mi artículo que «hacen falta</text:p>
      <text:p text:style-name="Standard">miles de casos como esos de la juerga sádica del Circeo o de agresi-</text:p>
      <text:p text:style-name="Standard">vidad brutal por problemas de tráﬁco para que ocurran casos como</text:p>
      <text:p text:style-name="Standard">los de los sádicos de Parioli o los sádicos de Torpignattara». Este</text:p>
      <text:p text:style-name="Standard">hecho estadístico, sociológico e ideológico, por el contrario, SÍ de-</text:p>
      <text:p text:style-name="Standard">bería interesar a Moravia, y debería tomarlo en consideración. De</text:p>
      <text:p text:style-name="Standard">haberlo hecho, ni el episodio del Circeo ni el de Cinecitta le habrían</text:p>
      <text:p text:style-name="Standard">parecido dos episodios cristalinos, transparentes, cortados, cerra-</text:p>
      <text:p text:style-name="Standard">dos y absolutos sino dos confusas, magmáticas, desordenadas, irre-</text:p>
      <text:p text:style-name="Standard">ductibles y babeantes «muestras» de una calidad de vida. Y a Moravia</text:p>
      <text:p text:style-name="Standard">le habría sido imposible, por tanto, proseguir con su comparación</text:p>
      <text:p text:style-name="Standard">novelesca entre ambas, tan hábil, incisiva y en el fondo tan llena de</text:p>
      <text:p text:style-name="Standard">buen humor. Pues Moravia juega con los datos puramente externos:</text:p>
      <text:p text:style-name="Standard">los contornos del relato. El contenido se reduce a cifra. No mostraré</text:p>
      <text:p text:style-name="Standard">aquí mi patente de entendido en el caso (patente obtenida a través</text:p>
      <text:p text:style-name="Standard">de mi modo de vivir) que me ha ofrecido la oportunidad de mirar a</text:p>
      <text:p text:style-name="Standard">la cara cientos de veces durante cientos de noches a los protagonis-</text:p>
      <text:p text:style-name="Standard">tas de centenares de episodios que prefiguran casos extremos y trá-</text:p>
      <text:p text:style-name="Standard">gicos como los del Circeo y Cinecitta. Me limitaré a decir una sola</text:p>
      <text:p text:style-name="Standard">cosa. Para Moravia (que lo leyó en los periódicos), Rosaria Lopez es</text:p>
      <text:p text:style-name="Standard"><text:soft-page-break/>una figura abstracta, como la «Mujer de los bastones» o un prósopon</text:p>
      <text:p text:style-name="Standard">trágico (tal vez del teatro de arte): es la «Arrabalera». Y sobre esta</text:p>
      <text:p text:style-name="Standard"/>
      <text:p text:style-name="Standard">135</text:p>
      <text:p text:style-name="Standard"/>
      <text:p text:style-name="Standard">CARTAS LUTEKANAS</text:p>
      <text:p text:style-name="Standard"/>
      <text:p text:style-name="Standard">base constrvuye en parte su interpretación. Por el contrario, ¡mira tú</text:p>
      <text:p text:style-name="Standard">por donde., yoconozco desde hace años al hermano de Rosaria</text:p>
      <text:p text:style-name="Standard">Lopez: es un chico muy angustiado y angustiante, al que le gustaría</text:p>
      <text:p text:style-name="Standard">ïcroperador de cine y que tiene un_ coche de carreras rojo... Me</text:p>
      <text:p text:style-name="Standard">imito, como se puede ver, a proporcionar dos datos claros senci-</text:p>
      <text:p text:style-name="Standard">ll p r l - y -</text:p>
      <text:p text:style-name="Standard"/>
      <text:p text:style-name="Standard">os‘. ero a ta poco para sacar al menos una primera deducción</text:p>
      <text:p text:style-name="Standard">sociologica.</text:p>
      <text:p text:style-name="Standard"/>
      <text:p text:style-name="Standard">Sabidotodo esto (privado, y por ello concreto), llegamos a los</text:p>
      <text:p text:style-name="Standard">puntos de interes general. Primero, porque se refieren en general a</text:p>
      <text:p text:style-name="Standard">la civilizacion del consumo y a sus genocidios, y luego, porque afec-</text:p>
      <text:p text:style-name="Standard">tan. a mis «modestas proposiciones» de suspender la escuela obliga-</text:p>
      <text:p text:style-name="Standard">toria y la television. Sobre el primer punto, Moravia comete dos</text:p>
      <text:p text:style-name="Standard">Sriípries, debidos a inferencias cjue hace de mis textos, inferencias</text:p>
      <text:p text:style-name="Standard"/>
      <text:p text:style-name="Standard">e 1 35s fi 511 Vfïl, 3' que Moravia atribuye mayor importancia a lo</text:p>
      <text:p text:style-name="Standard">que no digo y el adivina que a lo que digo.</text:p>
      <text:p text:style-name="Standard"/>
      <text:p text:style-name="Standard">a) Moravia, al reprocharme mi ingenua indignación contra el</text:p>
      <text:p text:style-name="Standard">COIISLÏmISmO, confunde continuamente el consumismo en general</text:p>
      <text:p text:style-name="Standard">con cb consumismo italiano aunque ha comprendido perfectamente</text:p>
      <text:p text:style-name="Standard">mi o sefsiva y por otra parte bastante evidente distinción entre los</text:p>
      <text:p text:style-name="Standard">dos fenomenos. Ahora bien, si me reprochase una ingenua indigna-</text:p>
      <text:p text:style-name="Standard">cion contra el consumismo en general, tendría razón. Pero que de-</text:p>
      <text:p text:style-name="Standard">muestre que me indigno contra el consumismo en general; es decir:</text:p>
      <text:p text:style-name="Standard">que aporte un texto mio que contenga una indignación semejante.</text:p>
      <text:p text:style-name="Standard">En realidad, en lo que concierne a la fase consumista del capitalismo</text:p>
      <text:p text:style-name="Standard">mundial yo pienso exactamente lo mismo que Moravia. Si, por el</text:p>
      <text:p text:style-name="Standard">contrario, me reprocha una ingenua indignación contra el consu-</text:p>
      <text:p text:style-name="Standard">mismo italiano, entonces se equivoca. Porque sin indignación sería</text:p>
      <text:p text:style-name="Standard">zrnposzble hablar de ello. Hay que excluir la posibilidad de la objeti-</text:p>
      <text:p text:style-name="Standard">vidad cuando la gestion de la ‘revolución consumista ha sido mani-</text:p>
      <text:p text:style-name="Standard">pulada por los gobiernos italianos de un modo y en un contexto</text:p>
      <text:p text:style-name="Standard">criminales. Que Moravia me demuestre lo contrario.</text:p>
      <text:p text:style-name="Standard"/>
      <text:p text:style-name="Standard">l b) Moravia dice que el aburguesamiento consumista no elimina</text:p>
      <text:p text:style-name="Standard">as c ases sociales. Pero que me demuestre que yo haya dicho nunca</text:p>
      <text:p text:style-name="Standard">Éemelaﬂte estupidez. Que aporte un texto mío que contenga seme-</text:p>
      <text:p text:style-name="Standard">jante estupidez. El aburguesamiento forma parte de la lucha de cla-</text:p>
      <text:p text:style-name="Standard">ses. Por esto he citado. hasta la obsesión las expresiones de Marx</text:p>
      <text:p text:style-name="Standard">“g°ﬂ0Cld10» y «genocidio cultural». La clase dominante, cuyo nuevo</text:p>
      <text:p text:style-name="Standard">modo de producción ha creado una nueva forma de poder y por</text:p>
      <text:p text:style-name="Standard"/>
      <text:p text:style-name="Standard"><text:soft-page-break/>. . 5</text:p>
      <text:p text:style-name="Standard">consiguiente, una nueva forma de cultura, en estos años en Italia ha</text:p>
      <text:p text:style-name="Standard">procedido al mas completo y total genocidio de las culturas particu-</text:p>
      <text:p text:style-name="Standard">larljstas (populares) que recuerde la historia italiana. Los jóvenes</text:p>
      <text:p text:style-name="Standard">su proletarios romanos han perdido (¿lic de repetirlo por enésima</text:p>
      <text:p text:style-name="Standard">vez?) su «cultura», es decir, su modo ¡le ser, (ir cmiiportiurqc de Im-</text:p>
      <text:p text:style-name="Standard"/>
      <text:p text:style-name="Standard">. , - y</text:p>
      <text:p text:style-name="Standard">blar, dc juzgar ln Tcíliltllld: se las hn PH)|10I'L'i()llil(l() un modo ¿lo Villll</text:p>
      <text:p text:style-name="Standard"/>
      <text:p text:style-name="Standard">l.l(\</text:p>
      <text:p text:style-name="Standard"/>
      <text:p text:style-name="Standard"><text:s/></text:p>
      <text:p text:style-name="Standard"/>
      <text:p text:style-name="Standard">MIS PROPOSICIONES SOBRE LA ESCUELA Y LA TELEVISiÓN</text:p>
      <text:p text:style-name="Standard"/>
      <text:p text:style-name="Standard">burgués (consumista): han sido, clásicamente, destruidos y aburgue-</text:p>
      <text:p text:style-name="Standard">sados. Su connotación clasista es ahora, pues, puramente económica,</text:p>
      <text:p text:style-name="Standard">ya no es también cultural. La cultura de las clases subalternas ya (casi)</text:p>
      <text:p text:style-name="Standard">no existe: existe tan sólo la economía de las clases subalternas. He</text:p>
      <text:p text:style-name="Standard">repetido ya una infinidad de veces en estos malditos artículos míos</text:p>
      <text:p text:style-name="Standard">que la atroz infelicidad o la agresividad criminal de los jóvenes pro-</text:p>
      <text:p text:style-name="Standard">letarios y subproletarios se deriva precisamente del desequilibrio</text:p>
      <text:p text:style-name="Standard">entre cultura y condición económica: de la imposibilidad de realizar</text:p>
      <text:p text:style-name="Standard">(salvo miméticamente) modelos culturales burgueses a causa de la</text:p>
      <text:p text:style-name="Standard">persistente pobreza enmascarada por una mejora ilusoria del nivel de</text:p>
      <text:p text:style-name="Standard"/>
      <text:p text:style-name="Standard">vida.</text:p>
      <text:p text:style-name="Standard"/>
      <text:p text:style-name="Standard">Pasemos entonces a la escuela obligatoria y a la televisión. Vaya</text:p>
      <text:p text:style-name="Standard">por delante que mis «dos modestas proposiciones» de abolición pre-</text:p>
      <text:p text:style-name="Standard">tendían claramente referirse a una abolición provisional. Decía, en</text:p>
      <text:p text:style-name="Standard">aras de la exactitud, «en espera de tiempos mejores, es decir, de otro</text:p>
      <text:p text:style-name="Standard">desarrollo. Este es el nudo de la cuestión». En otras palabras: convo-</text:p>
      <text:p text:style-name="Standard">caba al PCI, a las mejores fuerzas de la izquierda, etcétera, cuyo</text:p>
      <text:p text:style-name="Standard">interés por una reforma radical de la escuela y de la televisión no</text:p>
      <text:p text:style-name="Standard">debería ser puesto en duda: pues es algo esencial para la transforma-</text:p>
      <text:p text:style-name="Standard">ción del «desarrollo».</text:p>
      <text:p text:style-name="Standard"/>
      <text:p text:style-name="Standard">En espera de esa reforma radical, sería mejor abolir (sé que es</text:p>
      <text:p text:style-name="Standard">utópico, pero estoy firmemente convencido de ello) tanto la escuela</text:p>
      <text:p text:style-name="Standard">obligatoria como la televisión: porque cada día que pasa es fatal</text:p>
      <text:p text:style-name="Standard">tanto para los escolares como para los telespectadores...</text:p>
      <text:p text:style-name="Standard"/>
      <text:p text:style-name="Standard">En este punto estoy completamente de acuerdo con Moravia,</text:p>
      <text:p text:style-name="Standard">como él está completamente de acuerdo conmigo. Pues mi propues-</text:p>
      <text:p text:style-name="Standard">ta de «abolición» —una vez más- no es sino la metáfora de una</text:p>
      <text:p text:style-name="Standard">reforma radical: y Moravia y yo compartimos ciertamente las mis-</text:p>
      <text:p text:style-name="Standard">mas ideas a propósito de esa reforma.</text:p>
      <text:p text:style-name="Standard"/>
      <text:p text:style-name="Standard">Ayer mismo, improvisando en un debate con enseñantes en un</text:p>
      <text:p text:style-name="Standard">seminario celebrado en Lecce, esbocé la que, en mi opinión, debería</text:p>
      <text:p text:style-name="Standard"><text:soft-page-break/>ser la escuela obligatoria; y dije casi punto por punto justamente las</text:p>
      <text:p text:style-name="Standard">mismas cosas que Moravia (añadí, como materias de esta nueva es-</text:p>
      <text:p text:style-name="Standard">cuela obligatoria, la escuela guía, con anexos de urbanidad en la</text:p>
      <text:p text:style-name="Standard">calle, problemas burocráticos de todo tipo, elementos de urbanis-</text:p>
      <text:p text:style-name="Standard">mo, ecología, higiene, sexo, etcétera. Y, sobre todo, añadiría, mu-</text:p>
      <text:p text:style-name="Standard">chas lecturas, muchas lecturas libres libremente comentadas).</text:p>
      <text:p text:style-name="Standard"/>
      <text:p text:style-name="Standard">En cuanto a la televisión, mi propuesta de reforma radical es</text:p>
      <text:p text:style-name="Standard">ésta: es necesario hacer una televisión abierta a los partidos, es de-</text:p>
      <text:p text:style-name="Standard">cir, culturalmente pluralista. Es el único modo de que pierda su ho-</text:p>
      <text:p text:style-name="Standard">rrcndo valor carismático, su intolerable oficialidad. De lo contrario,</text:p>
      <text:p text:style-name="Standard">los partidos —-como es bien sabido- se descuartizan en el seno de</text:p>
      <text:p text:style-name="Standard">ln televisión, dut i‘ del escenario, repartiéndose (hasta ahora abyec-</text:p>
      <text:p text:style-name="Standard">Iuniculc) cl jvmler clcvisivo. Se trataría, pues, de regular y sacar a la</text:p>
      <text:p text:style-name="Standard"/>
      <text:p text:style-name="Standard"><text:s/></text:p>
      <text:p text:style-name="Standard"/>
      <text:p text:style-name="Standard">137</text:p>
      <text:p text:style-name="Standard"/>
      <text:p text:style-name="Standard"><text:s/></text:p>
      <text:p text:style-name="Standard"/>
      <text:p text:style-name="Standard">CARTAS LUTERANAS</text:p>
      <text:p text:style-name="Standard"/>
      <text:p text:style-name="Standard">luz esta situación, convirtiéndola asi’ en democrática. Cualquier par-</text:p>
      <text:p text:style-name="Standard">tido debería tener derecho a sus emisiones. De este modo cualquier</text:p>
      <text:p text:style-name="Standard">espectador sería llamado a escoger y a criticar, es decir, a ser coau-</text:p>
      <text:p text:style-name="Standard">tor, en vez de ser un miserable que ve y escucha, tanto más reprimi-</text:p>
      <text:p text:style-name="Standard">do cuanto más adulado. Cualquier partido debería tener derecho,</text:p>
      <text:p text:style-name="Standard">por ejemplo, a su informativo; para que el telespectador pueda es-</text:p>
      <text:p text:style-name="Standard">coger las noticias o compararlas con las otras dejando así de sufrirlas.</text:p>
      <text:p text:style-name="Standard">Añadiré, además, que cualquier partido debería gestionar también</text:p>
      <text:p text:style-name="Standard">los demás programas (tal vez proporcionalmente a su representa-</text:p>
      <text:p text:style-name="Standard">ción en el Parlamento). Nacería una estupenda competencia, y el</text:p>
      <text:p text:style-name="Standard">nivel de los programas (también el espectacular) subiría de golpe.</text:p>
      <text:p text:style-name="Standard">Voilá.</text:p>
      <text:p text:style-name="Standard"/>
      <text:p text:style-name="Standard">Apéndice. Si el atribuirme novelescamente un odio teológico</text:p>
      <text:p text:style-name="Standard">contra el consumismo en general, como fenómeno tardío del capita-</text:p>
      <text:p text:style-name="Standard">lismo —atribución, repito, injusta porque mi odio teológico se diri-</text:p>
      <text:p text:style-name="Standard">ge por entero contra el consumismo italiano, del mismo modo que</text:p>
      <text:p text:style-name="Standard">no se dirige contra la escuela obligatoria sino contra la escuela obli-</text:p>
      <text:p text:style-name="Standard">gatoria italiana- me hace merecedor por parte de Moravia del ca-</text:p>
      <text:p text:style-name="Standard">lificativo de prerrafaelita, ya es algo. En otra ocasión, Moravia me</text:p>
      <text:p text:style-name="Standard">trató de católico (como si los católicos, por definición, se indigna-</text:p>
      <text:p text:style-name="Standard">sen, fuesen quijotescos o descubriesen alguna vez el flanco).</text:p>
      <text:p text:style-name="Standard">Prerrafaelita es ya un calificativo de transición hacia eso que, en lo</text:p>
      <text:p text:style-name="Standard">que a mi’ se refiere, considero justo: es decir, reformista, luterano, si</text:p>
      <text:p text:style-name="Standard">se puede atribuir algún significado a estos calificativos novelescos.</text:p>
      <text:p text:style-name="Standard"/>
      <text:p text:style-name="Standard">Il Corriere della Sera, 29 de octubre de 1975.</text:p>
      <text:p text:style-name="Standard"/>
      <text:p text:style-name="Standard">HH</text:p>
      <text:p text:style-name="Standard"><text:soft-page-break/></text:p>
      <text:p text:style-name="Standard">CARTA LUTERANA A ITALO CALVINO</text:p>
      <text:p text:style-name="Standard"/>
      <text:p text:style-name="Standard">. » : L s</text:p>
      <text:p text:style-name="Standard">Dices (en Il Corriere della Sera del 8 de octubﬁe de 133i!) o};</text:p>
      <text:p text:style-name="Standard">responsables de la carniceria del Circeo son muc os y se p .</text:p>
      <text:p text:style-name="Standard">como si lo que han hecho fuese completamente natural, como dSl</text:p>
      <text:p text:style-name="Standard"/>
      <text:p text:style-name="Standard">. . » A ‘ ren e</text:p>
      <text:p text:style-name="Standard">tuvieran tras de si un ambiente y una mentalidad que les comp</text:p>
      <text:p text:style-name="Standard">y admira».</text:p>
      <text:p text:style-name="Standard">Pero ¿por qué? _ , .</text:p>
      <text:p text:style-name="Standard">Dices: «En la Roma de hoy lo que asusta es qu; edstos CJICÍCIÜPS</text:p>
      <text:p text:style-name="Standard">' ‘ ' ' t sin</text:p>
      <text:p text:style-name="Standard">monstruosos se producen en un clima de permisivi a a s0 11 3-;</text:p>
      <text:p text:style-name="Standard">una sombra siquiera de desafío a las constricciones represivas».</text:p>
      <text:p text:style-name="Standard">Pero ¿Por qué? ' ' l ' ' en nuestra</text:p>
      <text:p text:style-name="Standard">Dices; «El verdadero peligro viene de a extension</text:p>
      <text:p text:style-name="Standard">sociedad de ciertos estratos cancerosos».</text:p>
      <text:p text:style-name="Standard">Peroé or ué? _ y _</text:p>
      <text:p text:style-name="Standard">Dices-IZEIIÏIC la atonía moral y la irresponsabilidad social —de</text:p>
      <text:p text:style-name="Standard">una parte de la burguesía italiana, dices—- y la pIáCtICB de maltratar</text:p>
      <text:p text:style-name="Standard">y apalear no hay más que un P350”-</text:p>
      <text:p text:style-name="Standard">Pero ¿por qué? l l f de la vioa</text:p>
      <text:p text:style-name="Standard">Dices; «VIVImOS en un mundo en el que Éeïca q ton más visi-</text:p>
      <text:p text:style-name="Standard">lencia y la humillacion de la persona es uno led o; 513,128; Crimi-</text:p>
      <text:p text:style-name="Standard">bles del devenir historico», por lo que Crtmlïid} _d P0 d 3K</text:p>
      <text:p text:style-name="Standard">nulidad sexual parecen en este caso deﬁmczones re activas y</text:p>
      <text:p text:style-name="Standard">optimistas, dices.</text:p>
      <text:p text:style-name="Standard">Pero i or ue’?</text:p>
      <text:p text:style-name="Standard">Dices&gt;p&lt;&lt;Loqs nazis pueden ser superados en crueldad en cual-</text:p>
      <text:p text:style-name="Standard">quier momento».</text:p>
      <text:p text:style-name="Standard">Puro ¿por qué? A y _ _ _d</text:p>
      <text:p text:style-name="Standard">Dici : «En otros países la crisis es la misma, pero mCl E el‘! un</text:p>
      <text:p text:style-name="Standard">Iviiiln anual ¡mis sólido».</text:p>
      <text:p text:style-name="Standard"/>
      <text:p text:style-name="Standard">lmrn ¿porqué? I l_ r l’ Cm“</text:p>
      <text:p text:style-name="Standard">¡‘INT HIÑN ti!‘ (‘UN HÑOH qllt‘ I|ll('|ll(l (‘Xp ILSII y t IVU [JW A «</text:p>
      <text:p text:style-name="Standard"/>
      <text:p text:style-name="Standard">LW</text:p>
      <text:p text:style-name="Standard"/>
      <text:p text:style-name="Standard"><text:s/></text:p>
      <text:p text:style-name="Standard"/>
      <text:p text:style-name="Standard">CARTAS LUTERANAS</text:p>
      <text:p text:style-name="Standard"/>
      <text:p text:style-name="Standard">porqués. Y, a estas alturas, estoy indignado por el silencio que me</text:p>
      <text:p text:style-name="Standard">rodea siempre. Se me ha juzgado tan sólo por mi indemostrable</text:p>
      <text:p text:style-name="Standard">refoulemenz católico. Nadie ha intervenido para ayudarme a seguir</text:p>
      <text:p text:style-name="Standard">adelante y profundizar mis intentos de explicación. Entonces, lo</text:p>
      <text:p text:style-name="Standard">que es católico es el silencio. Por ejemplo, el silencio de Giuseppe</text:p>
      <text:p text:style-name="Standard">Branca, de Livio Zanetti, de Giorgio Bocca, de Claudio Petruccioli,</text:p>
      <text:p text:style-name="Standard">de Alberto Moravia, a quienes he invitado por su nombre a interve-</text:p>
      <text:p text:style-name="Standard"><text:soft-page-break/>nir en mi propuesta de procesar a los culpables de esta condición</text:p>
      <text:p text:style-name="Standard">italiana que describes con una ansiedad apocalíptica: tú, tan sobrio.</text:p>
      <text:p text:style-name="Standard">También tu silencio a tantas cartas abiertas mías es católico. Tam-</text:p>
      <text:p text:style-name="Standard">bién el silencio de los católicos de izquierda es católico (esos que a</text:p>
      <text:p text:style-name="Standard">estas alturas deberían tener el coraje de declararse reformistas, o,</text:p>
      <text:p text:style-name="Standard">con mayor coraje aún, luteranos. Después de tres siglos ya va sien-</text:p>
      <text:p text:style-name="Standard">do hora).</text:p>
      <text:p text:style-name="Standard"/>
      <text:p text:style-name="Standard">Déjame que te diga que no es católico, por el contrario, el que</text:p>
      <text:p text:style-name="Standard">habla e intenta dar explicaciones, tal vez íntimas, rodeado por el</text:p>
      <text:p text:style-name="Standard">más profundo silencio. No he sido capaz de quedarme callado, como</text:p>
      <text:p text:style-name="Standard">tú no eres capaz de quedarte callado ahora. «Es preciso haber habla-</text:p>
      <text:p text:style-name="Standard">do mucho para poder callar» (es un historiador chino el que lo dice,</text:p>
      <text:p text:style-name="Standard">estupendamente). Así pues, habla de una vez. ¿Por qué?</text:p>
      <text:p text:style-name="Standard"/>
      <text:p text:style-name="Standard">Tú has redactado un czzhíer de doléances en el que se alinean</text:p>
      <text:p text:style-name="Standard">acontecimientos y fenómenos que no explicas, como haría Lietta</text:p>
      <text:p text:style-name="Standard">Tornabuoni o un periodista, incluso indignado, de televisión.</text:p>
      <text:p text:style-name="Standard"/>
      <text:p text:style-name="Standard">¿Por que?</text:p>
      <text:p text:style-name="Standard"/>
      <text:p text:style-name="Standard">Sin embargo, tengo algo que discutir acerca de tu cahíer, más</text:p>
      <text:p text:style-name="Standard">allá de la ausencia de porqués.</text:p>
      <text:p text:style-name="Standard"/>
      <text:p text:style-name="Standard">Tengo algo que rebatir acerca de esos chivos expiatorios que has</text:p>
      <text:p text:style-name="Standard">creado, que son: «parte de la burguesía», «Roma», los «neofascistas».</text:p>
      <text:p text:style-name="Standard"/>
      <text:p text:style-name="Standard">Esto pone en evidencia que te apoyas en certezas que valían</text:p>
      <text:p text:style-name="Standard">también antes. Las certezas (como te decía en otra carta) que nos</text:p>
      <text:p text:style-name="Standard">confortaron e incluso nos gratificaron en un contexto clerical-fas-</text:p>
      <text:p text:style-name="Standard">cista. Las certezas laicas, racionales, democráticas, progresistas. Tal</text:p>
      <text:p text:style-name="Standard">como son, ya no valen. El acontecer histórico ha acontecido, y esas</text:p>
      <text:p text:style-name="Standard">certezas se han quedado tal como estaban.</text:p>
      <text:p text:style-name="Standard"/>
      <text:p text:style-name="Standard">Hablar todavía de una «parte de la burguesía» como culpable es</text:p>
      <text:p text:style-name="Standard">un discurso antiguo y mecánico, porque la burguesía, hoy, es mucho</text:p>
      <text:p text:style-name="Standard">peor que hace diez años y, al mismo tiempo, mucho mejor. Toda.</text:p>
      <text:p text:style-name="Standard">Incluida la de Parioli o la de San Babila. Es inútil que te diga por que’</text:p>
      <text:p text:style-name="Standard">es peor (violencia, agresividad, disociación del otro, racismo, vulga-</text:p>
      <text:p text:style-name="Standard">ridad y hedonismo brutal), pero también es inútil que te diga por</text:p>
      <text:p text:style-name="Standard">qué es mejor (cierto laicismo, cierta aceptación de valores que purtc-</text:p>
      <text:p text:style-name="Standard">necían sólo a círculos restringidos, votaciones cn cl rcfcréndunl,</text:p>
      <text:p text:style-name="Standard">votaciones del 15 de junio).</text:p>
      <text:p text:style-name="Standard"/>
      <text:p text:style-name="Standard">Hablar de In ciudad de Roma como culpulwlc cs vnlvrr u uurr m</text:p>
      <text:p text:style-name="Standard">los más ¡auros años cincuenta. cuumlo luriilvscu y miluucncn (y</text:p>
      <text:p text:style-name="Standard"/>
      <text:p text:style-name="Standard">l4()</text:p>
      <text:p text:style-name="Standard"/>
      <text:p text:style-name="Standard"><text:s/></text:p>
      <text:p text:style-name="Standard"/>
      <text:p text:style-name="Standard">CARTA LUTERANA A ITALO CALVINO</text:p>
      <text:p text:style-name="Standard"><text:soft-page-break/></text:p>
      <text:p text:style-name="Standard">fríulanos) consideraban a Roma el centro de cualquier corrupción,</text:p>
      <text:p text:style-name="Standard">con abiertas manifestaciones de racismo. Roma, con sus Parioli, no</text:p>
      <text:p text:style-name="Standard">es hoy realmente peor que Milán, con su San Babila, o que Turín.</text:p>
      <text:p text:style-name="Standard"/>
      <text:p text:style-name="Standard">En cuanto a los neofascistas (jóvenes) tú mismo te has dado cuen-</text:p>
      <text:p text:style-name="Standard">ta de que la noción se ha ampliado inmensamente; la posible cruel-</text:p>
      <text:p text:style-name="Standard">dad nazi de que hablas (y de la que tanto vengo hablando yo) no</text:p>
      <text:p text:style-name="Standard">tiene que ver sólo con ellos. A _</text:p>
      <text:p text:style-name="Standard"/>
      <text:p text:style-name="Standard">Tengo algo que rebatir también sobre otro punto del «cahzer sin</text:p>
      <text:p text:style-name="Standard">porqués». _ ,</text:p>
      <text:p text:style-name="Standard"/>
      <text:p text:style-name="Standard">Tú has privilegiado a los neofascistas de Parioli con tu interes y</text:p>
      <text:p text:style-name="Standard">tu indignación porque son burgueses. Su criminalidad te parece inte-</text:p>
      <text:p text:style-name="Standard">resante porque afecta a los nuevos hijos de la burguesía. Los trasla-</text:p>
      <text:p text:style-name="Standard">das de la truculenta oscuridad de Ia página de sucesos a la luz de la</text:p>
      <text:p text:style-name="Standard">interpretación intelectual porque su clase social así lo exige. Te has</text:p>
      <text:p text:style-name="Standard">comportado —me parece- como toda la prensa italiana, que ve en</text:p>
      <text:p text:style-name="Standard">los asesinos del Circeo un caso que la afecta, un caso —repit0—</text:p>
      <text:p text:style-name="Standard">privilegiado. Si hubieran hecho las mismas cosas unos «pobres» de</text:p>
      <text:p text:style-name="Standard">los arrabales romanos 0 unos «pobres» inmigrantes de Milán o Tu-</text:p>
      <text:p text:style-name="Standard">rín no se hablaría tanto ni de este modo. Por racismo. Porque a los</text:p>
      <text:p text:style-name="Standard">«pobres» de los arrabales o a los «pobres» inmigrantes se les conside-</text:p>
      <text:p text:style-name="Standard">ra delincuentes a priori.</text:p>
      <text:p text:style-name="Standard"/>
      <text:p text:style-name="Standard">Y, sin embargo, los «pobres» de los arrabales romanos y los «p0-</text:p>
      <text:p text:style-name="Standard">bres» inmigrantes, es decir los jóvenes plebeyos, pueden hacer yha-</text:p>
      <text:p text:style-name="Standard">¿en efectivamente (como cuentan con espantosa claridad las paginas</text:p>
      <text:p text:style-name="Standard">de sucesos) las mismas cosas que hicieron los jóvenes de Parioli; y</text:p>
      <text:p text:style-name="Standard">las hacen con el mismo espíritu, idéntico, que es Objütü de tu</text:p>
      <text:p text:style-name="Standard">«descriptividad». _</text:p>
      <text:p text:style-name="Standard"/>
      <text:p text:style-name="Standard">Los jóvenes de los arrabales de Roma hacen cada noche cientos</text:p>
      <text:p text:style-name="Standard">de orgias «batidas» las llaman) parecidas a las del Circeo; y también</text:p>
      <text:p text:style-name="Standard">drogados, además.</text:p>
      <text:p text:style-name="Standard"/>
      <text:p text:style-name="Standard">La muerte de Rosaria Lopez ha sido, muy probablemente,</text:p>
      <text:p text:style-name="Standard">preterintencional (no lo considero del todo un atenuante): todas las</text:p>
      <text:p text:style-name="Standard">noches, en realidad, esos cientos de batidas implican un tosco cere-</text:p>
      <text:p text:style-name="Standard">monial sádico.</text:p>
      <text:p text:style-name="Standard"/>
      <text:p text:style-name="Standard">La impunidad de todos estos años para los delincuentes burgue-</text:p>
      <text:p text:style-name="Standard">ses y en particular para los neofascistas no tiene nada que envidiar a</text:p>
      <text:p text:style-name="Standard">la impunidad de los criminales de arrabal. (Los hermanos Carlino,</text:p>
      <text:p text:style-name="Standard">de Torpignattara, gozaban de la misma libertad condicional que los</text:p>
      <text:p text:style-name="Standard">pariolinos.) Impunidad milagrosamente conclusa en parte con el 15</text:p>
      <text:p text:style-name="Standard">de junio. y</text:p>
      <text:p text:style-name="Standard"/>
      <text:p text:style-name="Standard">¿Qué inferir de todo esto? Que la «gangrena» nO ¡se difunde</text:p>
      <text:p text:style-name="Standard">desde algunos estratos de la burguesía (romana o neofascista) conta-</text:p>
      <text:p text:style-name="Standard">giandr) al país y por tanto al pueblo. Sino que hay una ‘fuente de</text:p>
      <text:p text:style-name="Standard"><text:soft-page-break/>corrupción más lejana y total. Y héme aquí otra vez repitiendo la</text:p>
      <text:p text:style-name="Standard">lclmtíu.</text:p>
      <text:p text:style-name="Standard"/>
      <text:p text:style-name="Standard">l4l</text:p>
      <text:p text:style-name="Standard"/>
      <text:p text:style-name="Standard"><text:s/></text:p>
      <text:p text:style-name="Standard"/>
      <text:p text:style-name="Standard">CARTAS LUTERANAS</text:p>
      <text:p text:style-name="Standard"/>
      <text:p text:style-name="Standard">Ha cambiado el «modo de producción» (cantidades enormes,</text:p>
      <text:p text:style-name="Standard">bienes superfluos, función hedonista). Pero la producción no sólo</text:p>
      <text:p text:style-name="Standard">produce mercancías: produce al mismo tiempo relaciones sociales,</text:p>
      <text:p text:style-name="Standard">humanidad. El «nuevo modo de producción» ha producido pues</text:p>
      <text:p text:style-name="Standard">una nueva humanidad, 0 sea, una «nueva cultura»; ha modificado</text:p>
      <text:p text:style-name="Standard">antropológicamente al hombre (en especial al italiano). Esta «nueva</text:p>
      <text:p text:style-name="Standard">cultura» ha destruido cínicamente (genocidio) las culturas preceden-</text:p>
      <text:p text:style-name="Standard">tes: desde la cultura burguesa tradicional a las diversas culturas po-</text:p>
      <text:p text:style-name="Standard">pulares, particularistas y pluralistas. Los modelos y los valores des-</text:p>
      <text:p text:style-name="Standard">truidos han sido sustituidos por los modelos y los valores propios de</text:p>
      <text:p text:style-name="Standard">esa «nueva cultura» (aún no definidos ni nombrados), que son los de</text:p>
      <text:p text:style-name="Standard">una nueva especie de burguesía. Los hijos de la burguesía son pues</text:p>
      <text:p text:style-name="Standard">privilegiados al realizarlos, y al realizarlos (con inseguridad y, por</text:p>
      <text:p text:style-name="Standard">tanto, con agresividad), se ponen como ejemplo ante quienes son</text:p>
      <text:p text:style-name="Standard">económicamente impotentes para seguirles, y se ven reducidos, jus-</text:p>
      <text:p text:style-name="Standard">tamente, a la condición de espectrales y feroces imitadores. De ahí</text:p>
      <text:p text:style-name="Standard">su naturaleza sicaria, de SS. El fenómeno afecta así a todo el país.</text:p>
      <text:p text:style-name="Standard">Los porqués existen y son muy claros. Claridad que, lo admito, no</text:p>
      <text:p text:style-name="Standard">se desprende ciertamente de este esquema, redactado telegráﬁca-</text:p>
      <text:p text:style-name="Standard">mente. Pero tú sabes muy bien cómo documentarte, si me quieres</text:p>
      <text:p text:style-name="Standard">responder, discutir o replicar. Eso es, a ﬁn de cuentas, lo que espero</text:p>
      <text:p text:style-name="Standard">que hagas.</text:p>
      <text:p text:style-name="Standard"/>
      <text:p text:style-name="Standard">NB. Los políticos son difícilmente recuperables para una opera-</text:p>
      <text:p text:style-name="Standard">ción así. La suya es una lucha por la pura supervivencia. Han de</text:p>
      <text:p text:style-name="Standard">hallar cada día un enganche para permanecer agarrados a el e inser-</text:p>
      <text:p text:style-name="Standard">tarse donde luchan (para sí mismos o para los otros, no importa). La</text:p>
      <text:p text:style-name="Standard">prensa refleja fielmente su caótica cotidianidad, el torbellino en el</text:p>
      <text:p text:style-name="Standard">que están presos y en el que se hunden. Y también refleja fielmente</text:p>
      <text:p text:style-name="Standard">las palabras mágicas, o puros verbalismos («moroteosm «doroteos»,</text:p>
      <text:p text:style-name="Standard">«alternativa», «compromiso», «jungla retributiva»), a los que siguen</text:p>
      <text:p text:style-name="Standard">apegados y a través de los cuales reducen las perspectivas políticas</text:p>
      <text:p text:style-name="Standard">reales. Los periodistas, autores de ese reﬂejo, parecen ser cómplices</text:p>
      <text:p text:style-name="Standard">de esa pura cotidianidad, que mitifican como si fuera «seria» (como</text:p>
      <text:p text:style-name="Standard">ocurre siempre con la «práctíca»). Maniobras, conjuras, intrigas,</text:p>
      <text:p text:style-name="Standard">negocios sucios de Palacio pasan por ser acontecimientos serios.</text:p>
      <text:p text:style-name="Standard">Mientras que para un espectador distante no son más que contor-</text:p>
      <text:p text:style-name="Standard">siones tragicómicas y, por supuesto, pícaras e indignas.</text:p>
      <text:p text:style-name="Standard"/>
      <text:p text:style-name="Standard">Los sindicalistas tampoco son de gran ayuda. Lama, bajo el cual</text:p>
      <text:p text:style-name="Standard">suelen cobijarse todos los hacedores de opiniones como perritas en</text:p>
      <text:p text:style-name="Standard">celo bajo el perro, no sabría decirnos nada. El es lo mismo y lo</text:p>
      <text:p text:style-name="Standard">contrario, o sea lo contrario y lo mismo, que Moro, con el que nc-</text:p>
      <text:p text:style-name="Standard"><text:soft-page-break/>gocia. La realidad y las perspectivas son verbales: lo que cucnm cs</text:p>
      <text:p text:style-name="Standard">un arreglo para hoy. No importa que Lama sc vcn (ibligildt) il ello</text:p>
      <text:p text:style-name="Standard">mientras que los democristianos viven ¿lc wm. Hoy ¡mrccc que sólo</text:p>
      <text:p text:style-name="Standard">intelectuales platónicos (nﬁmlo: Iuslrxis ) «ml vez (lUH]1l'()VlH|UH dc</text:p>
      <text:p text:style-name="Standard"/>
      <text:p text:style-name="Standard"><text:s/></text:p>
      <text:p text:style-name="Standard"/>
      <text:p text:style-name="Standard"><text:s text:c="3"/></text:p>
      <text:p text:style-name="Standard"/>
      <text:p text:style-name="Standard">I4}.</text:p>
      <text:p text:style-name="Standard"/>
      <text:p text:style-name="Standard"><text:s/></text:p>
      <text:p text:style-name="Standard"/>
      <text:p text:style-name="Standard">CARTA LUTERANA A ITALO CALVINO</text:p>
      <text:p text:style-name="Standard"/>
      <text:p text:style-name="Standard">información, pero ciertamente desprovistos de intereses y complici-</text:p>
      <text:p text:style-name="Standard">dad— tienen alguna probabilidad de intuir el sentido de lo que está</text:p>
      <text:p text:style-name="Standard">sucediendo realmente: a condición, por supuesto, de que su intui-</text:p>
      <text:p text:style-name="Standard">ción sea traducida —traducida literalmente— por científicos, plató-</text:p>
      <text:p text:style-name="Standard">nicos también, a los términos de la única ciencia cuya realidad es</text:p>
      <text:p text:style-name="Standard">objetivamente cierta como la de la Naturaleza; es decir: la Econo-</text:p>
      <text:p text:style-name="Standard"/>
      <text:p text:style-name="Standard">mía Política.</text:p>
      <text:p text:style-name="Standard"/>
      <text:p text:style-name="Standard">Il Mondo, 30 de octubre de 1975.</text:p>
      <text:p text:style-name="Standard"/>
      <text:p text:style-name="Standard">INTERVENCIÓN EN EL CONGRESO</text:p>
      <text:p text:style-name="Standard">DEL PARTIDO RADICAL</text:p>
      <text:p text:style-name="Standard"/>
      <text:p text:style-name="Standard">Introducción</text:p>
      <text:p text:style-name="Standard"/>
      <text:p text:style-name="Standard">Ante todo debo justificar mi presencia aquí. No estoy aquí como</text:p>
      <text:p text:style-name="Standard">radical. No estoy aquí como socialista. No estoy aquí como progre-</text:p>
      <text:p text:style-name="Standard">sista. Estoy aquí como marxista que vota por el PCI y espera mucho</text:p>
      <text:p text:style-name="Standard">de las nuevas generaciones de comunistas. Que confía en las nuevas</text:p>
      <text:p text:style-name="Standard">generaciones de comunistas al menos tanto como confía en los radi-</text:p>
      <text:p text:style-name="Standard">cales. O sea: con esa pizca de voluntad e irracionalidad, y acaso</text:p>
      <text:p text:style-name="Standard">arbitrariedad, que permite desplazar a la realidad —tal vez con un</text:p>
      <text:p text:style-name="Standard">0]0 puesto en Wittgenstein—— para razonar libremente sobre ella.</text:p>
      <text:p text:style-name="Standard"/>
      <text:p text:style-name="Standard">Por ejemplo: el PCI oficial declara aceptar en lo sucesivo, y sine</text:p>
      <text:p text:style-name="Standard">die, la praxis democrática. No debo tener ninguna duda: cierta.rnen-</text:p>
      <text:p text:style-name="Standard">te, el PCI no se refiere a la práctica democrática codificada y</text:p>
      <text:p text:style-name="Standard">convencionalizada por el uso de estas tres décadas; se refiere, sin</text:p>
      <text:p text:style-name="Standard">duda, a la praxis democrática entendida en la pureza democrática</text:p>
      <text:p text:style-name="Standard">de su forma, o, si se quiere, de su pacto formal. A la religión laica de</text:p>
      <text:p text:style-name="Standard">la democracia. Sería una autodegradación sospechar que el PCI se</text:p>
      <text:p text:style-name="Standard">refiere a la democraticidad de los democristianos; y, por tanto, no</text:p>
      <text:p text:style-name="Standard">se puede suponer que el PCI se refiere a la democraticidad, por</text:p>
      <text:p text:style-name="Standard">ejemplo, de los radicales.</text:p>
      <text:p text:style-name="Standard"/>
      <text:p text:style-name="Standard">Párrafo primero</text:p>
      <text:p text:style-name="Standard"><text:soft-page-break/></text:p>
      <text:p text:style-name="Standard">A) Las personas más adorables son las que no saben que tienen</text:p>
      <text:p text:style-name="Standard">derechos.</text:p>
      <text:p text:style-name="Standard"/>
      <text:p text:style-name="Standard">p B) También son adorables las personas que, pese n saber que</text:p>
      <text:p text:style-name="Standard">tienen derechos, no los ejercen o Incluso renuncian u ellos.</text:p>
      <text:p text:style-name="Standard">C) Son también lausmnle snnpáuczls lns ¡scrsunus que Inelnin por</text:p>
      <text:p text:style-name="Standard"/>
      <text:p text:style-name="Standard">n 4M</text:p>
      <text:p text:style-name="Standard"/>
      <text:p text:style-name="Standard">c....a_—..,..</text:p>
      <text:p text:style-name="Standard"/>
      <text:p text:style-name="Standard">INTERVENCIÓN EN EL CONGRESO DEL PARTIDO RADICAL</text:p>
      <text:p text:style-name="Standard"/>
      <text:p text:style-name="Standard">los derechos de los demás (sobre todo de quienes no saben que los</text:p>
      <text:p text:style-name="Standard">tienen).</text:p>
      <text:p text:style-name="Standard"/>
      <text:p text:style-name="Standard">D) En nuestra sociedad existen explotados y explotadores. Pues</text:p>
      <text:p text:style-name="Standard">bien: tanto peor para los exploradores.</text:p>
      <text:p text:style-name="Standard"/>
      <text:p text:style-name="Standard">E) Hay intelectuales, los intelectuales comprometidos, que con-</text:p>
      <text:p text:style-name="Standard">sideran deber propio y ajeno hacer saber que tienen derechos a las</text:p>
      <text:p text:style-name="Standard">personas adorables que no lo saben; incitar a no renunciar a las per-</text:p>
      <text:p text:style-name="Standard">sonas adorables que saben que tienen derechos pero renuncian a</text:p>
      <text:p text:style-name="Standard">ellos; empujar a todos a sentir el impulso histórico de luchar por los</text:p>
      <text:p text:style-name="Standard">derechos de los demás; y, en fin, considerar indiscutible y fuera de</text:p>
      <text:p text:style-name="Standard">toda duda el hecho de que, entre explotados y exploradores, los in-</text:p>
      <text:p text:style-name="Standard">felices son los explotados.</text:p>
      <text:p text:style-name="Standard"/>
      <text:p text:style-name="Standard">Entre esos intelectuales, que desde hace más de un siglo han</text:p>
      <text:p text:style-name="Standard">asumido semejante papel, en los últimos años se han distinguido</text:p>
      <text:p text:style-name="Standard">claramente unos grupos emperrados en hacer de tal papel un papel</text:p>
      <text:p text:style-name="Standard">extremista. Me refiero, por tanto, a los extremistas, jóvenes, y a sus</text:p>
      <text:p text:style-name="Standard">aduladores ancianos.</text:p>
      <text:p text:style-name="Standard"/>
      <text:p text:style-name="Standard">Estos extremistas (quiero ocuparme sólo de los mejores) se pro-</text:p>
      <text:p text:style-name="Standard">ponen como objetivo primero y fundamental difundir entre la gen-</text:p>
      <text:p text:style-name="Standard">te, diría que apostólicamente, la consciencia de sus propios dere-</text:p>
      <text:p text:style-name="Standard">chos. Lo hacen con decisión, rabia, desesperación, paciencia</text:p>
      <text:p text:style-name="Standard">optimista o impaciencia dinamitera según los casos. Y, puesto que</text:p>
      <text:p text:style-name="Standard">no se trata sólo de suscitar (en los adorables ignorantes) la conscien-</text:p>
      <text:p text:style-name="Standard">cia de sus propios derechos sino también la voluntad de obtenerlos,</text:p>
      <text:p text:style-name="Standard">la propaganda no puede dejar de ser, sobre todo, pragmática.</text:p>
      <text:p text:style-name="Standard"/>
      <text:p text:style-name="Standard">Párrafo segundo</text:p>
      <text:p text:style-name="Standard"/>
      <text:p text:style-name="Standard">Desobedeciendo a la torcida voluntad de los historiadores y políti-</text:p>
      <text:p text:style-name="Standard">cos profesionales, así como a la de las feministas romanas —volun-</text:p>
      <text:p text:style-name="Standard">tad que querría verme confinado en Elicona, exactamente igual que</text:p>
      <text:p text:style-name="Standard">los mafiosos en Ustica—, una tarde de este verano participé en un</text:p>
      <text:p text:style-name="Standard">debate político en una ciudad del norte. Luego, como ocurre siem-</text:p>
      <text:p text:style-name="Standard">pre, un grupo de jóvenes quiso continuar la discusión también en la</text:p>
      <text:p text:style-name="Standard"><text:soft-page-break/>calle, en el anochecer cálido y lleno de cantos. Entre estos jóvenes</text:p>
      <text:p text:style-name="Standard">había un griego. Que era, precisamente, uno de esos extremistas</text:p>
      <text:p text:style-name="Standard">marxistas «simpáticos» de que hablaba.</text:p>
      <text:p text:style-name="Standard"/>
      <text:p text:style-name="Standard">Sobre un fondo de franca simpatía se injertaban manifiestamen-</text:p>
      <text:p text:style-name="Standard">te, sin embargo, los defectos más destacados de la retórica y de la</text:p>
      <text:p text:style-name="Standard">subcultura extremista. Era un «adolescente» un poco descuidado en</text:p>
      <text:p text:style-name="Standard">el vc tir. tnl ver. incluso un poco golfo, pero al mismo tiempo tenía</text:p>
      <text:p text:style-name="Standard">unn urban ¿le verdadero pensador, algo entre Menipo y Aramis; con</text:p>
      <text:p text:style-name="Standard">lndn. lun cabellos largos hasta los hombros Corregían la eventual</text:p>
      <text:p text:style-name="Standard">lunríñn uenlnul y gruntliltmcuente (le In barba con un toque exótico e</text:p>
      <text:p text:style-name="Standard"/>
      <text:p text:style-name="Standard"><text:s/></text:p>
      <text:p text:style-name="Standard"/>
      <text:p text:style-name="Standard">l45</text:p>
      <text:p text:style-name="Standard"/>
      <text:p text:style-name="Standard"><text:s/></text:p>
      <text:p text:style-name="Standard"/>
      <text:p text:style-name="Standard">CARTAS LUTERANAS</text:p>
      <text:p text:style-name="Standard"/>
      <text:p text:style-name="Standard">irracional: una alusión a la filosofía brahamánica, a la ingenua alti-</text:p>
      <text:p text:style-name="Standard">vez de los gurumparampara.</text:p>
      <text:p text:style-name="Standard"/>
      <text:p text:style-name="Standard">El joven griego vivía aquella retórica suya con la más absoluta</text:p>
      <text:p text:style-name="Standard">falta de autocrítica: ignoraba poseer aquellos signos suyos, tan vis-</text:p>
      <text:p text:style-name="Standard">tosos, y en esto resultaba adorable, exactamente igual que los que</text:p>
      <text:p text:style-name="Standard">no saben que tienen derechos...</text:p>
      <text:p text:style-name="Standard"/>
      <text:p text:style-name="Standard">Entre sus defectos, tan cándidamente vividos, el más grave era</text:p>
      <text:p text:style-name="Standard">ciertamente la vocación de difundir entre la gente («poco a poco»,</text:p>
      <text:p text:style-name="Standard">decía el; para él la vida era larga, casi sin fin) la consciencia de los</text:p>
      <text:p text:style-name="Standard">propios derechos y la voluntad de luchar por ellos.</text:p>
      <text:p text:style-name="Standard"/>
      <text:p text:style-name="Standard">Pues bien: he aquí la enormidad, tal como la capté en aquel</text:p>
      <text:p text:style-name="Standard">estudiante griego, inconscientemente encarnada en su persona.</text:p>
      <text:p text:style-name="Standard"/>
      <text:p text:style-name="Standard">A través del marxismo, el apostolado de los jóvenes extremistas</text:p>
      <text:p text:style-name="Standard">de extracción burguesa —apostolado en favor de la consciencia de</text:p>
      <text:p text:style-name="Standard">los derechos y de la voluntad de realizarlos—— no es más que la rabia</text:p>
      <text:p text:style-name="Standard">inconsciente del burgués pobre contra el burgués rico, del burgués</text:p>
      <text:p text:style-name="Standard">joven contra el burgués viejo, del burgués impotente contra el bur-</text:p>
      <text:p text:style-name="Standard">gués poderoso, del burgués pequeño contra el burgués grande.</text:p>
      <text:p text:style-name="Standard"/>
      <text:p text:style-name="Standard">Es una guerra civil inconsciente —disfrazada de lucha de cla-</text:p>
      <text:p text:style-name="Standard">ses— en el interior del infierno de la consciencia burguesa. (Recuér-</text:p>
      <text:p text:style-name="Standard">dese: estoy hablando de extremistas, no de comunistas.) Las perso-</text:p>
      <text:p text:style-name="Standard">nas adorables que no saben que tienen derechos, o las personas</text:p>
      <text:p text:style-name="Standard">adorables que lo saben pero renuncian a ellos, encarnan -—en esta</text:p>
      <text:p text:style-name="Standard">guerra civil disfrazada— una función antigua y bien conocida: la de</text:p>
      <text:p text:style-name="Standard">ser carne de cañón.</text:p>
      <text:p text:style-name="Standard"/>
      <text:p text:style-name="Standard">Con inconsciente hipocresía son utilizadas, en primer lugar,</text:p>
      <text:p text:style-name="Standard"><text:soft-page-break/>como sujetos de una transferencia que libera a la consciencia del</text:p>
      <text:p text:style-name="Standard">peso de la envidia y del rencor económico; y, en segundo lugar, son</text:p>
      <text:p text:style-name="Standard">lanzadas por los burgueses jóvenes, pobres, inseguros y fanáticos,</text:p>
      <text:p text:style-name="Standard">como un ejército de parias «puros», a una lucha inconscientemente</text:p>
      <text:p text:style-name="Standard">impura precisamente contra los burgueses viejos, ricos, seguros y</text:p>
      <text:p text:style-name="Standard">fascistas.</text:p>
      <text:p text:style-name="Standard"/>
      <text:p text:style-name="Standard">Entendámonos: el estudiante griego que he tomado como sím-</text:p>
      <text:p text:style-name="Standard">bolo era, a todos los efectos (salvo respecto a una verdad feroz), un</text:p>
      <text:p text:style-name="Standard">«puro» también él, como los pobres. Y esta «pureza» no se debía</text:p>
      <text:p text:style-name="Standard">sino al radicalismo que había en e'l.</text:p>
      <text:p text:style-name="Standard"/>
      <text:p text:style-name="Standard">Párrafo tercero</text:p>
      <text:p text:style-name="Standard"/>
      <text:p text:style-name="Standard">Ya es hora de decirlo: los derechos de los que estoy hablando son los</text:p>
      <text:p text:style-name="Standard">«derechos civiles» que, fuera de un contexto estrictamente demo-</text:p>
      <text:p text:style-name="Standard">crático, como podría ser una ideal democracia puritzina cn Inglate-</text:p>
      <text:p text:style-name="Standard">rra o en los Estados Unidos -—o bien lnicn en Frnncin-—, lmn colarnv</text:p>
      <text:p text:style-name="Standard">do una coloración Clilﬁlh 1. lid‘ itiiliniiizncióii Hociulintn de los</text:p>
      <text:p text:style-name="Standard"/>
      <text:p text:style-name="Standard"><text:s text:c="2"/></text:p>
      <text:p text:style-name="Standard"/>
      <text:p text:style-name="Standard">Mo</text:p>
      <text:p text:style-name="Standard"/>
      <text:p text:style-name="Standard"><text:s/></text:p>
      <text:p text:style-name="Standard"/>
      <text:p text:style-name="Standard">INTERVENCIÓN EN EL CONGRESO DEL PARTIDO RADICAL</text:p>
      <text:p text:style-name="Standard"/>
      <text:p text:style-name="Standard">«derechos civiles» fatalmente (históricamente) no podía hacer otra</text:p>
      <text:p text:style-name="Standard">cosa que vulgarizarse.</text:p>
      <text:p text:style-name="Standard"/>
      <text:p text:style-name="Standard">Pues el extremista que enseña a los demás que tienen derechos,</text:p>
      <text:p text:style-name="Standard">¿qué es lo que enseña? Enseña que quien sirve tiene derechos idén-</text:p>
      <text:p text:style-name="Standard">ticos que quien manda. El extremista que enseña a los demás a lu-</text:p>
      <text:p text:style-name="Standard">char para obtener sus propios derechos, ¿qué enseña? Ensena que es</text:p>
      <text:p text:style-name="Standard">preciso usufructuar derechos idénticos a los del patrón. El extremista</text:p>
      <text:p text:style-name="Standard">que enseña a los demás que quienes son explotados por los explota-</text:p>
      <text:p text:style-name="Standard">dores son infelices, ¿qué enseña? Enseña que hay que pretender una</text:p>
      <text:p text:style-name="Standard">felicidad idéntica a la de los explotadores. v</text:p>
      <text:p text:style-name="Standard"/>
      <text:p text:style-name="Standard">El resultado que eventualmente se alcanza así es pues una zden-</text:p>
      <text:p text:style-name="Standard">tíﬁcación; o sea, en el mejor de los casos, una democratización en</text:p>
      <text:p text:style-name="Standard">sentido burgués. _</text:p>
      <text:p text:style-name="Standard"/>
      <text:p text:style-name="Standard">La tragedia de los extremistas consiste pues en haber consegui-</text:p>
      <text:p text:style-name="Standard">do que una lucha por ellos definida verbalmente como revoluciona-</text:p>
      <text:p text:style-name="Standard">ria marxista-leninista se degrade eri una lucha civil vie]a como la</text:p>
      <text:p text:style-name="Standard">burguesía, esencial para la existencia misma de la burguesía.</text:p>
      <text:p text:style-name="Standard"/>
      <text:p text:style-name="Standard">La realización de los derechos propios no hace más que promo-</text:p>
      <text:p text:style-name="Standard">ver a quien los obtiene al grado de burgués.</text:p>
      <text:p text:style-name="Standard"/>
      <text:p text:style-name="Standard"><text:soft-page-break/>Párrafo cuarto</text:p>
      <text:p text:style-name="Standard"/>
      <text:p text:style-name="Standard">¿En qué sentido la consciencia de clase no tiene nada que ver con la</text:p>
      <text:p text:style-name="Standard">consciencia de los derechos civiles marxistizados? ¿En que’ sentido</text:p>
      <text:p text:style-name="Standard">el PCI no tiene nada que ver con los extremistas (a pesar de que, a</text:p>
      <text:p text:style-name="Standard">veces, por la vía de la vieja diplomacia burocrática, les llame a su</text:p>
      <text:p text:style-name="Standard">seno, hasta el punto, por ejemplo, de haber codificado ya el Sesenta</text:p>
      <text:p text:style-name="Standard">y ocho según la línea de la Resistencia)?</text:p>
      <text:p text:style-name="Standard"/>
      <text:p text:style-name="Standard">Es bastante sencillo: mientras que los extremistas luchan por los</text:p>
      <text:p text:style-name="Standard">derechos civiles marxistizados pragmáticamente en nombre, como</text:p>
      <text:p text:style-name="Standard">decía, de una identiﬁcación final entre explotado y explotador. 105</text:p>
      <text:p text:style-name="Standard">comunistas, por el contrario, luchan por los derechos civiles en nom-</text:p>
      <text:p text:style-name="Standard">bre de una alteridad. Alteridad (no simple alternativa) que por su</text:p>
      <text:p text:style-name="Standard">misma naturaleza excluye toda asimilación posible de los explota-</text:p>
      <text:p text:style-name="Standard">dos con los explotadores.</text:p>
      <text:p text:style-name="Standard"/>
      <text:p text:style-name="Standard">La lucha de clases ha sido hasta ahora también una lucha por la</text:p>
      <text:p text:style-name="Standard">primacía de una forma distinta (por citar de nuevo a Wittgenstein,</text:p>
      <text:p text:style-name="Standard">antropólogo potencial); es decir: de otra cultura. Eso es tan cierto</text:p>
      <text:p text:style-name="Standard">que las dos clases en lucha eran también —-—¿cómo decirlo?—</text:p>
      <text:p text:style-name="Standard">racialmente distintas. Y, en realidad, en substancia, todavía lo son.</text:p>
      <text:p text:style-name="Standard"/>
      <text:p text:style-name="Standard">En plc-na era del Consumo.</text:p>
      <text:p text:style-name="Standard"/>
      <text:p text:style-name="Standard"><text:s/></text:p>
      <text:p text:style-name="Standard"/>
      <text:p text:style-name="Standard">CARTAS LUTERANAS</text:p>
      <text:p text:style-name="Standard"/>
      <text:p text:style-name="Standard">Párrafo quinto</text:p>
      <text:p text:style-name="Standard"/>
      <text:p text:style-name="Standard">Es cosa sabida que cuando los «explotadores» (por medio de los</text:p>
      <text:p text:style-name="Standard">«explotados») producen mercancías, producen en realidad humaní-</text:p>
      <text:p text:style-name="Standard">dad (relaciones sociales). x</text:p>
      <text:p text:style-name="Standard"/>
      <text:p text:style-name="Standard">Los «exploradores» de la Segunda revolución industrial (tam-</text:p>
      <text:p text:style-name="Standard">bién llamada Consumismo; es decir: grandes cantidades, bienes su-</text:p>
      <text:p text:style-name="Standard">perﬂuos, función hedonísta) producen nuevas mercancías; de modo</text:p>
      <text:p text:style-name="Standard">que producen nueva humanidad (nuevas relaciones sociales).</text:p>
      <text:p text:style-name="Standard"/>
      <text:p text:style-name="Standard">Ahora bien: durante los casi dos siglos de su historia, la Primera</text:p>
      <text:p text:style-name="Standard">revolución industrial produjo siempre relaciones sociales modifica-</text:p>
      <text:p text:style-name="Standard">bles. ¿La prueba? La prueba viene dada por la substancial certidum-</text:p>
      <text:p text:style-name="Standard">bre de la modificabilidad de las relaciones sociales de quienes lucha-</text:p>
      <text:p text:style-name="Standard">ban en nombre de la alteridad revolucionaria. Estos nunca opusieron</text:p>
      <text:p text:style-name="Standard">a la economía y a la cultura del capitalismo una alternativa, sino,</text:p>
      <text:p text:style-name="Standard">precisamente, una alteridad. Alteridad que debería modificar radi-</text:p>
      <text:p text:style-name="Standard">calmente las relaciones sociales existentes, o, dicho antropológica-</text:p>
      <text:p text:style-name="Standard">mente, la cultura existente.</text:p>
      <text:p text:style-name="Standard"/>
      <text:p text:style-name="Standard">En el fondo, la «relación social» que se encarnaba en la relación</text:p>
      <text:p text:style-name="Standard">entre siervo de la gleba y señor feudal no era muy distinta, después</text:p>
      <text:p text:style-name="Standard"><text:soft-page-break/>de todo, de la que se encarnaba entre obrero y empresario indus-</text:p>
      <text:p text:style-name="Standard">trial, y, sea como fuere, se trata de «relaciones sociales» que han</text:p>
      <text:p text:style-name="Standard">demostrado ser igualmente rnodificables.</text:p>
      <text:p text:style-name="Standard"/>
      <text:p text:style-name="Standard">Pero ¿y si la Segunda revolución industrial —mediante las posi-</text:p>
      <text:p text:style-name="Standard">bilidades nuevas, inmensas, de que se ha dotado- produjera en lo</text:p>
      <text:p text:style-name="Standard">sucesivo «relaciones sociales» inmodificables? Esta es la gran y quizá</text:p>
      <text:p text:style-name="Standard">trágica cuestión que planteo hoy. Pues tal es, en definitiva, el senti-</text:p>
      <text:p text:style-name="Standard">do del aburguesamiento total que se está produciendo en todos los</text:p>
      <text:p text:style-name="Standard">países: deﬁnitivamente en los grandes países capitalistas, y dramáti-</text:p>
      <text:p text:style-name="Standard">camente en Italia.</text:p>
      <text:p text:style-name="Standard"/>
      <text:p text:style-name="Standard">Desde este punto de vista, las perspectivas del capital parecen de</text:p>
      <text:p text:style-name="Standard">color de rosa. Las necesidades inducidas por el viejo capitalismo</text:p>
      <text:p text:style-name="Standard">eran, en el fondo, muy parecidas a las necesidades primarias. Por el</text:p>
      <text:p text:style-name="Standard">contrario, las necesidades que el nuevo capitalismo puede inducir</text:p>
      <text:p text:style-name="Standard">son total y perfectamente inútiles y artificiales. He aquí por qué a</text:p>
      <text:p text:style-name="Standard">través de ellas el nuevo capitalismo no se limitará a cambiar históri-</text:p>
      <text:p text:style-name="Standard">camente un tipo de hombre sino a la humanidad misma. Hay que</text:p>
      <text:p text:style-name="Standard">añadir que el consumismo puede crear «relaciones sociales» inmedi-</text:p>
      <text:p text:style-name="Standard">ﬁcables ya sea creando, en el peor de los casos, en vez del viejo</text:p>
      <text:p text:style-name="Standard">clerical-fascismo, un nuevo tecno-fascismo (que en cualquier caso</text:p>
      <text:p text:style-name="Standard">sólo podría realizarse a costa de llamarse anti-fascismo), ya, como</text:p>
      <text:p text:style-name="Standard">parece más probable hoy, creando como contexto de su propia ideo-</text:p>
      <text:p text:style-name="Standard">logía hedonista un contexto de falsa tolerancia y de falso Imcisnio;</text:p>
      <text:p text:style-name="Standard">esto es, una realización falsa de los derechos civiles.</text:p>
      <text:p text:style-name="Standard"/>
      <text:p text:style-name="Standard">En ambos casos el cspalcii) pnrn unn V(‘I'Ll¡|(l('I'.’l u/lvrirlml rrvnlu</text:p>
      <text:p text:style-name="Standard"/>
      <text:p text:style-name="Standard">MH</text:p>
      <text:p text:style-name="Standard"/>
      <text:p text:style-name="Standard"><text:s/></text:p>
      <text:p text:style-name="Standard"/>
      <text:p text:style-name="Standard"><text:s/></text:p>
      <text:p text:style-name="Standard"/>
      <text:p text:style-name="Standard">INTERVENCIÓN EN en. CONGRESO DEL PARTIDO RADICAL</text:p>
      <text:p text:style-name="Standard"/>
      <text:p text:style-name="Standard">cionaria quedaría limitado a la utopía o a.l recuerdo, reduciendo por</text:p>
      <text:p text:style-name="Standard">tanto la función de los partidos marxistas a una función socialdemó-</text:p>
      <text:p text:style-name="Standard">crata, aunque desde el punto de vista histórico completamente nueva.</text:p>
      <text:p text:style-name="Standard"/>
      <text:p text:style-name="Standard">Párrafo sexto</text:p>
      <text:p text:style-name="Standard"/>
      <text:p text:style-name="Standard">Querido Pannella, querido Spadaccia, queridos amigos radicales,</text:p>
      <text:p text:style-name="Standard">pacientes como santos con todos y por tanto también conmigo: la</text:p>
      <text:p text:style-name="Standard">alteridad no está sólo en la consciencia de clase y en la lucha revolu-</text:p>
      <text:p text:style-name="Standard">cionaria marxista. La alteridad existe también por sí misma en la</text:p>
      <text:p text:style-name="Standard">entropía capitalista. En ella goza (o, mejor dicho, padece, y a menu-</text:p>
      <text:p text:style-name="Standard">do padece horriblemente) su concreción, su factualidad. Lo que hay</text:p>
      <text:p text:style-name="Standard">y lo otro que hay en lo que hay son dos datos culturales. Entre esos</text:p>
      <text:p text:style-name="Standard">dos datos se da una relación de prevaricación, a menudo, precisa-</text:p>
      <text:p text:style-name="Standard">mente, horrible. Transformar su relación en una relación dialéctica</text:p>
      <text:p text:style-name="Standard"><text:soft-page-break/>ha sido hasta hoy, precisamente, la función del marxismo: una rela-</text:p>
      <text:p text:style-name="Standard">ción dialéctica entre la cultura de la clase dominante y la cultura de</text:p>
      <text:p text:style-name="Standard">la clase dominada. Esa relación dialéctica dejaría de ser posible don-</text:p>
      <text:p text:style-name="Standard">de la cultura de la clase dominada hubiera desaparecido, donde fue-</text:p>
      <text:p text:style-name="Standard">ra eliminada; abrogada, que clecís vosotros. Hay que luchar, por</text:p>
      <text:p text:style-name="Standard">tanto, por la conservación de todas las formas, alternas y subalter-</text:p>
      <text:p text:style-name="Standard">nas, de la cultura. Esto es lo que vosotros habéis hecho durante estos</text:p>
      <text:p text:style-name="Standard">años, especialmente en los últimos. Y habéis conseguido encontrar</text:p>
      <text:p text:style-name="Standard">formas alternas y subalternas de cultura por todas partes: en el cen-</text:p>
      <text:p text:style-name="Standard">tro de la ciudad, en los rincones más lejanos, más muertos, más</text:p>
      <text:p text:style-name="Standard">infrecuentables. No habéis tenido ningún respeto humano, ninguna</text:p>
      <text:p text:style-name="Standard">falsa dignidad, y no os habéis sometido a ninguna extorsión. No</text:p>
      <text:p text:style-name="Standard">habéis tenido miedo ni de meretrices ni de publicanos, ni tampoco</text:p>
      <text:p text:style-name="Standard">——todo hay que decirlo— de los fascistas.</text:p>
      <text:p text:style-name="Standard"/>
      <text:p text:style-name="Standard">Párrafo séptimo</text:p>
      <text:p text:style-name="Standard"/>
      <text:p text:style-name="Standard">Los derechos civiles son, en sustancia, los derechos de los otros.</text:p>
      <text:p text:style-name="Standard">Ahora bien: decir alteridad es enunciar un concepto casi ilimitado.</text:p>
      <text:p text:style-name="Standard">Con vuestra dulzura y vuestra íntransigencia no habéis hecho distin-</text:p>
      <text:p text:style-name="Standard">ciones. Os habéis comprometido hasta el final por toda alteridad</text:p>
      <text:p text:style-name="Standard">posible. Pero hay que hacer una puntualización. Hay una alteridad</text:p>
      <text:p text:style-name="Standard">que afecta a la mayoría y una alteridad que afecta a las minorias. El</text:p>
      <text:p text:style-name="Standard">problema que afecta a la destrucción de la cultura de la clase domi-</text:p>
      <text:p text:style-name="Standard">nndzl, como eliminación de una alteridad dialéctica y por tanto</text:p>
      <text:p text:style-name="Standard">áll1lCIlXl7.¡l(l()l'.’l, cs un problema que afecta a la mayoria. El problema</text:p>
      <text:p text:style-name="Standard">del (llVl)I'¡'l|&gt; en un ¡iroblcma que afecta a la mayoría. El problema del</text:p>
      <text:p text:style-name="Standard">ulmriu vn un pmlwlcmu que afecta a In mayoría. En realidad, los obre-</text:p>
      <text:p text:style-name="Standard"/>
      <text:p text:style-name="Standard">149</text:p>
      <text:p text:style-name="Standard"/>
      <text:p text:style-name="Standard"><text:s/></text:p>
      <text:p text:style-name="Standard"/>
      <text:p text:style-name="Standard">CARTAS LUTERANAS</text:p>
      <text:p text:style-name="Standard"/>
      <text:p text:style-name="Standard">ros y los campesinos, los maridos y esposas, los padres y las madres</text:p>
      <text:p text:style-name="Standard">constituyen la mayoría. A propósito de la defensa genérica de la</text:p>
      <text:p text:style-name="Standard">alteridad, a propósito del divorcio, a propósito del aborto habéis</text:p>
      <text:p text:style-name="Standard">obtenido grandes éxitos. Esto —y vosotros lo sabéis muy bien-</text:p>
      <text:p text:style-name="Standard">constituye un gran peligro. Para vosotros —que sabéis muy bien</text:p>
      <text:p text:style-name="Standard">cómo reaccionar—, pero también para todo el país, que, por el con-</text:p>
      <text:p text:style-name="Standard">trario, especialmente en los niveles culturales que deberían ser más</text:p>
      <text:p text:style-name="Standard">altos, suele reaccionar mal.</text:p>
      <text:p text:style-name="Standard"/>
      <text:p text:style-name="Standard">¿Qué quiero decir con todo esto?</text:p>
      <text:p text:style-name="Standard"/>
      <text:p text:style-name="Standard">Mediante la adopción marxistizada de los derechos civiles por</text:p>
      <text:p text:style-name="Standard">parte de los extremistas, de quienes hablaba en los primeros párra-</text:p>
      <text:p text:style-name="Standard">fos de esta intervención, los derechos civiles han entrado a formar</text:p>
      <text:p text:style-name="Standard">parte no sólo de la consciencia sino también de la dinámica de toda</text:p>
      <text:p text:style-name="Standard">la clase dirigente italiana de fe progresista. No hablo de vuestros</text:p>
      <text:p text:style-name="Standard">simpatizantes. No hablo de aquellos con quienes habeis conectado</text:p>
      <text:p text:style-name="Standard"><text:soft-page-break/>en los lugares más lejanos y diversos, hecho del que estáis justamen-</text:p>
      <text:p text:style-name="Standard">te orgullosos. Hablo de los intelectuales socialistas, de los intelec-</text:p>
      <text:p text:style-name="Standard">tuales comunistas, de los intelectuales católicos de izquierda, de los</text:p>
      <text:p text:style-name="Standard">intelectuales genéricamente, sic et simplíciter: en esta masa de inte-</text:p>
      <text:p text:style-name="Standard">lectuales —a través de vuestros éxitos- vuestra pasión irregular por</text:p>
      <text:p text:style-name="Standard">la libertad se ha codificado, ha adquirido la certidumbre del confor-</text:p>
      <text:p text:style-name="Standard">mismo, e incluso (a través de un «modelo» siempre imitado por los</text:p>
      <text:p text:style-name="Standard">jóvenes extremistas) del terrorismo y de la demagogia.</text:p>
      <text:p text:style-name="Standard"/>
      <text:p text:style-name="Standard">Párrafo octavo</text:p>
      <text:p text:style-name="Standard"/>
      <text:p text:style-name="Standard">Sé que estoy diciendo cosas gravísimas. Por otra parte, era inevita-</text:p>
      <text:p text:style-name="Standard">ble. Si no, ¿qué habría venido a hacer yo aquí? Os señalo, en un</text:p>
      <text:p text:style-name="Standard">momento de justificada euforia de la izquierda, lo que para mí es el</text:p>
      <text:p text:style-name="Standard">mayor y peor peligro que nos aguarda a nosotros, los intelectuales,</text:p>
      <text:p text:style-name="Standard">en el próximo futuro. Una nueva trahison des clercs: una nueva acep-</text:p>
      <text:p text:style-name="Standard">tación, una nueva adhesión, una nueva cesión al hecho consumado,</text:p>
      <text:p text:style-name="Standard">un nuevo régimen, aunque todavía sea sólo como una nueva cultura</text:p>
      <text:p text:style-name="Standard">y nueva calidad de vida.</text:p>
      <text:p text:style-name="Standard"/>
      <text:p text:style-name="Standard">Os remito a lo que decía al final del párrafo quinto: el consumis-</text:p>
      <text:p text:style-name="Standard">mo puede hacer inmodiﬁcables las nuevas relaciones sociales expre-</text:p>
      <text:p text:style-name="Standard">sadas por el nuevo modo de producción, «creando como contexto</text:p>
      <text:p text:style-name="Standard">de su propia ideología un contexto de falsa tolerancia y de falso</text:p>
      <text:p text:style-name="Standard">laicismo; esto es, una falsa realización de los derechos civiles».</text:p>
      <text:p text:style-name="Standard"/>
      <text:p text:style-name="Standard">Ahora bien: la masa de los intelectuales que ha tomado de voso-</text:p>
      <text:p text:style-name="Standard">tros, a través de la marxistización pragmática de los extremistas, lu</text:p>
      <text:p text:style-name="Standard">lucha por los derechos civiles, inscribiéndola ns! cn su |1|‘()|1Í()CÓ(ll).',0</text:p>
      <text:p text:style-name="Standard">progresista, o conformisinc) de imquicrdais, sólo hucc cl juego nl pu</text:p>
      <text:p text:style-name="Standard">der cuanto más fzmalicmxlentt‘ convcxicitlu está un inlelcclusll pro»</text:p>
      <text:p text:style-name="Standard">.l:¡ de lu lmnaliul ¡le NH mnuilviirifnl u lu rrillivurhïll ¡lr lam ¡lore</text:p>
      <text:p text:style-name="Standard"/>
      <text:p text:style-name="Standard">Hi0</text:p>
      <text:p text:style-name="Standard"/>
      <text:p text:style-name="Standard"><text:s/></text:p>
      <text:p text:style-name="Standard"/>
      <text:p text:style-name="Standard">lNTERVENCIÓN EN EL CONGRESO DEL FARTlDO RADlCAL</text:p>
      <text:p text:style-name="Standard"/>
      <text:p text:style-name="Standard">chos civiles, tanto más acepta, en substancia, la función socialdemó-</text:p>
      <text:p text:style-name="Standard">crata que el poder le impone, abrogando, a través de la realización</text:p>
      <text:p text:style-name="Standard">falsificada y totalizante de los derechos civiles, toda alteridad real.</text:p>
      <text:p text:style-name="Standard">Por eso semejante poder se dispone de hecho a asumir a los intelec-</text:p>
      <text:p text:style-name="Standard">tuales progresistas como a un clero propio. Y esos intelectuales ya le</text:p>
      <text:p text:style-name="Standard">han dado a ese invisible poder una invisible adhesión al meterse en</text:p>
      <text:p text:style-name="Standard">el bolsillo una inevitable tarjeta de asociado.</text:p>
      <text:p text:style-name="Standard"/>
      <text:p text:style-name="Standard">Contra todo esto vosotros no debéis hacer, creo yo, más que</text:p>
      <text:p text:style-name="Standard">continuar simplemente siendo vosotros mismos, lo que significa ser</text:p>
      <text:p text:style-name="Standard">continuamente irreconocibles. Olvidar pronto los grandes éxitos y</text:p>
      <text:p text:style-name="Standard">seguir impertérritos, obstinados, eternamente contrarios, preten-</text:p>
      <text:p text:style-name="Standard">diendo, queriendo, identiﬁcándoos con lo diverso; escandalizando</text:p>
      <text:p text:style-name="Standard">y blasfemando.</text:p>
      <text:p text:style-name="Standard"/>
      <text:p text:style-name="Standard">APOSTILLA EN VERSOS</text:p>
      <text:p text:style-name="Standard"/>
      <text:p text:style-name="Standard">I</text:p>
      <text:p text:style-name="Standard"/>
      <text:p text:style-name="Standard">Papá, hemos visto al Ángel del Diablo</text:p>
      <text:p text:style-name="Standard">que tartajeaba como Nuncio Inocentes,</text:p>
      <text:p text:style-name="Standard">tartajeaba. «lNi, ni, niños —hacía—</text:p>
      <text:p text:style-name="Standard">ddddespertad! ¿A qué e-e—e-esperáis?</text:p>
      <text:p text:style-name="Standard"/>
      <text:p text:style-name="Standard">¡Dededebéís hacer huelga! ¡Vamos!</text:p>
      <text:p text:style-name="Standard"/>
      <text:p text:style-name="Standard">Mama-mañana alas (lodo-doce dede-debéis</text:p>
      <text:p text:style-name="Standard">cruzarosdebrazos! El Didi-Diablo me ha ordenado</text:p>
      <text:p text:style-name="Standard">dede-de-decíroslo. ¡B-basta con la tolerancia, joder!</text:p>
      <text:p text:style-name="Standard"/>
      <text:p text:style-name="Standard">¡B-basta con la permisividad: tenéisquequerer</text:p>
      <text:p text:style-name="Standard">oceano-obedecer como vuestros pppppepadres!»</text:p>
      <text:p text:style-name="Standard">lPapá, basta ya con el Edone, queremos</text:p>
      <text:p text:style-name="Standard"/>
      <text:p text:style-name="Standard">el Agápe, basta con las buenas, queremos</text:p>
      <text:p text:style-name="Standard">las malas... ¡Mano dura, papá, mano dura,</text:p>
      <text:p text:style-name="Standard">papá por favor, al menos un poco de mano dura!</text:p>
      <text:p text:style-name="Standard"/>
      <text:p text:style-name="Standard">II</text:p>
      <text:p text:style-name="Standard"/>
      <text:p text:style-name="Standard">Señor Maestro, hemos visto al Diablo del Ángel</text:p>
      <text:p text:style-name="Standard">negro como Luciano el Sarraceno: «¡Gritad Viva</text:p>
      <text:p text:style-name="Standard"><text:soft-page-break/>Benjamin Spoclzb», nos dice. Hace falta mano dura.</text:p>
      <text:p text:style-name="Standard">Basta con el Agápe, queremos el Anánke.</text:p>
      <text:p text:style-name="Standard"/>
      <text:p text:style-name="Standard">l Estamos hartos de convertirnos en jóvenes serios,</text:p>
      <text:p text:style-name="Standard">0 contentos a la fuerza, o criminales, o neuróticos:</text:p>
      <text:p text:style-name="Standard">queremos reir, ser inocentes, esperar</text:p>
      <text:p text:style-name="Standard"/>
      <text:p text:style-name="Standard">algo de la vida, preguntar, ignorar.</text:p>
      <text:p text:style-name="Standard"/>
      <text:p text:style-name="Standard">No queremos ser tan pronto así, seguros.</text:p>
      <text:p text:style-name="Standard">No queremos ser tan pronto así, sin sueños.</text:p>
      <text:p text:style-name="Standard">lHuelga, huelga, compañeros! Por nuestros deberes.</text:p>
      <text:p text:style-name="Standard"/>
      <text:p text:style-name="Standard">Señor Maestro, deje de tratamos como necios</text:p>
      <text:p text:style-name="Standard">u los que es necesario no ofender, no herir,</text:p>
      <text:p text:style-name="Standard">nu mcnr. No nos adule, ¡somos hombres, Señor Maestro!</text:p>
      <text:p text:style-name="Standard"/>
      <text:p text:style-name="Standard">l 5 5</text:p>
      <text:p text:style-name="Standard"/>
      <text:p text:style-name="Standard"><text:s/></text:p>
      <text:p text:style-name="Standard"/>
      <text:p text:style-name="Standard"><text:s/></text:p>
      <text:p text:style-name="Standard"/>
      <text:p text:style-name="Standard">AIWHIIIIA ¡N VCWUIN</text:p>
      <text:p text:style-name="Standard"/>
      <text:p text:style-name="Standard">Jefes, padres, amos: I) los más adorables</text:p>
      <text:p text:style-name="Standard"/>
      <text:p text:style-name="Standard">de todos son aquellos que no saben que tienen derechos;</text:p>
      <text:p text:style-name="Standard">n) también son adorables aquellos que aun sabiendo</text:p>
      <text:p text:style-name="Standard"/>
      <text:p text:style-name="Standard">que tienen derechos, no los reclaman;</text:p>
      <text:p text:style-name="Standard"/>
      <text:p text:style-name="Standard">III) son bastante simpáticos, luego, aquellos</text:p>
      <text:p text:style-name="Standard">que luchan por los derechos de los otros.</text:p>
      <text:p text:style-name="Standard">El Angel del Angel y el Diablo del Diablo</text:p>
      <text:p text:style-name="Standard">nos dijeron que...</text:p>
      <text:p text:style-name="Standard"/>
      <text:p text:style-name="Standard">«¿Dónde están las llaves...?»</text:p>
      <text:p text:style-name="Standard">«Al pasar la barca me dijo el barquero</text:p>
      <text:p text:style-name="Standard">las niñas bonitas...»</text:p>
      <text:p text:style-name="Standard"/>
      <text:p text:style-name="Standard">Queremos sonreir como chiquillos</text:p>
      <text:p text:style-name="Standard"/>
      <text:p text:style-name="Standard">de Balsorano... Vosotros pensad en nuestros deberes</text:p>
      <text:p text:style-name="Standard"/>
      <text:p text:style-name="Standard">que de nuestros derechos, si queremos, nos ocuparemos</text:p>
      <text:p text:style-name="Standard">HOSOÏIOS...</text:p>
      <text:p text:style-name="Standard"/>
      <text:p text:style-name="Standard">POSTILLA IN VERSI .</text:p>
      <text:p text:style-name="Standard"/>
      <text:p text:style-name="Standard">l// Papa, abbiamn visto l'Angelo del Diavolo / che zagajavu come Innocenti Nunzio, /</text:p>
      <text:p text:style-name="Standard">zagajava. «Ba, ba, bambini —r.1—/ svvvveglia! che a-a-n-nspettare? // Dododovete fare scioperol</text:p>
      <text:p text:style-name="Standard"><text:soft-page-break/>Daíl / Dodo-domani alle dodo-dodici dodo-dovete/ incrociarelebraccia! ll Didi-Diavolo me l’ha</text:p>
      <text:p text:style-name="Standard">ordinato / didi-di-dirvelo. Ebastu con la tollemnza, mmmmannaggia! // B-bnsta con la p‘</text:p>
      <text:p text:style-name="Standard">permissivitá: vuidovetepretendere / di oooooo-obbedire come i vosrri ppppp-papál» / Papa, bas-</text:p>
      <text:p text:style-name="Standard">ta con l'Edone, vogliamo // I’Agápe, basta con le buone, vogliamo / lc cartive... La bacchetra,</text:p>
      <text:p text:style-name="Standard">papá, la bacchetta, / papa per piacere, almeno un po’, la bacchetta!</text:p>
      <text:p text:style-name="Standard"/>
      <text:p text:style-name="Standard">ll // Signor Maestro, abblalno visto il Diavolo delPAngelo/ nero come Luciano ‘o Sarracino:</text:p>
      <text:p text:style-name="Standard">«Gridare Viva / Benfamin Spock», ci fa. Occorre la bacchetta. / Basta con l‘Agápc, vogliamo</text:p>
      <text:p text:style-name="Standard">I’Ananke, // Sismo stanchi di diventare giovani seri, / o conrcnti per forza, o criminali, o nevrotici:</text:p>
      <text:p text:style-name="Standard">/ vogliamo ridere, essere innocenti, aspettare / qualcosa dalla vita, chiedcre, ignorare. // Non</text:p>
      <text:p text:style-name="Standard">vogliamo essere subito giá cosí sicuri. / Non vogliamo essere subito gía senza sogni. / Sciopero,</text:p>
      <text:p text:style-name="Standard">sciopero, cumpagni! Per i nostri dnveri. // Signor Maestro, la smerta di tratzarci come scemi/ che</text:p>
      <text:p text:style-name="Standard">bisogna sempre non offendere, non ferire, / non toccare. Non ci aduli, siamo uomini, Signor</text:p>
      <text:p text:style-name="Standard">Maestro!</text:p>
      <text:p text:style-name="Standard"/>
      <text:p text:style-name="Standard">III // Capi, padri, signori: I) I piú adorabili / di tutti sono quelli che non sanno di avere</text:p>
      <text:p text:style-name="Standard">diritti, / II) Sono adorabíli anche quelli che pu: sapendo / di avere del dirittl, non li pretendono.</text:p>
      <text:p text:style-name="Standard">// III) Sono abbastanzn simparici, poi, quelli / che lottano per i diritti degli alrri. / L’Angelo</text:p>
      <text:p text:style-name="Standard">delllAngelo e il Diavolo de] Diavolo/ ci hanno detto che... // «Oh quante belle figlie Mndama</text:p>
      <text:p text:style-name="Standard">Dore...» / «Lucciola lucciola vieni a me, ti daré / del pan del re...» // Vogliamo sorridere come i</text:p>
      <text:p text:style-name="Standard">ragazzini / di Balsomnow Voi pensate ai nosrri doverl / ché ai nostri dlritti, se vorremo, ci</text:p>
      <text:p text:style-name="Standard">penscrcmo noi...</text:p>
      <text:p text:style-name="Standard"/>
      <text:p text:style-name="Standard">156</text:p>
      <text:p text:style-name="Standard"/>
      <text:p text:style-name="Standard">NOTA SOBRE LOS TEXTOS</text:p>
      <text:p text:style-name="Standard"/>
      <text:p text:style-name="Standard">Este volumen reúne artículos e intervenciones escritas de Pier Paolo Pasolini</text:p>
      <text:p text:style-name="Standard">desde principios de 1975 a los últimos días de octubre de aquel año. Los</text:p>
      <text:p text:style-name="Standard">artículos fueron publicados en el diario Il Corriere della Sera y en el</text:p>
      <text:p text:style-name="Standard">semanario Il Mando. La Abjuración de la Trilogía dela Vida fue reproducida</text:p>
      <text:p text:style-name="Standard">en Il Corriere della Sera a los pocos días de la publicación de la Trilogía de</text:p>
      <text:p text:style-name="Standard">la vida por el editor Cappelli de Bolonia, a quien se agradece su amable</text:p>
      <text:p text:style-name="Standard">autorización de edición. La intervención en el congreso del Partido Radical</text:p>
      <text:p text:style-name="Standard">fue leída en Florencia el 4 de noviembre de 1975, dos días después de la</text:p>
      <text:p text:style-name="Standard">desaparición del autor, y posteriormente fue publicada en el semanario II</text:p>
      <text:p text:style-name="Standard">Mando. Es inédito el texto Los jóvenes infelices, cuya redacción corres-</text:p>
      <text:p text:style-name="Standard">ponde, como apunta el propio autor, a los «primeros días de 197,5»;</text:p>
      <text:p text:style-name="Standard">mientras que los versos publicados al final del presente volumen, también</text:p>
      <text:p text:style-name="Standard">inéditos en vida del autor, aparecieron en el semanario Giomí el 7 de abril</text:p>
      <text:p text:style-name="Standard"/>
      <text:p text:style-name="Standard">de 1976.</text:p>
      <text:p text:style-name="Standard"/>
      <text:p text:style-name="Standard"><text:s/></text:p>
      <text:p text:style-name="Standard"/>
      <text:p text:style-name="Standard">El título del volumen y los de las dos secciones principales ¡que lo</text:p>
      <text:p text:style-name="Standard">articulan son del autor. Entre sus papeles se han encontrado diversos</text:p>
      <text:p text:style-name="Standard">materiales (apuntes y esbozos de índices) IEÍHÍÍVOS 31 PTOYECTO Y 3 la</text:p>
      <text:p text:style-name="Standard"/>
      <text:p text:style-name="Standard">disposición de sus dos partes. '</text:p>
      <text:p text:style-name="Standard">En Gennaríello han sido conservados, cuando los había, los titulos</text:p>
      <text:p text:style-name="Standard"/>
      <text:p text:style-name="Standard"><text:soft-page-break/>dados por Pasolini a los distintos parágrafos en que se iba articulando su</text:p>
      <text:p text:style-name="Standard">razonamiento; para los demás se ha dejado el título redaccional con que</text:p>
      <text:p text:style-name="Standard">fueron publicados en Il Mondo.</text:p>
      <text:p text:style-name="Standard"/>
      <text:p text:style-name="Standard">Se reproduce a continuación el más completo de estos índices, que da</text:p>
      <text:p text:style-name="Standard">al lector una idea de cómo proyectaba Pasolini completar este trabajo.</text:p>
      <text:p text:style-name="Standard"/>
      <text:p text:style-name="Standard">GENNARIELLO</text:p>
      <text:p text:style-name="Standard"/>
      <text:p text:style-name="Standard">Cómo te imagino</text:p>
      <text:p text:style-name="Standard"/>
      <text:p text:style-name="Standard">Cómo debes imaginarme</text:p>
      <text:p text:style-name="Standard"/>
      <text:p text:style-name="Standard">Mi escritura pedagógica</text:p>
      <text:p text:style-name="Standard"/>
      <text:p text:style-name="Standard">Plan de la obra</text:p>
      <text:p text:style-name="Standard"/>
      <text:p text:style-name="Standard">Las fuentes educativas más inmediatas (lista y esbozo)</text:p>
      <text:p text:style-name="Standard">La famili : el padre (y los demás padres)</text:p>
      <text:p text:style-name="Standard"/>
      <text:p text:style-name="Standard">La familia: la madre (y las demás madres)</text:p>
      <text:p text:style-name="Standard"/>
      <text:p text:style-name="Standard">La escuela y lo que se enseña allí</text:p>
      <text:p text:style-name="Standard"/>
      <text:p text:style-name="Standard">Los maestros</text:p>
      <text:p text:style-name="Standard"/>
      <text:p text:style-name="Standard">Los profesores</text:p>
      <text:p text:style-name="Standard"/>
      <text:p text:style-name="Standard"><text:s/></text:p>
      <text:p text:style-name="Standard"/>
      <text:p text:style-name="Standard">157</text:p>
      <text:p text:style-name="Standard"/>
      <text:p text:style-name="Standard"><text:s/></text:p>
      <text:p text:style-name="Standard"/>
      <text:p text:style-name="Standard">IAI1IA\IIÁIII|ANAN</text:p>
      <text:p text:style-name="Standard"/>
      <text:p text:style-name="Standard">Los demás estudiantes y coclflncns cn general</text:p>
      <text:p text:style-name="Standard">La prensa y la televisión</text:p>
      <text:p text:style-name="Standard"/>
      <text:p text:style-name="Standard">El sexo (10 parágrafos)</text:p>
      <text:p text:style-name="Standard"/>
      <text:p text:style-name="Standard">La religión (10 parágrafos)</text:p>
      <text:p text:style-name="Standard"/>
      <text:p text:style-name="Standard">La política (10 parágrafos)</text:p>
      <text:p text:style-name="Standard"/>
      <text:p text:style-name="Standard">En lo que respecta a los artículos reunidos bajo el título de Cartas</text:p>
      <text:p text:style-name="Standard">luteranas, se ha conservado el título dado por Pasolini cuando encabezaba</text:p>
      <text:p text:style-name="Standard">el original mecanograﬁado. Son de Pasolini los títulos siguientes: «Abiu-</text:p>
      <text:p text:style-name="Standard">ración de la Trilogía de la vida»; «Fuera de Palacio»; «Argumento para un</text:p>
      <text:p text:style-name="Standard">film sobre un policía»; «Replicas»; «¿Cómo son las personas serias?»; «Dos</text:p>
      <text:p text:style-name="Standard">modestas proposiciones para eliminar la criminalidad de Italia». Los demás</text:p>
      <text:p text:style-name="Standard">títulos son del editor.</text:p>
      <text:p text:style-name="Standard"><text:soft-page-break/></text:p>
      <text:p text:style-name="Standard">El orden de los artículos refleja la fecha de su aparición, incluso cuando</text:p>
      <text:p text:style-name="Standard">(como ocurre en el caso de los semanarios) tal fecha es ficticia. Sólo se ha</text:p>
      <text:p text:style-name="Standard">hecho una excepción: con el artículo «Habría que procesar a los jerarcas</text:p>
      <text:p text:style-name="Standard">democristianos», ya que encabeza la serie de intervenciones sobre el llamado</text:p>
      <text:p text:style-name="Standard">«Proceso» y fue escrito concretamente en primer lugar.</text:p>
      <text:p text:style-name="Standard"/>
      <text:p text:style-name="Standard">Se indican las fechas particulares al pie de cada texto.</text:p>
      <text:p text:style-name="Standard"/>
      <text:p text:style-name="Standard">Los textos impresos han sido comparados con los mecanoscritos</text:p>
      <text:p text:style-name="Standard">cuando se han conservado éstos (lo que desgraciadamente no ocurre</text:p>
      <text:p text:style-name="Standard">siempre). Cuando se han encontrado divergencias, sobre todo cortes no</text:p>
      <text:p text:style-name="Standard">atribuibles al autor, no se ha vacilado en restaurar el texto a partir del</text:p>
      <text:p text:style-name="Standard">mecanoscrito. Puede ocurrir que en algún caso esto no represente la</text:p>
      <text:p text:style-name="Standard">redacción definitiva, pero representa una redacción que es sin duda del</text:p>
      <text:p text:style-name="Standard">autor.</text:p>
      <text:p text:style-name="Standard"/>
      <text:p text:style-name="Standard">Hay que añadir unas líneas de aclaración a propósito de la «Apostilla</text:p>
      <text:p text:style-name="Standard">en Versos». E1 título es del editor, y su inserción al pie de las Cartas luteranas</text:p>
      <text:p text:style-name="Standard">sc debe (aparte de la existencia de este texto en la carpeta preparada por el</text:p>
      <text:p text:style-name="Standard">autor) a la temática que lo vincula al libro y a referencias precisas incluidas</text:p>
      <text:p text:style-name="Standard">en un esbozo (manuscrito por Pasolini) del índice definitivo del volumen.</text:p>
      <text:p text:style-name="Standard"/>
      <text:p text:style-name="Standard">1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lanesf </meta:initial-creator>
    <meta:creation-date>2013-07-02T11:37:10</meta:creation-date>
    <dc:date>2013-07-03T00:13:39.10</dc:date>
    <meta:editing-duration>PT8M52S</meta:editing-duration>
    <meta:editing-cycles>2</meta:editing-cycles>
    <meta:generator>LibreOffice/4.0.3.3$Windows_x86 LibreOffice_project/0eaa50a932c8f2199a615e1eb30f7ac74279539</meta:generator>
    <meta:document-statistic meta:table-count="0" meta:image-count="0" meta:object-count="0" meta:page-count="128" meta:paragraph-count="5223" meta:word-count="53495" meta:character-count="315258" meta:non-whitespace-character-count="266674"/>
  </office:meta>
</office:document-meta>
</file>